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data-style-name="N100">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data-style-name="N100">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data-style-name="N100">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data-style-name="N100">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data-style-name="N100">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data-style-name="N100">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data-style-name="N100">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data-style-name="N100">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data-style-name="N100">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8.A11" style:family="table-cell" style:data-style-name="N100">
      <style:table-cell-properties fo:padding="0.097cm" fo:border-left="0.05pt solid #000000" fo:border-right="none" fo:border-top="none" fo:border-bottom="0.05pt solid #000000"/>
    </style:style>
    <style:style style:name="Table18.B11" style:family="table-cell">
      <style:table-cell-properties fo:padding="0.097cm" fo:border-left="0.05pt solid #000000" fo:border-right="none" fo:border-top="none" fo:border-bottom="0.05pt solid #000000"/>
    </style:style>
    <style:style style:name="Table18.C11" style:family="table-cell">
      <style:table-cell-properties fo:padding="0.097cm" fo:border-left="0.05pt solid #000000" fo:border-right="none" fo:border-top="none" fo:border-bottom="0.05pt solid #000000"/>
    </style:style>
    <style:style style:name="Table18.D11" style:family="table-cell">
      <style:table-cell-properties fo:padding="0.097cm" fo:border-left="0.05pt solid #000000" fo:border-right="0.05pt solid #000000" fo:border-top="none" fo:border-bottom="0.05pt solid #000000"/>
    </style:style>
    <style:style style:name="Table18.A12" style:family="table-cell" style:data-style-name="N100">
      <style:table-cell-properties fo:padding="0.097cm" fo:border-left="0.05pt solid #000000" fo:border-right="none" fo:border-top="none" fo:border-bottom="0.05pt solid #000000"/>
    </style:style>
    <style:style style:name="Table18.B12" style:family="table-cell">
      <style:table-cell-properties fo:padding="0.097cm" fo:border-left="0.05pt solid #000000" fo:border-right="none" fo:border-top="none" fo:border-bottom="0.05pt solid #000000"/>
    </style:style>
    <style:style style:name="Table18.C12" style:family="table-cell">
      <style:table-cell-properties fo:padding="0.097cm" fo:border-left="0.05pt solid #000000" fo:border-right="none" fo:border-top="none" fo:border-bottom="0.05pt solid #000000"/>
    </style:style>
    <style:style style:name="Table18.D12" style:family="table-cell">
      <style:table-cell-properties fo:padding="0.097cm" fo:border-left="0.05pt solid #000000" fo:border-right="0.05pt solid #000000" fo:border-top="none" fo:border-bottom="0.05pt solid #000000"/>
    </style:style>
    <style:style style:name="Table18.A13" style:family="table-cell" style:data-style-name="N100">
      <style:table-cell-properties fo:padding="0.097cm" fo:border-left="0.05pt solid #000000" fo:border-right="none" fo:border-top="none" fo:border-bottom="0.05pt solid #000000"/>
    </style:style>
    <style:style style:name="Table18.B13" style:family="table-cell">
      <style:table-cell-properties fo:padding="0.097cm" fo:border-left="0.05pt solid #000000" fo:border-right="none" fo:border-top="none" fo:border-bottom="0.05pt solid #000000"/>
    </style:style>
    <style:style style:name="Table18.C13" style:family="table-cell">
      <style:table-cell-properties fo:padding="0.097cm" fo:border-left="0.05pt solid #000000" fo:border-right="none" fo:border-top="none" fo:border-bottom="0.05pt solid #000000"/>
    </style:style>
    <style:style style:name="Table18.D13" style:family="table-cell">
      <style:table-cell-properties fo:padding="0.097cm" fo:border-left="0.05pt solid #000000" fo:border-right="0.05pt solid #000000" fo:border-top="none" fo:border-bottom="0.05pt solid #000000"/>
    </style:style>
    <style:style style:name="Table18.A14" style:family="table-cell" style:data-style-name="N100">
      <style:table-cell-properties fo:padding="0.097cm" fo:border-left="0.05pt solid #000000" fo:border-right="none" fo:border-top="none" fo:border-bottom="0.05pt solid #000000"/>
    </style:style>
    <style:style style:name="Table18.B14" style:family="table-cell">
      <style:table-cell-properties fo:padding="0.097cm" fo:border-left="0.05pt solid #000000" fo:border-right="none" fo:border-top="none" fo:border-bottom="0.05pt solid #000000"/>
    </style:style>
    <style:style style:name="Table18.C14" style:family="table-cell">
      <style:table-cell-properties fo:padding="0.097cm" fo:border-left="0.05pt solid #000000" fo:border-right="none" fo:border-top="none" fo:border-bottom="0.05pt solid #000000"/>
    </style:style>
    <style:style style:name="Table18.D14" style:family="table-cell">
      <style:table-cell-properties fo:padding="0.097cm" fo:border-left="0.05pt solid #000000" fo:border-right="0.05pt solid #000000" fo:border-top="none" fo:border-bottom="0.05pt solid #000000"/>
    </style:style>
    <style:style style:name="Table18.A15" style:family="table-cell" style:data-style-name="N100">
      <style:table-cell-properties fo:padding="0.097cm" fo:border-left="0.05pt solid #000000" fo:border-right="none" fo:border-top="none" fo:border-bottom="0.05pt solid #000000"/>
    </style:style>
    <style:style style:name="Table18.B15" style:family="table-cell">
      <style:table-cell-properties fo:padding="0.097cm" fo:border-left="0.05pt solid #000000" fo:border-right="none" fo:border-top="none" fo:border-bottom="0.05pt solid #000000"/>
    </style:style>
    <style:style style:name="Table18.C15" style:family="table-cell">
      <style:table-cell-properties fo:padding="0.097cm" fo:border-left="0.05pt solid #000000" fo:border-right="none" fo:border-top="none" fo:border-bottom="0.05pt solid #000000"/>
    </style:style>
    <style:style style:name="Table18.D15" style:family="table-cell">
      <style:table-cell-properties fo:padding="0.097cm" fo:border-left="0.05pt solid #000000" fo:border-right="0.05pt solid #000000" fo:border-top="none" fo:border-bottom="0.05pt solid #000000"/>
    </style:style>
    <style:style style:name="Table18.A16" style:family="table-cell" style:data-style-name="N100">
      <style:table-cell-properties fo:padding="0.097cm" fo:border-left="0.05pt solid #000000" fo:border-right="none" fo:border-top="none" fo:border-bottom="0.05pt solid #000000"/>
    </style:style>
    <style:style style:name="Table18.B16" style:family="table-cell">
      <style:table-cell-properties fo:padding="0.097cm" fo:border-left="0.05pt solid #000000" fo:border-right="none" fo:border-top="none" fo:border-bottom="0.05pt solid #000000"/>
    </style:style>
    <style:style style:name="Table18.C16" style:family="table-cell">
      <style:table-cell-properties fo:padding="0.097cm" fo:border-left="0.05pt solid #000000" fo:border-right="none" fo:border-top="none" fo:border-bottom="0.05pt solid #000000"/>
    </style:style>
    <style:style style:name="Table18.D16" style:family="table-cell">
      <style:table-cell-properties fo:padding="0.097cm" fo:border-left="0.05pt solid #000000" fo:border-right="0.05pt solid #000000" fo:border-top="none" fo:border-bottom="0.05pt solid #000000"/>
    </style:style>
    <style:style style:name="Table18.A17" style:family="table-cell" style:data-style-name="N100">
      <style:table-cell-properties fo:padding="0.097cm" fo:border-left="0.05pt solid #000000" fo:border-right="none" fo:border-top="none" fo:border-bottom="0.05pt solid #000000"/>
    </style:style>
    <style:style style:name="Table18.B17" style:family="table-cell">
      <style:table-cell-properties fo:padding="0.097cm" fo:border-left="0.05pt solid #000000" fo:border-right="none" fo:border-top="none" fo:border-bottom="0.05pt solid #000000"/>
    </style:style>
    <style:style style:name="Table18.C17" style:family="table-cell">
      <style:table-cell-properties fo:padding="0.097cm" fo:border-left="0.05pt solid #000000" fo:border-right="none" fo:border-top="none" fo:border-bottom="0.05pt solid #000000"/>
    </style:style>
    <style:style style:name="Table18.D17" style:family="table-cell">
      <style:table-cell-properties fo:padding="0.097cm" fo:border-left="0.05pt solid #000000" fo:border-right="0.05pt solid #000000" fo:border-top="none" fo:border-bottom="0.05pt solid #000000"/>
    </style:style>
    <style:style style:name="Table18.A18" style:family="table-cell" style:data-style-name="N100">
      <style:table-cell-properties fo:padding="0.097cm" fo:border-left="0.05pt solid #000000" fo:border-right="none" fo:border-top="none" fo:border-bottom="0.05pt solid #000000"/>
    </style:style>
    <style:style style:name="Table18.B18" style:family="table-cell">
      <style:table-cell-properties fo:padding="0.097cm" fo:border-left="0.05pt solid #000000" fo:border-right="none" fo:border-top="none" fo:border-bottom="0.05pt solid #000000"/>
    </style:style>
    <style:style style:name="Table18.C18" style:family="table-cell">
      <style:table-cell-properties fo:padding="0.097cm" fo:border-left="0.05pt solid #000000" fo:border-right="none" fo:border-top="none" fo:border-bottom="0.05pt solid #000000"/>
    </style:style>
    <style:style style:name="Table18.D18" style:family="table-cell">
      <style:table-cell-properties fo:padding="0.097cm" fo:border-left="0.05pt solid #000000" fo:border-right="0.05pt solid #000000" fo:border-top="none" fo:border-bottom="0.05pt solid #000000"/>
    </style:style>
    <style:style style:name="Table18.A19" style:family="table-cell" style:data-style-name="N100">
      <style:table-cell-properties fo:padding="0.097cm" fo:border-left="0.05pt solid #000000" fo:border-right="none" fo:border-top="none" fo:border-bottom="0.05pt solid #000000"/>
    </style:style>
    <style:style style:name="Table18.B19" style:family="table-cell">
      <style:table-cell-properties fo:padding="0.097cm" fo:border-left="0.05pt solid #000000" fo:border-right="none" fo:border-top="none" fo:border-bottom="0.05pt solid #000000"/>
    </style:style>
    <style:style style:name="Table18.C19" style:family="table-cell">
      <style:table-cell-properties fo:padding="0.097cm" fo:border-left="0.05pt solid #000000" fo:border-right="none" fo:border-top="none" fo:border-bottom="0.05pt solid #000000"/>
    </style:style>
    <style:style style:name="Table18.D19" style:family="table-cell">
      <style:table-cell-properties fo:padding="0.097cm" fo:border-left="0.05pt solid #000000" fo:border-right="0.05pt solid #000000" fo:border-top="none" fo:border-bottom="0.05pt solid #000000"/>
    </style:style>
    <style:style style:name="Table18.A20" style:family="table-cell" style:data-style-name="N100">
      <style:table-cell-properties fo:padding="0.097cm" fo:border-left="0.05pt solid #000000" fo:border-right="none" fo:border-top="none" fo:border-bottom="0.05pt solid #000000"/>
    </style:style>
    <style:style style:name="Table18.B20" style:family="table-cell">
      <style:table-cell-properties fo:padding="0.097cm" fo:border-left="0.05pt solid #000000" fo:border-right="none" fo:border-top="none" fo:border-bottom="0.05pt solid #000000"/>
    </style:style>
    <style:style style:name="Table18.C20" style:family="table-cell">
      <style:table-cell-properties fo:padding="0.097cm" fo:border-left="0.05pt solid #000000" fo:border-right="none" fo:border-top="none" fo:border-bottom="0.05pt solid #000000"/>
    </style:style>
    <style:style style:name="Table18.D20" style:family="table-cell">
      <style:table-cell-properties fo:padding="0.097cm" fo:border-left="0.05pt solid #000000" fo:border-right="0.05pt solid #000000" fo:border-top="none" fo:border-bottom="0.05pt solid #000000"/>
    </style:style>
    <style:style style:name="Table18.A21" style:family="table-cell" style:data-style-name="N100">
      <style:table-cell-properties fo:padding="0.097cm" fo:border-left="0.05pt solid #000000" fo:border-right="none" fo:border-top="none" fo:border-bottom="0.05pt solid #000000"/>
    </style:style>
    <style:style style:name="Table18.B21" style:family="table-cell">
      <style:table-cell-properties fo:padding="0.097cm" fo:border-left="0.05pt solid #000000" fo:border-right="none" fo:border-top="none" fo:border-bottom="0.05pt solid #000000"/>
    </style:style>
    <style:style style:name="Table18.C21" style:family="table-cell">
      <style:table-cell-properties fo:padding="0.097cm" fo:border-left="0.05pt solid #000000" fo:border-right="none" fo:border-top="none" fo:border-bottom="0.05pt solid #000000"/>
    </style:style>
    <style:style style:name="Table18.D21" style:family="table-cell">
      <style:table-cell-properties fo:padding="0.097cm" fo:border-left="0.05pt solid #000000" fo:border-right="0.05pt solid #000000" fo:border-top="none" fo:border-bottom="0.05pt solid #000000"/>
    </style:style>
    <style:style style:name="Table18.A22" style:family="table-cell" style:data-style-name="N100">
      <style:table-cell-properties fo:padding="0.097cm" fo:border-left="0.05pt solid #000000" fo:border-right="none" fo:border-top="none" fo:border-bottom="0.05pt solid #000000"/>
    </style:style>
    <style:style style:name="Table18.B22" style:family="table-cell">
      <style:table-cell-properties fo:padding="0.097cm" fo:border-left="0.05pt solid #000000" fo:border-right="none" fo:border-top="none" fo:border-bottom="0.05pt solid #000000"/>
    </style:style>
    <style:style style:name="Table18.C22" style:family="table-cell">
      <style:table-cell-properties fo:padding="0.097cm" fo:border-left="0.05pt solid #000000" fo:border-right="none" fo:border-top="none" fo:border-bottom="0.05pt solid #000000"/>
    </style:style>
    <style:style style:name="Table18.D22" style:family="table-cell">
      <style:table-cell-properties fo:padding="0.097cm" fo:border-left="0.05pt solid #000000" fo:border-right="0.05pt solid #000000" fo:border-top="none" fo:border-bottom="0.05pt solid #000000"/>
    </style:style>
    <style:style style:name="Table18.A23" style:family="table-cell" style:data-style-name="N100">
      <style:table-cell-properties fo:padding="0.097cm" fo:border-left="0.05pt solid #000000" fo:border-right="none" fo:border-top="none" fo:border-bottom="0.05pt solid #000000"/>
    </style:style>
    <style:style style:name="Table18.B23" style:family="table-cell">
      <style:table-cell-properties fo:padding="0.097cm" fo:border-left="0.05pt solid #000000" fo:border-right="none" fo:border-top="none" fo:border-bottom="0.05pt solid #000000"/>
    </style:style>
    <style:style style:name="Table18.C23" style:family="table-cell">
      <style:table-cell-properties fo:padding="0.097cm" fo:border-left="0.05pt solid #000000" fo:border-right="none" fo:border-top="none" fo:border-bottom="0.05pt solid #000000"/>
    </style:style>
    <style:style style:name="Table18.D23" style:family="table-cell">
      <style:table-cell-properties fo:padding="0.097cm" fo:border-left="0.05pt solid #000000" fo:border-right="0.05pt solid #000000" fo:border-top="none" fo:border-bottom="0.05pt solid #000000"/>
    </style:style>
    <style:style style:name="Table18.A24" style:family="table-cell" style:data-style-name="N100">
      <style:table-cell-properties fo:padding="0.097cm" fo:border-left="0.05pt solid #000000" fo:border-right="none" fo:border-top="none" fo:border-bottom="0.05pt solid #000000"/>
    </style:style>
    <style:style style:name="Table18.B24" style:family="table-cell">
      <style:table-cell-properties fo:padding="0.097cm" fo:border-left="0.05pt solid #000000" fo:border-right="none" fo:border-top="none" fo:border-bottom="0.05pt solid #000000"/>
    </style:style>
    <style:style style:name="Table18.C24" style:family="table-cell">
      <style:table-cell-properties fo:padding="0.097cm" fo:border-left="0.05pt solid #000000" fo:border-right="none" fo:border-top="none" fo:border-bottom="0.05pt solid #000000"/>
    </style:style>
    <style:style style:name="Table18.D24" style:family="table-cell">
      <style:table-cell-properties fo:padding="0.097cm" fo:border-left="0.05pt solid #000000" fo:border-right="0.05pt solid #000000" fo:border-top="none" fo:border-bottom="0.05pt solid #000000"/>
    </style:style>
    <style:style style:name="Table18.A25" style:family="table-cell" style:data-style-name="N100">
      <style:table-cell-properties fo:padding="0.097cm" fo:border-left="0.05pt solid #000000" fo:border-right="none" fo:border-top="none" fo:border-bottom="0.05pt solid #000000"/>
    </style:style>
    <style:style style:name="Table18.B25" style:family="table-cell">
      <style:table-cell-properties fo:padding="0.097cm" fo:border-left="0.05pt solid #000000" fo:border-right="none" fo:border-top="none" fo:border-bottom="0.05pt solid #000000"/>
    </style:style>
    <style:style style:name="Table18.C25" style:family="table-cell">
      <style:table-cell-properties fo:padding="0.097cm" fo:border-left="0.05pt solid #000000" fo:border-right="none" fo:border-top="none" fo:border-bottom="0.05pt solid #000000"/>
    </style:style>
    <style:style style:name="Table18.D25" style:family="table-cell">
      <style:table-cell-properties fo:padding="0.097cm" fo:border-left="0.05pt solid #000000" fo:border-right="0.05pt solid #000000" fo:border-top="none" fo:border-bottom="0.05pt solid #000000"/>
    </style:style>
    <style:style style:name="Table18.A26" style:family="table-cell" style:data-style-name="N100">
      <style:table-cell-properties fo:padding="0.097cm" fo:border-left="0.05pt solid #000000" fo:border-right="none" fo:border-top="none" fo:border-bottom="0.05pt solid #000000"/>
    </style:style>
    <style:style style:name="Table18.B26" style:family="table-cell">
      <style:table-cell-properties fo:padding="0.097cm" fo:border-left="0.05pt solid #000000" fo:border-right="none" fo:border-top="none" fo:border-bottom="0.05pt solid #000000"/>
    </style:style>
    <style:style style:name="Table18.C26" style:family="table-cell">
      <style:table-cell-properties fo:padding="0.097cm" fo:border-left="0.05pt solid #000000" fo:border-right="none" fo:border-top="none" fo:border-bottom="0.05pt solid #000000"/>
    </style:style>
    <style:style style:name="Table18.D26"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fo:keep-together="always"/>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Table2.B20" style:family="table-cell">
      <style:table-cell-properties fo:padding="0.097cm" fo:border-left="0.05pt solid #000000" fo:border-right="none" fo:border-top="none" fo:border-bottom="0.05pt solid #000000"/>
    </style:style>
    <style:style style:name="Table2.C20" style:family="table-cell">
      <style:table-cell-properties fo:padding="0.097cm" fo:border-left="0.05pt solid #000000"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B21" style:family="table-cell">
      <style:table-cell-properties fo:padding="0.097cm" fo:border-left="0.05pt solid #000000" fo:border-right="none" fo:border-top="none" fo:border-bottom="0.05pt solid #000000"/>
    </style:style>
    <style:style style:name="Table2.C21"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none" fo:border-top="none" fo:border-bottom="0.05pt solid #000000"/>
    </style:style>
    <style:style style:name="Table2.B22" style:family="table-cell">
      <style:table-cell-properties fo:padding="0.097cm" fo:border-left="0.05pt solid #000000" fo:border-right="none" fo:border-top="none" fo:border-bottom="0.05pt solid #000000"/>
    </style:style>
    <style:style style:name="Table2.C22" style:family="table-cell">
      <style:table-cell-properties fo:padding="0.097cm" fo:border-left="0.05pt solid #000000" fo:border-right="0.05pt solid #000000" fo:border-top="none" fo:border-bottom="0.05pt solid #000000"/>
    </style:style>
    <style:style style:name="Table20" style:family="table">
      <style:table-properties style:width="16.999cm"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fo:keep-together="always"/>
    </style:style>
    <style:style style:name="Table2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0.B1" style:family="table-cell">
      <style:table-cell-properties fo:background-color="#cccccc"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none"/>
    </style:style>
    <style:style style:name="Table20.B8" style:family="table-cell">
      <style:table-cell-properties fo:padding="0.097cm" fo:border-left="0.05pt solid #000000" fo:border-right="0.05pt solid #000000" fo:border-top="none" fo:border-bottom="none"/>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0.05pt solid #000000" fo:border-right="0.05pt solid #000000" fo:border-top="none" fo:border-bottom="0.05pt solid #000000"/>
    </style:style>
    <style:style style:name="Table33" style:family="table">
      <style:table-properties style:width="16.999cm" table:align="margins" fo:keep-with-next="auto" style:may-break-between-rows="true"/>
    </style:style>
    <style:style style:name="Table33.A" style:family="table-column">
      <style:table-column-properties style:column-width="2.117cm" style:rel-column-width="8160*"/>
    </style:style>
    <style:style style:name="Table33.B" style:family="table-column">
      <style:table-column-properties style:column-width="3.757cm" style:rel-column-width="14484*"/>
    </style:style>
    <style:style style:name="Table33.C" style:family="table-column">
      <style:table-column-properties style:column-width="11.125cm" style:rel-column-width="42891*"/>
    </style:style>
    <style:style style:name="Table33.1" style:family="table-row">
      <style:table-row-properties fo:keep-together="always"/>
    </style:style>
    <style:style style:name="Table3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3.C1" style:family="table-cell">
      <style:table-cell-properties fo:background-color="#cccccc"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none" fo:border-top="none" fo:border-bottom="0.05pt solid #000000"/>
    </style:style>
    <style:style style:name="Table33.C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none" fo:border-top="none" fo:border-bottom="0.05pt solid #000000"/>
    </style:style>
    <style:style style:name="Table33.C5" style:family="table-cell">
      <style:table-cell-properties fo:padding="0.097cm" fo:border-left="0.05pt solid #000000" fo:border-right="0.05pt solid #000000" fo:border-top="none" fo:border-bottom="0.05pt solid #000000"/>
    </style:style>
    <style:style style:name="Table21" style:family="table">
      <style:table-properties style:width="16.999cm"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fo:keep-together="always"/>
    </style:style>
    <style:style style:name="Table2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1.B1" style:family="table-cell">
      <style:table-cell-properties fo:background-color="#cccccc"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none" fo:border-top="none" fo:border-bottom="0.05pt solid #000000"/>
    </style:style>
    <style:style style:name="Table21.B7" style:family="table-cell">
      <style:table-cell-properties fo:padding="0.097cm" fo:border-left="0.05pt solid #000000" fo:border-right="0.05pt solid #000000" fo:border-top="none" fo:border-bottom="0.05pt solid #000000"/>
    </style:style>
    <style:style style:name="Table25" style:family="table">
      <style:table-properties style:width="16.999cm" table:align="margins" fo:keep-with-next="auto" style:may-break-between-rows="true"/>
    </style:style>
    <style:style style:name="Table25.A" style:family="table-column">
      <style:table-column-properties style:column-width="2.778cm" style:rel-column-width="10710*"/>
    </style:style>
    <style:style style:name="Table25.B" style:family="table-column">
      <style:table-column-properties style:column-width="3.094cm" style:rel-column-width="11927*"/>
    </style:style>
    <style:style style:name="Table25.C" style:family="table-column">
      <style:table-column-properties style:column-width="11.127cm" style:rel-column-width="42898*"/>
    </style:style>
    <style:style style:name="Table25.1" style:family="table-row">
      <style:table-row-properties fo:keep-together="always"/>
    </style:style>
    <style:style style:name="Table2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5.C1" style:family="table-cell">
      <style:table-cell-properties fo:background-color="#cccccc"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none" fo:border-top="none" fo:border-bottom="0.05pt solid #000000"/>
    </style:style>
    <style:style style:name="Table25.C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none" fo:border-top="none" fo:border-bottom="0.05pt solid #000000"/>
    </style:style>
    <style:style style:name="Table25.C4"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fo:keep-with-next="always" style:may-break-between-rows="true"/>
    </style:style>
    <style:style style:name="Table3.A" style:family="table-column">
      <style:table-column-properties style:column-width="2.434cm" style:rel-column-width="9384*"/>
    </style:style>
    <style:style style:name="Table3.B" style:family="table-column">
      <style:table-column-properties style:column-width="3.731cm" style:rel-column-width="14382*"/>
    </style:style>
    <style:style style:name="Table3.C" style:family="table-column">
      <style:table-column-properties style:column-width="10.834cm" style:rel-column-width="41769*"/>
    </style:style>
    <style:style style:name="Table3.1" style:family="table-row">
      <style:table-row-properties fo:keep-together="always"/>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fo:keep-together="always"/>
    </style:style>
    <style:style style:name="Tab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fo:keep-together="always"/>
    </style:style>
    <style:style style:name="Tab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5.C1" style:family="table-cell">
      <style:table-cell-properties fo:background-color="#cccccc"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fo:keep-together="always"/>
    </style:style>
    <style:style style:name="Table3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1.B1" style:family="table-cell">
      <style:table-cell-properties fo:background-color="#cccccc"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2" style:family="table">
      <style:table-properties style:width="16.999cm"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fo:keep-together="always"/>
    </style:style>
    <style:style style:name="Table3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2.C1" style:family="table-cell">
      <style:table-cell-properties fo:background-color="#cccccc"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none" fo:border-top="none" fo:border-bottom="0.05pt solid #000000"/>
    </style:style>
    <style:style style:name="Table32.C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none" fo:border-top="none" fo:border-bottom="0.05pt solid #000000"/>
    </style:style>
    <style:style style:name="Table32.C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none" fo:border-top="none" fo:border-bottom="0.05pt solid #000000"/>
    </style:style>
    <style:style style:name="Table32.C5" style:family="table-cell">
      <style:table-cell-properties fo:padding="0.097cm" fo:border-left="0.05pt solid #000000" fo:border-right="0.05pt solid #000000" fo:border-top="none" fo:border-bottom="0.05pt solid #000000"/>
    </style:style>
    <style:style style:name="Table8" style:family="table">
      <style:table-properties style:width="16.999cm"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fo:keep-together="always"/>
    </style:style>
    <style:style style:name="Tab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data-style-name="N0">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0.05pt solid #000000" fo:border-top="none" fo:border-bottom="0.05pt solid #000000"/>
    </style:style>
    <style:style style:name="Table9" style:family="table">
      <style:table-properties style:width="16.999cm"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fo:keep-together="always"/>
    </style:style>
    <style:style style:name="Table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10" style:family="table">
      <style:table-properties style:width="16.999cm"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fo:keep-together="always"/>
    </style:style>
    <style:style style:name="Table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0.C1" style:family="table-cell">
      <style:table-cell-properties fo:background-color="#cccccc" fo:padding="0.097cm" fo:border="0.05pt solid #000000">
        <style:background-image/>
      </style:table-cell-properties>
    </style:style>
    <style:style style:name="Table10.A2" style:family="table-cell">
      <style:table-cell-properties fo:background-color="transparent" fo:padding="0.097cm" fo:border-left="0.05pt solid #000000" fo:border-right="none" fo:border-top="none" fo:border-bottom="0.05pt solid #000000">
        <style:background-image/>
      </style:table-cell-properties>
    </style:style>
    <style:style style:name="Table1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none" fo:border-top="none" fo:border-bottom="0.05pt solid #000000"/>
    </style:style>
    <style:style style:name="Table10.C11" style:family="table-cell">
      <style:table-cell-properties fo:padding="0.097cm" fo:border-left="0.05pt solid #000000" fo:border-right="0.05pt solid #000000" fo:border-top="none" fo:border-bottom="0.05pt solid #000000"/>
    </style:style>
    <style:style style:name="Table27" style:family="table">
      <style:table-properties style:width="16.999cm"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fo:keep-together="always"/>
    </style:style>
    <style:style style:name="Table2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7.C1" style:family="table-cell">
      <style:table-cell-properties fo:background-color="#cccccc" fo:padding="0.097cm" fo:border="0.05pt solid #000000">
        <style:background-image/>
      </style:table-cell-properties>
    </style:style>
    <style:style style:name="Table27.A2" style:family="table-cell">
      <style:table-cell-properties fo:background-color="transparent" fo:padding="0.097cm" fo:border-left="0.05pt solid #000000" fo:border-right="none" fo:border-top="none" fo:border-bottom="0.05pt solid #000000">
        <style:background-image/>
      </style:table-cell-properties>
    </style:style>
    <style:style style:name="Table27.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7.A6" style:family="table-cell">
      <style:table-cell-properties fo:padding="0.097cm" fo:border-left="0.05pt solid #000000" fo:border-right="none" fo:border-top="none" fo:border-bottom="0.05pt solid #000000"/>
    </style:style>
    <style:style style:name="Table27.B6" style:family="table-cell">
      <style:table-cell-properties fo:padding="0.097cm" fo:border-left="0.05pt solid #000000" fo:border-right="none" fo:border-top="none" fo:border-bottom="0.05pt solid #000000"/>
    </style:style>
    <style:style style:name="Table27.C6" style:family="table-cell">
      <style:table-cell-properties fo:padding="0.097cm" fo:border-left="0.05pt solid #000000" fo:border-right="0.05pt solid #000000" fo:border-top="none" fo:border-bottom="0.05pt solid #000000"/>
    </style:style>
    <style:style style:name="Table27.A7" style:family="table-cell">
      <style:table-cell-properties fo:padding="0.097cm" fo:border-left="0.05pt solid #000000" fo:border-right="none" fo:border-top="none" fo:border-bottom="0.05pt solid #000000"/>
    </style:style>
    <style:style style:name="Table27.B7" style:family="table-cell">
      <style:table-cell-properties fo:padding="0.097cm" fo:border-left="0.05pt solid #000000" fo:border-right="none" fo:border-top="none" fo:border-bottom="0.05pt solid #000000"/>
    </style:style>
    <style:style style:name="Table27.C7" style:family="table-cell">
      <style:table-cell-properties fo:padding="0.097cm" fo:border-left="0.05pt solid #000000" fo:border-right="0.05pt solid #000000" fo:border-top="none" fo:border-bottom="0.05pt solid #000000"/>
    </style:style>
    <style:style style:name="Table29" style:family="table">
      <style:table-properties style:width="16.999cm"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fo:keep-together="always"/>
    </style:style>
    <style:style style:name="Table2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9.C1" style:family="table-cell">
      <style:table-cell-properties fo:background-color="#cccccc" fo:padding="0.097cm" fo:border="0.05pt solid #000000">
        <style:background-image/>
      </style:table-cell-properties>
    </style:style>
    <style:style style:name="Table29.A2" style:family="table-cell">
      <style:table-cell-properties fo:background-color="transparent" fo:padding="0.097cm" fo:border-left="0.05pt solid #000000" fo:border-right="none" fo:border-top="none" fo:border-bottom="0.05pt solid #000000">
        <style:background-image/>
      </style:table-cell-properties>
    </style:style>
    <style:style style:name="Table2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none" fo:border-top="none" fo:border-bottom="0.05pt solid #000000"/>
    </style:style>
    <style:style style:name="Table29.C5" style:family="table-cell">
      <style:table-cell-properties fo:padding="0.097cm" fo:border-left="0.05pt solid #000000" fo:border-right="0.05pt solid #000000" fo:border-top="none" fo:border-bottom="0.05pt solid #000000"/>
    </style:style>
    <style:style style:name="Table11" style:family="table">
      <style:table-properties style:width="16.999cm"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fo:keep-together="always"/>
    </style:style>
    <style:style style:name="Tab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1.C1" style:family="table-cell">
      <style:table-cell-properties fo:background-color="#cccccc"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9" style:family="table">
      <style:table-properties style:width="16.999cm"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fo:keep-together="always"/>
    </style:style>
    <style:style style:name="Table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9.C1" style:family="table-cell">
      <style:table-cell-properties fo:background-color="#cccccc"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0.05pt solid #000000" fo:border-top="none" fo:border-bottom="0.05pt solid #000000"/>
    </style:style>
    <style:style style:name="Table12" style:family="table">
      <style:table-properties style:width="16.999cm"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fo:keep-together="always"/>
    </style:style>
    <style:style style:name="Table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2.B1" style:family="table-cell">
      <style:table-cell-properties fo:background-color="#cccccc"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none" fo:border-top="none" fo:border-bottom="0.05pt solid #000000"/>
    </style:style>
    <style:style style:name="Table12.B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Table13" style:family="table">
      <style:table-properties style:width="16.999cm" table:align="margins" fo:keep-with-next="always" style:may-break-between-rows="true"/>
    </style:style>
    <style:style style:name="Table13.A" style:family="table-column">
      <style:table-column-properties style:column-width="3.916cm" style:rel-column-width="15096*"/>
    </style:style>
    <style:style style:name="Table13.B" style:family="table-column">
      <style:table-column-properties style:column-width="2.196cm" style:rel-column-width="8466*"/>
    </style:style>
    <style:style style:name="Table13.C" style:family="table-column">
      <style:table-column-properties style:column-width="10.887cm" style:rel-column-width="41973*"/>
    </style:style>
    <style:style style:name="Table13.1" style:family="table-row">
      <style:table-row-properties fo:keep-together="always"/>
    </style:style>
    <style:style style:name="Table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3.C1" style:family="table-cell">
      <style:table-cell-properties fo:background-color="#cccccc"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22" style:family="table">
      <style:table-properties style:width="16.999cm"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fo:keep-together="always"/>
    </style:style>
    <style:style style:name="Table2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2.B1" style:family="table-cell">
      <style:table-cell-properties fo:background-color="#cccccc"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0.05pt solid #000000" fo:border-top="none" fo:border-bottom="0.05pt solid #000000"/>
    </style:style>
    <style:style style:name="Table37" style:family="table">
      <style:table-properties style:width="16.999cm" table:align="margins" fo:keep-with-next="auto" style:may-break-between-rows="true"/>
    </style:style>
    <style:style style:name="Table37.A" style:family="table-column">
      <style:table-column-properties style:column-width="3.096cm" style:rel-column-width="11934*"/>
    </style:style>
    <style:style style:name="Table37.B" style:family="table-column">
      <style:table-column-properties style:column-width="13.903cm" style:rel-column-width="53601*"/>
    </style:style>
    <style:style style:name="Table37.1" style:family="table-row">
      <style:table-row-properties fo:keep-together="always"/>
    </style:style>
    <style:style style:name="Table3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7.B1" style:family="table-cell">
      <style:table-cell-properties fo:background-color="#cccccc" fo:padding="0.097cm" fo:border="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0.05pt solid #000000" fo:border-right="0.05pt solid #000000" fo:border-top="none" fo:border-bottom="0.05pt solid #000000"/>
    </style:style>
    <style:style style:name="Table37.A4" style:family="table-cell">
      <style:table-cell-properties fo:padding="0.097cm" fo:border-left="0.05pt solid #000000" fo:border-right="none" fo:border-top="none" fo:border-bottom="none"/>
    </style:style>
    <style:style style:name="Table37.B4" style:family="table-cell">
      <style:table-cell-properties fo:padding="0.097cm" fo:border-left="0.05pt solid #000000" fo:border-right="0.05pt solid #000000" fo:border-top="none" fo:border-bottom="none"/>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0.05pt solid #000000" fo:border-right="0.05pt solid #000000" fo:border-top="none" fo:border-bottom="0.05pt solid #000000"/>
    </style:style>
    <style:style style:name="Table14" style:family="table">
      <style:table-properties style:width="16.999cm"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fo:keep-together="always"/>
    </style:style>
    <style:style style:name="Table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4.B1" style:family="table-cell">
      <style:table-cell-properties fo:background-color="#cccccc"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fo:keep-with-next="auto" style:may-break-between-rows="true"/>
    </style:style>
    <style:style style:name="Table1.A" style:family="table-column">
      <style:table-column-properties style:column-width="3.651cm" style:rel-column-width="14076*"/>
    </style:style>
    <style:style style:name="Table1.B" style:family="table-column">
      <style:table-column-properties style:column-width="13.347cm" style:rel-column-width="51459*"/>
    </style:style>
    <style:style style:name="Table1.1" style:family="table-row">
      <style:table-row-properties fo:keep-together="always"/>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5" style:family="table">
      <style:table-properties style:width="16.999cm"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fo:keep-together="always"/>
    </style:style>
    <style:style style:name="Table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5.B1" style:family="table-cell">
      <style:table-cell-properties fo:background-color="#cccccc"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fo:keep-with-next="always" style:may-break-between-rows="true"/>
    </style:style>
    <style:style style:name="Table35.A" style:family="table-column">
      <style:table-column-properties style:column-width="3.096cm" style:rel-column-width="11934*"/>
    </style:style>
    <style:style style:name="Table35.B" style:family="table-column">
      <style:table-column-properties style:column-width="13.903cm" style:rel-column-width="53601*"/>
    </style:style>
    <style:style style:name="Table35.1" style:family="table-row">
      <style:table-row-properties fo:keep-together="always"/>
    </style:style>
    <style:style style:name="Table3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ccccc"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4" style:family="table">
      <style:table-properties style:width="16.999cm" table:align="margins" fo:keep-with-next="auto" style:may-break-between-rows="true"/>
    </style:style>
    <style:style style:name="Table34.A" style:family="table-column">
      <style:table-column-properties style:column-width="3.096cm" style:rel-column-width="11934*"/>
    </style:style>
    <style:style style:name="Table34.B" style:family="table-column">
      <style:table-column-properties style:column-width="13.903cm" style:rel-column-width="53601*"/>
    </style:style>
    <style:style style:name="Table34.1" style:family="table-row">
      <style:table-row-properties fo:keep-together="always"/>
    </style:style>
    <style:style style:name="Table3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4.B1" style:family="table-cell">
      <style:table-cell-properties fo:background-color="#cccccc"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16" style:family="table">
      <style:table-properties style:width="16.999cm"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fo:keep-together="always"/>
    </style:style>
    <style:style style:name="Table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6.B1" style:family="table-cell">
      <style:table-cell-properties fo:background-color="#cccccc"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none"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7" style:family="table">
      <style:table-properties style:width="16.999cm"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fo:keep-together="always"/>
    </style:style>
    <style:style style:name="Table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7.B1" style:family="table-cell">
      <style:table-cell-properties fo:background-color="#cccccc"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23" style:family="table">
      <style:table-properties style:width="16.999cm"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fo:keep-together="always"/>
    </style:style>
    <style:style style:name="Table2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3.B1" style:family="table-cell">
      <style:table-cell-properties fo:background-color="#cccccc"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fo:keep-together="always"/>
    </style:style>
    <style:style style:name="Table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6.C1" style:family="table-cell">
      <style:table-cell-properties fo:background-color="#cccccc"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none" fo:border-top="none" fo:border-bottom="0.05pt solid #000000"/>
    </style:style>
    <style:style style:name="Table6.C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none" fo:border-top="none" fo:border-bottom="0.05pt solid #000000"/>
    </style:style>
    <style:style style:name="Table6.C13" style:family="table-cell">
      <style:table-cell-properties fo:padding="0.097cm" fo:border-left="0.05pt solid #000000" fo:border-right="0.05pt solid #000000" fo:border-top="none" fo:border-bottom="0.05pt solid #000000"/>
    </style:style>
    <style:style style:name="Table6.A14" style:family="table-cell">
      <style:table-cell-properties fo:padding="0.097cm" fo:border-left="0.05pt solid #000000" fo:border-right="none" fo:border-top="none" fo:border-bottom="0.05pt solid #000000"/>
    </style:style>
    <style:style style:name="Table6.B14" style:family="table-cell">
      <style:table-cell-properties fo:padding="0.097cm" fo:border-left="0.05pt solid #000000" fo:border-right="none" fo:border-top="none" fo:border-bottom="0.05pt solid #000000"/>
    </style:style>
    <style:style style:name="Table6.C14" style:family="table-cell">
      <style:table-cell-properties fo:padding="0.097cm" fo:border-left="0.05pt solid #000000" fo:border-right="0.05pt solid #000000" fo:border-top="none" fo:border-bottom="0.05pt solid #000000"/>
    </style:style>
    <style:style style:name="Table26" style:family="table">
      <style:table-properties style:width="16.999cm"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fo:keep-together="always"/>
    </style:style>
    <style:style style:name="Table2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6.B1" style:family="table-cell">
      <style:table-cell-properties fo:background-color="#cccccc"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7" style:family="table">
      <style:table-properties style:width="16.999cm"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fo:keep-together="always"/>
    </style:style>
    <style:style style:name="Table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C1" style:family="table-cell">
      <style:table-cell-properties fo:background-color="#cccccc"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0.05pt solid #000000" fo:border-top="none" fo:border-bottom="0.05pt solid #000000"/>
    </style:style>
    <style:style style:name="Table7.A11" style:family="table-cell">
      <style:table-cell-properties fo:padding="0.097cm" fo:border-left="0.05pt solid #000000" fo:border-right="none" fo:border-top="none" fo:border-bottom="0.05pt solid #000000"/>
    </style:style>
    <style:style style:name="Table7.B11" style:family="table-cell">
      <style:table-cell-properties fo:padding="0.097cm" fo:border-left="0.05pt solid #000000" fo:border-right="none" fo:border-top="none" fo:border-bottom="0.05pt solid #000000"/>
    </style:style>
    <style:style style:name="Table7.C11" style:family="table-cell">
      <style:table-cell-properties fo:padding="0.097cm" fo:border-left="0.05pt solid #000000" fo:border-right="0.05pt solid #000000" fo:border-top="none" fo:border-bottom="0.05pt solid #000000"/>
    </style:style>
    <style:style style:name="Table7.A12" style:family="table-cell">
      <style:table-cell-properties fo:padding="0.097cm" fo:border-left="0.05pt solid #000000" fo:border-right="none" fo:border-top="none" fo:border-bottom="0.05pt solid #000000"/>
    </style:style>
    <style:style style:name="Table7.B12" style:family="table-cell">
      <style:table-cell-properties fo:padding="0.097cm" fo:border-left="0.05pt solid #000000" fo:border-right="none" fo:border-top="none" fo:border-bottom="0.05pt solid #000000"/>
    </style:style>
    <style:style style:name="Table7.C12" style:family="table-cell">
      <style:table-cell-properties fo:padding="0.097cm" fo:border-left="0.05pt solid #000000" fo:border-right="0.05pt solid #000000" fo:border-top="none" fo:border-bottom="0.05pt solid #000000"/>
    </style:style>
    <style:style style:name="Table36" style:family="table">
      <style:table-properties style:width="16.999cm" table:align="margins" fo:keep-with-next="always"/>
    </style:style>
    <style:style style:name="Table36.A" style:family="table-column">
      <style:table-column-properties style:column-width="3.309cm" style:rel-column-width="12755*"/>
    </style:style>
    <style:style style:name="Table36.B" style:family="table-column">
      <style:table-column-properties style:column-width="1.52cm" style:rel-column-width="5864*"/>
    </style:style>
    <style:style style:name="Table36.J" style:family="table-column">
      <style:table-column-properties style:column-width="1.522cm" style:rel-column-width="5868*"/>
    </style:style>
    <style:style style:name="Table3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6.B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36.J1" style:family="table-cell">
      <style:table-cell-properties style:vertical-align="middle" fo:background-color="#cccccc"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none" fo:border-top="none" fo:border-bottom="0.05pt solid #000000"/>
    </style:style>
    <style:style style:name="Table36.E2" style:family="table-cell">
      <style:table-cell-properties fo:padding="0.097cm" fo:border-left="0.05pt solid #000000" fo:border-right="none" fo:border-top="none" fo:border-bottom="0.05pt solid #000000"/>
    </style:style>
    <style:style style:name="Table36.F2" style:family="table-cell">
      <style:table-cell-properties fo:padding="0.097cm" fo:border-left="0.05pt solid #000000" fo:border-right="none" fo:border-top="none" fo:border-bottom="0.05pt solid #000000"/>
    </style:style>
    <style:style style:name="Table36.G2" style:family="table-cell">
      <style:table-cell-properties fo:padding="0.097cm" fo:border-left="0.05pt solid #000000" fo:border-right="none" fo:border-top="none" fo:border-bottom="0.05pt solid #000000"/>
    </style:style>
    <style:style style:name="Table36.H2" style:family="table-cell">
      <style:table-cell-properties fo:padding="0.097cm" fo:border-left="0.05pt solid #000000" fo:border-right="none" fo:border-top="none" fo:border-bottom="0.05pt solid #000000"/>
    </style:style>
    <style:style style:name="Table36.I2" style:family="table-cell">
      <style:table-cell-properties fo:padding="0.097cm" fo:border-left="0.05pt solid #000000" fo:border-right="none" fo:border-top="none" fo:border-bottom="0.05pt solid #000000"/>
    </style:style>
    <style:style style:name="Table36.J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none" fo:border-top="none" fo:border-bottom="0.05pt solid #000000"/>
    </style:style>
    <style:style style:name="Table36.D3" style:family="table-cell">
      <style:table-cell-properties fo:padding="0.097cm" fo:border-left="0.05pt solid #000000" fo:border-right="none" fo:border-top="none" fo:border-bottom="0.05pt solid #000000"/>
    </style:style>
    <style:style style:name="Table36.E3" style:family="table-cell">
      <style:table-cell-properties fo:padding="0.097cm" fo:border-left="0.05pt solid #000000" fo:border-right="none" fo:border-top="none" fo:border-bottom="0.05pt solid #000000"/>
    </style:style>
    <style:style style:name="Table36.F3" style:family="table-cell">
      <style:table-cell-properties fo:padding="0.097cm" fo:border-left="0.05pt solid #000000" fo:border-right="none" fo:border-top="none" fo:border-bottom="0.05pt solid #000000"/>
    </style:style>
    <style:style style:name="Table36.G3" style:family="table-cell">
      <style:table-cell-properties fo:padding="0.097cm" fo:border-left="0.05pt solid #000000" fo:border-right="none" fo:border-top="none" fo:border-bottom="0.05pt solid #000000"/>
    </style:style>
    <style:style style:name="Table36.H3" style:family="table-cell">
      <style:table-cell-properties fo:padding="0.097cm" fo:border-left="0.05pt solid #000000" fo:border-right="none" fo:border-top="none" fo:border-bottom="0.05pt solid #000000"/>
    </style:style>
    <style:style style:name="Table36.I3" style:family="table-cell">
      <style:table-cell-properties fo:padding="0.097cm" fo:border-left="0.05pt solid #000000" fo:border-right="none" fo:border-top="none" fo:border-bottom="0.05pt solid #000000"/>
    </style:style>
    <style:style style:name="Table36.J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background-color="#cccccc" fo:padding="0.097cm" fo:border-left="0.05pt solid #000000" fo:border-right="none" fo:border-top="none" fo:border-bottom="0.05pt solid #000000">
        <style:background-image/>
      </style:table-cell-properties>
    </style:style>
    <style:style style:name="Table36.C4" style:family="table-cell">
      <style:table-cell-properties fo:background-color="#cccccc" fo:padding="0.097cm" fo:border-left="0.05pt solid #000000" fo:border-right="none" fo:border-top="none" fo:border-bottom="0.05pt solid #000000">
        <style:background-image/>
      </style:table-cell-properties>
    </style:style>
    <style:style style:name="Table36.D4" style:family="table-cell">
      <style:table-cell-properties fo:background-color="#cccccc" fo:padding="0.097cm" fo:border-left="0.05pt solid #000000" fo:border-right="none" fo:border-top="none" fo:border-bottom="0.05pt solid #000000">
        <style:background-image/>
      </style:table-cell-properties>
    </style:style>
    <style:style style:name="Table36.E4" style:family="table-cell">
      <style:table-cell-properties fo:background-color="#cccccc" fo:padding="0.097cm" fo:border-left="0.05pt solid #000000" fo:border-right="none" fo:border-top="none" fo:border-bottom="0.05pt solid #000000">
        <style:background-image/>
      </style:table-cell-properties>
    </style:style>
    <style:style style:name="Table36.F4" style:family="table-cell">
      <style:table-cell-properties fo:background-color="#cccccc" fo:padding="0.097cm" fo:border-left="0.05pt solid #000000" fo:border-right="none" fo:border-top="none" fo:border-bottom="0.05pt solid #000000">
        <style:background-image/>
      </style:table-cell-properties>
    </style:style>
    <style:style style:name="Table36.G4" style:family="table-cell">
      <style:table-cell-properties fo:background-color="#cccccc" fo:padding="0.097cm" fo:border-left="0.05pt solid #000000" fo:border-right="none" fo:border-top="none" fo:border-bottom="0.05pt solid #000000">
        <style:background-image/>
      </style:table-cell-properties>
    </style:style>
    <style:style style:name="Table36.H4" style:family="table-cell">
      <style:table-cell-properties fo:padding="0.097cm" fo:border-left="0.05pt solid #000000" fo:border-right="none" fo:border-top="none" fo:border-bottom="0.05pt solid #000000"/>
    </style:style>
    <style:style style:name="Table36.I4" style:family="table-cell">
      <style:table-cell-properties fo:padding="0.097cm" fo:border-left="0.05pt solid #000000" fo:border-right="none" fo:border-top="none" fo:border-bottom="0.05pt solid #000000"/>
    </style:style>
    <style:style style:name="Table36.J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background-color="#cccccc" fo:padding="0.097cm" fo:border-left="0.05pt solid #000000" fo:border-right="none" fo:border-top="none" fo:border-bottom="0.05pt solid #000000">
        <style:background-image/>
      </style:table-cell-properties>
    </style:style>
    <style:style style:name="Table36.C5" style:family="table-cell">
      <style:table-cell-properties fo:background-color="#cccccc" fo:padding="0.097cm" fo:border-left="0.05pt solid #000000" fo:border-right="none" fo:border-top="none" fo:border-bottom="0.05pt solid #000000">
        <style:background-image/>
      </style:table-cell-properties>
    </style:style>
    <style:style style:name="Table36.D5" style:family="table-cell">
      <style:table-cell-properties fo:background-color="#cccccc" fo:padding="0.097cm" fo:border-left="0.05pt solid #000000" fo:border-right="none" fo:border-top="none" fo:border-bottom="0.05pt solid #000000">
        <style:background-image/>
      </style:table-cell-properties>
    </style:style>
    <style:style style:name="Table36.E5" style:family="table-cell">
      <style:table-cell-properties fo:background-color="#cccccc" fo:padding="0.097cm" fo:border-left="0.05pt solid #000000" fo:border-right="none" fo:border-top="none" fo:border-bottom="0.05pt solid #000000">
        <style:background-image/>
      </style:table-cell-properties>
    </style:style>
    <style:style style:name="Table36.F5" style:family="table-cell">
      <style:table-cell-properties fo:background-color="#cccccc" fo:padding="0.097cm" fo:border-left="0.05pt solid #000000" fo:border-right="none" fo:border-top="none" fo:border-bottom="0.05pt solid #000000">
        <style:background-image/>
      </style:table-cell-properties>
    </style:style>
    <style:style style:name="Table36.G5" style:family="table-cell">
      <style:table-cell-properties fo:background-color="#cccccc" fo:padding="0.097cm" fo:border-left="0.05pt solid #000000" fo:border-right="none" fo:border-top="none" fo:border-bottom="0.05pt solid #000000">
        <style:background-image/>
      </style:table-cell-properties>
    </style:style>
    <style:style style:name="Table36.H5" style:family="table-cell">
      <style:table-cell-properties fo:padding="0.097cm" fo:border-left="0.05pt solid #000000" fo:border-right="none" fo:border-top="none" fo:border-bottom="0.05pt solid #000000"/>
    </style:style>
    <style:style style:name="Table36.I5" style:family="table-cell">
      <style:table-cell-properties fo:padding="0.097cm" fo:border-left="0.05pt solid #000000" fo:border-right="none" fo:border-top="none" fo:border-bottom="0.05pt solid #000000"/>
    </style:style>
    <style:style style:name="Table36.J5" style:family="table-cell">
      <style:table-cell-properties fo:padding="0.097cm" fo:border-left="0.05pt solid #000000" fo:border-right="0.05pt solid #000000" fo:border-top="none" fo:border-bottom="0.05pt solid #000000"/>
    </style:style>
    <style:style style:name="Table36.A6" style:family="table-cell">
      <style:table-cell-properties fo:padding="0.097cm" fo:border-left="0.05pt solid #000000" fo:border-right="none" fo:border-top="none" fo:border-bottom="0.05pt solid #000000"/>
    </style:style>
    <style:style style:name="Table36.B6" style:family="table-cell">
      <style:table-cell-properties fo:padding="0.097cm" fo:border-left="0.05pt solid #000000" fo:border-right="none" fo:border-top="none" fo:border-bottom="0.05pt solid #000000"/>
    </style:style>
    <style:style style:name="Table36.C6" style:family="table-cell">
      <style:table-cell-properties fo:padding="0.097cm" fo:border-left="0.05pt solid #000000" fo:border-right="none" fo:border-top="none" fo:border-bottom="0.05pt solid #000000"/>
    </style:style>
    <style:style style:name="Table36.D6" style:family="table-cell">
      <style:table-cell-properties fo:padding="0.097cm" fo:border-left="0.05pt solid #000000" fo:border-right="none" fo:border-top="none" fo:border-bottom="0.05pt solid #000000"/>
    </style:style>
    <style:style style:name="Table36.E6" style:family="table-cell">
      <style:table-cell-properties fo:padding="0.097cm" fo:border-left="0.05pt solid #000000" fo:border-right="none" fo:border-top="none" fo:border-bottom="0.05pt solid #000000"/>
    </style:style>
    <style:style style:name="Table36.F6" style:family="table-cell">
      <style:table-cell-properties fo:padding="0.097cm" fo:border-left="0.05pt solid #000000" fo:border-right="none" fo:border-top="none" fo:border-bottom="0.05pt solid #000000"/>
    </style:style>
    <style:style style:name="Table36.G6" style:family="table-cell">
      <style:table-cell-properties fo:padding="0.097cm" fo:border-left="0.05pt solid #000000" fo:border-right="none" fo:border-top="none" fo:border-bottom="0.05pt solid #000000"/>
    </style:style>
    <style:style style:name="Table36.H6" style:family="table-cell">
      <style:table-cell-properties fo:padding="0.097cm" fo:border-left="0.05pt solid #000000" fo:border-right="none" fo:border-top="none" fo:border-bottom="0.05pt solid #000000"/>
    </style:style>
    <style:style style:name="Table36.I6" style:family="table-cell">
      <style:table-cell-properties fo:padding="0.097cm" fo:border-left="0.05pt solid #000000" fo:border-right="none" fo:border-top="none" fo:border-bottom="0.05pt solid #000000"/>
    </style:style>
    <style:style style:name="Table36.J6" style:family="table-cell">
      <style:table-cell-properties fo:padding="0.097cm" fo:border-left="0.05pt solid #000000" fo:border-right="0.05pt solid #000000" fo:border-top="none" fo:border-bottom="0.05pt solid #000000"/>
    </style:style>
    <style:style style:name="Table36.A7" style:family="table-cell">
      <style:table-cell-properties fo:background-color="#cccccc" fo:padding="0.097cm" fo:border-left="0.05pt solid #000000" fo:border-right="none" fo:border-top="none" fo:border-bottom="0.05pt solid #000000">
        <style:background-image/>
      </style:table-cell-properties>
    </style:style>
    <style:style style:name="Table36.B7" style:family="table-cell">
      <style:table-cell-properties fo:background-color="#cccccc" fo:padding="0.097cm" fo:border-left="0.05pt solid #000000" fo:border-right="none" fo:border-top="none" fo:border-bottom="0.05pt solid #000000">
        <style:background-image/>
      </style:table-cell-properties>
    </style:style>
    <style:style style:name="Table36.C7" style:family="table-cell">
      <style:table-cell-properties fo:background-color="#cccccc" fo:padding="0.097cm" fo:border-left="0.05pt solid #000000" fo:border-right="none" fo:border-top="none" fo:border-bottom="0.05pt solid #000000">
        <style:background-image/>
      </style:table-cell-properties>
    </style:style>
    <style:style style:name="Table36.D7" style:family="table-cell">
      <style:table-cell-properties fo:background-color="#cccccc" fo:padding="0.097cm" fo:border-left="0.05pt solid #000000" fo:border-right="none" fo:border-top="none" fo:border-bottom="0.05pt solid #000000">
        <style:background-image/>
      </style:table-cell-properties>
    </style:style>
    <style:style style:name="Table36.E7" style:family="table-cell">
      <style:table-cell-properties fo:background-color="#cccccc" fo:padding="0.097cm" fo:border-left="0.05pt solid #000000" fo:border-right="none" fo:border-top="none" fo:border-bottom="0.05pt solid #000000">
        <style:background-image/>
      </style:table-cell-properties>
    </style:style>
    <style:style style:name="Table36.F7" style:family="table-cell">
      <style:table-cell-properties fo:background-color="#cccccc" fo:padding="0.097cm" fo:border-left="0.05pt solid #000000" fo:border-right="none" fo:border-top="none" fo:border-bottom="0.05pt solid #000000">
        <style:background-image/>
      </style:table-cell-properties>
    </style:style>
    <style:style style:name="Table36.G7" style:family="table-cell">
      <style:table-cell-properties fo:background-color="#cccccc" fo:padding="0.097cm" fo:border-left="0.05pt solid #000000" fo:border-right="none" fo:border-top="none" fo:border-bottom="0.05pt solid #000000">
        <style:background-image/>
      </style:table-cell-properties>
    </style:style>
    <style:style style:name="Table36.H7" style:family="table-cell">
      <style:table-cell-properties fo:background-color="#cccccc" fo:padding="0.097cm" fo:border-left="0.05pt solid #000000" fo:border-right="none" fo:border-top="none" fo:border-bottom="0.05pt solid #000000">
        <style:background-image/>
      </style:table-cell-properties>
    </style:style>
    <style:style style:name="Table36.I7" style:family="table-cell">
      <style:table-cell-properties fo:background-color="#cccccc" fo:padding="0.097cm" fo:border-left="0.05pt solid #000000" fo:border-right="none" fo:border-top="none" fo:border-bottom="0.05pt solid #000000">
        <style:background-image/>
      </style:table-cell-properties>
    </style:style>
    <style:style style:name="Table36.J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8" style:family="table-cell">
      <style:table-cell-properties fo:padding="0.097cm" fo:border-left="0.05pt solid #000000" fo:border-right="none" fo:border-top="none" fo:border-bottom="0.05pt solid #000000"/>
    </style:style>
    <style:style style:name="Table36.B8" style:family="table-cell">
      <style:table-cell-properties fo:padding="0.097cm" fo:border-left="0.05pt solid #000000" fo:border-right="none" fo:border-top="none" fo:border-bottom="0.05pt solid #000000"/>
    </style:style>
    <style:style style:name="Table36.C8" style:family="table-cell">
      <style:table-cell-properties fo:padding="0.097cm" fo:border-left="0.05pt solid #000000" fo:border-right="none" fo:border-top="none" fo:border-bottom="0.05pt solid #000000"/>
    </style:style>
    <style:style style:name="Table36.D8" style:family="table-cell">
      <style:table-cell-properties fo:padding="0.097cm" fo:border-left="0.05pt solid #000000" fo:border-right="none" fo:border-top="none" fo:border-bottom="0.05pt solid #000000"/>
    </style:style>
    <style:style style:name="Table36.E8" style:family="table-cell">
      <style:table-cell-properties fo:padding="0.097cm" fo:border-left="0.05pt solid #000000" fo:border-right="none" fo:border-top="none" fo:border-bottom="0.05pt solid #000000"/>
    </style:style>
    <style:style style:name="Table36.F8" style:family="table-cell">
      <style:table-cell-properties fo:padding="0.097cm" fo:border-left="0.05pt solid #000000" fo:border-right="none" fo:border-top="none" fo:border-bottom="0.05pt solid #000000"/>
    </style:style>
    <style:style style:name="Table36.G8" style:family="table-cell">
      <style:table-cell-properties fo:padding="0.097cm" fo:border-left="0.05pt solid #000000" fo:border-right="none" fo:border-top="none" fo:border-bottom="0.05pt solid #000000"/>
    </style:style>
    <style:style style:name="Table36.H8" style:family="table-cell">
      <style:table-cell-properties fo:padding="0.097cm" fo:border-left="0.05pt solid #000000" fo:border-right="none" fo:border-top="none" fo:border-bottom="0.05pt solid #000000"/>
    </style:style>
    <style:style style:name="Table36.I8" style:family="table-cell">
      <style:table-cell-properties fo:padding="0.097cm" fo:border-left="0.05pt solid #000000" fo:border-right="none" fo:border-top="none" fo:border-bottom="0.05pt solid #000000"/>
    </style:style>
    <style:style style:name="Table36.J8" style:family="table-cell">
      <style:table-cell-properties fo:padding="0.097cm" fo:border-left="0.05pt solid #000000" fo:border-right="0.05pt solid #000000" fo:border-top="none" fo:border-bottom="0.05pt solid #000000"/>
    </style:style>
    <style:style style:name="Table36.A9" style:family="table-cell">
      <style:table-cell-properties fo:padding="0.097cm" fo:border-left="0.05pt solid #000000" fo:border-right="none" fo:border-top="none" fo:border-bottom="0.05pt solid #000000"/>
    </style:style>
    <style:style style:name="Table36.B9" style:family="table-cell">
      <style:table-cell-properties fo:padding="0.097cm" fo:border-left="0.05pt solid #000000" fo:border-right="none" fo:border-top="none" fo:border-bottom="0.05pt solid #000000"/>
    </style:style>
    <style:style style:name="Table36.C9" style:family="table-cell">
      <style:table-cell-properties fo:padding="0.097cm" fo:border-left="0.05pt solid #000000" fo:border-right="none" fo:border-top="none" fo:border-bottom="0.05pt solid #000000"/>
    </style:style>
    <style:style style:name="Table36.D9" style:family="table-cell">
      <style:table-cell-properties fo:padding="0.097cm" fo:border-left="0.05pt solid #000000" fo:border-right="none" fo:border-top="none" fo:border-bottom="0.05pt solid #000000"/>
    </style:style>
    <style:style style:name="Table36.E9" style:family="table-cell">
      <style:table-cell-properties fo:padding="0.097cm" fo:border-left="0.05pt solid #000000" fo:border-right="none" fo:border-top="none" fo:border-bottom="0.05pt solid #000000"/>
    </style:style>
    <style:style style:name="Table36.F9" style:family="table-cell">
      <style:table-cell-properties fo:padding="0.097cm" fo:border-left="0.05pt solid #000000" fo:border-right="none" fo:border-top="none" fo:border-bottom="0.05pt solid #000000"/>
    </style:style>
    <style:style style:name="Table36.G9" style:family="table-cell">
      <style:table-cell-properties fo:padding="0.097cm" fo:border-left="0.05pt solid #000000" fo:border-right="none" fo:border-top="none" fo:border-bottom="0.05pt solid #000000"/>
    </style:style>
    <style:style style:name="Table36.H9" style:family="table-cell">
      <style:table-cell-properties fo:padding="0.097cm" fo:border-left="0.05pt solid #000000" fo:border-right="none" fo:border-top="none" fo:border-bottom="0.05pt solid #000000"/>
    </style:style>
    <style:style style:name="Table36.I9" style:family="table-cell">
      <style:table-cell-properties fo:padding="0.097cm" fo:border-left="0.05pt solid #000000" fo:border-right="none" fo:border-top="none" fo:border-bottom="0.05pt solid #000000"/>
    </style:style>
    <style:style style:name="Table36.J9" style:family="table-cell">
      <style:table-cell-properties fo:padding="0.097cm" fo:border-left="0.05pt solid #000000" fo:border-right="0.05pt solid #000000" fo:border-top="none" fo:border-bottom="0.05pt solid #000000"/>
    </style:style>
    <style:style style:name="Table36.A10" style:family="table-cell">
      <style:table-cell-properties fo:padding="0.097cm" fo:border-left="0.05pt solid #000000" fo:border-right="none" fo:border-top="none" fo:border-bottom="0.05pt solid #000000"/>
    </style:style>
    <style:style style:name="Table36.B10" style:family="table-cell">
      <style:table-cell-properties fo:padding="0.097cm" fo:border-left="0.05pt solid #000000" fo:border-right="none" fo:border-top="none" fo:border-bottom="0.05pt solid #000000"/>
    </style:style>
    <style:style style:name="Table36.C10" style:family="table-cell">
      <style:table-cell-properties fo:padding="0.097cm" fo:border-left="0.05pt solid #000000" fo:border-right="none" fo:border-top="none" fo:border-bottom="0.05pt solid #000000"/>
    </style:style>
    <style:style style:name="Table36.D10" style:family="table-cell">
      <style:table-cell-properties fo:padding="0.097cm" fo:border-left="0.05pt solid #000000" fo:border-right="none" fo:border-top="none" fo:border-bottom="0.05pt solid #000000"/>
    </style:style>
    <style:style style:name="Table36.E10" style:family="table-cell">
      <style:table-cell-properties fo:padding="0.097cm" fo:border-left="0.05pt solid #000000" fo:border-right="none" fo:border-top="none" fo:border-bottom="0.05pt solid #000000"/>
    </style:style>
    <style:style style:name="Table36.F10" style:family="table-cell">
      <style:table-cell-properties fo:padding="0.097cm" fo:border-left="0.05pt solid #000000" fo:border-right="none" fo:border-top="none" fo:border-bottom="0.05pt solid #000000"/>
    </style:style>
    <style:style style:name="Table36.G10" style:family="table-cell">
      <style:table-cell-properties fo:padding="0.097cm" fo:border-left="0.05pt solid #000000" fo:border-right="none" fo:border-top="none" fo:border-bottom="0.05pt solid #000000"/>
    </style:style>
    <style:style style:name="Table36.H10" style:family="table-cell">
      <style:table-cell-properties fo:padding="0.097cm" fo:border-left="0.05pt solid #000000" fo:border-right="none" fo:border-top="none" fo:border-bottom="0.05pt solid #000000"/>
    </style:style>
    <style:style style:name="Table36.I10" style:family="table-cell">
      <style:table-cell-properties fo:padding="0.097cm" fo:border-left="0.05pt solid #000000" fo:border-right="none" fo:border-top="none" fo:border-bottom="0.05pt solid #000000"/>
    </style:style>
    <style:style style:name="Table36.J10" style:family="table-cell">
      <style:table-cell-properties fo:padding="0.097cm" fo:border-left="0.05pt solid #000000" fo:border-right="0.05pt solid #000000" fo:border-top="none" fo:border-bottom="0.05pt solid #000000"/>
    </style:style>
    <style:style style:name="Table36.A11" style:family="table-cell">
      <style:table-cell-properties fo:background-color="#cccccc" fo:padding="0.097cm" fo:border-left="0.05pt solid #000000" fo:border-right="none" fo:border-top="none" fo:border-bottom="0.05pt solid #000000">
        <style:background-image/>
      </style:table-cell-properties>
    </style:style>
    <style:style style:name="Table36.B11" style:family="table-cell">
      <style:table-cell-properties fo:background-color="#cccccc" fo:padding="0.097cm" fo:border-left="0.05pt solid #000000" fo:border-right="none" fo:border-top="none" fo:border-bottom="0.05pt solid #000000">
        <style:background-image/>
      </style:table-cell-properties>
    </style:style>
    <style:style style:name="Table36.C11" style:family="table-cell">
      <style:table-cell-properties fo:background-color="#cccccc" fo:padding="0.097cm" fo:border-left="0.05pt solid #000000" fo:border-right="none" fo:border-top="none" fo:border-bottom="0.05pt solid #000000">
        <style:background-image/>
      </style:table-cell-properties>
    </style:style>
    <style:style style:name="Table36.D11" style:family="table-cell">
      <style:table-cell-properties fo:background-color="#cccccc" fo:padding="0.097cm" fo:border-left="0.05pt solid #000000" fo:border-right="none" fo:border-top="none" fo:border-bottom="0.05pt solid #000000">
        <style:background-image/>
      </style:table-cell-properties>
    </style:style>
    <style:style style:name="Table36.E11" style:family="table-cell">
      <style:table-cell-properties fo:background-color="#cccccc" fo:padding="0.097cm" fo:border-left="0.05pt solid #000000" fo:border-right="none" fo:border-top="none" fo:border-bottom="0.05pt solid #000000">
        <style:background-image/>
      </style:table-cell-properties>
    </style:style>
    <style:style style:name="Table36.F11" style:family="table-cell">
      <style:table-cell-properties fo:background-color="#cccccc" fo:padding="0.097cm" fo:border-left="0.05pt solid #000000" fo:border-right="none" fo:border-top="none" fo:border-bottom="0.05pt solid #000000">
        <style:background-image/>
      </style:table-cell-properties>
    </style:style>
    <style:style style:name="Table36.G11" style:family="table-cell">
      <style:table-cell-properties fo:background-color="#cccccc" fo:padding="0.097cm" fo:border-left="0.05pt solid #000000" fo:border-right="none" fo:border-top="none" fo:border-bottom="0.05pt solid #000000">
        <style:background-image/>
      </style:table-cell-properties>
    </style:style>
    <style:style style:name="Table36.H11" style:family="table-cell">
      <style:table-cell-properties fo:background-color="#cccccc" fo:padding="0.097cm" fo:border-left="0.05pt solid #000000" fo:border-right="none" fo:border-top="none" fo:border-bottom="0.05pt solid #000000">
        <style:background-image/>
      </style:table-cell-properties>
    </style:style>
    <style:style style:name="Table36.I11" style:family="table-cell">
      <style:table-cell-properties fo:background-color="#cccccc" fo:padding="0.097cm" fo:border-left="0.05pt solid #000000" fo:border-right="none" fo:border-top="none" fo:border-bottom="0.05pt solid #000000">
        <style:background-image/>
      </style:table-cell-properties>
    </style:style>
    <style:style style:name="Table36.J11"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12" style:family="table-cell">
      <style:table-cell-properties fo:padding="0.097cm" fo:border-left="0.05pt solid #000000" fo:border-right="none" fo:border-top="none" fo:border-bottom="0.05pt solid #000000"/>
    </style:style>
    <style:style style:name="Table36.B12" style:family="table-cell">
      <style:table-cell-properties fo:background-color="#cccccc" fo:padding="0.097cm" fo:border-left="0.05pt solid #000000" fo:border-right="none" fo:border-top="none" fo:border-bottom="0.05pt solid #000000">
        <style:background-image/>
      </style:table-cell-properties>
    </style:style>
    <style:style style:name="Table36.C12" style:family="table-cell">
      <style:table-cell-properties fo:background-color="#cccccc" fo:padding="0.097cm" fo:border-left="0.05pt solid #000000" fo:border-right="none" fo:border-top="none" fo:border-bottom="0.05pt solid #000000">
        <style:background-image/>
      </style:table-cell-properties>
    </style:style>
    <style:style style:name="Table36.D12" style:family="table-cell">
      <style:table-cell-properties fo:background-color="#cccccc" fo:padding="0.097cm" fo:border-left="0.05pt solid #000000" fo:border-right="none" fo:border-top="none" fo:border-bottom="0.05pt solid #000000">
        <style:background-image/>
      </style:table-cell-properties>
    </style:style>
    <style:style style:name="Table36.E12" style:family="table-cell">
      <style:table-cell-properties fo:background-color="#cccccc" fo:padding="0.097cm" fo:border-left="0.05pt solid #000000" fo:border-right="none" fo:border-top="none" fo:border-bottom="0.05pt solid #000000">
        <style:background-image/>
      </style:table-cell-properties>
    </style:style>
    <style:style style:name="Table36.F12" style:family="table-cell">
      <style:table-cell-properties fo:background-color="#cccccc" fo:padding="0.097cm" fo:border-left="0.05pt solid #000000" fo:border-right="none" fo:border-top="none" fo:border-bottom="0.05pt solid #000000">
        <style:background-image/>
      </style:table-cell-properties>
    </style:style>
    <style:style style:name="Table36.G12" style:family="table-cell">
      <style:table-cell-properties fo:background-color="#cccccc" fo:padding="0.097cm" fo:border-left="0.05pt solid #000000" fo:border-right="none" fo:border-top="none" fo:border-bottom="0.05pt solid #000000">
        <style:background-image/>
      </style:table-cell-properties>
    </style:style>
    <style:style style:name="Table36.H12" style:family="table-cell">
      <style:table-cell-properties fo:padding="0.097cm" fo:border-left="0.05pt solid #000000" fo:border-right="none" fo:border-top="none" fo:border-bottom="0.05pt solid #000000"/>
    </style:style>
    <style:style style:name="Table36.I12" style:family="table-cell">
      <style:table-cell-properties fo:padding="0.097cm" fo:border-left="0.05pt solid #000000" fo:border-right="none" fo:border-top="none" fo:border-bottom="0.05pt solid #000000"/>
    </style:style>
    <style:style style:name="Table36.J12" style:family="table-cell">
      <style:table-cell-properties fo:padding="0.097cm" fo:border-left="0.05pt solid #000000" fo:border-right="0.05pt solid #000000" fo:border-top="none" fo:border-bottom="0.05pt solid #000000"/>
    </style:style>
    <style:style style:name="Table36.A13" style:family="table-cell">
      <style:table-cell-properties fo:padding="0.097cm" fo:border-left="0.05pt solid #000000" fo:border-right="none" fo:border-top="none" fo:border-bottom="0.05pt solid #000000"/>
    </style:style>
    <style:style style:name="Table36.B13" style:family="table-cell">
      <style:table-cell-properties fo:background-color="#cccccc" fo:padding="0.097cm" fo:border-left="0.05pt solid #000000" fo:border-right="none" fo:border-top="none" fo:border-bottom="0.05pt solid #000000">
        <style:background-image/>
      </style:table-cell-properties>
    </style:style>
    <style:style style:name="Table36.C13" style:family="table-cell">
      <style:table-cell-properties fo:background-color="#cccccc" fo:padding="0.097cm" fo:border-left="0.05pt solid #000000" fo:border-right="none" fo:border-top="none" fo:border-bottom="0.05pt solid #000000">
        <style:background-image/>
      </style:table-cell-properties>
    </style:style>
    <style:style style:name="Table36.D13" style:family="table-cell">
      <style:table-cell-properties fo:background-color="#cccccc" fo:padding="0.097cm" fo:border-left="0.05pt solid #000000" fo:border-right="none" fo:border-top="none" fo:border-bottom="0.05pt solid #000000">
        <style:background-image/>
      </style:table-cell-properties>
    </style:style>
    <style:style style:name="Table36.E13" style:family="table-cell">
      <style:table-cell-properties fo:background-color="#cccccc" fo:padding="0.097cm" fo:border-left="0.05pt solid #000000" fo:border-right="none" fo:border-top="none" fo:border-bottom="0.05pt solid #000000">
        <style:background-image/>
      </style:table-cell-properties>
    </style:style>
    <style:style style:name="Table36.F13" style:family="table-cell">
      <style:table-cell-properties fo:background-color="#cccccc" fo:padding="0.097cm" fo:border-left="0.05pt solid #000000" fo:border-right="none" fo:border-top="none" fo:border-bottom="0.05pt solid #000000">
        <style:background-image/>
      </style:table-cell-properties>
    </style:style>
    <style:style style:name="Table36.G13" style:family="table-cell">
      <style:table-cell-properties fo:background-color="#cccccc" fo:padding="0.097cm" fo:border-left="0.05pt solid #000000" fo:border-right="none" fo:border-top="none" fo:border-bottom="0.05pt solid #000000">
        <style:background-image/>
      </style:table-cell-properties>
    </style:style>
    <style:style style:name="Table36.H13" style:family="table-cell">
      <style:table-cell-properties fo:padding="0.097cm" fo:border-left="0.05pt solid #000000" fo:border-right="none" fo:border-top="none" fo:border-bottom="0.05pt solid #000000"/>
    </style:style>
    <style:style style:name="Table36.I13" style:family="table-cell">
      <style:table-cell-properties fo:padding="0.097cm" fo:border-left="0.05pt solid #000000" fo:border-right="none" fo:border-top="none" fo:border-bottom="0.05pt solid #000000"/>
    </style:style>
    <style:style style:name="Table36.J13" style:family="table-cell">
      <style:table-cell-properties fo:padding="0.097cm" fo:border-left="0.05pt solid #000000" fo:border-right="0.05pt solid #000000" fo:border-top="none" fo:border-bottom="0.05pt solid #000000"/>
    </style:style>
    <style:style style:name="Table36.A14" style:family="table-cell">
      <style:table-cell-properties fo:padding="0.097cm" fo:border-left="0.05pt solid #000000" fo:border-right="none" fo:border-top="none" fo:border-bottom="0.05pt solid #000000"/>
    </style:style>
    <style:style style:name="Table36.B14" style:family="table-cell">
      <style:table-cell-properties fo:background-color="#cccccc" fo:padding="0.097cm" fo:border-left="0.05pt solid #000000" fo:border-right="none" fo:border-top="none" fo:border-bottom="0.05pt solid #000000">
        <style:background-image/>
      </style:table-cell-properties>
    </style:style>
    <style:style style:name="Table36.C14" style:family="table-cell">
      <style:table-cell-properties fo:background-color="#cccccc" fo:padding="0.097cm" fo:border-left="0.05pt solid #000000" fo:border-right="none" fo:border-top="none" fo:border-bottom="0.05pt solid #000000">
        <style:background-image/>
      </style:table-cell-properties>
    </style:style>
    <style:style style:name="Table36.D14" style:family="table-cell">
      <style:table-cell-properties fo:background-color="#cccccc" fo:padding="0.097cm" fo:border-left="0.05pt solid #000000" fo:border-right="none" fo:border-top="none" fo:border-bottom="0.05pt solid #000000">
        <style:background-image/>
      </style:table-cell-properties>
    </style:style>
    <style:style style:name="Table36.E14" style:family="table-cell">
      <style:table-cell-properties fo:background-color="#cccccc" fo:padding="0.097cm" fo:border-left="0.05pt solid #000000" fo:border-right="none" fo:border-top="none" fo:border-bottom="0.05pt solid #000000">
        <style:background-image/>
      </style:table-cell-properties>
    </style:style>
    <style:style style:name="Table36.F14" style:family="table-cell">
      <style:table-cell-properties fo:background-color="#cccccc" fo:padding="0.097cm" fo:border-left="0.05pt solid #000000" fo:border-right="none" fo:border-top="none" fo:border-bottom="0.05pt solid #000000">
        <style:background-image/>
      </style:table-cell-properties>
    </style:style>
    <style:style style:name="Table36.G14" style:family="table-cell">
      <style:table-cell-properties fo:background-color="#cccccc" fo:padding="0.097cm" fo:border-left="0.05pt solid #000000" fo:border-right="none" fo:border-top="none" fo:border-bottom="0.05pt solid #000000">
        <style:background-image/>
      </style:table-cell-properties>
    </style:style>
    <style:style style:name="Table36.H14" style:family="table-cell">
      <style:table-cell-properties fo:padding="0.097cm" fo:border-left="0.05pt solid #000000" fo:border-right="none" fo:border-top="none" fo:border-bottom="0.05pt solid #000000"/>
    </style:style>
    <style:style style:name="Table36.I14" style:family="table-cell">
      <style:table-cell-properties fo:padding="0.097cm" fo:border-left="0.05pt solid #000000" fo:border-right="none" fo:border-top="none" fo:border-bottom="0.05pt solid #000000"/>
    </style:style>
    <style:style style:name="Table36.J14" style:family="table-cell">
      <style:table-cell-properties fo:padding="0.097cm" fo:border-left="0.05pt solid #000000" fo:border-right="0.05pt solid #000000" fo:border-top="none" fo:border-bottom="0.05pt solid #000000"/>
    </style:style>
    <style:style style:name="Table36.A15" style:family="table-cell">
      <style:table-cell-properties fo:padding="0.097cm" fo:border-left="0.05pt solid #000000" fo:border-right="none" fo:border-top="none" fo:border-bottom="0.05pt solid #000000"/>
    </style:style>
    <style:style style:name="Table36.B15" style:family="table-cell">
      <style:table-cell-properties fo:background-color="#cccccc" fo:padding="0.097cm" fo:border-left="0.05pt solid #000000" fo:border-right="none" fo:border-top="none" fo:border-bottom="0.05pt solid #000000">
        <style:background-image/>
      </style:table-cell-properties>
    </style:style>
    <style:style style:name="Table36.C15" style:family="table-cell">
      <style:table-cell-properties fo:background-color="#cccccc" fo:padding="0.097cm" fo:border-left="0.05pt solid #000000" fo:border-right="none" fo:border-top="none" fo:border-bottom="0.05pt solid #000000">
        <style:background-image/>
      </style:table-cell-properties>
    </style:style>
    <style:style style:name="Table36.D15" style:family="table-cell">
      <style:table-cell-properties fo:background-color="#cccccc" fo:padding="0.097cm" fo:border-left="0.05pt solid #000000" fo:border-right="none" fo:border-top="none" fo:border-bottom="0.05pt solid #000000">
        <style:background-image/>
      </style:table-cell-properties>
    </style:style>
    <style:style style:name="Table36.E15" style:family="table-cell">
      <style:table-cell-properties fo:background-color="#cccccc" fo:padding="0.097cm" fo:border-left="0.05pt solid #000000" fo:border-right="none" fo:border-top="none" fo:border-bottom="0.05pt solid #000000">
        <style:background-image/>
      </style:table-cell-properties>
    </style:style>
    <style:style style:name="Table36.F15" style:family="table-cell">
      <style:table-cell-properties fo:background-color="#cccccc" fo:padding="0.097cm" fo:border-left="0.05pt solid #000000" fo:border-right="none" fo:border-top="none" fo:border-bottom="0.05pt solid #000000">
        <style:background-image/>
      </style:table-cell-properties>
    </style:style>
    <style:style style:name="Table36.G15" style:family="table-cell">
      <style:table-cell-properties fo:background-color="#cccccc" fo:padding="0.097cm" fo:border-left="0.05pt solid #000000" fo:border-right="none" fo:border-top="none" fo:border-bottom="0.05pt solid #000000">
        <style:background-image/>
      </style:table-cell-properties>
    </style:style>
    <style:style style:name="Table36.H15" style:family="table-cell">
      <style:table-cell-properties fo:padding="0.097cm" fo:border-left="0.05pt solid #000000" fo:border-right="none" fo:border-top="none" fo:border-bottom="0.05pt solid #000000"/>
    </style:style>
    <style:style style:name="Table36.I15" style:family="table-cell">
      <style:table-cell-properties fo:padding="0.097cm" fo:border-left="0.05pt solid #000000" fo:border-right="none" fo:border-top="none" fo:border-bottom="0.05pt solid #000000"/>
    </style:style>
    <style:style style:name="Table36.J15" style:family="table-cell">
      <style:table-cell-properties fo:padding="0.097cm" fo:border-left="0.05pt solid #000000" fo:border-right="0.05pt solid #000000" fo:border-top="none" fo:border-bottom="0.05pt solid #000000"/>
    </style:style>
    <style:style style:name="Table36.A16" style:family="table-cell">
      <style:table-cell-properties fo:background-color="#cccccc" fo:padding="0.097cm" fo:border-left="0.05pt solid #000000" fo:border-right="none" fo:border-top="none" fo:border-bottom="0.05pt solid #000000">
        <style:background-image/>
      </style:table-cell-properties>
    </style:style>
    <style:style style:name="Table36.B16" style:family="table-cell">
      <style:table-cell-properties fo:background-color="#cccccc" fo:padding="0.097cm" fo:border-left="0.05pt solid #000000" fo:border-right="none" fo:border-top="none" fo:border-bottom="0.05pt solid #000000">
        <style:background-image/>
      </style:table-cell-properties>
    </style:style>
    <style:style style:name="Table36.C16" style:family="table-cell">
      <style:table-cell-properties fo:background-color="#cccccc" fo:padding="0.097cm" fo:border-left="0.05pt solid #000000" fo:border-right="none" fo:border-top="none" fo:border-bottom="0.05pt solid #000000">
        <style:background-image/>
      </style:table-cell-properties>
    </style:style>
    <style:style style:name="Table36.D16" style:family="table-cell">
      <style:table-cell-properties fo:background-color="#cccccc" fo:padding="0.097cm" fo:border-left="0.05pt solid #000000" fo:border-right="none" fo:border-top="none" fo:border-bottom="0.05pt solid #000000">
        <style:background-image/>
      </style:table-cell-properties>
    </style:style>
    <style:style style:name="Table36.E16" style:family="table-cell">
      <style:table-cell-properties fo:background-color="#cccccc" fo:padding="0.097cm" fo:border-left="0.05pt solid #000000" fo:border-right="none" fo:border-top="none" fo:border-bottom="0.05pt solid #000000">
        <style:background-image/>
      </style:table-cell-properties>
    </style:style>
    <style:style style:name="Table36.F16" style:family="table-cell">
      <style:table-cell-properties fo:background-color="#cccccc" fo:padding="0.097cm" fo:border-left="0.05pt solid #000000" fo:border-right="none" fo:border-top="none" fo:border-bottom="0.05pt solid #000000">
        <style:background-image/>
      </style:table-cell-properties>
    </style:style>
    <style:style style:name="Table36.G16" style:family="table-cell">
      <style:table-cell-properties fo:background-color="#cccccc" fo:padding="0.097cm" fo:border-left="0.05pt solid #000000" fo:border-right="none" fo:border-top="none" fo:border-bottom="0.05pt solid #000000">
        <style:background-image/>
      </style:table-cell-properties>
    </style:style>
    <style:style style:name="Table36.H16" style:family="table-cell">
      <style:table-cell-properties fo:background-color="#cccccc" fo:padding="0.097cm" fo:border-left="0.05pt solid #000000" fo:border-right="none" fo:border-top="none" fo:border-bottom="0.05pt solid #000000">
        <style:background-image/>
      </style:table-cell-properties>
    </style:style>
    <style:style style:name="Table36.I16" style:family="table-cell">
      <style:table-cell-properties fo:background-color="#cccccc" fo:padding="0.097cm" fo:border-left="0.05pt solid #000000" fo:border-right="none" fo:border-top="none" fo:border-bottom="0.05pt solid #000000">
        <style:background-image/>
      </style:table-cell-properties>
    </style:style>
    <style:style style:name="Table36.J16"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17" style:family="table-cell">
      <style:table-cell-properties fo:padding="0.097cm" fo:border-left="0.05pt solid #000000" fo:border-right="none" fo:border-top="none" fo:border-bottom="0.05pt solid #000000"/>
    </style:style>
    <style:style style:name="Table36.B17" style:family="table-cell">
      <style:table-cell-properties fo:background-color="#cccccc" fo:padding="0.097cm" fo:border-left="0.05pt solid #000000" fo:border-right="none" fo:border-top="none" fo:border-bottom="0.05pt solid #000000">
        <style:background-image/>
      </style:table-cell-properties>
    </style:style>
    <style:style style:name="Table36.C17" style:family="table-cell">
      <style:table-cell-properties fo:background-color="#cccccc" fo:padding="0.097cm" fo:border-left="0.05pt solid #000000" fo:border-right="none" fo:border-top="none" fo:border-bottom="0.05pt solid #000000">
        <style:background-image/>
      </style:table-cell-properties>
    </style:style>
    <style:style style:name="Table36.D17" style:family="table-cell">
      <style:table-cell-properties fo:background-color="#cccccc" fo:padding="0.097cm" fo:border-left="0.05pt solid #000000" fo:border-right="none" fo:border-top="none" fo:border-bottom="0.05pt solid #000000">
        <style:background-image/>
      </style:table-cell-properties>
    </style:style>
    <style:style style:name="Table36.E17" style:family="table-cell">
      <style:table-cell-properties fo:background-color="#cccccc" fo:padding="0.097cm" fo:border-left="0.05pt solid #000000" fo:border-right="none" fo:border-top="none" fo:border-bottom="0.05pt solid #000000">
        <style:background-image/>
      </style:table-cell-properties>
    </style:style>
    <style:style style:name="Table36.F17" style:family="table-cell">
      <style:table-cell-properties fo:background-color="#cccccc" fo:padding="0.097cm" fo:border-left="0.05pt solid #000000" fo:border-right="none" fo:border-top="none" fo:border-bottom="0.05pt solid #000000">
        <style:background-image/>
      </style:table-cell-properties>
    </style:style>
    <style:style style:name="Table36.G17" style:family="table-cell">
      <style:table-cell-properties fo:background-color="#cccccc" fo:padding="0.097cm" fo:border-left="0.05pt solid #000000" fo:border-right="none" fo:border-top="none" fo:border-bottom="0.05pt solid #000000">
        <style:background-image/>
      </style:table-cell-properties>
    </style:style>
    <style:style style:name="Table36.H17" style:family="table-cell">
      <style:table-cell-properties fo:padding="0.097cm" fo:border-left="0.05pt solid #000000" fo:border-right="none" fo:border-top="none" fo:border-bottom="0.05pt solid #000000"/>
    </style:style>
    <style:style style:name="Table36.I17" style:family="table-cell">
      <style:table-cell-properties fo:padding="0.097cm" fo:border-left="0.05pt solid #000000" fo:border-right="none" fo:border-top="none" fo:border-bottom="0.05pt solid #000000"/>
    </style:style>
    <style:style style:name="Table36.J17" style:family="table-cell">
      <style:table-cell-properties fo:padding="0.097cm" fo:border-left="0.05pt solid #000000" fo:border-right="0.05pt solid #000000" fo:border-top="none" fo:border-bottom="0.05pt solid #000000"/>
    </style:style>
    <style:style style:name="Table36.A18" style:family="table-cell">
      <style:table-cell-properties fo:padding="0.097cm" fo:border-left="0.05pt solid #000000" fo:border-right="none" fo:border-top="none" fo:border-bottom="0.05pt solid #000000"/>
    </style:style>
    <style:style style:name="Table36.B18" style:family="table-cell">
      <style:table-cell-properties fo:background-color="#cccccc" fo:padding="0.097cm" fo:border-left="0.05pt solid #000000" fo:border-right="none" fo:border-top="none" fo:border-bottom="0.05pt solid #000000">
        <style:background-image/>
      </style:table-cell-properties>
    </style:style>
    <style:style style:name="Table36.C18" style:family="table-cell">
      <style:table-cell-properties fo:background-color="#cccccc" fo:padding="0.097cm" fo:border-left="0.05pt solid #000000" fo:border-right="none" fo:border-top="none" fo:border-bottom="0.05pt solid #000000">
        <style:background-image/>
      </style:table-cell-properties>
    </style:style>
    <style:style style:name="Table36.D18" style:family="table-cell">
      <style:table-cell-properties fo:background-color="#cccccc" fo:padding="0.097cm" fo:border-left="0.05pt solid #000000" fo:border-right="none" fo:border-top="none" fo:border-bottom="0.05pt solid #000000">
        <style:background-image/>
      </style:table-cell-properties>
    </style:style>
    <style:style style:name="Table36.E18" style:family="table-cell">
      <style:table-cell-properties fo:background-color="#cccccc" fo:padding="0.097cm" fo:border-left="0.05pt solid #000000" fo:border-right="none" fo:border-top="none" fo:border-bottom="0.05pt solid #000000">
        <style:background-image/>
      </style:table-cell-properties>
    </style:style>
    <style:style style:name="Table36.F18" style:family="table-cell">
      <style:table-cell-properties fo:background-color="#cccccc" fo:padding="0.097cm" fo:border-left="0.05pt solid #000000" fo:border-right="none" fo:border-top="none" fo:border-bottom="0.05pt solid #000000">
        <style:background-image/>
      </style:table-cell-properties>
    </style:style>
    <style:style style:name="Table36.G18" style:family="table-cell">
      <style:table-cell-properties fo:background-color="#cccccc" fo:padding="0.097cm" fo:border-left="0.05pt solid #000000" fo:border-right="none" fo:border-top="none" fo:border-bottom="0.05pt solid #000000">
        <style:background-image/>
      </style:table-cell-properties>
    </style:style>
    <style:style style:name="Table36.H18" style:family="table-cell">
      <style:table-cell-properties fo:padding="0.097cm" fo:border-left="0.05pt solid #000000" fo:border-right="none" fo:border-top="none" fo:border-bottom="0.05pt solid #000000"/>
    </style:style>
    <style:style style:name="Table36.I18" style:family="table-cell">
      <style:table-cell-properties fo:padding="0.097cm" fo:border-left="0.05pt solid #000000" fo:border-right="none" fo:border-top="none" fo:border-bottom="0.05pt solid #000000"/>
    </style:style>
    <style:style style:name="Table36.J18" style:family="table-cell">
      <style:table-cell-properties fo:padding="0.097cm" fo:border-left="0.05pt solid #000000" fo:border-right="0.05pt solid #000000" fo:border-top="none" fo:border-bottom="0.05pt solid #000000"/>
    </style:style>
    <style:style style:name="Table41" style:family="table">
      <style:table-properties style:width="16.999cm" table:align="margins" fo:keep-with-next="always" style:may-break-between-rows="false"/>
    </style:style>
    <style:style style:name="Table41.A" style:family="table-column">
      <style:table-column-properties style:column-width="3.309cm" style:rel-column-width="12755*"/>
    </style:style>
    <style:style style:name="Table41.B" style:family="table-column">
      <style:table-column-properties style:column-width="1.52cm" style:rel-column-width="5864*"/>
    </style:style>
    <style:style style:name="Table41.J" style:family="table-column">
      <style:table-column-properties style:column-width="1.522cm" style:rel-column-width="5868*"/>
    </style:style>
    <style:style style:name="Table41.1" style:family="table-row">
      <style:table-row-properties fo:keep-together="always"/>
    </style:style>
    <style:style style:name="Table4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1.J1" style:family="table-cell">
      <style:table-cell-properties fo:background-color="#cccccc" fo:padding="0.097cm" fo:border="0.05pt solid #000000">
        <style:background-image/>
      </style:table-cell-properties>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background-color="#cccccc" fo:padding="0.097cm" fo:border-left="0.05pt solid #000000" fo:border-right="none" fo:border-top="none" fo:border-bottom="0.05pt solid #000000">
        <style:background-image/>
      </style:table-cell-properties>
    </style:style>
    <style:style style:name="Table41.H2" style:family="table-cell">
      <style:table-cell-properties fo:padding="0.097cm" fo:border-left="0.05pt solid #000000" fo:border-right="none" fo:border-top="none" fo:border-bottom="0.05pt solid #000000"/>
    </style:style>
    <style:style style:name="Table41.I2" style:family="table-cell">
      <style:table-cell-properties fo:padding="0.097cm" fo:border-left="0.05pt solid #000000" fo:border-right="none" fo:border-top="none" fo:border-bottom="0.05pt solid #000000"/>
    </style:style>
    <style:style style:name="Table41.J2" style:family="table-cell">
      <style:table-cell-properties fo:padding="0.097cm" fo:border-left="0.05pt solid #000000" fo:border-right="0.05pt solid #000000" fo:border-top="none" fo:border-bottom="0.05pt solid #000000"/>
    </style:style>
    <style:style style:name="Table41.A3" style:family="table-cell">
      <style:table-cell-properties fo:padding="0.097cm" fo:border-left="0.05pt solid #000000" fo:border-right="none" fo:border-top="none" fo:border-bottom="0.05pt solid #000000"/>
    </style:style>
    <style:style style:name="Table41.H3" style:family="table-cell">
      <style:table-cell-properties fo:padding="0.097cm" fo:border-left="0.05pt solid #000000" fo:border-right="none" fo:border-top="none" fo:border-bottom="0.05pt solid #000000"/>
    </style:style>
    <style:style style:name="Table41.I3" style:family="table-cell">
      <style:table-cell-properties fo:padding="0.097cm" fo:border-left="0.05pt solid #000000" fo:border-right="none" fo:border-top="none" fo:border-bottom="0.05pt solid #000000"/>
    </style:style>
    <style:style style:name="Table41.J3" style:family="table-cell">
      <style:table-cell-properties fo:padding="0.097cm" fo:border-left="0.05pt solid #000000" fo:border-right="0.05pt solid #000000" fo:border-top="none" fo:border-bottom="0.05pt solid #000000"/>
    </style:style>
    <style:style style:name="Table41.J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41.A5" style:family="table-cell">
      <style:table-cell-properties fo:padding="0.097cm" fo:border-left="0.05pt solid #000000" fo:border-right="none" fo:border-top="none" fo:border-bottom="0.05pt solid #000000"/>
    </style:style>
    <style:style style:name="Table41.H5" style:family="table-cell">
      <style:table-cell-properties fo:padding="0.097cm" fo:border-left="0.05pt solid #000000" fo:border-right="none" fo:border-top="none" fo:border-bottom="0.05pt solid #000000"/>
    </style:style>
    <style:style style:name="Table41.I5" style:family="table-cell">
      <style:table-cell-properties fo:padding="0.097cm" fo:border-left="0.05pt solid #000000" fo:border-right="none" fo:border-top="none" fo:border-bottom="0.05pt solid #000000"/>
    </style:style>
    <style:style style:name="Table41.J5" style:family="table-cell">
      <style:table-cell-properties fo:padding="0.097cm" fo:border-left="0.05pt solid #000000" fo:border-right="0.05pt solid #000000" fo:border-top="none" fo:border-bottom="0.05pt solid #000000"/>
    </style:style>
    <style:style style:name="Table41.A6" style:family="table-cell">
      <style:table-cell-properties fo:padding="0.097cm" fo:border-left="0.05pt solid #000000" fo:border-right="none" fo:border-top="none" fo:border-bottom="0.05pt solid #000000"/>
    </style:style>
    <style:style style:name="Table41.H6" style:family="table-cell">
      <style:table-cell-properties fo:padding="0.097cm" fo:border-left="0.05pt solid #000000" fo:border-right="none" fo:border-top="none" fo:border-bottom="0.05pt solid #000000"/>
    </style:style>
    <style:style style:name="Table41.I6" style:family="table-cell">
      <style:table-cell-properties fo:padding="0.097cm" fo:border-left="0.05pt solid #000000" fo:border-right="none" fo:border-top="none" fo:border-bottom="0.05pt solid #000000"/>
    </style:style>
    <style:style style:name="Table41.J6" style:family="table-cell">
      <style:table-cell-properties fo:padding="0.097cm" fo:border-left="0.05pt solid #000000" fo:border-right="0.05pt solid #000000" fo:border-top="none" fo:border-bottom="0.05pt solid #000000"/>
    </style:style>
    <style:style style:name="Table41.A7" style:family="table-cell">
      <style:table-cell-properties fo:padding="0.097cm" fo:border-left="0.05pt solid #000000" fo:border-right="none" fo:border-top="none" fo:border-bottom="0.05pt solid #000000"/>
    </style:style>
    <style:style style:name="Table41.H7" style:family="table-cell">
      <style:table-cell-properties fo:padding="0.097cm" fo:border-left="0.05pt solid #000000" fo:border-right="none" fo:border-top="none" fo:border-bottom="0.05pt solid #000000"/>
    </style:style>
    <style:style style:name="Table41.I7" style:family="table-cell">
      <style:table-cell-properties fo:padding="0.097cm" fo:border-left="0.05pt solid #000000" fo:border-right="none" fo:border-top="none" fo:border-bottom="0.05pt solid #000000"/>
    </style:style>
    <style:style style:name="Table41.J7" style:family="table-cell">
      <style:table-cell-properties fo:padding="0.097cm" fo:border-left="0.05pt solid #000000" fo:border-right="0.05pt solid #000000" fo:border-top="none" fo:border-bottom="0.05pt solid #000000"/>
    </style:style>
    <style:style style:name="Table41.A8" style:family="table-cell">
      <style:table-cell-properties fo:padding="0.097cm" fo:border-left="0.05pt solid #000000" fo:border-right="none" fo:border-top="none" fo:border-bottom="0.05pt solid #000000"/>
    </style:style>
    <style:style style:name="Table41.H8" style:family="table-cell">
      <style:table-cell-properties fo:padding="0.097cm" fo:border-left="0.05pt solid #000000" fo:border-right="none" fo:border-top="none" fo:border-bottom="0.05pt solid #000000"/>
    </style:style>
    <style:style style:name="Table41.I8" style:family="table-cell">
      <style:table-cell-properties fo:padding="0.097cm" fo:border-left="0.05pt solid #000000" fo:border-right="none" fo:border-top="none" fo:border-bottom="0.05pt solid #000000"/>
    </style:style>
    <style:style style:name="Table41.J8" style:family="table-cell">
      <style:table-cell-properties fo:padding="0.097cm" fo:border-left="0.05pt solid #000000" fo:border-right="0.05pt solid #000000" fo:border-top="none" fo:border-bottom="0.05pt solid #000000"/>
    </style:style>
    <style:style style:name="Table41.A10" style:family="table-cell">
      <style:table-cell-properties fo:padding="0.097cm" fo:border-left="0.05pt solid #000000" fo:border-right="none" fo:border-top="none" fo:border-bottom="0.05pt solid #000000"/>
    </style:style>
    <style:style style:name="Table41.H10" style:family="table-cell">
      <style:table-cell-properties fo:padding="0.097cm" fo:border-left="0.05pt solid #000000" fo:border-right="none" fo:border-top="none" fo:border-bottom="0.05pt solid #000000"/>
    </style:style>
    <style:style style:name="Table41.I10" style:family="table-cell">
      <style:table-cell-properties fo:padding="0.097cm" fo:border-left="0.05pt solid #000000" fo:border-right="none" fo:border-top="none" fo:border-bottom="0.05pt solid #000000"/>
    </style:style>
    <style:style style:name="Table41.J10" style:family="table-cell">
      <style:table-cell-properties fo:padding="0.097cm" fo:border-left="0.05pt solid #000000" fo:border-right="0.05pt solid #000000" fo:border-top="none" fo:border-bottom="0.05pt solid #000000"/>
    </style:style>
    <style:style style:name="Table41.A11" style:family="table-cell">
      <style:table-cell-properties fo:padding="0.097cm" fo:border-left="0.05pt solid #000000" fo:border-right="none" fo:border-top="none" fo:border-bottom="0.05pt solid #000000"/>
    </style:style>
    <style:style style:name="Table41.H11" style:family="table-cell">
      <style:table-cell-properties fo:padding="0.097cm" fo:border-left="0.05pt solid #000000" fo:border-right="none" fo:border-top="none" fo:border-bottom="0.05pt solid #000000"/>
    </style:style>
    <style:style style:name="Table41.I11" style:family="table-cell">
      <style:table-cell-properties fo:padding="0.097cm" fo:border-left="0.05pt solid #000000" fo:border-right="none" fo:border-top="none" fo:border-bottom="0.05pt solid #000000"/>
    </style:style>
    <style:style style:name="Table41.J11" style:family="table-cell">
      <style:table-cell-properties fo:padding="0.097cm" fo:border-left="0.05pt solid #000000" fo:border-right="0.05pt solid #000000" fo:border-top="none" fo:border-bottom="0.05pt solid #000000"/>
    </style:style>
    <style:style style:name="Table28" style:family="table">
      <style:table-properties style:width="16.999cm"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fo:keep-together="always"/>
    </style:style>
    <style:style style:name="Table2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8.C1" style:family="table-cell">
      <style:table-cell-properties fo:background-color="#cccccc"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30" style:family="table">
      <style:table-properties style:width="16.999cm" table:align="margins" fo:keep-with-next="auto"/>
    </style:style>
    <style:style style:name="Table30.A" style:family="table-column">
      <style:table-column-properties style:column-width="4.098cm" style:rel-column-width="15797*"/>
    </style:style>
    <style:style style:name="Table30.B" style:family="table-column">
      <style:table-column-properties style:column-width="12.901cm" style:rel-column-width="49738*"/>
    </style:style>
    <style:style style:name="Table30.1" style:family="table-row">
      <style:table-row-properties fo:keep-together="always"/>
    </style:style>
    <style:style style:name="Table3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0.B1" style:family="table-cell">
      <style:table-cell-properties fo:background-color="#cccccc"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8" style:family="table">
      <style:table-properties style:width="16.999cm" table:align="margins" fo:keep-with-next="auto"/>
    </style:style>
    <style:style style:name="Table38.A" style:family="table-column">
      <style:table-column-properties style:column-width="4.098cm" style:rel-column-width="15797*"/>
    </style:style>
    <style:style style:name="Table38.B" style:family="table-column">
      <style:table-column-properties style:column-width="12.901cm" style:rel-column-width="49738*"/>
    </style:style>
    <style:style style:name="Table38.1" style:family="table-row">
      <style:table-row-properties fo:keep-together="auto"/>
    </style:style>
    <style:style style:name="Table3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8.B1" style:family="table-cell">
      <style:table-cell-properties fo:background-color="#cccccc"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8.A3" style:family="table-cell">
      <style:table-cell-properties fo:padding="0.097cm" fo:border-left="0.05pt solid #000000" fo:border-right="none" fo:border-top="none" fo:border-bottom="0.05pt solid #000000"/>
    </style:style>
    <style:style style:name="Table38.B3" style:family="table-cell">
      <style:table-cell-properties fo:padding="0.097cm" fo:border-left="0.05pt solid #000000" fo:border-right="0.05pt solid #000000" fo:border-top="none" fo:border-bottom="0.05pt solid #000000"/>
    </style:style>
    <style:style style:name="Table38.A4" style:family="table-cell">
      <style:table-cell-properties fo:padding="0.097cm" fo:border-left="0.05pt solid #000000" fo:border-right="none" fo:border-top="none" fo:border-bottom="0.05pt solid #000000"/>
    </style:style>
    <style:style style:name="Table38.B4" style:family="table-cell">
      <style:table-cell-properties fo:padding="0.097cm" fo:border-left="0.05pt solid #000000" fo:border-right="0.05pt solid #000000" fo:border-top="none" fo:border-bottom="0.05pt solid #000000"/>
    </style:style>
    <style:style style:name="Table39" style:family="table" style:master-page-name="">
      <style:table-properties style:width="16.999cm" style:page-number="auto" table:align="margins" fo:keep-with-next="auto"/>
    </style:style>
    <style:style style:name="Table39.A" style:family="table-column">
      <style:table-column-properties style:column-width="4.098cm" style:rel-column-width="15797*"/>
    </style:style>
    <style:style style:name="Table39.B" style:family="table-column">
      <style:table-column-properties style:column-width="12.901cm" style:rel-column-width="49738*"/>
    </style:style>
    <style:style style:name="Table39.1" style:family="table-row">
      <style:table-row-properties fo:keep-together="always"/>
    </style:style>
    <style:style style:name="Table3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9.B1" style:family="table-cell">
      <style:table-cell-properties fo:background-color="#cccccc"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39.A7" style:family="table-cell">
      <style:table-cell-properties fo:padding="0.097cm" fo:border-left="0.05pt solid #000000" fo:border-right="none" fo:border-top="none" fo:border-bottom="0.05pt solid #000000"/>
    </style:style>
    <style:style style:name="Table39.B7" style:family="table-cell">
      <style:table-cell-properties fo:padding="0.097cm" fo:border-left="0.05pt solid #000000" fo:border-right="0.05pt solid #000000" fo:border-top="none" fo:border-bottom="0.05pt solid #000000"/>
    </style:style>
    <style:style style:name="Table40" style:family="table">
      <style:table-properties style:width="16.999cm" table:align="margins" fo:keep-with-next="auto"/>
    </style:style>
    <style:style style:name="Table40.A" style:family="table-column">
      <style:table-column-properties style:column-width="4.099cm" style:rel-column-width="15804*"/>
    </style:style>
    <style:style style:name="Table40.B" style:family="table-column">
      <style:table-column-properties style:column-width="12.899cm" style:rel-column-width="49731*"/>
    </style:style>
    <style:style style:name="Table40.1" style:family="table-row">
      <style:table-row-properties fo:keep-together="always"/>
    </style:style>
    <style:style style:name="Table4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0.B1" style:family="table-cell">
      <style:table-cell-properties fo:background-color="#cccccc"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Table42" style:family="table">
      <style:table-properties style:width="16.999cm" table:align="margins" fo:keep-with-next="always" style:may-break-between-rows="true"/>
    </style:style>
    <style:style style:name="Table42.A" style:family="table-column">
      <style:table-column-properties style:column-width="4.815cm" style:rel-column-width="2730*"/>
    </style:style>
    <style:style style:name="Table42.B" style:family="table-column">
      <style:table-column-properties style:column-width="12.183cm" style:rel-column-width="6907*"/>
    </style:style>
    <style:style style:name="Table42.1" style:family="table-row">
      <style:table-row-properties fo:keep-together="always"/>
    </style:style>
    <style:style style:name="Table4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2.B1" style:family="table-cell">
      <style:table-cell-properties fo:background-color="#cccccc" fo:padding="0.097cm" fo:border="0.05pt solid #000000">
        <style:background-image/>
      </style:table-cell-properties>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42.A3" style:family="table-cell">
      <style:table-cell-properties fo:padding="0.097cm" fo:border-left="0.05pt solid #000000" fo:border-right="none" fo:border-top="none" fo:border-bottom="0.05pt solid #000000"/>
    </style:style>
    <style:style style:name="Table42.B3" style:family="table-cell">
      <style:table-cell-properties fo:padding="0.097cm" fo:border-left="0.05pt solid #000000" fo:border-right="0.05pt solid #000000" fo:border-top="none" fo:border-bottom="0.05pt solid #000000"/>
    </style:style>
    <style:style style:name="Table42.A4" style:family="table-cell">
      <style:table-cell-properties fo:padding="0.097cm" fo:border-left="0.05pt solid #000000" fo:border-right="none" fo:border-top="none" fo:border-bottom="0.05pt solid #000000"/>
    </style:style>
    <style:style style:name="Table42.B4" style:family="table-cell">
      <style:table-cell-properties fo:padding="0.097cm" fo:border-left="0.05pt solid #000000" fo:border-right="0.05pt solid #000000" fo:border-top="none" fo:border-bottom="0.05pt solid #000000"/>
    </style:style>
    <style:style style:name="Table42.A5" style:family="table-cell">
      <style:table-cell-properties fo:padding="0.097cm" fo:border-left="0.05pt solid #000000" fo:border-right="none" fo:border-top="none" fo:border-bottom="0.05pt solid #000000"/>
    </style:style>
    <style:style style:name="Table42.B5" style:family="table-cell">
      <style:table-cell-properties fo:padding="0.097cm" fo:border-left="0.05pt solid #000000" fo:border-right="0.05pt solid #000000" fo:border-top="none" fo:border-bottom="0.05pt solid #000000"/>
    </style:style>
    <style:style style:name="Table42.A6" style:family="table-cell">
      <style:table-cell-properties fo:padding="0.097cm" fo:border-left="0.05pt solid #000000" fo:border-right="none" fo:border-top="none" fo:border-bottom="0.05pt solid #000000"/>
    </style:style>
    <style:style style:name="Table42.B6" style:family="table-cell">
      <style:table-cell-properties fo:padding="0.097cm" fo:border-left="0.05pt solid #000000" fo:border-right="0.05pt solid #000000" fo:border-top="none" fo:border-bottom="0.05pt solid #000000"/>
    </style:style>
    <style:style style:name="Table42.A7" style:family="table-cell">
      <style:table-cell-properties fo:padding="0.097cm" fo:border-left="0.05pt solid #000000" fo:border-right="none" fo:border-top="none" fo:border-bottom="0.05pt solid #000000"/>
    </style:style>
    <style:style style:name="Table42.B7" style:family="table-cell">
      <style:table-cell-properties fo:padding="0.097cm" fo:border-left="0.05pt solid #000000" fo:border-right="0.05pt solid #000000" fo:border-top="none" fo:border-bottom="0.05pt solid #000000"/>
    </style:style>
    <style:style style:name="Table42.A8" style:family="table-cell">
      <style:table-cell-properties fo:padding="0.097cm" fo:border-left="0.05pt solid #000000" fo:border-right="none" fo:border-top="none" fo:border-bottom="0.05pt solid #000000"/>
    </style:style>
    <style:style style:name="Table42.B8" style:family="table-cell">
      <style:table-cell-properties fo:padding="0.097cm" fo:border-left="0.05pt solid #000000" fo:border-right="0.05pt solid #000000" fo:border-top="none" fo:border-bottom="0.05pt solid #000000"/>
    </style:style>
    <style:style style:name="Table42.A9" style:family="table-cell">
      <style:table-cell-properties fo:padding="0.097cm" fo:border-left="0.05pt solid #000000" fo:border-right="none" fo:border-top="none" fo:border-bottom="0.05pt solid #000000"/>
    </style:style>
    <style:style style:name="Table42.B9" style:family="table-cell">
      <style:table-cell-properties fo:padding="0.097cm" fo:border-left="0.05pt solid #000000" fo:border-right="0.05pt solid #000000" fo:border-top="none" fo:border-bottom="0.05pt solid #000000"/>
    </style:style>
    <style:style style:name="Table42.A10" style:family="table-cell">
      <style:table-cell-properties fo:padding="0.097cm" fo:border-left="0.05pt solid #000000" fo:border-right="none" fo:border-top="none" fo:border-bottom="0.05pt solid #000000"/>
    </style:style>
    <style:style style:name="Table42.B10" style:family="table-cell">
      <style:table-cell-properties fo:padding="0.097cm" fo:border-left="0.05pt solid #000000" fo:border-right="0.05pt solid #000000" fo:border-top="none" fo:border-bottom="0.05pt solid #000000"/>
    </style:style>
    <style:style style:name="Table42.A11" style:family="table-cell">
      <style:table-cell-properties fo:padding="0.097cm" fo:border-left="0.05pt solid #000000" fo:border-right="none" fo:border-top="none" fo:border-bottom="0.05pt solid #000000"/>
    </style:style>
    <style:style style:name="Table42.B11" style:family="table-cell">
      <style:table-cell-properties fo:padding="0.097cm" fo:border-left="0.05pt solid #000000" fo:border-right="0.05pt solid #000000" fo:border-top="none" fo:border-bottom="0.05pt solid #000000"/>
    </style:style>
    <style:style style:name="Table42.A12" style:family="table-cell">
      <style:table-cell-properties fo:padding="0.097cm" fo:border-left="0.05pt solid #000000" fo:border-right="none" fo:border-top="none" fo:border-bottom="0.05pt solid #000000"/>
    </style:style>
    <style:style style:name="Table42.B1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Text_20_body">
      <style:paragraph-properties fo:margin-top="0cm" fo:margin-bottom="0cm" style:contextual-spacing="false"/>
    </style:style>
    <style:style style:name="P3" style:family="paragraph" style:parent-style-name="Code" style:master-page-name="">
      <style:paragraph-properties style:page-number="auto" fo:keep-with-next="always"/>
    </style:style>
    <style:style style:name="P4" style:family="paragraph" style:parent-style-name="Code" style:master-page-name="">
      <style:paragraph-properties fo:keep-together="always" style:page-number="auto" fo:keep-with-next="always"/>
    </style:style>
    <style:style style:name="P5" style:family="paragraph" style:parent-style-name="Code" style:master-page-name="">
      <style:paragraph-properties style:page-number="auto" fo:keep-with-next="always"/>
      <style:text-properties officeooo:paragraph-rsid="00c5a6dc"/>
    </style:style>
    <style:style style:name="P6" style:family="paragraph" style:parent-style-name="Code" style:master-page-name="">
      <style:paragraph-properties style:page-number="auto" fo:keep-with-next="always"/>
      <style:text-properties officeooo:paragraph-rsid="00c33673"/>
    </style:style>
    <style:style style:name="P7" style:family="paragraph" style:parent-style-name="Code" style:master-page-name="">
      <style:paragraph-properties style:page-number="auto" fo:keep-with-next="always"/>
      <style:text-properties officeooo:paragraph-rsid="010ff6a0"/>
    </style:style>
    <style:style style:name="P8" style:family="paragraph" style:parent-style-name="Code" style:master-page-name="">
      <style:paragraph-properties style:page-number="auto" fo:keep-with-next="always"/>
      <style:text-properties officeooo:paragraph-rsid="01111ae8"/>
    </style:style>
    <style:style style:name="P9" style:family="paragraph" style:parent-style-name="Text_20_body" style:master-page-name="">
      <style:paragraph-properties style:page-number="auto" fo:keep-with-next="always"/>
    </style:style>
    <style:style style:name="P10" style:family="paragraph" style:parent-style-name="Text_20_body" style:master-page-name="">
      <style:paragraph-properties fo:keep-together="always" style:page-number="auto" fo:keep-with-next="always"/>
    </style:style>
    <style:style style:name="P11" style:family="paragraph" style:parent-style-name="Text_20_body" style:master-page-name="">
      <style:paragraph-properties style:page-number="auto" fo:keep-with-next="always"/>
      <style:text-properties officeooo:rsid="0052d08b" officeooo:paragraph-rsid="0076b96b"/>
    </style:style>
    <style:style style:name="P12" style:family="paragraph" style:parent-style-name="Text_20_body" style:master-page-name="">
      <style:paragraph-properties style:page-number="auto" fo:keep-with-next="always"/>
      <style:text-properties officeooo:paragraph-rsid="010d37ee"/>
    </style:style>
    <style:style style:name="P13"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14" style:family="paragraph" style:parent-style-name="Code" style:master-page-name="">
      <style:paragraph-properties style:page-number="auto"/>
    </style:style>
    <style:style style:name="P15" style:family="paragraph" style:parent-style-name="Code" style:master-page-name="">
      <style:paragraph-properties style:page-number="auto"/>
      <style:text-properties officeooo:paragraph-rsid="00170db6"/>
    </style:style>
    <style:style style:name="P16" style:family="paragraph" style:parent-style-name="Text_20_body" style:master-page-name="">
      <style:paragraph-properties style:page-number="auto"/>
    </style:style>
    <style:style style:name="P17" style:family="paragraph" style:parent-style-name="Text_20_body" style:master-page-name="">
      <style:paragraph-properties style:page-number="auto" fo:break-before="auto" fo:break-after="auto" fo:keep-with-next="always"/>
    </style:style>
    <style:style style:name="P18" style:family="paragraph" style:parent-style-name="Text_20_body" style:master-page-name="">
      <style:paragraph-properties style:page-number="auto" fo:break-before="auto" fo:break-after="auto"/>
      <style:text-properties fo:font-weight="bold" style:font-weight-asian="bold" style:font-weight-complex="bold"/>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Contents">
      <style:text-properties fo:font-weight="bold" officeooo:paragraph-rsid="0004feda" style:font-weight-asian="bold" style:font-weight-complex="bold"/>
    </style:style>
    <style:style style:name="P22" style:family="paragraph" style:parent-style-name="Table_20_Contents">
      <style:text-properties fo:font-weight="bold" officeooo:rsid="000bfbca" officeooo:paragraph-rsid="000bfbca" style:font-weight-asian="bold" style:font-weight-complex="bold"/>
    </style:style>
    <style:style style:name="P23" style:family="paragraph" style:parent-style-name="Table_20_Contents">
      <style:text-properties fo:font-weight="bold" officeooo:paragraph-rsid="002af12a" style:font-weight-asian="bold" style:font-weight-complex="bold"/>
    </style:style>
    <style:style style:name="P24" style:family="paragraph" style:parent-style-name="Table_20_Contents">
      <style:text-properties fo:font-weight="bold" officeooo:rsid="0052d08b" officeooo:paragraph-rsid="0076b96b" style:font-weight-asian="bold" style:font-weight-complex="bold"/>
    </style:style>
    <style:style style:name="P25" style:family="paragraph" style:parent-style-name="Table_20_Contents">
      <style:text-properties fo:font-weight="bold" officeooo:rsid="0052d08b" officeooo:paragraph-rsid="0114f28b" style:font-weight-asian="bold" style:font-weight-complex="bold"/>
    </style:style>
    <style:style style:name="P26" style:family="paragraph" style:parent-style-name="Table_20_Contents">
      <style:text-properties fo:font-weight="bold" officeooo:rsid="0052d08b" officeooo:paragraph-rsid="01162267" style:font-weight-asian="bold" style:font-weight-complex="bold"/>
    </style:style>
    <style:style style:name="P27" style:family="paragraph" style:parent-style-name="Table_20_Contents">
      <style:text-properties fo:font-weight="bold" officeooo:rsid="00643e97" officeooo:paragraph-rsid="0076b96b" style:font-weight-asian="bold" style:font-weight-complex="bold"/>
    </style:style>
    <style:style style:name="P28" style:family="paragraph" style:parent-style-name="Table_20_Contents">
      <style:text-properties fo:font-weight="bold" officeooo:rsid="006ee4e1" officeooo:paragraph-rsid="0076b96b" style:font-weight-asian="bold" style:font-weight-complex="bold"/>
    </style:style>
    <style:style style:name="P29" style:family="paragraph" style:parent-style-name="Table_20_Contents">
      <style:text-properties fo:font-weight="bold" officeooo:paragraph-rsid="0076b96b" style:font-weight-asian="bold" style:font-weight-complex="bold"/>
    </style:style>
    <style:style style:name="P30" style:family="paragraph" style:parent-style-name="Table_20_Contents">
      <style:text-properties fo:background-color="transparent"/>
    </style:style>
    <style:style style:name="P31" style:family="paragraph" style:parent-style-name="Table_20_Contents">
      <style:text-properties officeooo:paragraph-rsid="0004feda" fo:background-color="transparent"/>
    </style:style>
    <style:style style:name="P32" style:family="paragraph" style:parent-style-name="Table_20_Contents">
      <style:text-properties officeooo:rsid="0004feda" officeooo:paragraph-rsid="0004feda" fo:background-color="transparent"/>
    </style:style>
    <style:style style:name="P33" style:family="paragraph" style:parent-style-name="Table_20_Contents">
      <style:text-properties officeooo:rsid="0004feda" officeooo:paragraph-rsid="0005f010" fo:background-color="transparent"/>
    </style:style>
    <style:style style:name="P34" style:family="paragraph" style:parent-style-name="Table_20_Contents">
      <style:text-properties officeooo:paragraph-rsid="000f21aa" fo:background-color="transparent"/>
    </style:style>
    <style:style style:name="P35" style:family="paragraph" style:parent-style-name="Table_20_Contents">
      <style:text-properties fo:font-style="italic" fo:background-color="transparent" style:font-style-asian="italic" style:font-style-complex="italic"/>
    </style:style>
    <style:style style:name="P36" style:family="paragraph" style:parent-style-name="Table_20_Contents">
      <style:text-properties fo:font-style="italic" style:font-style-asian="italic" style:font-style-complex="italic"/>
    </style:style>
    <style:style style:name="P37" style:family="paragraph" style:parent-style-name="Table_20_Contents">
      <style:paragraph-properties fo:text-align="center" style:justify-single-word="false"/>
      <style:text-properties fo:font-style="italic" fo:font-weight="normal" style:font-style-asian="italic" style:font-weight-asian="normal" style:font-style-complex="italic" style:font-weight-complex="normal"/>
    </style:style>
    <style:style style:name="P38" style:family="paragraph" style:parent-style-name="Table_20_Contents">
      <style:text-properties fo:font-style="normal" fo:background-color="transparent" style:font-style-asian="normal" style:font-style-complex="normal"/>
    </style:style>
    <style:style style:name="P39" style:family="paragraph" style:parent-style-name="Table_20_Contents">
      <style:paragraph-properties fo:text-align="center" style:justify-single-word="false"/>
      <style:text-properties fo:font-style="normal" fo:font-weight="bold" officeooo:paragraph-rsid="00ed4c7d" style:font-style-asian="normal" style:font-weight-asian="bold" style:font-style-complex="normal" style:font-weight-complex="bold"/>
    </style:style>
    <style:style style:name="P40" style:family="paragraph" style:parent-style-name="Table_20_Contents">
      <style:text-properties fo:font-weight="normal" fo:background-color="transparent" style:font-weight-asian="normal" style:font-weight-complex="normal"/>
    </style:style>
    <style:style style:name="P41"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42" style:family="paragraph" style:parent-style-name="Table_20_Contents">
      <style:text-properties fo:font-size="12pt" fo:font-weight="bold" officeooo:paragraph-rsid="00ecf453" style:font-size-asian="12pt" style:font-weight-asian="bold" style:font-size-complex="12pt" style:font-weight-complex="bold"/>
    </style:style>
    <style:style style:name="P43" style:family="paragraph" style:parent-style-name="Table_20_Contents">
      <style:text-properties officeooo:rsid="0001acea" officeooo:paragraph-rsid="0001acea"/>
    </style:style>
    <style:style style:name="P44" style:family="paragraph" style:parent-style-name="Table_20_Contents">
      <style:text-properties officeooo:rsid="0003a80c" officeooo:paragraph-rsid="0003a80c"/>
    </style:style>
    <style:style style:name="P45" style:family="paragraph" style:parent-style-name="Table_20_Contents">
      <style:text-properties officeooo:rsid="0011d378" officeooo:paragraph-rsid="0011d378"/>
    </style:style>
    <style:style style:name="P46" style:family="paragraph" style:parent-style-name="Table_20_Contents">
      <style:text-properties officeooo:rsid="0011d378" officeooo:paragraph-rsid="001cbd02"/>
    </style:style>
    <style:style style:name="P47" style:family="paragraph" style:parent-style-name="Table_20_Contents">
      <style:text-properties officeooo:rsid="0011d378" officeooo:paragraph-rsid="00500345"/>
    </style:style>
    <style:style style:name="P48" style:family="paragraph" style:parent-style-name="Table_20_Contents">
      <style:text-properties officeooo:rsid="001cbd02" officeooo:paragraph-rsid="001cbd02"/>
    </style:style>
    <style:style style:name="P49" style:family="paragraph" style:parent-style-name="Table_20_Contents">
      <style:text-properties officeooo:rsid="002118c5" officeooo:paragraph-rsid="002118c5"/>
    </style:style>
    <style:style style:name="P50" style:family="paragraph" style:parent-style-name="Table_20_Contents">
      <style:text-properties officeooo:paragraph-rsid="002af12a"/>
    </style:style>
    <style:style style:name="P51" style:family="paragraph" style:parent-style-name="Table_20_Contents">
      <style:text-properties officeooo:rsid="002cd75c" officeooo:paragraph-rsid="002cd75c"/>
    </style:style>
    <style:style style:name="P52" style:family="paragraph" style:parent-style-name="Table_20_Contents">
      <style:text-properties officeooo:rsid="002cd75c" officeooo:paragraph-rsid="00460ce6"/>
    </style:style>
    <style:style style:name="P53" style:family="paragraph" style:parent-style-name="Table_20_Contents">
      <style:text-properties officeooo:paragraph-rsid="002cd75c"/>
    </style:style>
    <style:style style:name="P54" style:family="paragraph" style:parent-style-name="Table_20_Contents">
      <style:text-properties officeooo:rsid="0031fa2b" officeooo:paragraph-rsid="0031fa2b"/>
    </style:style>
    <style:style style:name="P55" style:family="paragraph" style:parent-style-name="Table_20_Contents">
      <style:text-properties officeooo:paragraph-rsid="003c1e26"/>
    </style:style>
    <style:style style:name="P56" style:family="paragraph" style:parent-style-name="Table_20_Contents">
      <style:text-properties officeooo:rsid="0030d806" officeooo:paragraph-rsid="003c1e26"/>
    </style:style>
    <style:style style:name="P57" style:family="paragraph" style:parent-style-name="Table_20_Contents">
      <style:text-properties officeooo:rsid="00460ce6" officeooo:paragraph-rsid="00460ce6"/>
    </style:style>
    <style:style style:name="P58" style:family="paragraph" style:parent-style-name="Table_20_Contents">
      <style:text-properties officeooo:rsid="00500345" officeooo:paragraph-rsid="00500345"/>
    </style:style>
    <style:style style:name="P59" style:family="paragraph" style:parent-style-name="Table_20_Contents">
      <style:text-properties officeooo:paragraph-rsid="00506a62"/>
    </style:style>
    <style:style style:name="P60" style:family="paragraph" style:parent-style-name="Table_20_Contents">
      <style:text-properties officeooo:rsid="00ed4c7d" officeooo:paragraph-rsid="00ed4c7d"/>
    </style:style>
    <style:style style:name="P61" style:family="paragraph" style:parent-style-name="Table">
      <style:paragraph-properties fo:text-align="center" style:justify-single-word="false"/>
    </style:style>
    <style:style style:name="P62" style:family="paragraph" style:parent-style-name="Table">
      <style:paragraph-properties fo:text-align="center" style:justify-single-word="false"/>
      <style:text-properties officeooo:paragraph-rsid="0076b96b"/>
    </style:style>
    <style:style style:name="P63" style:family="paragraph" style:parent-style-name="Table">
      <style:paragraph-properties fo:text-align="center" style:justify-single-word="false"/>
      <style:text-properties officeooo:rsid="0004feda" officeooo:paragraph-rsid="0004feda"/>
    </style:style>
    <style:style style:name="P64" style:family="paragraph" style:parent-style-name="Table">
      <style:paragraph-properties fo:text-align="center" style:justify-single-word="false"/>
      <style:text-properties officeooo:rsid="00293aec" officeooo:paragraph-rsid="002af12a"/>
    </style:style>
    <style:style style:name="P65" style:family="paragraph" style:parent-style-name="Text_20_body">
      <style:text-properties fo:font-weight="normal" style:font-weight-asian="normal" style:font-weight-complex="normal"/>
    </style:style>
    <style:style style:name="P66" style:family="paragraph" style:parent-style-name="Text_20_body">
      <style:text-properties fo:font-weight="normal" officeooo:paragraph-rsid="0076b96b" style:font-weight-asian="normal" style:font-weight-complex="normal"/>
    </style:style>
    <style:style style:name="P67" style:family="paragraph" style:parent-style-name="Text_20_body">
      <style:text-properties fo:font-weight="normal" officeooo:paragraph-rsid="008247df" style:font-weight-asian="normal" style:font-weight-complex="normal"/>
    </style:style>
    <style:style style:name="P68" style:family="paragraph" style:parent-style-name="Text_20_body">
      <style:text-properties fo:font-weight="normal" officeooo:paragraph-rsid="00ab58aa" style:font-weight-asian="normal" style:font-weight-complex="normal"/>
    </style:style>
    <style:style style:name="P69" style:family="paragraph" style:parent-style-name="Text_20_body">
      <style:text-properties fo:font-weight="normal" officeooo:paragraph-rsid="0119c26e" style:font-weight-asian="normal" style:font-weight-complex="normal"/>
    </style:style>
    <style:style style:name="P70" style:family="paragraph" style:parent-style-name="Text_20_body">
      <style:text-properties fo:font-weight="normal" officeooo:paragraph-rsid="011cf8bb" style:font-weight-asian="normal" style:font-weight-complex="normal"/>
    </style:style>
    <style:style style:name="P71" style:family="paragraph" style:parent-style-name="Text_20_body">
      <style:text-properties fo:font-weight="normal" officeooo:paragraph-rsid="011ffc8d" style:font-weight-asian="normal" style:font-weight-complex="normal"/>
    </style:style>
    <style:style style:name="P72" style:family="paragraph" style:parent-style-name="Text_20_body">
      <style:text-properties fo:font-weight="normal" officeooo:paragraph-rsid="01205dd0" style:font-weight-asian="normal" style:font-weight-complex="normal"/>
    </style:style>
    <style:style style:name="P73" style:family="paragraph" style:parent-style-name="Text_20_body">
      <style:paragraph-properties>
        <style:tab-stops>
          <style:tab-stop style:position="0.45cm"/>
        </style:tab-stops>
      </style:paragraph-properties>
    </style:style>
    <style:style style:name="P74" style:family="paragraph" style:parent-style-name="Text_20_body">
      <style:paragraph-properties fo:text-align="center" style:justify-single-word="false"/>
    </style:style>
    <style:style style:name="P75" style:family="paragraph" style:parent-style-name="Text_20_body">
      <style:paragraph-properties fo:text-align="start" style:justify-single-word="false"/>
    </style:style>
    <style:style style:name="P76"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77" style:family="paragraph" style:parent-style-name="Text_20_body">
      <style:paragraph-properties fo:text-align="start" style:justify-single-word="false"/>
      <style:text-properties fo:font-size="12pt" style:font-size-asian="12pt" style:font-size-complex="12pt"/>
    </style:style>
    <style:style style:name="P78" style:family="paragraph" style:parent-style-name="Text_20_body">
      <style:paragraph-properties fo:text-align="start" style:justify-single-word="false"/>
      <style:text-properties fo:font-size="12pt" fo:language="en" fo:country="GB" style:font-size-asian="12pt" style:font-size-complex="12pt"/>
    </style:style>
    <style:style style:name="P79" style:family="paragraph" style:parent-style-name="Text_20_body">
      <style:text-properties fo:font-size="12pt" fo:language="en" fo:country="GB" fo:font-weight="normal" style:font-size-asian="12pt" style:font-weight-asian="normal" style:font-size-complex="12pt" style:font-weight-complex="normal"/>
    </style:style>
    <style:style style:name="P80"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81"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82"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83" style:family="paragraph" style:parent-style-name="Text_20_body">
      <style:text-properties fo:background-color="transparent"/>
    </style:style>
    <style:style style:name="P84" style:family="paragraph" style:parent-style-name="Text_20_body">
      <style:text-properties fo:font-style="italic" style:font-style-asian="italic" style:font-style-complex="italic"/>
    </style:style>
    <style:style style:name="P85" style:family="paragraph" style:parent-style-name="Text_20_body">
      <style:text-properties fo:font-weight="bold" style:font-weight-asian="bold" style:font-weight-complex="bold"/>
    </style:style>
    <style:style style:name="P86" style:family="paragraph" style:parent-style-name="Text_20_body">
      <style:text-properties officeooo:paragraph-rsid="0001acea"/>
    </style:style>
    <style:style style:name="P87" style:family="paragraph" style:parent-style-name="Text_20_body">
      <style:text-properties officeooo:rsid="0001acea" officeooo:paragraph-rsid="0001acea"/>
    </style:style>
    <style:style style:name="P88" style:family="paragraph" style:parent-style-name="Text_20_body">
      <style:text-properties officeooo:rsid="00041185" officeooo:paragraph-rsid="00041185"/>
    </style:style>
    <style:style style:name="P89" style:family="paragraph" style:parent-style-name="Text_20_body">
      <style:text-properties officeooo:paragraph-rsid="00041185"/>
    </style:style>
    <style:style style:name="P90" style:family="paragraph" style:parent-style-name="Text_20_body">
      <style:text-properties officeooo:rsid="00069f4b" officeooo:paragraph-rsid="00069f4b"/>
    </style:style>
    <style:style style:name="P91" style:family="paragraph" style:parent-style-name="Text_20_body">
      <style:text-properties officeooo:rsid="00069f4b" officeooo:paragraph-rsid="0006ab1d"/>
    </style:style>
    <style:style style:name="P92" style:family="paragraph" style:parent-style-name="Text_20_body">
      <style:text-properties officeooo:rsid="00081ce9" officeooo:paragraph-rsid="00081ce9"/>
    </style:style>
    <style:style style:name="P93" style:family="paragraph" style:parent-style-name="Text_20_body">
      <style:text-properties officeooo:rsid="000afe69" officeooo:paragraph-rsid="000afe69"/>
    </style:style>
    <style:style style:name="P94" style:family="paragraph" style:parent-style-name="Text_20_body">
      <style:text-properties officeooo:rsid="0004feda" officeooo:paragraph-rsid="0004feda"/>
    </style:style>
    <style:style style:name="P95" style:family="paragraph" style:parent-style-name="Text_20_body">
      <style:text-properties officeooo:paragraph-rsid="000f21aa"/>
    </style:style>
    <style:style style:name="P96" style:family="paragraph" style:parent-style-name="Text_20_body">
      <style:text-properties officeooo:paragraph-rsid="0021b6c9"/>
    </style:style>
    <style:style style:name="P97" style:family="paragraph" style:parent-style-name="Text_20_body">
      <style:text-properties officeooo:paragraph-rsid="0015e417"/>
    </style:style>
    <style:style style:name="P98" style:family="paragraph" style:parent-style-name="Text_20_body">
      <style:text-properties officeooo:rsid="00293aec" officeooo:paragraph-rsid="00293aec"/>
    </style:style>
    <style:style style:name="P99" style:family="paragraph" style:parent-style-name="Text_20_body">
      <style:text-properties officeooo:rsid="0033df5e" officeooo:paragraph-rsid="0033df5e"/>
    </style:style>
    <style:style style:name="P100" style:family="paragraph" style:parent-style-name="Text_20_body">
      <style:text-properties officeooo:rsid="00355a74" officeooo:paragraph-rsid="00355a74"/>
    </style:style>
    <style:style style:name="P101" style:family="paragraph" style:parent-style-name="Text_20_body">
      <style:text-properties officeooo:rsid="00360eba" officeooo:paragraph-rsid="00360eba"/>
    </style:style>
    <style:style style:name="P102" style:family="paragraph" style:parent-style-name="Text_20_body">
      <style:text-properties officeooo:rsid="003719d0" officeooo:paragraph-rsid="003719d0"/>
    </style:style>
    <style:style style:name="P103" style:family="paragraph" style:parent-style-name="Text_20_body">
      <style:text-properties officeooo:rsid="0038a767" officeooo:paragraph-rsid="0038a767"/>
    </style:style>
    <style:style style:name="P104" style:family="paragraph" style:parent-style-name="Text_20_body">
      <style:text-properties officeooo:rsid="003996e6" officeooo:paragraph-rsid="003996e6"/>
    </style:style>
    <style:style style:name="P105" style:family="paragraph" style:parent-style-name="Text_20_body">
      <style:text-properties officeooo:rsid="00412d86" officeooo:paragraph-rsid="00412d86"/>
    </style:style>
    <style:style style:name="P106" style:family="paragraph" style:parent-style-name="Text_20_body">
      <style:text-properties officeooo:paragraph-rsid="0041c01a"/>
    </style:style>
    <style:style style:name="P107" style:family="paragraph" style:parent-style-name="Text_20_body">
      <style:text-properties officeooo:paragraph-rsid="00f3d769"/>
    </style:style>
    <style:style style:name="P108" style:family="paragraph" style:parent-style-name="Text_20_body">
      <style:text-properties officeooo:paragraph-rsid="0076b96b"/>
    </style:style>
    <style:style style:name="P109" style:family="paragraph" style:parent-style-name="Text_20_body">
      <style:text-properties officeooo:rsid="0052d08b" officeooo:paragraph-rsid="0076b96b"/>
    </style:style>
    <style:style style:name="P110" style:family="paragraph" style:parent-style-name="Text_20_body">
      <style:text-properties officeooo:paragraph-rsid="007709ca"/>
    </style:style>
    <style:style style:name="P111" style:family="paragraph" style:parent-style-name="Text_20_body">
      <style:text-properties officeooo:paragraph-rsid="007f8022"/>
    </style:style>
    <style:style style:name="P112" style:family="paragraph" style:parent-style-name="Text_20_body">
      <style:text-properties officeooo:paragraph-rsid="0091f898"/>
    </style:style>
    <style:style style:name="P113" style:family="paragraph" style:parent-style-name="Text_20_body">
      <style:text-properties officeooo:rsid="00b94e30" officeooo:paragraph-rsid="00b94e30"/>
    </style:style>
    <style:style style:name="P114" style:family="paragraph" style:parent-style-name="Text_20_body">
      <style:text-properties officeooo:rsid="00b94e30" officeooo:paragraph-rsid="00f3d769"/>
    </style:style>
    <style:style style:name="P115" style:family="paragraph" style:parent-style-name="Text_20_body">
      <style:text-properties officeooo:rsid="00d7139e" officeooo:paragraph-rsid="00d7139e"/>
    </style:style>
    <style:style style:name="P116" style:family="paragraph" style:parent-style-name="Text_20_body">
      <style:text-properties officeooo:rsid="0105b71e" officeooo:paragraph-rsid="0105b71e"/>
    </style:style>
    <style:style style:name="P117" style:family="paragraph" style:parent-style-name="Text_20_body">
      <style:text-properties officeooo:paragraph-rsid="011ffc8d"/>
    </style:style>
    <style:style style:name="P118" style:family="paragraph" style:parent-style-name="Text_20_body">
      <style:text-properties officeooo:rsid="012468d1" officeooo:paragraph-rsid="012468d1"/>
    </style:style>
    <style:style style:name="P119" style:family="paragraph" style:parent-style-name="Text_20_body">
      <style:paragraph-properties fo:keep-with-next="always"/>
    </style:style>
    <style:style style:name="P120" style:family="paragraph" style:parent-style-name="Text_20_body">
      <style:paragraph-properties fo:keep-with-next="always"/>
      <style:text-properties officeooo:paragraph-rsid="0015e417"/>
    </style:style>
    <style:style style:name="P121" style:family="paragraph" style:parent-style-name="Text_20_body">
      <style:paragraph-properties fo:keep-with-next="always"/>
      <style:text-properties officeooo:paragraph-rsid="00170db6"/>
    </style:style>
    <style:style style:name="P122" style:family="paragraph" style:parent-style-name="Text_20_body">
      <style:paragraph-properties fo:keep-with-next="always"/>
      <style:text-properties officeooo:rsid="0052d08b" officeooo:paragraph-rsid="0076b96b"/>
    </style:style>
    <style:style style:name="P123" style:family="paragraph" style:parent-style-name="Text_20_body">
      <style:paragraph-properties fo:keep-together="always" fo:keep-with-next="always"/>
      <style:text-properties officeooo:paragraph-rsid="0076b96b"/>
    </style:style>
    <style:style style:name="P124" style:family="paragraph" style:parent-style-name="Code">
      <style:paragraph-properties fo:keep-with-next="always"/>
    </style:style>
    <style:style style:name="P125" style:family="paragraph" style:parent-style-name="Code">
      <style:paragraph-properties fo:keep-together="always" fo:keep-with-next="always"/>
    </style:style>
    <style:style style:name="P126" style:family="paragraph" style:parent-style-name="Code">
      <style:paragraph-properties fo:keep-together="always" fo:keep-with-next="always"/>
      <style:text-properties officeooo:paragraph-rsid="00170db6"/>
    </style:style>
    <style:style style:name="P127" style:family="paragraph" style:parent-style-name="Code">
      <style:paragraph-properties fo:keep-with-next="always"/>
      <style:text-properties officeooo:rsid="00b011a7" officeooo:paragraph-rsid="00b011a7"/>
    </style:style>
    <style:style style:name="P128" style:family="paragraph" style:parent-style-name="Code">
      <style:paragraph-properties fo:keep-with-next="always"/>
      <style:text-properties officeooo:rsid="00b011a7" officeooo:paragraph-rsid="010ff6a0"/>
    </style:style>
    <style:style style:name="P129" style:family="paragraph" style:parent-style-name="Code">
      <style:paragraph-properties fo:keep-with-next="always"/>
      <style:text-properties officeooo:rsid="00b011a7" officeooo:paragraph-rsid="01111ae8"/>
    </style:style>
    <style:style style:name="P130" style:family="paragraph" style:parent-style-name="Code">
      <style:paragraph-properties fo:keep-with-next="always"/>
      <style:text-properties officeooo:rsid="00b011a7" officeooo:paragraph-rsid="01130710"/>
    </style:style>
    <style:style style:name="P131" style:family="paragraph" style:parent-style-name="Code">
      <style:paragraph-properties fo:keep-with-next="always"/>
      <style:text-properties officeooo:rsid="00b011a7" officeooo:paragraph-rsid="01140217"/>
    </style:style>
    <style:style style:name="P132" style:family="paragraph" style:parent-style-name="Code">
      <style:paragraph-properties fo:keep-with-next="always"/>
      <style:text-properties officeooo:paragraph-rsid="010ff6a0"/>
    </style:style>
    <style:style style:name="P133" style:family="paragraph" style:parent-style-name="Code">
      <style:paragraph-properties fo:keep-with-next="always"/>
      <style:text-properties officeooo:paragraph-rsid="01111ae8"/>
    </style:style>
    <style:style style:name="P134" style:family="paragraph" style:parent-style-name="Table_20_Contents">
      <style:paragraph-properties fo:keep-with-next="always"/>
      <style:text-properties fo:background-color="transparent"/>
    </style:style>
    <style:style style:name="P135" style:family="paragraph" style:parent-style-name="Table_20_Contents">
      <style:paragraph-properties fo:keep-with-next="always"/>
      <style:text-properties fo:font-weight="bold" style:font-weight-asian="bold" style:font-weight-complex="bold"/>
    </style:style>
    <style:style style:name="P136" style:family="paragraph" style:parent-style-name="Text_20_body">
      <style:paragraph-properties fo:padding="0.049cm" fo:border="0.06pt solid #000000" style:shadow="none"/>
    </style:style>
    <style:style style:name="P137"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138" style:family="paragraph" style:parent-style-name="Code">
      <style:paragraph-properties fo:text-align="start" style:justify-single-word="false"/>
      <style:text-properties fo:font-style="normal" style:font-style-asian="normal" style:font-style-complex="normal"/>
    </style:style>
    <style:style style:name="P139" style:family="paragraph" style:parent-style-name="Code">
      <style:text-properties officeooo:paragraph-rsid="0001acea"/>
    </style:style>
    <style:style style:name="P140" style:family="paragraph" style:parent-style-name="Code">
      <style:text-properties officeooo:rsid="0001acea"/>
    </style:style>
    <style:style style:name="P141" style:family="paragraph" style:parent-style-name="Code">
      <style:text-properties officeooo:rsid="0001acea" officeooo:paragraph-rsid="0001acea"/>
    </style:style>
    <style:style style:name="P142" style:family="paragraph" style:parent-style-name="Code">
      <style:text-properties fo:font-weight="normal" style:font-weight-asian="normal" style:font-weight-complex="normal"/>
    </style:style>
    <style:style style:name="P143" style:family="paragraph" style:parent-style-name="Code">
      <style:text-properties fo:font-weight="normal" officeooo:paragraph-rsid="00043390" style:font-weight-asian="normal" style:font-weight-complex="normal"/>
    </style:style>
    <style:style style:name="P144" style:family="paragraph" style:parent-style-name="Code">
      <style:text-properties officeooo:paragraph-rsid="000f21aa"/>
    </style:style>
    <style:style style:name="P145" style:family="paragraph" style:parent-style-name="Code">
      <style:text-properties officeooo:paragraph-rsid="0015e417"/>
    </style:style>
    <style:style style:name="P146" style:family="paragraph" style:parent-style-name="Code">
      <style:text-properties officeooo:paragraph-rsid="00170db6"/>
    </style:style>
    <style:style style:name="P147" style:family="paragraph" style:parent-style-name="Code">
      <style:text-properties officeooo:rsid="00203edf" officeooo:paragraph-rsid="00203edf"/>
    </style:style>
    <style:style style:name="P148" style:family="paragraph" style:parent-style-name="Code">
      <style:text-properties officeooo:paragraph-rsid="0046802f"/>
    </style:style>
    <style:style style:name="P149" style:family="paragraph" style:parent-style-name="Code">
      <style:text-properties officeooo:rsid="00b011a7" officeooo:paragraph-rsid="00b011a7"/>
    </style:style>
    <style:style style:name="P150" style:family="paragraph" style:parent-style-name="Code">
      <style:text-properties officeooo:rsid="00b011a7" officeooo:paragraph-rsid="00c0715b"/>
    </style:style>
    <style:style style:name="P151" style:family="paragraph" style:parent-style-name="Code">
      <style:text-properties officeooo:rsid="00b011a7" officeooo:paragraph-rsid="00c6eb03"/>
    </style:style>
    <style:style style:name="P152" style:family="paragraph" style:parent-style-name="Code">
      <style:text-properties officeooo:rsid="00b011a7" officeooo:paragraph-rsid="00c87a7f"/>
    </style:style>
    <style:style style:name="P153" style:family="paragraph" style:parent-style-name="Code">
      <style:text-properties officeooo:rsid="00b011a7" officeooo:paragraph-rsid="00d20423"/>
    </style:style>
    <style:style style:name="P154" style:family="paragraph" style:parent-style-name="Code">
      <style:text-properties officeooo:rsid="00b011a7" officeooo:paragraph-rsid="010d37ee"/>
    </style:style>
    <style:style style:name="P155" style:family="paragraph" style:parent-style-name="Code">
      <style:text-properties officeooo:rsid="00b011a7" officeooo:paragraph-rsid="010ff6a0"/>
    </style:style>
    <style:style style:name="P156" style:family="paragraph" style:parent-style-name="Code">
      <style:text-properties officeooo:rsid="00b011a7" officeooo:paragraph-rsid="01111ae8"/>
    </style:style>
    <style:style style:name="P157" style:family="paragraph" style:parent-style-name="Code">
      <style:text-properties officeooo:paragraph-rsid="00b011a7"/>
    </style:style>
    <style:style style:name="P158" style:family="paragraph" style:parent-style-name="Code">
      <style:text-properties officeooo:paragraph-rsid="00b08036"/>
    </style:style>
    <style:style style:name="P159" style:family="paragraph" style:parent-style-name="Code">
      <style:text-properties officeooo:rsid="00b08036" officeooo:paragraph-rsid="00b08036"/>
    </style:style>
    <style:style style:name="P160" style:family="paragraph" style:parent-style-name="Code">
      <style:text-properties officeooo:rsid="00b184b2" officeooo:paragraph-rsid="00b184b2"/>
    </style:style>
    <style:style style:name="P161" style:family="paragraph" style:parent-style-name="Code">
      <style:text-properties officeooo:paragraph-rsid="00b3f905"/>
    </style:style>
    <style:style style:name="P162" style:family="paragraph" style:parent-style-name="Code">
      <style:text-properties officeooo:paragraph-rsid="00b94e30"/>
    </style:style>
    <style:style style:name="P163" style:family="paragraph" style:parent-style-name="Code">
      <style:text-properties officeooo:rsid="00b94e30" officeooo:paragraph-rsid="00b94e30"/>
    </style:style>
    <style:style style:name="P164" style:family="paragraph" style:parent-style-name="Code">
      <style:text-properties officeooo:paragraph-rsid="00be8f3a"/>
    </style:style>
    <style:style style:name="P165" style:family="paragraph" style:parent-style-name="Code">
      <style:text-properties officeooo:rsid="00be8f3a" officeooo:paragraph-rsid="012468d1"/>
    </style:style>
    <style:style style:name="P166" style:family="paragraph" style:parent-style-name="Code">
      <style:text-properties officeooo:paragraph-rsid="00c0715b"/>
    </style:style>
    <style:style style:name="P167" style:family="paragraph" style:parent-style-name="Code">
      <style:text-properties officeooo:rsid="00c226b3" officeooo:paragraph-rsid="00c226b3"/>
    </style:style>
    <style:style style:name="P168" style:family="paragraph" style:parent-style-name="Code">
      <style:text-properties officeooo:rsid="00c226b3" officeooo:paragraph-rsid="00c33673"/>
    </style:style>
    <style:style style:name="P169" style:family="paragraph" style:parent-style-name="Code">
      <style:text-properties officeooo:rsid="00c226b3" officeooo:paragraph-rsid="00c5a6dc"/>
    </style:style>
    <style:style style:name="P170" style:family="paragraph" style:parent-style-name="Code">
      <style:text-properties officeooo:paragraph-rsid="00c33673"/>
    </style:style>
    <style:style style:name="P171" style:family="paragraph" style:parent-style-name="Code">
      <style:text-properties officeooo:paragraph-rsid="00c5a6dc"/>
    </style:style>
    <style:style style:name="P172" style:family="paragraph" style:parent-style-name="Code">
      <style:text-properties officeooo:paragraph-rsid="00c6eb03"/>
    </style:style>
    <style:style style:name="P173" style:family="paragraph" style:parent-style-name="Code">
      <style:text-properties officeooo:paragraph-rsid="00c87a7f"/>
    </style:style>
    <style:style style:name="P174" style:family="paragraph" style:parent-style-name="Code">
      <style:text-properties officeooo:rsid="00ca6c90" officeooo:paragraph-rsid="00cab92b"/>
    </style:style>
    <style:style style:name="P175" style:family="paragraph" style:parent-style-name="Code">
      <style:text-properties officeooo:rsid="00ca6c90" officeooo:paragraph-rsid="010d37ee"/>
    </style:style>
    <style:style style:name="P176" style:family="paragraph" style:parent-style-name="Code">
      <style:text-properties officeooo:paragraph-rsid="00cc2bef"/>
    </style:style>
    <style:style style:name="P177" style:family="paragraph" style:parent-style-name="Code">
      <style:text-properties officeooo:rsid="00cc2bef" officeooo:paragraph-rsid="00ccc179"/>
    </style:style>
    <style:style style:name="P178" style:family="paragraph" style:parent-style-name="Code">
      <style:text-properties officeooo:rsid="00cc2bef" officeooo:paragraph-rsid="010d37ee"/>
    </style:style>
    <style:style style:name="P179" style:family="paragraph" style:parent-style-name="Code">
      <style:text-properties officeooo:rsid="00ceaf00" officeooo:paragraph-rsid="00ceaf00"/>
    </style:style>
    <style:style style:name="P180" style:family="paragraph" style:parent-style-name="Code">
      <style:text-properties officeooo:rsid="00ceaf00" officeooo:paragraph-rsid="010d37ee"/>
    </style:style>
    <style:style style:name="P181" style:family="paragraph" style:parent-style-name="Code">
      <style:text-properties officeooo:paragraph-rsid="00d06163"/>
    </style:style>
    <style:style style:name="P182" style:family="paragraph" style:parent-style-name="Code">
      <style:text-properties officeooo:rsid="00d06163" officeooo:paragraph-rsid="00d06163"/>
    </style:style>
    <style:style style:name="P183" style:family="paragraph" style:parent-style-name="Code">
      <style:text-properties officeooo:rsid="00d06163" officeooo:paragraph-rsid="010d37ee"/>
    </style:style>
    <style:style style:name="P184" style:family="paragraph" style:parent-style-name="Code">
      <style:text-properties officeooo:paragraph-rsid="010d37ee"/>
    </style:style>
    <style:style style:name="P185" style:family="paragraph" style:parent-style-name="Code">
      <style:text-properties officeooo:rsid="010db4db" officeooo:paragraph-rsid="010db4db"/>
    </style:style>
    <style:style style:name="P186" style:family="paragraph" style:parent-style-name="Code">
      <style:text-properties officeooo:rsid="010eb4ec" officeooo:paragraph-rsid="010eb4ec"/>
    </style:style>
    <style:style style:name="P187" style:family="paragraph" style:parent-style-name="Preformatted_20_Text">
      <style:paragraph-properties fo:margin-top="0cm" fo:margin-bottom="0.499cm" style:contextual-spacing="false"/>
    </style:style>
    <style:style style:name="P188" style:family="paragraph" style:parent-style-name="Standard">
      <style:text-properties fo:background-color="transparent"/>
    </style:style>
    <style:style style:name="P189" style:family="paragraph" style:parent-style-name="Standard">
      <style:text-properties officeooo:paragraph-rsid="0001acea"/>
    </style:style>
    <style:style style:name="P190" style:family="paragraph" style:parent-style-name="Standard">
      <style:text-properties officeooo:rsid="0001acea" officeooo:paragraph-rsid="0001acea"/>
    </style:style>
    <style:style style:name="P191" style:family="paragraph" style:parent-style-name="Standard">
      <style:text-properties officeooo:paragraph-rsid="002af12a"/>
    </style:style>
    <style:style style:name="P192" style:family="paragraph" style:parent-style-name="Standard">
      <style:text-properties fo:font-weight="normal" officeooo:paragraph-rsid="0076b96b" style:font-weight-asian="normal" style:font-weight-complex="normal"/>
    </style:style>
    <style:style style:name="P193"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style:style>
    <style:style style:name="P194"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01acea" officeooo:paragraph-rsid="0001acea"/>
    </style:style>
    <style:style style:name="P195"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03a80c" officeooo:paragraph-rsid="0003a80c"/>
    </style:style>
    <style:style style:name="P196"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11d378" officeooo:paragraph-rsid="0011d378"/>
    </style:style>
    <style:style style:name="P197"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1cbd02" officeooo:paragraph-rsid="001cbd02"/>
    </style:style>
    <style:style style:name="P198"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4acd7c" officeooo:paragraph-rsid="004acd7c"/>
    </style:style>
    <style:style style:name="P199"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500345" officeooo:paragraph-rsid="00500345"/>
    </style:style>
    <style:style style:name="P200" style:family="paragraph" style:parent-style-name="Text_20_body">
      <style:paragraph-properties fo:break-before="page"/>
      <style:text-properties fo:font-weight="bold" style:font-weight-asian="bold" style:font-weight-complex="bold"/>
    </style:style>
    <style:style style:name="P201" style:family="paragraph" style:parent-style-name="Standard" style:list-style-name="L56">
      <style:text-properties officeooo:paragraph-rsid="0076b96b"/>
    </style:style>
    <style:style style:name="P202" style:family="paragraph" style:parent-style-name="Text_20_body" style:list-style-name="L1"/>
    <style:style style:name="P203" style:family="paragraph" style:parent-style-name="Text_20_body" style:list-style-name="L2"/>
    <style:style style:name="P204" style:family="paragraph" style:parent-style-name="Text_20_body" style:list-style-name="L2">
      <style:text-properties fo:font-weight="bold" style:font-weight-asian="bold" style:font-weight-complex="bold"/>
    </style:style>
    <style:style style:name="P205" style:family="paragraph" style:parent-style-name="Text_20_body">
      <style:text-properties fo:font-weight="bold" officeooo:rsid="01376a53" officeooo:paragraph-rsid="01376a53" style:font-weight-asian="bold" style:font-weight-complex="bold"/>
    </style:style>
    <style:style style:name="P206" style:family="paragraph" style:parent-style-name="Text_20_body" style:list-style-name="L2">
      <style:text-properties fo:font-weight="normal" style:font-weight-asian="normal" style:font-weight-complex="normal"/>
    </style:style>
    <style:style style:name="P207" style:family="paragraph" style:parent-style-name="Text_20_body" style:list-style-name="L56">
      <style:text-properties fo:font-weight="normal" officeooo:paragraph-rsid="0076b96b" style:font-weight-asian="normal" style:font-weight-complex="normal"/>
    </style:style>
    <style:style style:name="P208" style:family="paragraph" style:parent-style-name="Text_20_body">
      <style:text-properties fo:font-weight="normal" officeooo:paragraph-rsid="0076b96b" style:font-weight-asian="normal" style:font-weight-complex="normal"/>
    </style:style>
    <style:style style:name="P209" style:family="paragraph" style:parent-style-name="Text_20_body" style:list-style-name="L55">
      <style:text-properties fo:font-weight="normal" officeooo:paragraph-rsid="0076b96b" style:font-weight-asian="normal" style:font-weight-complex="normal"/>
    </style:style>
    <style:style style:name="P210" style:family="paragraph" style:parent-style-name="Text_20_body">
      <style:text-properties fo:font-weight="normal" officeooo:paragraph-rsid="0128210e" style:font-weight-asian="normal" style:font-weight-complex="normal"/>
    </style:style>
    <style:style style:name="P211" style:family="paragraph" style:parent-style-name="Text_20_body">
      <style:text-properties fo:font-weight="normal" officeooo:paragraph-rsid="0081657a" style:font-weight-asian="normal" style:font-weight-complex="normal"/>
    </style:style>
    <style:style style:name="P212" style:family="paragraph" style:parent-style-name="Text_20_body">
      <style:text-properties fo:font-weight="normal" officeooo:paragraph-rsid="01376a53" style:font-weight-asian="normal" style:font-weight-complex="normal"/>
    </style:style>
    <style:style style:name="P213" style:family="paragraph" style:parent-style-name="Text_20_body" style:list-style-name="L3"/>
    <style:style style:name="P214" style:family="paragraph" style:parent-style-name="Text_20_body" style:list-style-name="L4"/>
    <style:style style:name="P215" style:family="paragraph" style:parent-style-name="Text_20_body" style:list-style-name="L5"/>
    <style:style style:name="P216" style:family="paragraph" style:parent-style-name="Text_20_body" style:list-style-name="L6"/>
    <style:style style:name="P217" style:family="paragraph" style:parent-style-name="Text_20_body" style:list-style-name="L7"/>
    <style:style style:name="P218" style:family="paragraph" style:parent-style-name="Text_20_body" style:list-style-name="L8"/>
    <style:style style:name="P219" style:family="paragraph" style:parent-style-name="Text_20_body" style:list-style-name="L10"/>
    <style:style style:name="P220" style:family="paragraph" style:parent-style-name="Text_20_body" style:list-style-name="L10">
      <style:text-properties officeooo:paragraph-rsid="0021b6c9"/>
    </style:style>
    <style:style style:name="P221" style:family="paragraph" style:parent-style-name="Text_20_body" style:list-style-name="L13">
      <style:text-properties officeooo:rsid="0033df5e" officeooo:paragraph-rsid="0033df5e"/>
    </style:style>
    <style:style style:name="P222" style:family="paragraph" style:parent-style-name="Text_20_body" style:list-style-name="L14">
      <style:text-properties officeooo:rsid="003719d0" officeooo:paragraph-rsid="003719d0"/>
    </style:style>
    <style:style style:name="P223" style:family="paragraph" style:parent-style-name="Text_20_body" style:list-style-name="L14">
      <style:text-properties officeooo:rsid="003878ca" officeooo:paragraph-rsid="003878ca"/>
    </style:style>
    <style:style style:name="P224" style:family="paragraph" style:parent-style-name="Text_20_body" style:list-style-name="L15">
      <style:text-properties officeooo:rsid="0038a767" officeooo:paragraph-rsid="0038a767"/>
    </style:style>
    <style:style style:name="P225" style:family="paragraph" style:parent-style-name="Text_20_body" style:list-style-name="L17"/>
    <style:style style:name="P226" style:family="paragraph" style:parent-style-name="Text_20_body" style:list-style-name="L18"/>
    <style:style style:name="P227" style:family="paragraph" style:parent-style-name="Text_20_body" style:list-style-name="L19"/>
    <style:style style:name="P228" style:family="paragraph" style:parent-style-name="Text_20_body" style:list-style-name="L21"/>
    <style:style style:name="P229" style:family="paragraph" style:parent-style-name="Text_20_body" style:list-style-name="L22"/>
    <style:style style:name="P230" style:family="paragraph" style:parent-style-name="Text_20_body" style:list-style-name="L23"/>
    <style:style style:name="P231" style:family="paragraph" style:parent-style-name="Text_20_body" style:list-style-name="L24"/>
    <style:style style:name="P232" style:family="paragraph" style:parent-style-name="Text_20_body" style:list-style-name="L25"/>
    <style:style style:name="P233" style:family="paragraph" style:parent-style-name="Text_20_body" style:list-style-name="L27"/>
    <style:style style:name="P234" style:family="paragraph" style:parent-style-name="Text_20_body" style:list-style-name="L28"/>
    <style:style style:name="P235" style:family="paragraph" style:parent-style-name="Text_20_body" style:list-style-name="L29"/>
    <style:style style:name="P236" style:family="paragraph" style:parent-style-name="Text_20_body" style:list-style-name="L29">
      <style:text-properties officeooo:rsid="0015e417" officeooo:paragraph-rsid="0015e417"/>
    </style:style>
    <style:style style:name="P237" style:family="paragraph" style:parent-style-name="Text_20_body" style:list-style-name="L30"/>
    <style:style style:name="P238" style:family="paragraph" style:parent-style-name="Text_20_body" style:list-style-name="L31"/>
    <style:style style:name="P239" style:family="paragraph" style:parent-style-name="Text_20_body" style:list-style-name="L32"/>
    <style:style style:name="P240" style:family="paragraph" style:parent-style-name="Text_20_body" style:list-style-name="L33"/>
    <style:style style:name="P241" style:family="paragraph" style:parent-style-name="Text_20_body" style:list-style-name="L34">
      <style:text-properties officeooo:rsid="00041185" officeooo:paragraph-rsid="00041185"/>
    </style:style>
    <style:style style:name="P242" style:family="paragraph" style:parent-style-name="Text_20_body" style:list-style-name="L35">
      <style:text-properties officeooo:rsid="00069f4b" officeooo:paragraph-rsid="00069f4b"/>
    </style:style>
    <style:style style:name="P243" style:family="paragraph" style:parent-style-name="Text_20_body" style:list-style-name="L35">
      <style:text-properties officeooo:rsid="00069f4b" officeooo:paragraph-rsid="0006ab1d"/>
    </style:style>
    <style:style style:name="P244" style:family="paragraph" style:parent-style-name="Text_20_body" style:list-style-name="L36"/>
    <style:style style:name="P245" style:family="paragraph" style:parent-style-name="Text_20_body" style:list-style-name="L37"/>
    <style:style style:name="P246" style:family="paragraph" style:parent-style-name="Text_20_body" style:list-style-name="L38"/>
    <style:style style:name="P247" style:family="paragraph" style:parent-style-name="Text_20_body" style:list-style-name="L39"/>
    <style:style style:name="P248" style:family="paragraph" style:parent-style-name="Text_20_body" style:list-style-name="L40"/>
    <style:style style:name="P249" style:family="paragraph" style:parent-style-name="Text_20_body" style:list-style-name="L41"/>
    <style:style style:name="P250" style:family="paragraph" style:parent-style-name="Text_20_body" style:list-style-name="L42"/>
    <style:style style:name="P251" style:family="paragraph" style:parent-style-name="Text_20_body" style:list-style-name="L43"/>
    <style:style style:name="P252" style:family="paragraph" style:parent-style-name="Text_20_body" style:list-style-name="L45">
      <style:text-properties officeooo:paragraph-rsid="0041c01a"/>
    </style:style>
    <style:style style:name="P253" style:family="paragraph" style:parent-style-name="Text_20_body" style:list-style-name="L45">
      <style:text-properties officeooo:rsid="0041c01a" officeooo:paragraph-rsid="0041c01a"/>
    </style:style>
    <style:style style:name="P254" style:family="paragraph" style:parent-style-name="Text_20_body" style:list-style-name="L46"/>
    <style:style style:name="P255" style:family="paragraph" style:parent-style-name="Text_20_body" style:list-style-name="L48"/>
    <style:style style:name="P256" style:family="paragraph" style:parent-style-name="Text_20_body" style:list-style-name="L48">
      <style:text-properties officeooo:rsid="0042441b" officeooo:paragraph-rsid="0042441b"/>
    </style:style>
    <style:style style:name="P257" style:family="paragraph" style:parent-style-name="Text_20_body" style:list-style-name="L49">
      <style:text-properties officeooo:rsid="00d90ba8" officeooo:paragraph-rsid="00d90ba8"/>
    </style:style>
    <style:style style:name="P258" style:family="paragraph" style:parent-style-name="Text_20_body" style:list-style-name="L51"/>
    <style:style style:name="P259" style:family="paragraph" style:parent-style-name="Text_20_body">
      <style:paragraph-properties fo:text-align="start" style:justify-single-word="false"/>
      <style:text-properties officeooo:paragraph-rsid="0140cede"/>
    </style:style>
    <style:style style:name="P260" style:family="paragraph" style:parent-style-name="Text_20_body" style:list-style-name="L52">
      <style:text-properties officeooo:rsid="00b94e30" officeooo:paragraph-rsid="00b94e30"/>
    </style:style>
    <style:style style:name="P261" style:family="paragraph" style:parent-style-name="Text_20_body" style:list-style-name="L53">
      <style:text-properties officeooo:paragraph-rsid="00f3d769"/>
    </style:style>
    <style:style style:name="P262" style:family="paragraph" style:parent-style-name="Text_20_body" style:list-style-name="L54">
      <style:text-properties officeooo:paragraph-rsid="0076b96b"/>
    </style:style>
    <style:style style:name="P263" style:family="paragraph" style:parent-style-name="Text_20_body" style:list-style-name="L55">
      <style:text-properties officeooo:paragraph-rsid="0076b96b"/>
    </style:style>
    <style:style style:name="P264" style:family="paragraph" style:parent-style-name="Text_20_body">
      <style:text-properties officeooo:rsid="0071bb13" officeooo:paragraph-rsid="007f8022"/>
    </style:style>
    <style:style style:name="P265" style:family="paragraph" style:parent-style-name="Text_20_body" style:list-style-name="L57"/>
    <style:style style:name="P266" style:family="paragraph" style:parent-style-name="Text_20_body">
      <style:text-properties officeooo:paragraph-rsid="0137b8c8"/>
    </style:style>
    <style:style style:name="P267" style:family="paragraph" style:parent-style-name="Text_20_body">
      <style:paragraph-properties fo:text-align="start" style:justify-single-word="false"/>
      <style:text-properties officeooo:rsid="00e20458" officeooo:paragraph-rsid="0140cede"/>
    </style:style>
    <style:style style:name="P268" style:family="paragraph" style:parent-style-name="Text_20_body">
      <style:text-properties officeooo:rsid="0140cede" officeooo:paragraph-rsid="0140cede"/>
    </style:style>
    <style:style style:name="P269" style:family="paragraph" style:parent-style-name="Text_20_body">
      <style:text-properties officeooo:rsid="0140cede" officeooo:paragraph-rsid="0141d0ee"/>
    </style:style>
    <style:style style:name="P270" style:family="paragraph" style:parent-style-name="Text_20_body">
      <style:text-properties officeooo:paragraph-rsid="0140cede"/>
    </style:style>
    <style:style style:name="P271" style:family="paragraph" style:parent-style-name="Text_20_body" style:list-style-name="L58">
      <style:text-properties officeooo:paragraph-rsid="0144c3e8"/>
    </style:style>
    <style:style style:name="P272" style:family="paragraph" style:parent-style-name="Text_20_body" style:list-style-name="L58">
      <style:text-properties officeooo:rsid="01470c19" officeooo:paragraph-rsid="01470c19"/>
    </style:style>
    <style:style style:name="P273" style:family="paragraph" style:parent-style-name="Text_20_body">
      <style:text-properties officeooo:paragraph-rsid="00d90ba8"/>
    </style:style>
    <style:style style:name="P274" style:family="paragraph" style:parent-style-name="Text_20_body">
      <style:text-properties officeooo:rsid="0159c2e9" officeooo:paragraph-rsid="0159c2e9"/>
    </style:style>
    <style:style style:name="P275"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officeooo:rsid="015b22f6" officeooo:paragraph-rsid="015b22f6" style:font-size-asian="32pt" style:font-weight-asian="bold" style:font-size-complex="32pt" style:font-weight-complex="bold"/>
    </style:style>
    <style:style style:name="P276" style:family="paragraph" style:parent-style-name="Text_20_body" style:list-style-name="L19" style:master-page-name="">
      <style:paragraph-properties fo:margin-top="0cm" fo:margin-bottom="0cm" style:contextual-spacing="false" style:page-number="auto"/>
    </style:style>
    <style:style style:name="P277" style:family="paragraph" style:parent-style-name="Text_20_body" style:list-style-name="L21" style:master-page-name="">
      <style:paragraph-properties fo:margin-top="0cm" fo:margin-bottom="0cm" style:contextual-spacing="false" style:page-number="auto"/>
    </style:style>
    <style:style style:name="P278" style:family="paragraph" style:parent-style-name="Text_20_body" style:list-style-name="L36" style:master-page-name="">
      <style:paragraph-properties fo:margin-top="0cm" fo:margin-bottom="0cm" style:contextual-spacing="false" style:page-number="auto"/>
    </style:style>
    <style:style style:name="P279" style:family="paragraph" style:parent-style-name="Text_20_body" style:list-style-name="L19">
      <style:paragraph-properties fo:margin-top="0cm" fo:margin-bottom="0cm" style:contextual-spacing="false"/>
    </style:style>
    <style:style style:name="P280" style:family="paragraph" style:parent-style-name="Text_20_body" style:list-style-name="L21">
      <style:paragraph-properties fo:margin-top="0cm" fo:margin-bottom="0cm" style:contextual-spacing="false"/>
    </style:style>
    <style:style style:name="P281" style:family="paragraph" style:parent-style-name="Text_20_body" style:list-style-name="L22">
      <style:paragraph-properties fo:margin-top="0cm" fo:margin-bottom="0cm" style:contextual-spacing="false"/>
    </style:style>
    <style:style style:name="P282" style:family="paragraph" style:parent-style-name="Text_20_body" style:list-style-name="L24">
      <style:paragraph-properties fo:margin-top="0cm" fo:margin-bottom="0cm" style:contextual-spacing="false"/>
    </style:style>
    <style:style style:name="P283" style:family="paragraph" style:parent-style-name="Text_20_body" style:list-style-name="L26">
      <style:paragraph-properties fo:margin-top="0cm" fo:margin-bottom="0cm" style:contextual-spacing="false"/>
    </style:style>
    <style:style style:name="P284" style:family="paragraph" style:parent-style-name="Text_20_body" style:list-style-name="L36">
      <style:paragraph-properties fo:margin-top="0cm" fo:margin-bottom="0cm" style:contextual-spacing="false"/>
    </style:style>
    <style:style style:name="P285" style:family="paragraph" style:parent-style-name="Text_20_body" style:list-style-name="L55">
      <style:paragraph-properties fo:margin-top="0cm" fo:margin-bottom="0cm" style:contextual-spacing="false"/>
      <style:text-properties fo:font-weight="normal" officeooo:paragraph-rsid="0076b96b" style:font-weight-asian="normal" style:font-weight-complex="normal"/>
    </style:style>
    <style:style style:name="P286" style:family="paragraph" style:parent-style-name="Text_20_body" style:list-style-name="L55">
      <style:paragraph-properties fo:margin-top="0cm" fo:margin-bottom="0cm" style:contextual-spacing="false"/>
      <style:text-properties fo:font-weight="normal" officeooo:paragraph-rsid="0128210e" style:font-weight-asian="normal" style:font-weight-complex="normal"/>
    </style:style>
    <style:style style:name="P287" style:family="paragraph" style:parent-style-name="Text_20_body" style:list-style-name="L55">
      <style:paragraph-properties fo:margin-top="0cm" fo:margin-bottom="0cm" style:contextual-spacing="false"/>
      <style:text-properties officeooo:paragraph-rsid="0076b96b"/>
    </style:style>
    <style:style style:name="P288" style:family="paragraph" style:parent-style-name="Text_20_body" style:list-style-name="L55">
      <style:paragraph-properties fo:margin-top="0cm" fo:margin-bottom="0cm" style:contextual-spacing="false" fo:keep-together="always" fo:keep-with-next="always"/>
      <style:text-properties officeooo:paragraph-rsid="0076b96b"/>
    </style:style>
    <style:style style:name="P289" style:family="paragraph" style:parent-style-name="Text_20_body" style:list-style-name="L21" style:master-page-name="">
      <style:paragraph-properties style:page-number="auto"/>
    </style:style>
    <style:style style:name="P290" style:family="paragraph" style:parent-style-name="Text_20_body" style:list-style-name="L54">
      <style:paragraph-properties fo:keep-with-next="always"/>
      <style:text-properties officeooo:paragraph-rsid="0076b96b"/>
    </style:style>
    <style:style style:name="P291" style:family="paragraph" style:parent-style-name="Text_20_body" style:list-style-name="L46">
      <style:paragraph-properties fo:keep-with-next="always"/>
    </style:style>
    <style:style style:name="P292" style:family="paragraph" style:parent-style-name="Text_20_body">
      <style:paragraph-properties fo:text-align="start" style:justify-single-word="false" fo:keep-with-next="always"/>
      <style:text-properties officeooo:paragraph-rsid="0140cede"/>
    </style:style>
    <style:style style:name="P293" style:family="paragraph" style:parent-style-name="Text_20_body" style:list-style-name="L55">
      <style:paragraph-properties fo:margin-top="0cm" fo:margin-bottom="0.21cm" style:contextual-spacing="false"/>
      <style:text-properties officeooo:paragraph-rsid="0076b96b"/>
    </style:style>
    <style:style style:name="P294" style:family="paragraph" style:parent-style-name="Text_20_body" style:list-style-name="L55">
      <style:paragraph-properties fo:margin-top="0cm" fo:margin-bottom="0.21cm" style:contextual-spacing="false"/>
      <style:text-properties officeooo:rsid="006eef62" officeooo:paragraph-rsid="0076b96b"/>
    </style:style>
    <style:style style:name="P295" style:family="paragraph" style:parent-style-name="Text_20_body" style:list-style-name="L55">
      <style:paragraph-properties fo:margin-top="0cm" fo:margin-bottom="0.21cm" style:contextual-spacing="false"/>
      <style:text-properties fo:font-weight="normal" officeooo:paragraph-rsid="0076b96b" style:font-weight-asian="normal" style:font-weight-complex="normal"/>
    </style:style>
    <style:style style:name="P296" style:family="paragraph" style:parent-style-name="Text_20_body" style:master-page-name="">
      <style:paragraph-properties style:page-number="auto" fo:keep-with-next="always"/>
    </style:style>
    <style:style style:name="P297" style:family="paragraph" style:list-style-name="L44"/>
    <style:style style:name="P298" style:family="paragraph" style:list-style-name="L47"/>
    <style:style style:name="P299" style:family="paragraph" style:parent-style-name="Text_20_body" style:master-page-name="">
      <style:paragraph-properties fo:text-align="start" style:justify-single-word="false" style:page-number="auto" fo:keep-with-next="always"/>
      <style:text-properties officeooo:paragraph-rsid="0140cede"/>
    </style:style>
    <style:style style:name="P300" style:family="paragraph" style:parent-style-name="Heading_20_2">
      <style:text-properties officeooo:paragraph-rsid="0015e417"/>
    </style:style>
    <style:style style:name="P301" style:family="paragraph" style:parent-style-name="Heading_20_2">
      <style:text-properties officeooo:rsid="00041185" officeooo:paragraph-rsid="00041185"/>
    </style:style>
    <style:style style:name="P302" style:family="paragraph" style:parent-style-name="Heading_20_2">
      <style:text-properties officeooo:rsid="00d7139e" officeooo:paragraph-rsid="00d7139e"/>
    </style:style>
    <style:style style:name="P303" style:family="paragraph" style:parent-style-name="Heading_20_2">
      <style:text-properties officeooo:paragraph-rsid="0076b96b"/>
    </style:style>
    <style:style style:name="P304" style:family="paragraph" style:parent-style-name="Heading_20_2">
      <style:text-properties officeooo:rsid="007b0bdc" officeooo:paragraph-rsid="007b0bdc"/>
    </style:style>
    <style:style style:name="P305" style:family="paragraph" style:parent-style-name="Heading_20_2">
      <style:text-properties officeooo:paragraph-rsid="010d37ee"/>
    </style:style>
    <style:style style:name="P306" style:family="paragraph" style:parent-style-name="Heading_20_2">
      <style:text-properties officeooo:paragraph-rsid="0140cede"/>
    </style:style>
    <style:style style:name="P307" style:family="paragraph" style:parent-style-name="Heading_20_2">
      <style:text-properties officeooo:rsid="0140cede" officeooo:paragraph-rsid="0140cede"/>
    </style:style>
    <style:style style:name="P308" style:family="paragraph" style:parent-style-name="Heading_20_2">
      <style:paragraph-properties fo:break-before="page"/>
    </style:style>
    <style:style style:name="P309" style:family="paragraph" style:parent-style-name="Heading_20_2" style:master-page-name="">
      <style:paragraph-properties style:page-number="auto"/>
    </style:style>
    <style:style style:name="P310" style:family="paragraph" style:parent-style-name="Code">
      <style:text-properties officeooo:rsid="00b011a7" officeooo:paragraph-rsid="010d37ee"/>
    </style:style>
    <style:style style:name="P311" style:family="paragraph" style:parent-style-name="Code">
      <style:text-properties officeooo:paragraph-rsid="013ce2bf"/>
    </style:style>
    <style:style style:name="P312" style:family="paragraph" style:parent-style-name="Code">
      <style:text-properties officeooo:paragraph-rsid="013e20e0"/>
    </style:style>
    <style:style style:name="P313" style:family="paragraph" style:parent-style-name="Code">
      <style:text-properties officeooo:paragraph-rsid="013ef5cf"/>
    </style:style>
    <style:style style:name="P314" style:family="paragraph" style:parent-style-name="Code">
      <style:text-properties officeooo:rsid="00e35556" officeooo:paragraph-rsid="0140cede"/>
    </style:style>
    <style:style style:name="P315" style:family="paragraph" style:parent-style-name="Code">
      <style:text-properties officeooo:paragraph-rsid="0140cede"/>
    </style:style>
    <style:style style:name="P316" style:family="paragraph" style:parent-style-name="Code">
      <style:text-properties officeooo:rsid="0140cede" officeooo:paragraph-rsid="0140cede"/>
    </style:style>
    <style:style style:name="P317" style:family="paragraph" style:parent-style-name="Code">
      <style:text-properties officeooo:rsid="0161f346" officeooo:paragraph-rsid="0161f346"/>
    </style:style>
    <style:style style:name="P318" style:family="paragraph" style:parent-style-name="Code">
      <style:text-properties officeooo:paragraph-rsid="0164484d"/>
    </style:style>
    <style:style style:name="P319" style:family="paragraph" style:parent-style-name="Code" style:master-page-name="">
      <style:paragraph-properties style:page-number="auto" style:shadow="none" fo:keep-with-next="always"/>
      <style:text-properties officeooo:rsid="01604b7d" officeooo:paragraph-rsid="01604b7d"/>
    </style:style>
    <style:style style:name="P320" style:family="paragraph" style:parent-style-name="Code">
      <style:paragraph-properties style:shadow="none"/>
      <style:text-properties officeooo:rsid="01604b7d" officeooo:paragraph-rsid="01604b7d"/>
    </style:style>
    <style:style style:name="P321" style:family="paragraph" style:parent-style-name="Code">
      <style:paragraph-properties fo:keep-with-next="always"/>
      <style:text-properties officeooo:paragraph-rsid="0140cede"/>
    </style:style>
    <style:style style:name="P322" style:family="paragraph" style:parent-style-name="Heading_20_1" style:master-page-name="">
      <style:paragraph-properties style:page-number="auto" fo:break-before="page"/>
    </style:style>
    <style:style style:name="P323" style:family="paragraph" style:parent-style-name="Table_20_Contents" style:list-style-name="L9"/>
    <style:style style:name="P324" style:family="paragraph" style:parent-style-name="Table_20_Contents" style:list-style-name="L11">
      <style:text-properties officeooo:rsid="0031fa2b" officeooo:paragraph-rsid="0031fa2b"/>
    </style:style>
    <style:style style:name="P325" style:family="paragraph" style:parent-style-name="Table_20_Contents" style:list-style-name="L11">
      <style:text-properties officeooo:rsid="003214f8" officeooo:paragraph-rsid="003214f8"/>
    </style:style>
    <style:style style:name="P326" style:family="paragraph" style:parent-style-name="Table_20_Contents" style:list-style-name="L12">
      <style:text-properties officeooo:rsid="002cd75c" officeooo:paragraph-rsid="002cd75c"/>
    </style:style>
    <style:style style:name="P327" style:family="paragraph" style:parent-style-name="Table_20_Contents">
      <style:text-properties officeooo:rsid="0048dae6" officeooo:paragraph-rsid="004a0d79"/>
    </style:style>
    <style:style style:name="P328" style:family="paragraph" style:parent-style-name="Table_20_Contents" style:list-style-name="L16"/>
    <style:style style:name="P329" style:family="paragraph" style:parent-style-name="Table_20_Contents" style:list-style-name="L20">
      <style:text-properties fo:background-color="transparent"/>
    </style:style>
    <style:style style:name="P330" style:family="paragraph" style:parent-style-name="Table_20_Contents">
      <style:text-properties fo:font-weight="bold" officeooo:rsid="0052d08b" officeooo:paragraph-rsid="0076b96b" style:font-weight-asian="bold" style:font-weight-complex="bold"/>
    </style:style>
    <style:style style:name="P331" style:family="paragraph" style:parent-style-name="Table_20_Contents">
      <style:text-properties fo:font-weight="bold" officeooo:paragraph-rsid="0152e74a" style:font-weight-asian="bold" style:font-weight-complex="bold"/>
    </style:style>
    <style:style style:name="P332" style:family="paragraph" style:parent-style-name="Table_20_Contents">
      <style:text-properties officeooo:rsid="012512e5" officeooo:paragraph-rsid="012512e5"/>
    </style:style>
    <style:style style:name="P333" style:family="paragraph" style:parent-style-name="Table_20_Contents">
      <style:text-properties officeooo:rsid="013f0f2d" officeooo:paragraph-rsid="013f0f2d"/>
    </style:style>
    <style:style style:name="P334"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2512e5" officeooo:paragraph-rsid="012512e5"/>
    </style:style>
    <style:style style:name="P335"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3f0f2d" officeooo:paragraph-rsid="013f0f2d"/>
    </style:style>
    <style:style style:name="P336" style:family="paragraph" style:parent-style-name="Heading_20_3">
      <style:text-properties officeooo:paragraph-rsid="00293aec"/>
    </style:style>
    <style:style style:name="P337" style:family="paragraph" style:parent-style-name="Contents_20_2">
      <style:paragraph-properties>
        <style:tab-stops>
          <style:tab-stop style:position="16.499cm" style:type="right" style:leader-style="dotted" style:leader-text="."/>
        </style:tab-stops>
      </style:paragraph-properties>
    </style:style>
    <style:style style:name="P338"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officeooo:rsid="0013d30c"/>
    </style:style>
    <style:style style:name="T2" style:family="text">
      <style:text-properties officeooo:rsid="000bfe96"/>
    </style:style>
    <style:style style:name="T3" style:family="text">
      <style:text-properties officeooo:rsid="00500345"/>
    </style:style>
    <style:style style:name="T4" style:family="text">
      <style:text-properties fo:font-weight="bold" style:font-weight-asian="bold" style:font-weight-complex="bold"/>
    </style:style>
    <style:style style:name="T5" style:family="text">
      <style:text-properties fo:font-weight="bold" officeooo:rsid="0006ab1d" style:font-weight-asian="bold" style:font-weight-complex="bold"/>
    </style:style>
    <style:style style:name="T6" style:family="text">
      <style:text-properties fo:font-weight="bold" officeooo:rsid="005ca43f" style:font-weight-asian="bold" style:font-weight-complex="bold"/>
    </style:style>
    <style:style style:name="T7" style:family="text">
      <style:text-properties fo:font-weight="bold" officeooo:rsid="0128210e" style:font-weight-asian="bold" style:font-weight-complex="bold"/>
    </style:style>
    <style:style style:name="T8" style:family="text">
      <style:text-properties fo:font-weight="bold" officeooo:rsid="01286f12" style:font-weight-asian="bold" style:font-weight-complex="bold"/>
    </style:style>
    <style:style style:name="T9" style:family="text">
      <style:text-properties fo:font-weight="bold" officeooo:rsid="0137b8c8"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43390" style:font-weight-asian="normal" style:font-weight-complex="normal"/>
    </style:style>
    <style:style style:name="T12" style:family="text">
      <style:text-properties fo:font-weight="normal" officeooo:rsid="0015e417" style:font-weight-asian="normal" style:font-weight-complex="normal"/>
    </style:style>
    <style:style style:name="T13" style:family="text">
      <style:text-properties fo:font-weight="normal" officeooo:rsid="0061a912" style:font-weight-asian="normal" style:font-weight-complex="normal"/>
    </style:style>
    <style:style style:name="T14" style:family="text">
      <style:text-properties fo:font-weight="normal" officeooo:rsid="00628594" style:font-weight-asian="normal" style:font-weight-complex="normal"/>
    </style:style>
    <style:style style:name="T15" style:family="text">
      <style:text-properties fo:font-weight="normal" officeooo:rsid="00847cd1" style:font-weight-asian="normal" style:font-weight-complex="normal"/>
    </style:style>
    <style:style style:name="T16" style:family="text">
      <style:text-properties fo:font-weight="normal" officeooo:rsid="010866c6" style:font-weight-asian="normal" style:font-weight-complex="normal"/>
    </style:style>
    <style:style style:name="T17" style:family="text">
      <style:text-properties fo:font-weight="normal" officeooo:rsid="0094c162" style:font-weight-asian="normal" style:font-weight-complex="normal"/>
    </style:style>
    <style:style style:name="T18" style:family="text">
      <style:text-properties fo:font-weight="normal" officeooo:rsid="011aa0a7" style:font-weight-asian="normal" style:font-weight-complex="normal"/>
    </style:style>
    <style:style style:name="T19" style:family="text">
      <style:text-properties fo:font-weight="normal" officeooo:rsid="011ffc8d" style:font-weight-asian="normal" style:font-weight-complex="normal"/>
    </style:style>
    <style:style style:name="T20" style:family="text">
      <style:text-properties fo:font-weight="normal" officeooo:rsid="0163c60e" style:font-weight-asian="normal" style:font-weight-complex="normal"/>
    </style:style>
    <style:style style:name="T21" style:family="text">
      <style:text-properties fo:font-weight="normal" fo:background-color="transparent" style:font-weight-asian="normal" style:font-weight-complex="normal"/>
    </style:style>
    <style:style style:name="T22" style:family="text">
      <style:text-properties fo:font-style="normal" style:font-style-asian="normal" style:font-style-complex="normal"/>
    </style:style>
    <style:style style:name="T23" style:family="text">
      <style:text-properties fo:font-style="normal" officeooo:rsid="0078c013"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8f747f" style:font-style-asian="normal" style:font-weight-asian="normal" style:font-style-complex="normal" style:font-weight-complex="normal"/>
    </style:style>
    <style:style style:name="T26" style:family="text">
      <style:text-properties fo:font-style="normal" fo:font-weight="normal" officeooo:rsid="00d9221e" style:font-style-asian="normal" style:font-weight-asian="normal" style:font-style-complex="normal" style:font-weight-complex="normal"/>
    </style:style>
    <style:style style:name="T27" style:family="text">
      <style:text-properties fo:font-style="normal" fo:font-weight="normal" officeooo:rsid="015a7339" style:font-style-asian="normal" style:font-weight-asian="normal" style:font-style-complex="normal" style:font-weight-complex="normal"/>
    </style:style>
    <style:style style:name="T28" style:family="text">
      <style:text-properties fo:font-style="normal" style:text-underline-style="none" style:font-style-asian="normal" style:font-style-complex="normal"/>
    </style:style>
    <style:style style:name="T29" style:family="text">
      <style:text-properties fo:font-style="italic" style:font-style-asian="italic" style:font-style-complex="italic"/>
    </style:style>
    <style:style style:name="T30" style:family="text">
      <style:text-properties fo:font-style="italic" style:text-underline-style="none" style:font-style-asian="italic" style:font-style-complex="italic"/>
    </style:style>
    <style:style style:name="T31" style:family="text">
      <style:text-properties fo:background-color="transparent"/>
    </style:style>
    <style:style style:name="T32" style:family="text">
      <style:text-properties officeooo:rsid="000f21aa" fo:background-color="transparent"/>
    </style:style>
    <style:style style:name="T33" style:family="text">
      <style:text-properties officeooo:rsid="0001acea"/>
    </style:style>
    <style:style style:name="T34" style:family="text">
      <style:text-properties officeooo:rsid="0002aa07"/>
    </style:style>
    <style:style style:name="T35" style:family="text">
      <style:text-properties officeooo:rsid="0004feda"/>
    </style:style>
    <style:style style:name="T36" style:family="text">
      <style:text-properties officeooo:rsid="0005f010"/>
    </style:style>
    <style:style style:name="T37" style:family="text">
      <style:text-properties officeooo:rsid="0006ab1d"/>
    </style:style>
    <style:style style:name="T38" style:family="text">
      <style:text-properties officeooo:rsid="000f21aa"/>
    </style:style>
    <style:style style:name="T39" style:family="text">
      <style:text-properties officeooo:rsid="00103ad4"/>
    </style:style>
    <style:style style:name="T40" style:family="text">
      <style:text-properties officeooo:rsid="0015e417"/>
    </style:style>
    <style:style style:name="T41" style:family="text">
      <style:text-properties officeooo:rsid="00170db6"/>
    </style:style>
    <style:style style:name="T42" style:family="text">
      <style:text-properties officeooo:rsid="001e7868"/>
    </style:style>
    <style:style style:name="T43" style:family="text">
      <style:text-properties officeooo:rsid="00250dd6"/>
    </style:style>
    <style:style style:name="T44" style:family="text">
      <style:text-properties officeooo:rsid="002696f2"/>
    </style:style>
    <style:style style:name="T45" style:family="text">
      <style:text-properties officeooo:rsid="00293aec"/>
    </style:style>
    <style:style style:name="T46" style:family="text">
      <style:text-properties officeooo:rsid="002af12a"/>
    </style:style>
    <style:style style:name="T47" style:family="text">
      <style:text-properties officeooo:rsid="002cd75c"/>
    </style:style>
    <style:style style:name="T48" style:family="text">
      <style:text-properties officeooo:rsid="0030a515"/>
    </style:style>
    <style:style style:name="T49" style:family="text">
      <style:text-properties officeooo:rsid="0030d806"/>
    </style:style>
    <style:style style:name="T50" style:family="text">
      <style:text-properties officeooo:rsid="003214f8"/>
    </style:style>
    <style:style style:name="T51" style:family="text">
      <style:text-properties officeooo:rsid="0033df5e"/>
    </style:style>
    <style:style style:name="T52" style:family="text">
      <style:text-properties officeooo:rsid="003daa6f"/>
    </style:style>
    <style:style style:name="T53" style:family="text">
      <style:text-properties officeooo:rsid="003f8cf5"/>
    </style:style>
    <style:style style:name="T54" style:family="text">
      <style:text-properties officeooo:rsid="004050a8"/>
    </style:style>
    <style:style style:name="T55" style:family="text">
      <style:text-properties officeooo:rsid="00412d86"/>
    </style:style>
    <style:style style:name="T56" style:family="text">
      <style:text-properties officeooo:rsid="0041384a"/>
    </style:style>
    <style:style style:name="T57" style:family="text">
      <style:text-properties officeooo:rsid="0041c01a"/>
    </style:style>
    <style:style style:name="T58" style:family="text">
      <style:text-properties officeooo:rsid="0042441b"/>
    </style:style>
    <style:style style:name="T59" style:family="text">
      <style:text-properties officeooo:rsid="0043c9df"/>
    </style:style>
    <style:style style:name="T60" style:family="text">
      <style:text-properties officeooo:rsid="00446ea9"/>
    </style:style>
    <style:style style:name="T61" style:family="text">
      <style:text-properties officeooo:rsid="00460ce6"/>
    </style:style>
    <style:style style:name="T62" style:family="text">
      <style:text-properties officeooo:rsid="004acd7c"/>
    </style:style>
    <style:style style:name="T63" style:family="text">
      <style:text-properties officeooo:rsid="001f2d22"/>
    </style:style>
    <style:style style:name="T64" style:family="text">
      <style:text-properties officeooo:rsid="004d4ccb"/>
    </style:style>
    <style:style style:name="T65" style:family="text">
      <style:text-properties officeooo:rsid="00506a62"/>
    </style:style>
    <style:style style:name="T66" style:family="text">
      <style:text-properties officeooo:rsid="0057e6f9"/>
    </style:style>
    <style:style style:name="T67" style:family="text">
      <style:text-properties officeooo:rsid="005ca43f"/>
    </style:style>
    <style:style style:name="T68" style:family="text">
      <style:text-properties officeooo:rsid="00605b25"/>
    </style:style>
    <style:style style:name="T69" style:family="text">
      <style:text-properties officeooo:rsid="006558b0"/>
    </style:style>
    <style:style style:name="T70" style:family="text">
      <style:text-properties officeooo:rsid="006ac315"/>
    </style:style>
    <style:style style:name="T71" style:family="text">
      <style:text-properties officeooo:rsid="006d497f"/>
    </style:style>
    <style:style style:name="T72" style:family="text">
      <style:text-properties officeooo:rsid="006ee22f"/>
    </style:style>
    <style:style style:name="T73" style:family="text">
      <style:text-properties officeooo:rsid="0074e400"/>
    </style:style>
    <style:style style:name="T74" style:family="text">
      <style:text-properties officeooo:rsid="00795566"/>
    </style:style>
    <style:style style:name="T75" style:family="text">
      <style:text-properties officeooo:rsid="007edfa1"/>
    </style:style>
    <style:style style:name="T76" style:family="text">
      <style:text-properties officeooo:rsid="007f65a0"/>
    </style:style>
    <style:style style:name="T77" style:family="text">
      <style:text-properties officeooo:rsid="007f8022"/>
    </style:style>
    <style:style style:name="T78" style:family="text">
      <style:text-properties officeooo:rsid="008247df"/>
    </style:style>
    <style:style style:name="T79" style:family="text">
      <style:text-properties officeooo:rsid="008e63c2"/>
    </style:style>
    <style:style style:name="T80" style:family="text">
      <style:text-properties officeooo:rsid="0091f898"/>
    </style:style>
    <style:style style:name="T81" style:family="text">
      <style:text-properties officeooo:rsid="0094c162"/>
    </style:style>
    <style:style style:name="T82" style:family="text">
      <style:text-properties officeooo:rsid="00995d8b"/>
    </style:style>
    <style:style style:name="T83" style:family="text">
      <style:text-properties officeooo:rsid="009adb93"/>
    </style:style>
    <style:style style:name="T84" style:family="text">
      <style:text-properties officeooo:rsid="00a8d496"/>
    </style:style>
    <style:style style:name="T85" style:family="text">
      <style:text-properties officeooo:rsid="00ab58aa"/>
    </style:style>
    <style:style style:name="T86" style:family="text">
      <style:text-properties officeooo:rsid="00ac6562"/>
    </style:style>
    <style:style style:name="T87" style:family="text">
      <style:text-properties officeooo:rsid="00aeb589"/>
    </style:style>
    <style:style style:name="T88" style:family="text">
      <style:text-properties officeooo:rsid="00b011a7"/>
    </style:style>
    <style:style style:name="T89" style:family="text">
      <style:text-properties officeooo:rsid="00b3f905"/>
    </style:style>
    <style:style style:name="T90" style:family="text">
      <style:text-properties officeooo:rsid="00b94e30"/>
    </style:style>
    <style:style style:name="T91" style:family="text">
      <style:text-properties officeooo:rsid="00ba2253"/>
    </style:style>
    <style:style style:name="T92" style:family="text">
      <style:text-properties officeooo:rsid="00bd27ce"/>
    </style:style>
    <style:style style:name="T93" style:family="text">
      <style:text-properties officeooo:rsid="00c0715b"/>
    </style:style>
    <style:style style:name="T94" style:family="text">
      <style:text-properties officeooo:rsid="00c33673"/>
    </style:style>
    <style:style style:name="T95" style:family="text">
      <style:text-properties officeooo:rsid="00c5a6dc"/>
    </style:style>
    <style:style style:name="T96" style:family="text">
      <style:text-properties officeooo:rsid="00c6eb03"/>
    </style:style>
    <style:style style:name="T97" style:family="text">
      <style:text-properties officeooo:rsid="00c87a7f"/>
    </style:style>
    <style:style style:name="T98" style:family="text">
      <style:text-properties officeooo:rsid="00cab92b"/>
    </style:style>
    <style:style style:name="T99" style:family="text">
      <style:text-properties officeooo:rsid="00ccc179"/>
    </style:style>
    <style:style style:name="T100" style:family="text">
      <style:text-properties officeooo:rsid="00d40ca0"/>
    </style:style>
    <style:style style:name="T101" style:family="text">
      <style:text-properties officeooo:rsid="00d90ba8"/>
    </style:style>
    <style:style style:name="T102" style:family="text">
      <style:text-properties officeooo:rsid="00e07cc7"/>
    </style:style>
    <style:style style:name="T103" style:family="text">
      <style:text-properties officeooo:rsid="00e4ecb6"/>
    </style:style>
    <style:style style:name="T104" style:family="text">
      <style:text-properties officeooo:rsid="00e8a02e"/>
    </style:style>
    <style:style style:name="T105" style:family="text">
      <style:text-properties officeooo:rsid="00e925d0"/>
    </style:style>
    <style:style style:name="T106" style:family="text">
      <style:text-properties officeooo:rsid="00ecf453"/>
    </style:style>
    <style:style style:name="T107" style:family="text">
      <style:text-properties officeooo:rsid="00f25681"/>
    </style:style>
    <style:style style:name="T108" style:family="text">
      <style:text-properties officeooo:rsid="00f93399"/>
    </style:style>
    <style:style style:name="T109" style:family="text">
      <style:text-properties officeooo:rsid="00fbba2a"/>
    </style:style>
    <style:style style:name="T110" style:family="text">
      <style:text-properties officeooo:rsid="00fc001f"/>
    </style:style>
    <style:style style:name="T111" style:family="text">
      <style:text-properties officeooo:rsid="00fce165"/>
    </style:style>
    <style:style style:name="T112" style:family="text">
      <style:text-properties officeooo:rsid="00fe7508"/>
    </style:style>
    <style:style style:name="T113" style:family="text">
      <style:text-properties officeooo:rsid="010866c6"/>
    </style:style>
    <style:style style:name="T114" style:family="text">
      <style:text-properties officeooo:rsid="010d37ee"/>
    </style:style>
    <style:style style:name="T115" style:family="text">
      <style:text-properties officeooo:rsid="010ff6a0"/>
    </style:style>
    <style:style style:name="T116" style:family="text">
      <style:text-properties officeooo:rsid="01111ae8"/>
    </style:style>
    <style:style style:name="T117" style:family="text">
      <style:text-properties officeooo:rsid="01130710"/>
    </style:style>
    <style:style style:name="T118" style:family="text">
      <style:text-properties officeooo:rsid="01162267"/>
    </style:style>
    <style:style style:name="T119" style:family="text">
      <style:text-properties officeooo:rsid="01173777"/>
    </style:style>
    <style:style style:name="T120" style:family="text">
      <style:text-properties officeooo:rsid="01192a5f"/>
    </style:style>
    <style:style style:name="T121" style:family="text">
      <style:text-properties officeooo:rsid="011c67d0"/>
    </style:style>
    <style:style style:name="T122" style:family="text">
      <style:text-properties officeooo:rsid="011e83eb"/>
    </style:style>
    <style:style style:name="T123" style:family="text">
      <style:text-properties officeooo:rsid="011ffc8d"/>
    </style:style>
    <style:style style:name="T124" style:family="text">
      <style:text-properties officeooo:rsid="012468d1"/>
    </style:style>
    <style:style style:name="T125" style:family="text">
      <style:text-properties officeooo:rsid="0128210e"/>
    </style:style>
    <style:style style:name="T126" style:family="text">
      <style:text-properties officeooo:rsid="01286f12"/>
    </style:style>
    <style:style style:name="T127" style:family="text">
      <style:text-properties officeooo:rsid="0129e8d9"/>
    </style:style>
    <style:style style:name="T128" style:family="text">
      <style:text-properties officeooo:rsid="012b628d"/>
    </style:style>
    <style:style style:name="T129" style:family="text">
      <style:text-properties officeooo:rsid="012bfc34"/>
    </style:style>
    <style:style style:name="T130" style:family="text">
      <style:text-properties officeooo:rsid="012dd8d0"/>
    </style:style>
    <style:style style:name="T131" style:family="text">
      <style:text-properties officeooo:rsid="0135f956"/>
    </style:style>
    <style:style style:name="T132" style:family="text">
      <style:text-properties officeooo:rsid="0137b8c8"/>
    </style:style>
    <style:style style:name="T133" style:family="text">
      <style:text-properties officeooo:rsid="0138e439"/>
    </style:style>
    <style:style style:name="T134" style:family="text">
      <style:text-properties officeooo:rsid="013a0131"/>
    </style:style>
    <style:style style:name="T135" style:family="text">
      <style:text-properties officeooo:rsid="013ce2bf"/>
    </style:style>
    <style:style style:name="T136" style:family="text">
      <style:text-properties officeooo:rsid="013e20e0"/>
    </style:style>
    <style:style style:name="T137" style:family="text">
      <style:text-properties officeooo:rsid="0140cede"/>
    </style:style>
    <style:style style:name="T138" style:family="text">
      <style:text-properties officeooo:rsid="0141d0ee"/>
    </style:style>
    <style:style style:name="T139" style:family="text">
      <style:text-properties officeooo:rsid="01477d14"/>
    </style:style>
    <style:style style:name="T140" style:family="text">
      <style:text-properties officeooo:rsid="0148a5e6"/>
    </style:style>
    <style:style style:name="T141" style:family="text">
      <style:text-properties officeooo:rsid="0157ca8d"/>
    </style:style>
    <style:style style:name="T142" style:family="text">
      <style:text-properties officeooo:rsid="01584d08"/>
    </style:style>
    <style:style style:name="T143" style:family="text">
      <style:text-properties officeooo:rsid="015b22f6"/>
    </style:style>
    <style:style style:name="T144" style:family="text">
      <style:text-properties officeooo:rsid="015eec4b"/>
    </style:style>
    <style:style style:name="T145" style:family="text">
      <style:text-properties officeooo:rsid="0163c60e"/>
    </style:style>
    <style:style style:name="T146" style:family="text">
      <style:text-properties officeooo:rsid="0164484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5"/>
      <text:p text:style-name="P74"/>
      <text:p text:style-name="P74"/>
      <text:p text:style-name="P82"/>
      <text:p text:style-name="P82">Jarvis Web Gateway</text:p>
      <text:p text:style-name="P74"/>
      <text:p text:style-name="P76">Working with Jarvis</text:p>
      <text:p text:style-name="P76">(User &amp; Technical Documentation)</text:p>
      <text:p text:style-name="P77"/>
      <text:p text:style-name="P77"/>
      <text:p text:style-name="P80"/>
      <text:p text:style-name="P80"/>
      <text:p text:style-name="P77"/>
      <text:p text:style-name="P77"/>
      <text:p text:style-name="P81">Jonathan Couper-Smartt</text:p>
      <text:p text:style-name="P81">jarvis@nsquared.co.nz</text:p>
      <text:p text:style-name="P78"/>
      <text:p text:style-name="P13"><text:span text:style-name="T4">Abstract: </text:span><text:span text:style-name="T10">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137">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137">Jarvis works excellently with JavaScript web apps using ExtJS, Dojo and many other JS toolkits, and is also ideal for richer client applications such as those written in Adobe Flex.</text:p>
      <text:p text:style-name="P137">Jarvis supports any database for which a Perl DBI driver exists. <text:s/>This include Oracle, PostgreSQL, MySQL, SQL Server, SQLite and more.</text:p>
      <text:p text:style-name="P79"/>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38"><text:s/>1 Introduction<text:tab/>5</text:p>
          <text:p text:style-name="P338"><text:s/>2 Licence<text:tab/>6</text:p>
          <text:p text:style-name="P337"><text:s/>2.1 GNU Lesser General Public License<text:tab/>6</text:p>
          <text:p text:style-name="P337"><text:s/>2.2 Clarification of Intentions<text:tab/>6</text:p>
          <text:p text:style-name="P338"><text:s/>3 Installation<text:tab/>7</text:p>
          <text:p text:style-name="P337"><text:s/>3.1 Separate Documentation<text:tab/>7</text:p>
          <text:p text:style-name="P338"><text:s/>4 Application Configuration File<text:tab/>8</text:p>
          <text:p text:style-name="P337"><text:s/>4.1 Introduction<text:tab/>8</text:p>
          <text:p text:style-name="P337"><text:s/>4.2 List of Parameters<text:tab/>9</text:p>
          <text:p text:style-name="P337"><text:s/>4.3 Configuration Parameter Details<text:tab/>11</text:p>
          <text:p text:style-name="P338"><text:s/>5 Login Module Configuration<text:tab/>22</text:p>
          <text:p text:style-name="P337"><text:s/>5.1 Standard Modules<text:tab/>22</text:p>
          <text:p text:style-name="P337"><text:s/>5.2 Active Directory Login<text:tab/>22</text:p>
          <text:p text:style-name="P337"><text:s/>5.3 Basic Auth Login<text:tab/>23</text:p>
          <text:p text:style-name="P337"><text:s/>5.4 Database Login<text:tab/>24</text:p>
          <text:p text:style-name="P337"><text:s/>5.5 Adempiere Login<text:tab/>25</text:p>
          <text:p text:style-name="P337"><text:s/>5.6 Drupal6 Login<text:tab/>27</text:p>
          <text:p text:style-name="P337"><text:s/>5.7 None Login<text:tab/>28</text:p>
          <text:p text:style-name="P337"><text:s/>5.8 Single Login<text:tab/>29</text:p>
          <text:p text:style-name="P338"><text:s/>6 Special Datasets &amp; Jarvis Login<text:tab/>31</text:p>
          <text:p text:style-name="P337"><text:s/>6.1 Jarvis URLs<text:tab/>31</text:p>
          <text:p text:style-name="P337"><text:s/>6.2 The __status Dataset<text:tab/>31</text:p>
          <text:p text:style-name="P337"><text:s/>6.3 The __habitat Dataset<text:tab/>32</text:p>
          <text:p text:style-name="P337"><text:s/>6.4 The __logout Dataset<text:tab/>33</text:p>
          <text:p text:style-name="P337"><text:s/>6.5 Logging-In to Jarvis<text:tab/>33</text:p>
          <text:p text:style-name="P337"><text:s/>6.6 Jarvis Error Responses<text:tab/>33</text:p>
          <text:p text:style-name="P338"><text:s/>7 Fetch Results<text:tab/>35</text:p>
          <text:p text:style-name="P337"><text:s/>7.1 Format = json<text:tab/>35</text:p>
          <text:p text:style-name="P337"><text:s/>7.2 Format = json.array<text:tab/>36</text:p>
          <text:p text:style-name="P337"><text:s/>7.3 Format = json.rest<text:tab/>36</text:p>
          <text:p text:style-name="P337"><text:s/>7.4 Format = xml<text:tab/>37</text:p>
          <text:p text:style-name="P337"><text:s/>7.5 Format = csv<text:tab/>37</text:p>
          <text:p text:style-name="P337"><text:s/>7.6 Format = xlsx<text:tab/>38</text:p>
          <text:p text:style-name="P338"><text:s/>8 Datasets and Parameters<text:tab/>39</text:p>
          <text:p text:style-name="P337"><text:s/>8.1 Dataset Definition<text:tab/>39</text:p>
          <text:p text:style-name="P337"><text:s/>8.2 Dataset Bind Parameters<text:tab/>41</text:p>
          <text:p text:style-name="P337"><text:s/>8.3 Binding In/Out Parameters (under DBD::Oracle)<text:tab/>42</text:p>
          <text:p text:style-name="P337"><text:s/>8.4 Fallback Parameters<text:tab/>43</text:p>
          <text:p text:style-name="P337"><text:s/>8.5 Other Parameter Notes<text:tab/>44</text:p>
          <text:p text:style-name="P337"><text:s/>8.6 Safe Parameters<text:tab/>44</text:p>
          <text:p text:style-name="P337"><text:s/>8.7 Textual Substitution<text:tab/>45</text:p>
          <text:p text:style-name="P338"><text:s/>9 SSAS Data Pump Datasets<text:tab/>47</text:p>
          <text:p text:style-name="P337"><text:s/>9.1 MDX Queries<text:tab/>47</text:p>
          <text:p text:style-name="P337"><text:s/>9.2 Parameter Processing<text:tab/>48</text:p>
          <text:p text:style-name="P338"><text:s/>10 Storing Datasets<text:tab/>49</text:p>
          <text:p text:style-name="P337"><text:soft-page-break/><text:s/>10.1 Modifying Datasets – Single Modification<text:tab/>49</text:p>
          <text:p text:style-name="P337"><text:s/>10.2 Modifying Datasets – Array of Modifications<text:tab/>51</text:p>
          <text:p text:style-name="P337"><text:s/>10.3 Modifying Datasets – Array of Mixed Modifications<text:tab/>53</text:p>
          <text:p text:style-name="P337"><text:s/>10.4 Before &amp; After Statements<text:tab/>53</text:p>
          <text:p text:style-name="P337"><text:s/>10.5 Transaction and Rollback<text:tab/>54</text:p>
          <text:p text:style-name="P338"><text:s/>11 Dataset Transformations<text:tab/>55</text:p>
          <text:p text:style-name="P337"><text:s/>11.1 Introduction<text:tab/>55</text:p>
          <text:p text:style-name="P338"><text:s/>12 Exec Datasets<text:tab/>56</text:p>
          <text:p text:style-name="P337"><text:s/>12.1 Introduction<text:tab/>56</text:p>
          <text:p text:style-name="P337"><text:s/>12.2 Configuration<text:tab/>56</text:p>
          <text:p text:style-name="P337"><text:s/>12.3 Output Return Mechanism<text:tab/>59</text:p>
          <text:p text:style-name="P337"><text:s/>12.4 A Simple Example<text:tab/>60</text:p>
          <text:p text:style-name="P337"><text:s/>12.5 Environment Variables<text:tab/>60</text:p>
          <text:p text:style-name="P337"><text:s/>12.6 Command Line Parameters<text:tab/>60</text:p>
          <text:p text:style-name="P337"><text:s/>12.7 Output &amp; Headers<text:tab/>61</text:p>
          <text:p text:style-name="P338"><text:s/>13 Plugin Datasets<text:tab/>62</text:p>
          <text:p text:style-name="P337"><text:s/>13.1 Introduction<text:tab/>62</text:p>
          <text:p text:style-name="P337"><text:s/>13.2 Configuration<text:tab/>62</text:p>
          <text:p text:style-name="P337"><text:s/>13.3 Plugin ::do Method<text:tab/>63</text:p>
          <text:p text:style-name="P337"><text:s/>13.4 Output &amp; Headers<text:tab/>64</text:p>
          <text:p text:style-name="P337"><text:s/>13.5 Exception Handling<text:tab/>64</text:p>
          <text:p text:style-name="P337"><text:s/>13.6 Getting Dataset Content with “fetch_rows”.<text:tab/>64</text:p>
          <text:p text:style-name="P337"><text:s/>13.7 Example Plugin<text:tab/>64</text:p>
          <text:p text:style-name="P338"><text:s/>14 Hook Modules<text:tab/>67</text:p>
          <text:p text:style-name="P337"><text:s/>14.1 Introduction<text:tab/>67</text:p>
          <text:p text:style-name="P337"><text:s/>14.2 Hook Configuration<text:tab/>68</text:p>
          <text:p text:style-name="P337"><text:s/>14.3 Global Per-Query Hook Points<text:tab/>69</text:p>
          <text:p text:style-name="P337"><text:s/>14.4 Global Utility Hook Points<text:tab/>71</text:p>
          <text:p text:style-name="P337"><text:s/>14.5 Per-Dataset Hook Points<text:tab/>72</text:p>
          <text:p text:style-name="P337"><text:s/>14.6 Per-Row Hook Points<text:tab/>75</text:p>
          <text:p text:style-name="P337"><text:s/>14.7 Sample Global Hook Template<text:tab/>76</text:p>
          <text:p text:style-name="P337"><text:s/>14.8 Sample Dataset Hook Template<text:tab/>78</text:p>
          <text:p text:style-name="P338"><text:s/>15 Performance Notes<text:tab/>80</text:p>
          <text:p text:style-name="P337"><text:s/>15.1 How Fast is Jarvis?<text:tab/>80</text:p>
        </text:index-body>
      </text:table-of-content>
      <text:p text:style-name="P18"/>
      <text:p text:style-name="P85"/>
      <text:p text:style-name="P200">Version Tracking (Since v4.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9">Version</text:p>
          </table:table-cell>
          <table:table-cell table:style-name="Table18.A1" office:value-type="string">
            <text:p text:style-name="P19">Date</text:p>
          </table:table-cell>
          <table:table-cell table:style-name="Table18.A1" office:value-type="string">
            <text:p text:style-name="P19">By</text:p>
          </table:table-cell>
          <table:table-cell table:style-name="Table18.D1" office:value-type="string">
            <text:p text:style-name="P19">Comment</text:p>
          </table:table-cell>
        </table:table-row>
        <table:table-row>
          <table:table-cell table:style-name="Table18.A2" office:value-type="float" office:value="0">
            <text:p text:style-name="Table_20_Contents">5.0.0</text:p>
          </table:table-cell>
          <table:table-cell table:style-name="Table18.B26" office:value-type="string">
            <text:p text:style-name="Table_20_Contents">1-Sep-2011</text:p>
          </table:table-cell>
          <table:table-cell table:style-name="Table18.C26" office:value-type="string">
            <text:p text:style-name="Table_20_Contents">JXC</text:p>
          </table:table-cell>
          <table:table-cell table:style-name="Table18.D26" office:value-type="string">
            <text:p text:style-name="Table_20_Contents">Add SSAS Data Pump, plus json.array, xml.array formats.</text:p>
            <text:p text:style-name="Table_20_Contents">Add $column_names_aref to dataset_fetched hook template.</text:p>
          </table:table-cell>
        </table:table-row>
        <table:table-row>
          <table:table-cell table:style-name="Table18.A3" office:value-type="float" office:value="0">
            <text:p text:style-name="Table_20_Contents">5.0.1</text:p>
          </table:table-cell>
          <table:table-cell table:style-name="Table18.B26" office:value-type="string">
            <text:p text:style-name="Table_20_Contents">7-Sep-2011</text:p>
          </table:table-cell>
          <table:table-cell table:style-name="Table18.C26" office:value-type="string">
            <text:p text:style-name="Table_20_Contents">JXC</text:p>
          </table:table-cell>
          <table:table-cell table:style-name="Table18.D26" office:value-type="string">
            <text:p text:style-name="Table_20_Contents">Add support for download in XLSX format.</text:p>
          </table:table-cell>
        </table:table-row>
        <table:table-row>
          <table:table-cell table:style-name="Table18.A4" office:value-type="float" office:value="0">
            <text:p text:style-name="Table_20_Contents">5.0.2</text:p>
          </table:table-cell>
          <table:table-cell table:style-name="Table18.B26" office:value-type="string">
            <text:p text:style-name="Table_20_Contents">16-Sep-2011</text:p>
          </table:table-cell>
          <table:table-cell table:style-name="Table18.C26" office:value-type="string">
            <text:p text:style-name="Table_20_Contents">JXC</text:p>
          </table:table-cell>
          <table:table-cell table:style-name="Table18.D26" office:value-type="string">
            <text:p text:style-name="Table_20_Contents">Add “dbname” on “dataset_dir”.</text:p>
          </table:table-cell>
        </table:table-row>
        <table:table-row>
          <table:table-cell table:style-name="Table18.A5" office:value-type="float" office:value="0">
            <text:p text:style-name="Table_20_Contents">5.0.3</text:p>
          </table:table-cell>
          <table:table-cell table:style-name="Table18.B26" office:value-type="string">
            <text:p text:style-name="Table_20_Contents">31-Oct-2011</text:p>
          </table:table-cell>
          <table:table-cell table:style-name="Table18.C26" office:value-type="string">
            <text:p text:style-name="Table_20_Contents">HK</text:p>
          </table:table-cell>
          <table:table-cell table:style-name="Table18.D26" office:value-type="string">
            <text:p text:style-name="Table_20_Contents">Add prepare attributes to datasets</text:p>
          </table:table-cell>
        </table:table-row>
        <table:table-row>
          <table:table-cell table:style-name="Table18.A6" office:value-type="float" office:value="0">
            <text:p text:style-name="Table_20_Contents">5.0.4</text:p>
          </table:table-cell>
          <table:table-cell table:style-name="Table18.B26" office:value-type="string">
            <text:p text:style-name="Table_20_Contents">21-Nov-2011</text:p>
          </table:table-cell>
          <table:table-cell table:style-name="Table18.C26" office:value-type="string">
            <text:p text:style-name="Table_20_Contents">JL</text:p>
          </table:table-cell>
          <table:table-cell table:style-name="Table18.D26" office:value-type="string">
            <text:p text:style-name="Table_20_Contents">Update apt-get list to include SOAP::Lite and JSON:PP.</text:p>
          </table:table-cell>
        </table:table-row>
        <table:table-row>
          <table:table-cell table:style-name="Table18.A7" office:value-type="float" office:value="0">
            <text:p text:style-name="Table_20_Contents">5.0.5</text:p>
          </table:table-cell>
          <table:table-cell table:style-name="Table18.B26" office:value-type="string">
            <text:p text:style-name="Table_20_Contents">08-Dec-2011</text:p>
          </table:table-cell>
          <table:table-cell table:style-name="Table18.C26" office:value-type="string">
            <text:p text:style-name="Table_20_Contents">JL</text:p>
          </table:table-cell>
          <table:table-cell table:style-name="Table18.D26" office:value-type="string">
            <text:p text:style-name="P193">Pass safe parameters to the dataset start hook</text:p>
          </table:table-cell>
        </table:table-row>
        <table:table-row>
          <table:table-cell table:style-name="Table18.A8" office:value-type="float" office:value="0">
            <text:p text:style-name="Table_20_Contents">5.1.1</text:p>
          </table:table-cell>
          <table:table-cell table:style-name="Table18.B26" office:value-type="string">
            <text:p text:style-name="Table_20_Contents">14-Feb-2012</text:p>
          </table:table-cell>
          <table:table-cell table:style-name="Table18.C26" office:value-type="string">
            <text:p text:style-name="Table_20_Contents">JXC</text:p>
          </table:table-cell>
          <table:table-cell table:style-name="Table18.D26" office:value-type="string">
            <text:p text:style-name="P193">Use “!” for flags, not “:”. <text:s/>Add “!raw” flag for MDX.</text:p>
          </table:table-cell>
        </table:table-row>
        <table:table-row>
          <table:table-cell table:style-name="Table18.A9" office:value-type="float" office:value="0">
            <text:p text:style-name="Table_20_Contents">5.2.0</text:p>
          </table:table-cell>
          <table:table-cell table:style-name="Table18.B26" office:value-type="string">
            <text:p text:style-name="Table_20_Contents">21-Feb-2012</text:p>
          </table:table-cell>
          <table:table-cell table:style-name="Table18.C26" office:value-type="string">
            <text:p text:style-name="Table_20_Contents">JXC</text:p>
          </table:table-cell>
          <table:table-cell table:style-name="Table18.D26" office:value-type="string">
            <text:p text:style-name="P193">Add Solaris support. <text:s/>Separate Install/Demo/Tracker docs.</text:p>
          </table:table-cell>
        </table:table-row>
        <table:table-row>
          <table:table-cell table:style-name="Table18.A10" office:value-type="float" office:value="0">
            <text:p text:style-name="Table_20_Contents">5.2.1</text:p>
          </table:table-cell>
          <table:table-cell table:style-name="Table18.B26" office:value-type="string">
            <text:p text:style-name="Table_20_Contents">23-Feb-2012</text:p>
          </table:table-cell>
          <table:table-cell table:style-name="Table18.C26" office:value-type="string">
            <text:p text:style-name="Table_20_Contents">JXC</text:p>
          </table:table-cell>
          <table:table-cell table:style-name="Table18.D26" office:value-type="string">
            <text:p text:style-name="P193">Added “pre_connect” hook.</text:p>
          </table:table-cell>
        </table:table-row>
        <table:table-row>
          <table:table-cell table:style-name="Table18.A11" office:value-type="float" office:value="0">
            <text:p text:style-name="Table_20_Contents">5.2.2</text:p>
          </table:table-cell>
          <table:table-cell table:style-name="Table18.B26" office:value-type="string">
            <text:p text:style-name="Table_20_Contents">29-Feb-2012</text:p>
          </table:table-cell>
          <table:table-cell table:style-name="Table18.C26" office:value-type="string">
            <text:p text:style-name="Table_20_Contents">HK</text:p>
          </table:table-cell>
          <table:table-cell table:style-name="Table18.D26" office:value-type="string">
            <text:p text:style-name="P193">Allow * wildcard in Adempiere login relevant_groups parameter.</text:p>
          </table:table-cell>
        </table:table-row>
        <table:table-row>
          <table:table-cell table:style-name="Table18.A12" office:value-type="float" office:value="0">
            <text:p text:style-name="Table_20_Contents">5.2.3</text:p>
          </table:table-cell>
          <table:table-cell table:style-name="Table18.B26" office:value-type="string">
            <text:p text:style-name="Table_20_Contents">9-Mar-2012</text:p>
          </table:table-cell>
          <table:table-cell table:style-name="Table18.C26" office:value-type="string">
            <text:p text:style-name="Table_20_Contents">JXC</text:p>
          </table:table-cell>
          <table:table-cell table:style-name="Table18.D26" office:value-type="string">
            <text:p text:style-name="P193">Add “!raw” flag for DBI text substitution.</text:p>
          </table:table-cell>
        </table:table-row>
        <table:table-row>
          <table:table-cell table:style-name="Table18.A13" office:value-type="float" office:value="0">
            <text:p text:style-name="Table_20_Contents">5.3.0</text:p>
          </table:table-cell>
          <table:table-cell table:style-name="Table18.B26" office:value-type="string">
            <text:p text:style-name="Table_20_Contents">3-Apr-2012</text:p>
          </table:table-cell>
          <table:table-cell table:style-name="Table18.C26" office:value-type="string">
            <text:p text:style-name="Table_20_Contents">HK</text:p>
          </table:table-cell>
          <table:table-cell table:style-name="Table18.D26" office:value-type="string">
            <text:p text:style-name="P193">Tracker uses postgres database.</text:p>
          </table:table-cell>
        </table:table-row>
        <table:table-row>
          <table:table-cell table:style-name="Table18.A14" office:value-type="float" office:value="0">
            <text:p text:style-name="Table_20_Contents">5.3.1</text:p>
          </table:table-cell>
          <table:table-cell table:style-name="Table18.B26" office:value-type="string">
            <text:p text:style-name="Table_20_Contents">12-Apr-2012</text:p>
          </table:table-cell>
          <table:table-cell table:style-name="Table18.C26" office:value-type="string">
            <text:p text:style-name="Table_20_Contents">HK</text:p>
          </table:table-cell>
          <table:table-cell table:style-name="Table18.D26" office:value-type="string">
            <text:p text:style-name="P193">Added allowed_groups parameter to ActiveDirectory/Adempiere.</text:p>
          </table:table-cell>
        </table:table-row>
        <table:table-row>
          <table:table-cell table:style-name="Table18.A15" office:value-type="float" office:value="0">
            <text:p text:style-name="Table_20_Contents">5.3.2</text:p>
          </table:table-cell>
          <table:table-cell table:style-name="Table18.B26" office:value-type="string">
            <text:p text:style-name="Table_20_Contents">3-Jul-2012</text:p>
          </table:table-cell>
          <table:table-cell table:style-name="Table18.C26" office:value-type="string">
            <text:p text:style-name="Table_20_Contents">HK</text:p>
          </table:table-cell>
          <table:table-cell table:style-name="Table18.D26" office:value-type="string">
            <text:p text:style-name="P193">Added global prepare attribute to databases.</text:p>
          </table:table-cell>
        </table:table-row>
        <table:table-row>
          <table:table-cell table:style-name="Table18.A16" office:value-type="float" office:value="0">
            <text:p text:style-name="Table_20_Contents">5.3.3</text:p>
          </table:table-cell>
          <table:table-cell table:style-name="Table18.B26" office:value-type="string">
            <text:p text:style-name="Table_20_Contents">4-Jul-2012</text:p>
          </table:table-cell>
          <table:table-cell table:style-name="Table18.C26" office:value-type="string">
            <text:p text:style-name="Table_20_Contents">HK</text:p>
          </table:table-cell>
          <table:table-cell table:style-name="Table18.D26" office:value-type="string">
            <text:p text:style-name="P193">Added “nolog” dataset parameter to suppress logging.</text:p>
          </table:table-cell>
        </table:table-row>
        <table:table-row>
          <table:table-cell table:style-name="Table18.A17" office:value-type="float" office:value="0">
            <text:p text:style-name="Table_20_Contents">5.3.4</text:p>
          </table:table-cell>
          <table:table-cell table:style-name="Table18.B26" office:value-type="string">
            <text:p text:style-name="Table_20_Contents">7-Aug-2012</text:p>
          </table:table-cell>
          <table:table-cell table:style-name="Table18.C26" office:value-type="string">
            <text:p text:style-name="Table_20_Contents">HK</text:p>
          </table:table-cell>
          <table:table-cell table:style-name="Table18.D26" office:value-type="string">
            <text:p text:style-name="P193">Added “post_connect” query to database connection config.</text:p>
          </table:table-cell>
        </table:table-row>
        <table:table-row>
          <table:table-cell table:style-name="Table18.A18" office:value-type="float" office:value="0">
            <text:p text:style-name="Table_20_Contents">5.3.5</text:p>
          </table:table-cell>
          <table:table-cell table:style-name="Table18.B26" office:value-type="string">
            <text:p text:style-name="Table_20_Contents">17-Aug-2012</text:p>
          </table:table-cell>
          <table:table-cell table:style-name="Table18.C26" office:value-type="string">
            <text:p text:style-name="Table_20_Contents">HK</text:p>
          </table:table-cell>
          <table:table-cell table:style-name="Table18.D26" office:value-type="string">
            <text:p text:style-name="P193">Added “ignore” dataset parameter to suppress warnings.</text:p>
          </table:table-cell>
        </table:table-row>
        <table:table-row>
          <table:table-cell table:style-name="Table18.A19" office:value-type="float" office:value="0">
            <text:p text:style-name="P43">5.3.6</text:p>
          </table:table-cell>
          <table:table-cell table:style-name="Table18.B26" office:value-type="string">
            <text:p text:style-name="P43">16-Jan-2013</text:p>
          </table:table-cell>
          <table:table-cell table:style-name="Table18.C26" office:value-type="string">
            <text:p text:style-name="P43">JL</text:p>
          </table:table-cell>
          <table:table-cell table:style-name="Table18.D26" office:value-type="string">
            <text:p text:style-name="P194">Added support for custom DBH attributes.</text:p>
          </table:table-cell>
        </table:table-row>
        <table:table-row>
          <table:table-cell table:style-name="Table18.A20" office:value-type="float" office:value="0">
            <text:p text:style-name="P44">5.4.6</text:p>
          </table:table-cell>
          <table:table-cell table:style-name="Table18.B26" office:value-type="string">
            <text:p text:style-name="P44">18-Mar-2014</text:p>
          </table:table-cell>
          <table:table-cell table:style-name="Table18.C26" office:value-type="string">
            <text:p text:style-name="P44">JXC</text:p>
          </table:table-cell>
          <table:table-cell table:style-name="Table18.D26" office:value-type="string">
            <text:p text:style-name="P195">Added “!out” flag to support DBD::Oracle RETURNING.</text:p>
          </table:table-cell>
        </table:table-row>
        <table:table-row>
          <table:table-cell table:style-name="Table18.A21" office:value-type="float" office:value="0">
            <text:p text:style-name="P45">5.4.10</text:p>
          </table:table-cell>
          <table:table-cell table:style-name="Table18.B26" office:value-type="string">
            <text:p text:style-name="P45">7-Apr-2014</text:p>
          </table:table-cell>
          <table:table-cell table:style-name="Table18.C26" office:value-type="string">
            <text:p text:style-name="P45">JXC</text:p>
          </table:table-cell>
          <table:table-cell table:style-name="Table18.D26" office:value-type="string">
            <text:p text:style-name="P196">Cleanup/correct documentation for Exec/Plug config parameters.</text:p>
          </table:table-cell>
        </table:table-row>
        <table:table-row>
          <table:table-cell table:style-name="Table18.A22" office:value-type="float" office:value="0">
            <text:p text:style-name="P48">5.<text:span text:style-name="T42">5.0</text:span></text:p>
          </table:table-cell>
          <table:table-cell table:style-name="Table18.B26" office:value-type="string">
            <text:p text:style-name="P46">7-Apr-2014</text:p>
          </table:table-cell>
          <table:table-cell table:style-name="Table18.C26" office:value-type="string">
            <text:p text:style-name="P48">JXC</text:p>
          </table:table-cell>
          <table:table-cell table:style-name="Table18.D26" office:value-type="string">
            <text:p text:style-name="P197">Add “json.rest” format. <text:s/>Remove “xml.array”. <text:s/><text:span text:style-name="T63">Add “router”.</text:span></text:p>
          </table:table-cell>
        </table:table-row>
        <table:table-row>
          <table:table-cell table:style-name="Table18.A23" office:value-type="float" office:value="0">
            <text:p text:style-name="P48">5.<text:span text:style-name="T42">5.1</text:span></text:p>
          </table:table-cell>
          <table:table-cell table:style-name="Table18.B26" office:value-type="string">
            <text:p text:style-name="P46"><text:span text:style-name="T62">8</text:span>-Apr-2014</text:p>
          </table:table-cell>
          <table:table-cell table:style-name="Table18.C26" office:value-type="string">
            <text:p text:style-name="P48">JXC</text:p>
          </table:table-cell>
          <table:table-cell table:style-name="Table18.D26" office:value-type="string">
            <text:p text:style-name="P198">Added support for presentation=“singleton” <text:span text:style-name="T64">on route</text:span>.</text:p>
          </table:table-cell>
        </table:table-row>
        <table:table-row>
          <table:table-cell table:style-name="Table18.A24" office:value-type="float" office:value="0">
            <text:p text:style-name="P58">5.6.0</text:p>
          </table:table-cell>
          <table:table-cell table:style-name="Table18.B26" office:value-type="string">
            <text:p text:style-name="P47"><text:span text:style-name="T62">8</text:span>-Apr-2014</text:p>
          </table:table-cell>
          <table:table-cell table:style-name="Table18.C26" office:value-type="string">
            <text:p text:style-name="P58">JXC</text:p>
          </table:table-cell>
          <table:table-cell table:style-name="Table18.D26" office:value-type="string">
            <text:p text:style-name="P199">Add “dataset_pre_fetch” hook. <text:s/>Plugin rest args is now HASH. <text:s/><text:span text:style-name="T100">Removed support for comma-separated datasets. <text:s/>Cleanup on hook parameters. <text:s/>Clear separation of global vs per-dataset hooks.</text:span></text:p>
          </table:table-cell>
        </table:table-row>
        <table:table-row>
          <table:table-cell table:style-name="Table18.A26" office:value-type="float" office:value="0">
            <text:p text:style-name="P332">5.7.0</text:p>
          </table:table-cell>
          <table:table-cell table:style-name="Table18.B26" office:value-type="string">
            <text:p text:style-name="P332">10-Apr-2014</text:p>
          </table:table-cell>
          <table:table-cell table:style-name="Table18.C26" office:value-type="string">
            <text:p text:style-name="P332">JXC</text:p>
          </table:table-cell>
          <table:table-cell table:style-name="Table18.D26" office:value-type="string">
            <text:p text:style-name="P334">Removed tracker. <text:s/>Added nested dataset fetching.</text:p>
          </table:table-cell>
        </table:table-row>
        <table:table-row>
          <table:table-cell table:style-name="Table18.A26" office:value-type="float" office:value="0">
            <text:p text:style-name="P333">5.7.1</text:p>
          </table:table-cell>
          <table:table-cell table:style-name="Table18.B26" office:value-type="string">
            <text:p text:style-name="P333">11-Apr-2014</text:p>
          </table:table-cell>
          <table:table-cell table:style-name="Table18.C26" office:value-type="string">
            <text:p text:style-name="P333">JXC</text:p>
          </table:table-cell>
          <table:table-cell table:style-name="Table18.D26" office:value-type="string">
            <text:p text:style-name="P335">Removed $extra_href from dataset_fetched hook. <text:s/>Added doc for Jarvis::Dataset::fetch_rows ( ).</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6538760068078230175" text:style-name="L1">
        <text:list-item>
          <text:p text:style-name="P202">Rich Internet Application. <text:s/>Ajax (XML or JSON) requests and responses.</text:p>
        </text:list-item>
        <text:list-item>
          <text:p text:style-name="P202">JARVIS</text:p>
        </text:list-item>
        <text:list-item>
          <text:p text:style-name="P202">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4640827944584904447" text:style-name="L2">
        <text:list-item>
          <text:p text:style-name="P204">Secure: </text:p>
          <text:list>
            <text:list-item>
              <text:p text:style-name="P203">Jarvis can run over https. <text:s/></text:p>
            </text:list-item>
            <text:list-item>
              <text:p text:style-name="P203">Jarvis uses single-login and CGI cookies to maintain authenticated sessions. <text:s/></text:p>
            </text:list-item>
            <text:list-item>
              <text:p text:style-name="P203">Jarvis uses parameterized statements to prevent against SQL injection. </text:p>
            </text:list-item>
            <text:list-item>
              <text:p text:style-name="P203">Jarvis provides group-based access control.</text:p>
            </text:list-item>
          </text:list>
        </text:list-item>
        <text:list-item>
          <text:p text:style-name="P204">Extensible:</text:p>
          <text:list>
            <text:list-item>
              <text:p text:style-name="P206">Jarvis provides independent “datasets”, defined as simple XML files containing SQL.</text:p>
            </text:list-item>
            <text:list-item>
              <text:p text:style-name="P206">Jarvis provides configurable “exec” extensions (e.g. running Jasper reports).</text:p>
            </text:list-item>
            <text:list-item>
              <text:p text:style-name="P206">Jarvis provides a “plugin” mechanism for adding custom Perl modules.</text:p>
            </text:list-item>
          </text:list>
        </text:list-item>
        <text:list-item>
          <text:p text:style-name="P204">Standards-Based:</text:p>
          <text:list>
            <text:list-item>
              <text:p text:style-name="P206">Jarvis is based on XML, JSON, http/s and REST.</text:p>
            </text:list-item>
          </text:list>
        </text:list-item>
        <text:list-item>
          <text:p text:style-name="P204">Reasonably Efficient:</text:p>
          <text:list>
            <text:list-item>
              <text:p text:style-name="P206">Jarvis is “plenty fast enough”. <text:s/></text:p>
            </text:list-item>
            <text:list-item>
              <text:p text:style-name="P206">Jarvis is written in a scripted language as many back end services are.</text:p>
            </text:list-item>
            <text:list-item>
              <text:p text:style-name="P206">Jarvis can cache database connections under mod_perl.</text:p>
            </text:list-item>
          </text:list>
        </text:list-item>
      </text:list>
      <text:p text:style-name="P65">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136">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136">Jarvis is distributed in the hope that it will be useful, but WITHOUT ANY WARRANTY; without even the implied warranty of MERCHANTABILITY or FITNESS FOR A PARTICULAR PURPOSE. <text:s/>See the GNU General Public License for more details.</text:p>
      <text:p text:style-name="P136">You should have received a copy of the GNU Lesser General Public License along with Jarvis. <text:s/>If not, see &lt;http://www.gnu.org/licenses/&gt;.</text:p>
      <text:p text:style-name="P136">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322" text:outline-level="1">Installation</text:h>
      <text:h text:style-name="Heading_20_2" text:outline-level="2">Separate Documentation</text:h>
      <text:p text:style-name="Text_20_body">Please see the separate “Jarvis Install” document. <text:s/>That covers:</text:p>
      <text:list xml:id="list5036509494623128211" text:style-name="L3">
        <text:list-item>
          <text:p text:style-name="P213">Installation on Linux, Solaris and Windows.</text:p>
        </text:list-item>
        <text:list-item>
          <text:p text:style-name="P213">Testing your Jarvis installation.</text:p>
        </text:list-item>
        <text:list-item>
          <text:p text:style-name="P213">Testing the “Demo” application.</text:p>
        </text:list-item>
      </text:list>
      <text:h text:style-name="P322"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8932927964316312942" text:style-name="L4">
        <text:list-item>
          <text:p text:style-name="P214">The database connection(s).</text:p>
        </text:list-item>
        <text:list-item>
          <text:p text:style-name="P214">The username/group list.</text:p>
        </text:list-item>
        <text:list-item>
          <text:p text:style-name="P214">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P147"><text:s text:c="8"/>&lt;dataset_dir&gt;/usr/share/jarvis/demo/dataset&lt;/dataset_dir&gt;</text:p>
      <text:p text:style-name="P147"/>
      <text:p text:style-name="P147"><text:s text:c="8"/>&lt;router&gt; </text:p>
      <text:p text:style-name="P147"><text:s text:c="12"/>&lt;route path="/boat_class/:boat_class" dataset="boat_class"/&gt; </text:p>
      <text:p text:style-name="P147"><text:s text:c="12"/>&lt;route path="/boat/by-class/:boat_class" dataset="boat"/&gt; </text:p>
      <text:p text:style-name="P147"><text:s text:c="12"/>&lt;route path="/boat/:id" dataset="boat" restful="element"/&gt; </text:p>
      <text:p text:style-name="P147"><text:s text:c="8"/>&lt;/router&gt;</text:p>
      <text:p text:style-name="P147"/>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oft-page-break/><text:s text:c="8"/>&lt;database name=”secondary” connect="dbi:Pg:dbname=test" <text:line-break/> <text:s text:c="17"/>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P144"><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9">Attribute</text:p>
            </table:table-cell>
            <table:table-cell table:style-name="Table2.A1" office:value-type="string">
              <text:p text:style-name="P19">Default</text:p>
            </table:table-cell>
            <table:table-cell table:style-name="Table2.C1" office:value-type="string">
              <text:p text:style-name="P19">Notes</text:p>
            </table:table-cell>
          </table:table-row>
        </table:table-header-rows>
        <table:table-row table:style-name="Table2.1">
          <table:table-cell table:style-name="Table2.A21" office:value-type="string">
            <text:p text:style-name="Table_20_Contents">format</text:p>
          </table:table-cell>
          <table:table-cell table:style-name="Table2.B21" office:value-type="string">
            <text:p text:style-name="Table_20_Contents">json</text:p>
          </table:table-cell>
          <table:table-cell table:style-name="Table2.C21" office:value-type="string">
            <text:p text:style-name="Table_20_Contents">Default format for returned content. <text:s/>Valid configuration options are: <text:span text:style-name="T10">“json”, “json.array”, “</text:span><text:span text:style-name="T12">json.rest”,</text:span><text:span text:style-name="T10"> “xml”,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1" office:value-type="string">
            <text:p text:style-name="Table_20_Contents">debug</text:p>
          </table:table-cell>
          <table:table-cell table:style-name="Table2.B21" office:value-type="string">
            <text:p text:style-name="Table_20_Contents">no</text:p>
          </table:table-cell>
          <table:table-cell table:style-name="Table2.C21" office:value-type="string">
            <text:p text:style-name="Table_20_Contents">This will enable additional debug output to STDERR, which will appear in your apache error log.</text:p>
          </table:table-cell>
        </table:table-row>
        <table:table-row table:style-name="Table2.1">
          <table:table-cell table:style-name="Table2.A21" office:value-type="string">
            <text:p text:style-name="Table_20_Contents">dump</text:p>
          </table:table-cell>
          <table:table-cell table:style-name="Table2.B21" office:value-type="string">
            <text:p text:style-name="Table_20_Contents">no</text:p>
          </table:table-cell>
          <table:table-cell table:style-name="Table2.C21" office:value-type="string">
            <text:p text:style-name="Table_20_Contents">Identical to debug, the dump flag enables “extra” debug including a full dump of all requests and returned content.</text:p>
          </table:table-cell>
        </table:table-row>
        <table:table-row table:style-name="Table2.1">
          <table:table-cell table:style-name="Table2.A21" office:value-type="string">
            <text:p text:style-name="Table_20_Contents">require_https</text:p>
          </table:table-cell>
          <table:table-cell table:style-name="Table2.B21" office:value-type="string">
            <text:p text:style-name="Table_20_Contents">no</text:p>
          </table:table-cell>
          <table:table-cell table:style-name="Table2.C21" office:value-type="string">
            <text:p text:style-name="Table_20_Contents">Require all connections for this application to use HTTPS.</text:p>
          </table:table-cell>
        </table:table-row>
        <text:soft-page-break/>
        <table:table-row table:style-name="Table2.1">
          <table:table-cell table:style-name="Table2.A21" office:value-type="string">
            <text:p text:style-name="Table_20_Contents">log_format</text:p>
          </table:table-cell>
          <table:table-cell table:style-name="Table2.B21" office:value-type="string">
            <text:p text:style-name="Table_20_Contents">See Notes</text:p>
          </table:table-cell>
          <table:table-cell table:style-name="Table2.C21"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1" office:value-type="string">
            <text:p text:style-name="Table_20_Contents">page_limit_param</text:p>
          </table:table-cell>
          <table:table-cell table:style-name="Table2.B21" office:value-type="string">
            <text:p text:style-name="Table_20_Contents">page_limit</text:p>
          </table:table-cell>
          <table:table-cell table:style-name="Table2.C21" office:value-type="string">
            <text:p text:style-name="Table_20_Contents">Name of the CGI parameter which will be used as the page size for server-side paging (performed after fetching).</text:p>
          </table:table-cell>
        </table:table-row>
        <table:table-row table:style-name="Table2.1">
          <table:table-cell table:style-name="Table2.A21" office:value-type="string">
            <text:p text:style-name="Table_20_Contents">page_start_param</text:p>
          </table:table-cell>
          <table:table-cell table:style-name="Table2.B21" office:value-type="string">
            <text:p text:style-name="Table_20_Contents">page_start</text:p>
          </table:table-cell>
          <table:table-cell table:style-name="Table2.C21"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1" office:value-type="string">
            <text:p text:style-name="Table_20_Contents">sort_field_param</text:p>
          </table:table-cell>
          <table:table-cell table:style-name="Table2.B21" office:value-type="string">
            <text:p text:style-name="Table_20_Contents">sort_field</text:p>
          </table:table-cell>
          <table:table-cell table:style-name="Table2.C2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1" office:value-type="string">
            <text:p text:style-name="Table_20_Contents">sort_dir_param</text:p>
          </table:table-cell>
          <table:table-cell table:style-name="Table2.B21" office:value-type="string">
            <text:p text:style-name="Table_20_Contents">sort_dir</text:p>
          </table:table-cell>
          <table:table-cell table:style-name="Table2.C21"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1" office:value-type="string">
            <text:p text:style-name="Table_20_Contents">method_param</text:p>
          </table:table-cell>
          <table:table-cell table:style-name="Table2.B21" office:value-type="string">
            <text:p text:style-name="Table_20_Contents">_method</text:p>
          </table:table-cell>
          <table:table-cell table:style-name="Table2.C21"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1" office:value-type="string">
            <text:p text:style-name="Table_20_Contents">dataset_dir</text:p>
          </table:table-cell>
          <table:table-cell table:style-name="Table2.B21" office:value-type="string">
            <text:p text:style-name="Table_20_Contents">&lt;none&gt;</text:p>
          </table:table-cell>
          <table:table-cell table:style-name="Table2.C21" office:value-type="string">
            <text:p text:style-name="Table_20_Contents">Defines a directory to contain dataset definition files. <text:s/>Multiple dataset_dir entries may be defined.</text:p>
          </table:table-cell>
        </table:table-row>
        <table:table-row table:style-name="Table2.1">
          <table:table-cell table:style-name="Table2.A21" office:value-type="string">
            <text:p text:style-name="P49">router</text:p>
          </table:table-cell>
          <table:table-cell table:style-name="Table2.B21" office:value-type="string">
            <text:p text:style-name="P49">&lt;none&gt;</text:p>
          </table:table-cell>
          <table:table-cell table:style-name="Table2.C21" office:value-type="string">
            <text:p text:style-name="P49">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21" office:value-type="string">
            <text:p text:style-name="Table_20_Contents">default_libs</text:p>
          </table:table-cell>
          <table:table-cell table:style-name="Table2.B21" office:value-type="string">
            <text:p text:style-name="Table_20_Contents">&lt;none&gt;</text:p>
          </table:table-cell>
          <table:table-cell table:style-name="Table2.C21" office:value-type="string">
            <text:p text:style-name="P30">This element allows a list of zero or more directories to be defined which will then be <text:s/>added to the @INC path when loading plugin modules to execute.</text:p>
          </table:table-cell>
        </table:table-row>
        <table:table-row table:style-name="Table2.1">
          <table:table-cell table:style-name="Table2.A15" office:value-type="string">
            <text:p text:style-name="Table_20_Contents">default_parameters</text:p>
          </table:table-cell>
          <table:table-cell table:style-name="Table2.B15" office:value-type="string">
            <text:p text:style-name="Table_20_Contents">&lt;none&gt;</text:p>
          </table:table-cell>
          <table:table-cell table:style-name="Table2.C15" office:value-type="string">
            <text:p text:style-name="Table_20_Contents">Defines values which are supplied as default user parameters on all requests.</text:p>
          </table:table-cell>
        </table:table-row>
        <table:table-row table:style-name="Table2.1">
          <table:table-cell table:style-name="Table2.A21" office:value-type="string">
            <text:p text:style-name="Table_20_Contents">login</text:p>
          </table:table-cell>
          <table:table-cell table:style-name="Table2.B21" office:value-type="string">
            <text:p text:style-name="Table_20_Contents">&lt;n/a&gt;</text:p>
          </table:table-cell>
          <table:table-cell table:style-name="Table2.C21"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1" office:value-type="string">
            <text:p text:style-name="Table_20_Contents">database</text:p>
          </table:table-cell>
          <table:table-cell table:style-name="Table2.B21" office:value-type="string">
            <text:p text:style-name="Table_20_Contents">&lt;n/a&gt;</text:p>
          </table:table-cell>
          <table:table-cell table:style-name="Table2.C21"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1" office:value-type="string">
            <text:p text:style-name="Table_20_Contents">sessiondb</text:p>
          </table:table-cell>
          <table:table-cell table:style-name="Table2.B21" office:value-type="string">
            <text:p text:style-name="Table_20_Contents">&lt;n/a&gt;</text:p>
          </table:table-cell>
          <table:table-cell table:style-name="Table2.C21"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1" office:value-type="string">
            <text:p text:style-name="Table_20_Contents">exec</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1" office:value-type="string">
            <text:p text:style-name="Table_20_Contents">plugin</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 plugin action (dynamically load a Perl module and execute the “do” method on that module).</text:p>
          </table:table-cell>
        </table:table-row>
        <text:soft-page-break/>
        <table:table-row table:style-name="Table2.1">
          <table:table-cell table:style-name="Table2.A21" office:value-type="string">
            <text:p text:style-name="Table_20_Contents">hook</text:p>
          </table:table-cell>
          <table:table-cell table:style-name="Table2.B21" office:value-type="string">
            <text:p text:style-name="Table_20_Contents">&lt;n/a&gt;</text:p>
          </table:table-cell>
          <table:table-cell table:style-name="Table2.C21"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2" office:value-type="string">
            <text:p text:style-name="Table_20_Contents">habitat</text:p>
          </table:table-cell>
          <table:table-cell table:style-name="Table2.B22" office:value-type="string">
            <text:p text:style-name="Table_20_Contents">&lt;n/a&gt;</text:p>
          </table:table-cell>
          <table:table-cell table:style-name="Table2.C22" office:value-type="string">
            <text:p text:style-name="Table_20_Contents">Optional single sub-element containing configuration which will be passed to the application on request.</text:p>
          </table:table-cell>
        </table:table-row>
      </table:table>
      <text:p text:style-name="P61">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9">Default encoding format from response body returned by Jarvis to the client. <text:s/></text:p>
      <text:p text:style-name="Text_20_body">Specify “json”, “json.array”, “<text:span text:style-name="T40">json.rest”, </text:span>“xml”, “csv”, or “xlsx”.</text:p>
      <text:list xml:id="list8331626972295077994" text:style-name="L5">
        <text:list-item>
          <text:p text:style-name="P215">This may be over-ridden a per-request basis with the CGI parameter “format”.</text:p>
        </text:list-item>
        <text:list-item>
          <text:p text:style-name="P215">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7018443475621367397" text:style-name="L6">
        <text:list-item>
          <text:p text:style-name="P216">All client-submitted request body.</text:p>
        </text:list-item>
        <text:list-item>
          <text:p text:style-name="P216">All returned XML/JSON/CSV content.</text:p>
        </text:list-item>
        <text:list-item>
          <text:p text:style-name="P216">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ext:soft-page-break/>
          <table:table-row table:style-name="Table20.1">
            <table:table-cell table:style-name="Table20.A1" office:value-type="string">
              <text:p text:style-name="P19">Attribute</text:p>
            </table:table-cell>
            <table:table-cell table:style-name="Table20.B1" office:value-type="string">
              <text:p text:style-name="P19">Notes</text:p>
            </table:table-cell>
          </table:table-row>
        </table:table-header-rows>
        <table:table-row table:style-name="Table20.1">
          <table:table-cell table:style-name="Table20.A9" office:value-type="string">
            <text:p text:style-name="Table_20_Contents">%T</text:p>
          </table:table-cell>
          <table:table-cell table:style-name="Table20.B9"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9" office:value-type="string">
            <text:p text:style-name="Table_20_Contents">%H</text:p>
          </table:table-cell>
          <table:table-cell table:style-name="Table20.B9"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9" office:value-type="string">
            <text:p text:style-name="Table_20_Contents">%L</text:p>
          </table:table-cell>
          <table:table-cell table:style-name="Table20.B9" office:value-type="string">
            <text:p text:style-name="Table_20_Contents">Level of output, either “log” or “debug”.</text:p>
          </table:table-cell>
        </table:table-row>
        <table:table-row table:style-name="Table20.1">
          <table:table-cell table:style-name="Table20.A9" office:value-type="string">
            <text:p text:style-name="Table_20_Contents">%U</text:p>
          </table:table-cell>
          <table:table-cell table:style-name="Table20.B9" office:value-type="string">
            <text:p text:style-name="Table_20_Contents">Current logged-in username.</text:p>
          </table:table-cell>
        </table:table-row>
        <table:table-row table:style-name="Table20.1">
          <table:table-cell table:style-name="Table20.A9" office:value-type="string">
            <text:p text:style-name="Table_20_Contents">%D</text:p>
          </table:table-cell>
          <table:table-cell table:style-name="Table20.B9" office:value-type="string">
            <text:p text:style-name="Table_20_Contents">Requested dataset name.</text:p>
          </table:table-cell>
        </table:table-row>
        <table:table-row table:style-name="Table20.1">
          <table:table-cell table:style-name="Table20.A9" office:value-type="string">
            <text:p text:style-name="Table_20_Contents">%A</text:p>
          </table:table-cell>
          <table:table-cell table:style-name="Table20.B9"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9" office:value-type="string">
            <text:p text:style-name="Table_20_Contents">%M</text:p>
          </table:table-cell>
          <table:table-cell table:style-name="Table20.B9" office:value-type="string">
            <text:p text:style-name="Table_20_Contents">Message text to be logged.</text:p>
          </table:table-cell>
        </table:table-row>
      </table:table>
      <text:p text:style-name="P61">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7256659037340083631" text:style-name="L7">
        <text:list-item>
          <text:p text:style-name="P217">Extract ALL records from the database query.</text:p>
        </text:list-item>
        <text:list-item>
          <text:p text:style-name="P217">Slice out and return only those rows specified by the page parameters. <text:s/>E.g start = 50, limit = 25 means return rows with zero-based indexes 50-74.</text:p>
        </text:list-item>
        <text:list-item>
          <text:p text:style-name="P217">Return “fetched” as the total number of all rows read from the database query.</text:p>
        </text:list-item>
        <text:list-item>
          <text:p text:style-name="P217">Return “returned” as the number of data rows from the sliced page.</text:p>
        </text:list-item>
        <text:list-item>
          <text:p text:style-name="P217">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text:soft-page-break/>When the CGI parameter named by sort_field_param is present, Jarvis will perform the following.</text:p>
      <text:list xml:id="list164507601262584" text:continue-numbering="true" text:style-name="L7">
        <text:list-item>
          <text:p text:style-name="P217">Extract ALL records from the database query in the default query sort order.</text:p>
        </text:list-item>
        <text:list-item>
          <text:p text:style-name="P217">Use Perl “cmp” alphabetical sorting either ascending or descending.</text:p>
        </text:list-item>
        <text:list-item>
          <text:p text:style-name="P217">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text:span text:style-name="T43">differ</text:span> from the databases ORDER BY <text:span text:style-name="T43">sequencing</text:span>.</text:p>
      <text:p text:style-name="Text_20_body">Note that if sort_field_param is present but sort_dir_param is not, then sort order <text:span text:style-name="T44">is </text:span>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782815832716622057" text:style-name="L8">
        <text:list-item>
          <text:p text:style-name="P218">Dataset Type</text:p>
        </text:list-item>
        <text:list-item>
          <text:p text:style-name="P218">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19">Attribute</text:p>
            </table:table-cell>
            <table:table-cell table:style-name="Table33.A1" office:value-type="string">
              <text:p text:style-name="P19">Default</text:p>
            </table:table-cell>
            <table:table-cell table:style-name="Table33.C1" office:value-type="string">
              <text:p text:style-name="P19">Notes</text:p>
            </table:table-cell>
          </table:table-row>
        </table:table-header-rows>
        <table:table-row table:style-name="Table33.1">
          <table:table-cell table:style-name="Table33.A5" office:value-type="string">
            <text:p text:style-name="Table_20_Contents">prefix</text:p>
          </table:table-cell>
          <table:table-cell table:style-name="Table33.B5" office:value-type="string">
            <text:p text:style-name="Table_20_Contents">&lt;empty-string&gt;</text:p>
          </table:table-cell>
          <table:table-cell table:style-name="Table33.C5"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33.1">
          <table:table-cell table:style-name="Table33.A5" office:value-type="string">
            <text:p text:style-name="Table_20_Contents">type</text:p>
          </table:table-cell>
          <table:table-cell table:style-name="Table33.B5" office:value-type="string">
            <text:p text:style-name="Table_20_Contents">dbi</text:p>
          </table:table-cell>
          <table:table-cell table:style-name="Table33.C5" office:value-type="string">
            <text:p text:style-name="Table_20_Contents">Specify the type of datasets contained within this directory.</text:p>
            <text:list xml:id="list1305827884527841449" text:style-name="L9">
              <text:list-item>
                <text:p text:style-name="P323">“dbi” (SQL databases using default DBI driver).</text:p>
              </text:list-item>
              <text:list-item>
                <text:p text:style-name="P323">“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5" office:value-type="string">
            <text:p text:style-name="Table_20_Contents">dbname</text:p>
          </table:table-cell>
          <table:table-cell table:style-name="Table33.B5" office:value-type="string">
            <text:p text:style-name="Table_20_Contents">default</text:p>
          </table:table-cell>
          <table:table-cell table:style-name="Table33.C5" office:value-type="string">
            <text:p text:style-name="Table_20_Contents">Specifies the default database name to use for datasets in this directory. <text:s/>Can be overridden on a per-dataset basis.</text:p>
          </table:table-cell>
        </table:table-row>
        <table:table-row table:style-name="Table33.1">
          <table:table-cell table:style-name="Table33.A5" office:value-type="string">
            <text:p text:style-name="Table_20_Contents">[content]</text:p>
          </table:table-cell>
          <table:table-cell table:style-name="Table33.B5" office:value-type="string">
            <text:p text:style-name="Table_20_Contents">&lt;n/a&gt;</text:p>
          </table:table-cell>
          <table:table-cell table:style-name="Table33.C5" office:value-type="string">
            <text:p text:style-name="Table_20_Contents">The content inside the &lt;dataset_dir&gt; element is the path to the directory within the server file system.</text:p>
          </table:table-cell>
        </table:table-row>
      </table:table>
      <text:p text:style-name="P61">Table <text:sequence text:ref-name="refTable2" text:name="Table" text:formula="ooow:Table+1" style:num-format="1">3</text:sequence>: Dataset Dir <text:span text:style-name="T46">Attributes</text:span></text:p>
      <text:p text:style-name="P9">Note the following:</text:p>
      <text:list xml:id="list2685630624558221776" text:style-name="L10">
        <text:list-item>
          <text:p text:style-name="P219">The client-supplied dataset name must not include the “.xml” suffix added by the server.</text:p>
        </text:list-item>
        <text:list-item>
          <text:p text:style-name="P219"><text:soft-page-break/>The matched prefix is stripped from the dataset name before expansion.</text:p>
        </text:list-item>
        <text:list-item>
          <text:p text:style-name="P219">The dataset name specified by the client must consist only of characters from the following list: “a-z”, “A-Z”, “0-9”, “_” (underscore), “-” (hyphen) and “.” (dot).</text:p>
        </text:list-item>
        <text:list-item>
          <text:p text:style-name="P219">A “.” (dot) character in the dataset name is interpreted as a directory separator by Jarvis. <text:s/>On Unix-based systems this is a forward-slash. <text:s/>On Windows-based systems, Perl will translate the forward slash into a backslash.</text:p>
        </text:list-item>
        <text:list-item>
          <text:p text:style-name="P220">A dataset name specified by the client may not start or end with a dot.</text:p>
        </text:list-item>
      </text:list>
      <text:p text:style-name="P96">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19">Client Requests</text:p>
            </table:table-cell>
            <table:table-cell table:style-name="Table21.B1" office:value-type="string">
              <text:p text:style-name="P19">Resulting XML File</text:p>
            </table:table-cell>
          </table:table-row>
        </table:table-header-rows>
        <table:table-row table:style-name="Table21.1">
          <table:table-cell table:style-name="Table21.A7" office:value-type="string">
            <text:p text:style-name="Table_20_Contents">my-set</text:p>
          </table:table-cell>
          <table:table-cell table:style-name="Table21.B7" office:value-type="string">
            <text:p text:style-name="Table_20_Contents"><text:span text:style-name="T4">/path/to/dataset</text:span>/my-set.xml</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start with dot]</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end with dot]</text:p>
          </table:table-cell>
        </table:table-row>
        <table:table-row table:style-name="Table21.1">
          <table:table-cell table:style-name="Table21.A7" office:value-type="string">
            <text:p text:style-name="Table_20_Contents">folder.myset</text:p>
          </table:table-cell>
          <table:table-cell table:style-name="Table21.B7" office:value-type="string">
            <text:p text:style-name="Table_20_Contents"><text:span text:style-name="T4">/path/to/dataset</text:span>/folder/myset.xml</text:p>
          </table:table-cell>
        </table:table-row>
        <table:table-row table:style-name="Table21.1">
          <table:table-cell table:style-name="Table21.A7" office:value-type="string">
            <text:p text:style-name="Table_20_Contents">myset.xml</text:p>
          </table:table-cell>
          <table:table-cell table:style-name="Table21.B7" office:value-type="string">
            <text:p text:style-name="Table_20_Contents"><text:span text:style-name="T4">/path/to/dataset</text:span>/myset/xml.xml</text:p>
          </table:table-cell>
        </table:table-row>
        <table:table-row table:style-name="Table21.1">
          <table:table-cell table:style-name="Table21.A7" office:value-type="string">
            <text:p text:style-name="Table_20_Contents">other.set.name</text:p>
          </table:table-cell>
          <table:table-cell table:style-name="Table21.B7" office:value-type="string">
            <text:p text:style-name="Table_20_Contents"><text:span text:style-name="T4">/another/path</text:span>/set/name.xml</text:p>
          </table:table-cell>
        </table:table-row>
      </table:table>
      <text:p text:style-name="P61">Table <text:sequence text:ref-name="refTable3" text:name="Table" text:formula="ooow:Table+1" style:num-format="1">4</text:sequence>: Examples of Resolving Dataset Names</text:p>
      <text:h text:style-name="P336" text:outline-level="3">Configuration: <text:span text:style-name="T45">router</text:span></text:h>
      <text:p text:style-name="P98">The “router” section is optional. <text:s/>Many applications will not need one. <text:s/>However, it can be used to assign names to RESTful parameters (which otherwise would only be available via position index).</text:p>
      <text:p text:style-name="P98">The “router” element contains zero or more “route” <text:span text:style-name="T46">entries. <text:s/>Each “route” entry has the following attributes.</text:span></text:p>
      <text:p text:style-name="P191"/>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23">Attribute</text:p>
            </table:table-cell>
            <table:table-cell table:style-name="Table25.A1" office:value-type="string">
              <text:p text:style-name="P23">Default</text:p>
            </table:table-cell>
            <table:table-cell table:style-name="Table25.C1" office:value-type="string">
              <text:p text:style-name="P23">Notes</text:p>
            </table:table-cell>
          </table:table-row>
        </table:table-header-rows>
        <table:table-row table:style-name="Table25.1">
          <table:table-cell table:style-name="Table25.A3" office:value-type="string">
            <text:p text:style-name="P51">path</text:p>
          </table:table-cell>
          <table:table-cell table:style-name="Table25.B2" office:value-type="string">
            <text:p text:style-name="P50">&lt;<text:span text:style-name="T47">none</text:span>&gt;</text:p>
          </table:table-cell>
          <table:table-cell table:style-name="Table25.C2" office:value-type="string">
            <text:p text:style-name="P55">This is the <text:span text:style-name="T49">path pattern to match. <text:s/>It begins with a leading “/”. The route path is compared against the supplied inbound request path. <text:s/></text:span></text:p>
            <text:p text:style-name="P55"/>
            <text:p text:style-name="P56">Note that the “app-name” and any script location is removed from the inbound request path before matching is applied.</text:p>
            <text:p text:style-name="P50"/>
            <text:p text:style-name="P54">Each component in the path must be either:</text:p>
            <text:list xml:id="list7322766453417615017" text:style-name="L11">
              <text:list-item>
                <text:p text:style-name="P324">An empty part (matches any <text:span text:style-name="T50">inbound part).</text:span></text:p>
              </text:list-item>
              <text:list-item>
                <text:p text:style-name="P325">An asterix “*” (matches any inbound party).</text:p>
              </text:list-item>
              <text:list-item>
                <text:p text:style-name="P324">An exact string to match.</text:p>
              </text:list-item>
              <text:list-item>
                <text:p text:style-name="P325">A colon-prefixed “:&lt;var&gt;” variable to extract.</text:p>
              </text:list-item>
            </text:list>
          </table:table-cell>
        </table:table-row>
        <text:soft-page-break/>
        <table:table-row table:style-name="Table25.1">
          <table:table-cell table:style-name="Table25.A3" office:value-type="string">
            <text:p text:style-name="P51">dataset</text:p>
          </table:table-cell>
          <table:table-cell table:style-name="Table25.B3" office:value-type="string">
            <text:p text:style-name="P53">&lt;<text:span text:style-name="T47">none</text:span>&gt;</text:p>
          </table:table-cell>
          <table:table-cell table:style-name="Table25.C3" office:value-type="string">
            <text:p text:style-name="P50">Specify the <text:span text:style-name="T48">name of the dataset to be executed if this path pattern is matched. <text:s/>This may be a standard XML-file defined dataset within “dataset_dir”, or it may be the name of a virtual dataset implemented by a “plugin” or “exec” definition.</text:span></text:p>
          </table:table-cell>
        </table:table-row>
        <table:table-row table:style-name="Table25.1">
          <table:table-cell table:style-name="Table25.A4" office:value-type="string">
            <text:p text:style-name="P57">presentation</text:p>
          </table:table-cell>
          <table:table-cell table:style-name="Table25.B4" office:value-type="string">
            <text:p text:style-name="P50">“<text:span text:style-name="T47">array”</text:span></text:p>
          </table:table-cell>
          <table:table-cell table:style-name="Table25.C4" office:value-type="string">
            <text:p text:style-name="P50">Specifies <text:span text:style-name="T47">if the returned data will be given back as an “array” (the default), or as an “singleton”. <text:s/></text:span></text:p>
            <text:p text:style-name="P50"/>
            <text:p text:style-name="P52">If “singleton” is specified then:</text:p>
            <text:list xml:id="list590811404859667618" text:style-name="L12">
              <text:list-item>
                <text:p text:style-name="P326">The query must return exactly 1 object.</text:p>
              </text:list-item>
              <text:list-item>
                <text:p text:style-name="P326">The object is returned as top level data, with no wrapper.</text:p>
              </text:list-item>
              <text:list-item>
                <text:p text:style-name="P326">Jarvis will return 404 if the query returns no rows.</text:p>
              </text:list-item>
              <text:list-item>
                <text:p text:style-name="P326">Jarvis will “die” if the query returns &gt; 1 row.</text:p>
              </text:list-item>
            </text:list>
            <text:p text:style-name="P51"/>
            <text:p text:style-name="P327">Note: <text:span text:style-name="T131">Singleton formatting </text:span>applies only to “json” and “json.rest” return formats. <text:s/><text:span text:style-name="T131">Specifying “singleton” will not affect the return encoding for other formats, although the row count validation will still be performed.</text:span></text:p>
          </table:table-cell>
        </table:table-row>
      </table:table>
      <text:p text:style-name="P64">Table <text:sequence text:ref-name="refTable4" text:name="Table" text:formula="ooow:Table+1" style:num-format="1">5</text:sequence>: <text:span text:style-name="T46">Route Attributes</text:span></text:p>
      <text:p text:style-name="P98">For example, <text:span text:style-name="T51">consider the configuration.</text:span></text:p>
      <text:p text:style-name="P148"><text:s text:c="8"/>&lt;router&gt; <text:line-break/> <text:s text:c="11"/>&lt;route path="/boat_class/:boat_class" dataset="boat_class"/&gt; <text:line-break/> <text:s text:c="11"/>&lt;route path="/*/by-class/:boat_class" dataset="boat"/&gt; <text:line-break/> <text:s text:c="11"/>&lt;route path="/boat/:id" dataset="boat" <text:span text:style-name="T61">presentation</text:span>="<text:span text:style-name="T47">singleton</text:span>"/&gt; <text:line-break/> <text:s text:c="7"/>&lt;/router&gt;</text:p>
      <text:p text:style-name="Text_20_body"/>
      <text:p text:style-name="P99">Now consider the following request:</text:p>
      <text:p text:style-name="Code">http://localhost/jarvis-agent/demo/boat/by-class/X%20Class</text:p>
      <text:p text:style-name="Text_20_body"/>
      <text:p text:style-name="P100">The processing is as follows:</text:p>
      <text:list xml:id="list8590450482424885874" text:style-name="L13">
        <text:list-item>
          <text:p text:style-name="P221">The leading script location: “http://localhost/jarvis-agent” is removed.</text:p>
        </text:list-item>
        <text:list-item>
          <text:p text:style-name="P221">The application name “/demo” is removed.</text:p>
        </text:list-item>
        <text:list-item>
          <text:p text:style-name="P221">The supplied path “boat/by-class/X%20Class” is matched against the routes in order.</text:p>
        </text:list-item>
      </text:list>
      <text:p text:style-name="P101">The first route compares supplied “boat” against an exact string “boat_class” and the match fails.</text:p>
      <text:p text:style-name="P102">The second route compares as follows:</text:p>
      <text:list xml:id="list7480420711648912187" text:style-name="L14">
        <text:list-item>
          <text:p text:style-name="P222">Part one compares “boat” against the wildcard “*” and passes.</text:p>
        </text:list-item>
        <text:list-item>
          <text:p text:style-name="P222">Part two compares “by-class” against exact “by-class” and passes.</text:p>
        </text:list-item>
        <text:list-item>
          <text:p text:style-name="P222">Part three assigns “X Class” to the variable “boat_class”.</text:p>
        </text:list-item>
        <text:list-item>
          <text:p text:style-name="P223">The dataset “boat” is selected.</text:p>
        </text:list-item>
      </text:list>
      <text:p text:style-name="P103">The final result is:</text:p>
      <text:list xml:id="list2925513908590387652" text:style-name="L15">
        <text:list-item>
          <text:p text:style-name="P224">The dataset is “boat”.</text:p>
        </text:list-item>
        <text:list-item>
          <text:p text:style-name="P224"><text:soft-page-break/>The parameter {$1} in a dataset XML will expand to “boat”.</text:p>
        </text:list-item>
        <text:list-item>
          <text:p text:style-name="P224">The parameter {$2} in a dataset XML will expand to “by-class”.</text:p>
        </text:list-item>
        <text:list-item>
          <text:p text:style-name="P224">The parameter {$3} in a dataset XML will expand to “X Class”.</text:p>
        </text:list-item>
        <text:list-item>
          <text:p text:style-name="P224">The parameter {$boat_class} in a dataset XML will expand to “X Class”.</text:p>
        </text:list-item>
      </text:list>
      <text:p text:style-name="P104">Note however that when performing “insert/update/delete” requests, any per-row value for {$boat_class} will override the URL-supplied value for {$boat_clas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73">Every application must have a login module defined. <text:s/>Jarvis offers half a dozen login modules to handle commonly used situations. <text:s text:c="2"/>You can easily add your own by copying and modifying the supplied defaults.</text:p>
      <text:p text:style-name="P73">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ext:soft-page-break/>
          <table:table-row table:style-name="Table3.1">
            <table:table-cell table:style-name="Table3.A1" office:value-type="string">
              <text:p text:style-name="P19">Attribute</text:p>
            </table:table-cell>
            <table:table-cell table:style-name="Table3.A1" office:value-type="string">
              <text:p text:style-name="P19">Default</text:p>
            </table:table-cell>
            <table:table-cell table:style-name="Table3.C1" office:value-type="string">
              <text:p text:style-name="P19">Notes</text:p>
            </table:table-cell>
          </table:table-row>
        </table:table-header-rows>
        <table:table-row table:style-name="Table3.1">
          <table:table-cell table:style-name="Table3.A8" office:value-type="string">
            <text:p text:style-name="Table_20_Contents">type</text:p>
          </table:table-cell>
          <table:table-cell table:style-name="Table3.B8" office:value-type="string">
            <text:p text:style-name="Table_20_Contents">dbi</text:p>
          </table:table-cell>
          <table:table-cell table:style-name="Table3.C8" office:value-type="string">
            <text:p text:style-name="Table_20_Contents">Either “dbi” or “sdp”.</text:p>
          </table:table-cell>
        </table:table-row>
        <table:table-row table:style-name="Table3.1">
          <table:table-cell table:style-name="Table3.A8" office:value-type="string">
            <text:p text:style-name="Table_20_Contents">name</text:p>
          </table:table-cell>
          <table:table-cell table:style-name="Table3.B8" office:value-type="string">
            <text:p text:style-name="Table_20_Contents">default</text:p>
          </table:table-cell>
          <table:table-cell table:style-name="Table3.C8"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8" office:value-type="string">
            <text:p text:style-name="Table_20_Contents">connect</text:p>
          </table:table-cell>
          <table:table-cell table:style-name="Table3.B8" office:value-type="string">
            <text:p text:style-name="Table_20_Contents">dbi:Pg:&lt;app-name&gt;</text:p>
          </table:table-cell>
          <table:table-cell table:style-name="Table3.C8" office:value-type="string">
            <text:p text:style-name="Table_20_Contents">For “dbi” databases, this is a DBI connection string. <text:s/>e.g.</text:p>
            <text:p text:style-name="P36"><text:s text:c="4"/>dbi:Sybase:server=10.42.2.8;database=Demo</text:p>
            <text:p text:style-name="Table_20_Contents"/>
            <text:p text:style-name="Table_20_Contents">For “sdp” databases, this is a SOAP proxy address, e.g.:</text:p>
            <text:p text:style-name="Table_20_Contents"><text:s text:c="4"/><text:span text:style-name="T29">http://10.42.2.8/ssas_datapump/msmdpump.dll</text:span></text:p>
          </table:table-cell>
        </table:table-row>
        <table:table-row table:style-name="Table3.1">
          <table:table-cell table:style-name="Table3.A8" office:value-type="string">
            <text:p text:style-name="Table_20_Contents">username</text:p>
          </table:table-cell>
          <table:table-cell table:style-name="Table3.B8" office:value-type="string">
            <text:p text:style-name="Table_20_Contents">&lt;empty-string&gt;</text:p>
          </table:table-cell>
          <table:table-cell table:style-name="Table3.C8" office:value-type="string">
            <text:p text:style-name="Table_20_Contents">This is the username Jarvis uses to connect to the database for all requests. </text:p>
          </table:table-cell>
        </table:table-row>
        <table:table-row table:style-name="Table3.1">
          <table:table-cell table:style-name="Table3.A8" office:value-type="string">
            <text:p text:style-name="Table_20_Contents">password</text:p>
          </table:table-cell>
          <table:table-cell table:style-name="Table3.B8" office:value-type="string">
            <text:p text:style-name="Table_20_Contents">&lt;empty-string&gt;</text:p>
          </table:table-cell>
          <table:table-cell table:style-name="Table3.C8" office:value-type="string">
            <text:p text:style-name="Table_20_Contents">This is the password Jarvis uses to connect to the database for all requests.</text:p>
          </table:table-cell>
        </table:table-row>
        <table:table-row table:style-name="Table3.1">
          <table:table-cell table:style-name="Table3.A8" office:value-type="string">
            <text:p text:style-name="Table_20_Contents">prepare</text:p>
          </table:table-cell>
          <table:table-cell table:style-name="Table3.B8" office:value-type="string">
            <text:p text:style-name="Table_20_Contents">&lt;empty-string&gt;</text:p>
          </table:table-cell>
          <table:table-cell table:style-name="Table3.C8" office:value-type="string">
            <text:p text:style-name="P30">Optional parameters passed on to DBI::prepare. Example:</text:p>
            <text:p text:style-name="P30">&lt;<text:bookmark-start text:name="__DdeLink__6602_2088558247"/>database connect=“...”<text:bookmark-end text:name="__DdeLink__6602_2088558247"/> prepare=“pg_server_prepare =&gt; 0”/&gt;</text:p>
          </table:table-cell>
        </table:table-row>
        <table:table-row table:style-name="Table3.1">
          <table:table-cell table:style-name="Table3.A8" office:value-type="string">
            <text:p text:style-name="Table_20_Contents">post_connect</text:p>
          </table:table-cell>
          <table:table-cell table:style-name="Table3.B8" office:value-type="string">
            <text:p text:style-name="Table_20_Contents">&lt;empty-string&gt;</text:p>
          </table:table-cell>
          <table:table-cell table:style-name="Table3.C8" office:value-type="string">
            <text:p text:style-name="P30">For “dbi” databases, an SQL command that is executed immediately after a connection has been established. <text:s/>E.g. &lt;database connect=“...” post_connect=“SET ANSI_WARNINGS, ANSI_PADDING, ANSI_NULLS, ARITHABORT, QUOTED_IDENTIFIER, CONCAT_NULL_YIELDS_NULL ON;”/&gt;</text:p>
          </table:table-cell>
        </table:table-row>
      </table:table>
      <text:p text:style-name="P61">Table <text:sequence text:ref-name="refTable5" text:name="Table" text:formula="ooow:Table+1" style:num-format="1">6</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p text:style-name="P189"><text:span text:style-name="T33">In</text:span> addition, the <text:span text:style-name="T33">database </text:span>configuration supports additional contained “<text:span text:style-name="T33">dbh_attributes</text:span>” tags <text:span text:style-name="T33">which are passed to the DBI-&gt;connect() method when logging into the database. For example:</text:span></text:p>
      <text:p text:style-name="P190"/>
      <text:p text:style-name="P139"><text:s text:c="8"/><text:span text:style-name="T33">&lt;database connect="dbi:Sybase:server=192.168.1.5;database=mydb" username="sa" password="sa"&gt;</text:span></text:p>
      <text:p text:style-name="P141"><text:s text:c="12"/>&lt;dbh_attributes&gt;</text:p>
      <text:p text:style-name="P141"><text:s text:c="16"/>&lt;attribute name="syb_chained_txn" value="0"/&gt; </text:p>
      <text:p text:style-name="P141"><text:s text:c="12"/>&lt;/dbh_attributes&gt;</text:p>
      <text:p text:style-name="P141"/>
      <text:p text:style-name="P141"><text:s text:c="12"/>&lt;post_connect&gt;</text:p>
      <text:p text:style-name="P141"><text:s text:c="16"/>SET ANSI_WARNINGS, ANSI_PADDING, ANSI_NULLS, ARITHABORT, QUOTED_IDENTIFIER, CONCAT_NULL_YIELDS_NULL ON;</text:p>
      <text:p text:style-name="P141"><text:s text:c="12"/>&lt;/post_connect&gt;</text:p>
      <text:p text:style-name="P141"><text:soft-page-break/><text:s text:c="8"/>&lt;/database&gt;</text:p>
      <text:p text:style-name="P86"/>
      <text:p text:style-name="P86">Each<text:span text:style-name="T33"> dbh_attributes</text:span> sub-element <text:span text:style-name="T33">named “attribute”</text:span> has a “name” and “value” attribute. <text:s/>These parameters are passed directly to <text:span text:style-name="T33">DBH-&gt;connect() method, in the fourth parameter</text:span>. </text:p>
      <text:p text:style-name="P86"/>
      <text:p text:style-name="P87">Note when connecting to MS SQL Server on a Linux platform via the DBD::Sybase driver, using <text:span text:style-name="T34">DBD::Sybase</text:span> versions later than v1.00, the use of the DBH attribute “syb_chained_txn” is required, lest the following error occur:</text:p>
      <text:p text:style-name="P140">The COMMIT TRANSACTION request has no corresponding BEGIN TRANSACTION. Server message number=3902 severity=16 state=1 line=2</text:p>
      <text:p text:style-name="Text_20_body"/>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9">Attribute</text:p>
          </table:table-cell>
          <table:table-cell table:style-name="Table4.A1" office:value-type="string">
            <text:p text:style-name="P19">Default</text:p>
          </table:table-cell>
          <table:table-cell table:style-name="Table4.C1" office:value-type="string">
            <text:p text:style-name="P19">Notes</text:p>
          </table:table-cell>
        </table:table-row>
        <table:table-row table:style-name="Table4.1">
          <table:table-cell table:style-name="Table4.A5" office:value-type="string">
            <text:p text:style-name="Table_20_Contents">store</text:p>
          </table:table-cell>
          <table:table-cell table:style-name="Table4.B5" office:value-type="string">
            <text:p text:style-name="Table_20_Contents">driver:file;serializer<text:line-break/>:default;id:md5</text:p>
          </table:table-cell>
          <table:table-cell table:style-name="Table4.C5" office:value-type="string">
            <text:p text:style-name="Table_20_Contents">This tells CGI::Session to use file-based cookies. <text:s/>See CGI::Session man page for further information.</text:p>
          </table:table-cell>
        </table:table-row>
        <table:table-row table:style-name="Table4.1">
          <table:table-cell table:style-name="Table4.A5" office:value-type="string">
            <text:p text:style-name="Table_20_Contents">cookie</text:p>
          </table:table-cell>
          <table:table-cell table:style-name="Table4.B5" office:value-type="string">
            <text:p text:style-name="Table_20_Contents">&lt;APPNAME&gt;<text:line-break/>_CGISESSID</text:p>
          </table:table-cell>
          <table:table-cell table:style-name="Table4.C5"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5" office:value-type="string">
            <text:p text:style-name="Table_20_Contents">expiry</text:p>
          </table:table-cell>
          <table:table-cell table:style-name="Table4.B5" office:value-type="string">
            <text:p text:style-name="Table_20_Contents">+1h</text:p>
          </table:table-cell>
          <table:table-cell table:style-name="Table4.C5" office:value-type="string">
            <text:p text:style-name="Table_20_Contents">Specifies the extension period for the cookie after every successful Jarvis interaction.</text:p>
          </table:table-cell>
        </table:table-row>
        <table:table-row table:style-name="Table4.1">
          <table:table-cell table:style-name="Table4.A5" office:value-type="string">
            <text:p text:style-name="Table_20_Contents">sid_source</text:p>
          </table:table-cell>
          <table:table-cell table:style-name="Table4.B5" office:value-type="string">
            <text:p text:style-name="Table_20_Contents">cookie</text:p>
          </table:table-cell>
          <table:table-cell table:style-name="Table4.C5" office:value-type="string">
            <text:p text:style-name="Table_20_Contents">The places where Jarvis should look for the SID. This is a comma-separated string of the following options:</text:p>
            <text:list xml:id="list1037394275484969564" text:style-name="L16">
              <text:list-item>
                <text:p text:style-name="P328">cookie <text:s text:c="2"/>- Look in the cookie (as per the 'cookie' attribute).</text:p>
              </text:list-item>
              <text:list-item>
                <text:p text:style-name="P328">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61">Table <text:sequence text:ref-name="refTable6" text:name="Table" text:formula="ooow:Table+1" style:num-format="1">7</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oft-page-break/><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9">Name</text:p>
            </table:table-cell>
            <table:table-cell table:style-name="Table5.A1" office:value-type="string">
              <text:p text:style-name="P19">Default</text:p>
            </table:table-cell>
            <table:table-cell table:style-name="Table5.C1" office:value-type="string">
              <text:p text:style-name="P19">Notes</text:p>
            </table:table-cell>
          </table:table-row>
        </table:table-header-rows>
        <table:table-row table:style-name="Table5.1">
          <table:table-cell table:style-name="Table5.A2" office:value-type="string">
            <text:p text:style-name="Table_20_Contents">Directory</text:p>
          </table:table-cell>
          <table:table-cell table:style-name="Table5.B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61">Table <text:sequence text:ref-name="refTable7" text:name="Table" text:formula="ooow:Table+1" style:num-format="1">8</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20">With Jarvis &lt;sessiondb&gt; and cookie.</text:p>
          </table:table-cell>
          <table:table-cell table:style-name="Table31.B1" office:value-type="string">
            <text:p text:style-name="P20">Without Jarvis &lt;sessiondb&gt; or cookie.</text:p>
          </table:table-cell>
        </table:table-row>
        <table:table-row table:style-name="Table31.1">
          <table:table-cell table:style-name="Table31.A5" office:value-type="string">
            <text:p text:style-name="Text_20_body">More secure. <text:s/>No need to pass “username” and “password” in each request.</text:p>
          </table:table-cell>
          <table:table-cell table:style-name="Table31.B5" office:value-type="string">
            <text:p text:style-name="P84">This is a key point. <text:s/>If the login settings you are using requires a username and/or password then in general a &lt;sessiondb&gt; is recommended.</text:p>
          </table:table-cell>
        </table:table-row>
        <table:table-row table:style-name="Table31.1">
          <table:table-cell table:style-name="Table31.A5" office:value-type="string">
            <text:p text:style-name="Text_20_body">Less secure. <text:s/>If the user is blocked in the underlying database, they can still continue to access Jarvis as long as the cookie is valid.</text:p>
          </table:table-cell>
          <table:table-cell table:style-name="Table31.B5" office:value-type="string">
            <text:p text:style-name="Text_20_body">More secure. <text:s/>If the user is blocked in the user database, they are immediately locked out of Jarvis access.</text:p>
          </table:table-cell>
        </table:table-row>
        <table:table-row table:style-name="Table31.1">
          <table:table-cell table:style-name="Table31.A5" office:value-type="string">
            <text:p text:style-name="Text_20_body">More efficient. <text:s/>No need to re-perform the full login sequence for each request.</text:p>
          </table:table-cell>
          <table:table-cell table:style-name="Table31.B5" office:value-type="string">
            <text:p text:style-name="Text_20_body">More secure. <text:s/>If login configuration is setup to check on Certificate or IP address, it would be better to perform this check on every request.</text:p>
          </table:table-cell>
        </table:table-row>
        <table:table-row table:style-name="Table31.1">
          <table:table-cell table:style-name="Table31.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5" office:value-type="string">
            <text:p text:style-name="Table_20_Contents">User Changes Detected: Any changes to the parent session will be immediately detected by Jarvis.</text:p>
          </table:table-cell>
        </table:table-row>
      </table:table>
      <text:p text:style-name="P61">Table <text:sequence text:ref-name="refTable8" text:name="Table" text:formula="ooow:Table+1" style:num-format="1">9</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2479492704133973635" text:style-name="L17">
        <text:list-item>
          <text:p text:style-name="P225">Cookie-only based authentication. <text:s/>The default approach to session management is for Jarvis to store session ID's in a HTTP cookie. This cookie is returned to the client with every successful request to Jarvis. This approach:</text:p>
          <text:list>
            <text:list-item>
              <text:p text:style-name="P225">Requires no specific support by client applications. Web browsers will transfer the cookie automatically with every request.</text:p>
            </text:list-item>
            <text:list-item>
              <text:p text:style-name="P225">Allows web-browser applications to have the same session across all open windows. <text:soft-page-break/>E.g. this allows users to open many browser tabs/windows into the application, and all of these will use the same session ID. </text:p>
            </text:list-item>
            <text:list-item>
              <text:p text:style-name="P225">Allows users to, within the session timeout, re-access web based systems without retyping their username/password.</text:p>
            </text:list-item>
          </text:list>
        </text:list-item>
        <text:list-item>
          <text:p text:style-name="P225">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225">Without explicit support in the application to manage and support it, each new window or tab opened for a web-based application will require the user to log back into the application. In many situations this is highly undesirable.</text:p>
            </text:list-item>
            <text:list-item>
              <text:p text:style-name="P225">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225">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225">Jarvis will first examine the URL for the SID parameter, and then try the cookie.</text:p>
            </text:list-item>
            <text:list-item>
              <text:p text:style-name="P225">The client system can by default use cookie based SIDs, and then switch to using URL based SIDs when necessary (e.g. when the user wants a secondary login to the application).</text:p>
            </text:list-item>
            <text:list-item>
              <text:p text:style-name="P225">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4380904099054829659" text:style-name="L18">
        <text:list-item>
          <text:p text:style-name="P226"><text:span text:style-name="T4">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226"><text:span text:style-name="T4">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226"><text:span text:style-name="T4">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ext:soft-page-break/>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322"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1846254673681340145" text:style-name="L19">
        <text:list-item>
          <text:p text:style-name="P276">ActiveDirectory.pm</text:p>
        </text:list-item>
        <text:list-item>
          <text:p text:style-name="P279">BasicAuth.pm</text:p>
        </text:list-item>
        <text:list-item>
          <text:p text:style-name="P279">Database.pm</text:p>
        </text:list-item>
        <text:list-item>
          <text:p text:style-name="P279">Adempiere.pm</text:p>
        </text:list-item>
        <text:list-item>
          <text:p text:style-name="P279">Drupal6.pm</text:p>
        </text:list-item>
        <text:list-item>
          <text:p text:style-name="P279">None.pm</text:p>
        </text:list-item>
        <text:list-item>
          <text:p text:style-name="P227">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9">Attribute</text:p>
            </table:table-cell>
            <table:table-cell table:style-name="Table32.A1" office:value-type="string">
              <text:p text:style-name="P19">Default</text:p>
            </table:table-cell>
            <table:table-cell table:style-name="Table32.C1" office:value-type="string">
              <text:p text:style-name="P19">Notes</text:p>
            </table:table-cell>
          </table:table-row>
        </table:table-header-rows>
        <table:table-row table:style-name="Table32.1">
          <table:table-cell table:style-name="Table32.A5" office:value-type="string">
            <text:p text:style-name="P30">module</text:p>
          </table:table-cell>
          <table:table-cell table:style-name="Table32.B5" office:value-type="string">
            <text:p text:style-name="P30">&lt;none&gt;</text:p>
          </table:table-cell>
          <table:table-cell table:style-name="Table32.C5" office:value-type="string">
            <text:p text:style-name="P30">Full name of the module to load, e.g. Jarvis::Login::None.</text:p>
          </table:table-cell>
        </table:table-row>
        <table:table-row table:style-name="Table32.1">
          <table:table-cell table:style-name="Table32.A5" office:value-type="string">
            <text:p text:style-name="P30">lib</text:p>
          </table:table-cell>
          <table:table-cell table:style-name="Table32.B5" office:value-type="string">
            <text:p text:style-name="P30">&lt;none&gt;</text:p>
          </table:table-cell>
          <table:table-cell table:style-name="Table32.C5" office:value-type="string">
            <text:p text:style-name="P30">Optional base library directory in which to find the module. <text:s/>Note that the "default_libs" are also searched.</text:p>
          </table:table-cell>
        </table:table-row>
        <table:table-row table:style-name="Table32.1">
          <table:table-cell table:style-name="Table32.A5" office:value-type="string">
            <text:p text:style-name="P30">parameter</text:p>
          </table:table-cell>
          <table:table-cell table:style-name="Table32.B5" office:value-type="string">
            <text:p text:style-name="P30">&lt;none&gt;</text:p>
          </table:table-cell>
          <table:table-cell table:style-name="Table32.C5" office:value-type="string">
            <text:p text:style-name="P30">One or more sub-parameters with "name" and "value" attributes.</text:p>
          </table:table-cell>
        </table:table-row>
        <table:table-row table:style-name="Table32.1">
          <table:table-cell table:style-name="Table32.A5" office:value-type="string">
            <text:p text:style-name="P30">require_post</text:p>
          </table:table-cell>
          <table:table-cell table:style-name="Table32.B5" office:value-type="string">
            <text:p text:style-name="P30">no</text:p>
          </table:table-cell>
          <table:table-cell table:style-name="Table32.C5" office:value-type="string">
            <text:p text:style-name="P30">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9"><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9">Attribute</text:p>
            </table:table-cell>
            <table:table-cell table:style-name="Table8.A1" office:value-type="string">
              <text:p text:style-name="P19">Default</text:p>
            </table:table-cell>
            <table:table-cell table:style-name="Table8.C1" office:value-type="string">
              <text:p text:style-name="P19">Notes</text:p>
            </table:table-cell>
          </table:table-row>
        </table:table-header-rows>
        <table:table-row table:style-name="Table8.1">
          <table:table-cell table:style-name="Table8.A8" office:value-type="string">
            <text:p text:style-name="P30">server</text:p>
          </table:table-cell>
          <table:table-cell table:style-name="Table8.B8" office:value-type="string">
            <text:p text:style-name="P30">&lt;none&gt;</text:p>
          </table:table-cell>
          <table:table-cell table:style-name="Table8.C8" office:value-type="string">
            <text:p text:style-name="P30">IP address or resolvable DNS name locating the primary domain controller. <text:s/>Mandatory. <text:s/>Secondary controllers are not supported.</text:p>
          </table:table-cell>
        </table:table-row>
        <table:table-row table:style-name="Table8.1">
          <table:table-cell table:style-name="Table8.A8" office:value-type="string">
            <text:p text:style-name="P30">port</text:p>
          </table:table-cell>
          <table:table-cell table:style-name="Table8.B8" office:value-type="string">
            <text:p text:style-name="P30">389</text:p>
          </table:table-cell>
          <table:table-cell table:style-name="Table8.C8" office:value-type="string">
            <text:p text:style-name="P30">IP port number.</text:p>
          </table:table-cell>
        </table:table-row>
        <table:table-row table:style-name="Table8.1">
          <table:table-cell table:style-name="Table8.A8" office:value-type="string">
            <text:p text:style-name="P30">bind_username</text:p>
          </table:table-cell>
          <table:table-cell table:style-name="Table8.B8" office:value-type="string">
            <text:p text:style-name="P30">''</text:p>
          </table:table-cell>
          <table:table-cell table:style-name="Table8.C8" office:value-type="string">
            <text:p text:style-name="P30">The username to be specified at the bind attempt.</text:p>
          </table:table-cell>
        </table:table-row>
        <table:table-row table:style-name="Table8.1">
          <table:table-cell table:style-name="Table8.A8" office:value-type="string">
            <text:p text:style-name="P30">bind_password</text:p>
          </table:table-cell>
          <table:table-cell table:style-name="Table8.B8" office:value-type="string">
            <text:p text:style-name="P30">''</text:p>
          </table:table-cell>
          <table:table-cell table:style-name="Table8.C8" office:value-type="string">
            <text:p text:style-name="P30">The password to be specified at the bind attempt.</text:p>
          </table:table-cell>
        </table:table-row>
        <table:table-row table:style-name="Table8.1">
          <table:table-cell table:style-name="Table8.A8" office:value-type="string">
            <text:p text:style-name="P30">base_object</text:p>
          </table:table-cell>
          <table:table-cell table:style-name="Table8.B8" office:value-type="string">
            <text:p text:style-name="P30">&lt;none&gt;</text:p>
          </table:table-cell>
          <table:table-cell table:style-name="Table8.C8" office:value-type="string">
            <text:p text:style-name="P30">The base object to be specified in the search request. <text:s/>Mandatory.</text:p>
          </table:table-cell>
        </table:table-row>
        <table:table-row table:style-name="Table8.1">
          <table:table-cell table:style-name="Table8.A8" office:value-type="string">
            <text:p text:style-name="P30">no_password</text:p>
          </table:table-cell>
          <table:table-cell table:style-name="Table8.B7" office:value-type="float" office:value="0">
            <text:p text:style-name="P30">0</text:p>
          </table:table-cell>
          <table:table-cell table:style-name="Table8.C8" office:value-type="string">
            <text:p text:style-name="P30">If set true, the module will skip the password checking.</text:p>
          </table:table-cell>
        </table:table-row>
        <table:table-row table:style-name="Table8.1">
          <table:table-cell table:style-name="Table8.A8" office:value-type="string">
            <text:p text:style-name="P30">allowed_groups</text:p>
          </table:table-cell>
          <table:table-cell table:style-name="Table8.B8" office:value-type="string">
            <text:p text:style-name="P30">''</text:p>
          </table:table-cell>
          <table:table-cell table:style-name="Table8.C8" office:value-type="string">
            <text:p text:style-name="P30">Comma-separated list of groups. If specified, restricts login to users with group in allowed groups. Wildcard * is supported.</text:p>
          </table:table-cell>
        </table:table-row>
      </table:table>
      <text:p text:style-name="P61">Table <text:sequence text:ref-name="refTable9" text:name="Table" text:formula="ooow:Table+1" style:num-format="1">10</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9"><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9">Attribute</text:p>
            </table:table-cell>
            <table:table-cell table:style-name="Table9.A1" office:value-type="string">
              <text:p text:style-name="P19">Default</text:p>
            </table:table-cell>
            <table:table-cell table:style-name="Table9.C1" office:value-type="string">
              <text:p text:style-name="P19">Notes</text:p>
            </table:table-cell>
          </table:table-row>
        </table:table-header-rows>
        <table:table-row table:style-name="Table9.1">
          <table:table-cell table:style-name="Table9.A6" office:value-type="string">
            <text:p text:style-name="P30">require_https</text:p>
          </table:table-cell>
          <table:table-cell table:style-name="Table9.B6" office:value-type="string">
            <text:p text:style-name="P30">no</text:p>
          </table:table-cell>
          <table:table-cell table:style-name="Table9.C6" office:value-type="string">
            <text:p text:style-name="P30">If “yes” then we require the connection to be HTTPS not HTTP.</text:p>
          </table:table-cell>
        </table:table-row>
        <table:table-row table:style-name="Table9.1">
          <table:table-cell table:style-name="Table9.A6" office:value-type="string">
            <text:p text:style-name="P30">remote_ip</text:p>
          </table:table-cell>
          <table:table-cell table:style-name="Table9.B6" office:value-type="string">
            <text:p text:style-name="P30">&lt;none&gt;</text:p>
          </table:table-cell>
          <table:table-cell table:style-name="Table9.C6" office:value-type="string">
            <text:p text:style-name="P30">If specified, this is a comma-separated list if IP addresses, one of which must be an exact match on the user's IP address.</text:p>
          </table:table-cell>
        </table:table-row>
        <table:table-row table:style-name="Table9.1">
          <table:table-cell table:style-name="Table9.A6" office:value-type="string">
            <text:p text:style-name="P30">remote_user</text:p>
          </table:table-cell>
          <table:table-cell table:style-name="Table9.B6" office:value-type="string">
            <text:p text:style-name="P30">&lt;none&gt;</text:p>
          </table:table-cell>
          <table:table-cell table:style-name="Table9.C6" office:value-type="string">
            <text:p text:style-name="P30">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6" office:value-type="string">
            <text:p text:style-name="P30">username</text:p>
          </table:table-cell>
          <table:table-cell table:style-name="Table9.B6" office:value-type="string">
            <text:p text:style-name="P30">&lt;none&gt;</text:p>
          </table:table-cell>
          <table:table-cell table:style-name="Table9.C6" office:value-type="string">
            <text:p text:style-name="P30">Jarvis username which the user will be granted. <text:s/>If not specified, the name passed from Apache BasicAuth will be used.</text:p>
          </table:table-cell>
        </table:table-row>
        <table:table-row table:style-name="Table9.1">
          <table:table-cell table:style-name="Table9.A6" office:value-type="string">
            <text:p text:style-name="P30">group_list</text:p>
          </table:table-cell>
          <table:table-cell table:style-name="Table9.B6" office:value-type="string">
            <text:p text:style-name="P30">&lt;none&gt;</text:p>
          </table:table-cell>
          <table:table-cell table:style-name="Table9.C6" office:value-type="string">
            <text:p text:style-name="P30">This is the comma-separated Jarvis group list to grant to this user. <text:s/>If not specified, then a single group with name identical to the assigned Jarvis username will be used.</text:p>
          </table:table-cell>
        </table:table-row>
      </table:table>
      <text:p text:style-name="P61">Table <text:sequence text:ref-name="refTable10" text:name="Table" text:formula="ooow:Table+1" style:num-format="1">11</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9">Attribute</text:p>
            </table:table-cell>
            <table:table-cell table:style-name="Table10.A1" office:value-type="string">
              <text:p text:style-name="P19">Default</text:p>
            </table:table-cell>
            <table:table-cell table:style-name="Table10.C1" office:value-type="string">
              <text:p text:style-name="P19">Notes</text:p>
            </table:table-cell>
          </table:table-row>
        </table:table-header-rows>
        <table:table-row table:style-name="Table10.1">
          <table:table-cell table:style-name="Table10.A2" office:value-type="string">
            <text:p text:style-name="P30">dbname</text:p>
          </table:table-cell>
          <table:table-cell table:style-name="Table10.A2" office:value-type="string">
            <text:p text:style-name="P30">default</text:p>
          </table:table-cell>
          <table:table-cell table:style-name="Table10.C2" office:value-type="string">
            <text:p text:style-name="P30">The name of the database connection to use. <text:s/>Default = “default”.</text:p>
          </table:table-cell>
        </table:table-row>
        <text:soft-page-break/>
        <table:table-row table:style-name="Table10.1">
          <table:table-cell table:style-name="Table10.A11" office:value-type="string">
            <text:p text:style-name="P30">user_table</text:p>
          </table:table-cell>
          <table:table-cell table:style-name="Table10.B11" office:value-type="string">
            <text:p text:style-name="P30">&lt;none&gt;</text:p>
          </table:table-cell>
          <table:table-cell table:style-name="Table10.C11" office:value-type="string">
            <text:p text:style-name="P30">Name of the database table containing username and password columns. <text:s/>Mandatory.</text:p>
          </table:table-cell>
        </table:table-row>
        <table:table-row table:style-name="Table10.1">
          <table:table-cell table:style-name="Table10.A11" office:value-type="string">
            <text:p text:style-name="P30">user_id_column</text:p>
          </table:table-cell>
          <table:table-cell table:style-name="Table10.B11" office:value-type="string">
            <text:p text:style-name="P30">&lt;none&gt;</text:p>
          </table:table-cell>
          <table:table-cell table:style-name="Table10.C11" office:value-type="string">
            <text:p text:style-name="P30">Name of username ID column. <text:s/>Optional.</text:p>
          </table:table-cell>
        </table:table-row>
        <table:table-row table:style-name="Table10.1">
          <table:table-cell table:style-name="Table10.A11" office:value-type="string">
            <text:p text:style-name="P30">user_username_column</text:p>
          </table:table-cell>
          <table:table-cell table:style-name="Table10.B11" office:value-type="string">
            <text:p text:style-name="P30">&lt;none&gt;</text:p>
          </table:table-cell>
          <table:table-cell table:style-name="Table10.C11" office:value-type="string">
            <text:p text:style-name="P30">Name of the username column. <text:s/>Mandatory.</text:p>
          </table:table-cell>
        </table:table-row>
        <table:table-row table:style-name="Table10.1">
          <table:table-cell table:style-name="Table10.A11" office:value-type="string">
            <text:p text:style-name="P30">user_password_column</text:p>
          </table:table-cell>
          <table:table-cell table:style-name="Table10.B11" office:value-type="string">
            <text:p text:style-name="P30">&lt;none&gt;</text:p>
          </table:table-cell>
          <table:table-cell table:style-name="Table10.C11" office:value-type="string">
            <text:p text:style-name="P30">Name of the password column. <text:s/>Mandatory.</text:p>
          </table:table-cell>
        </table:table-row>
        <table:table-row table:style-name="Table10.1">
          <table:table-cell table:style-name="Table10.A11" office:value-type="string">
            <text:p text:style-name="P30">group_table</text:p>
          </table:table-cell>
          <table:table-cell table:style-name="Table10.B11" office:value-type="string">
            <text:p text:style-name="P30">&lt;none&gt;</text:p>
          </table:table-cell>
          <table:table-cell table:style-name="Table10.C11" office:value-type="string">
            <text:p text:style-name="P30">Optional group table containing username/group pairs.</text:p>
          </table:table-cell>
        </table:table-row>
        <table:table-row table:style-name="Table10.1">
          <table:table-cell table:style-name="Table10.A11" office:value-type="string">
            <text:p text:style-name="P30">group_username_column</text:p>
          </table:table-cell>
          <table:table-cell table:style-name="Table10.B11" office:value-type="string">
            <text:p text:style-name="P30">&lt;none&gt;</text:p>
          </table:table-cell>
          <table:table-cell table:style-name="Table10.C11" office:value-type="string">
            <text:p text:style-name="P30">Name of the username column in the group table.</text:p>
          </table:table-cell>
        </table:table-row>
        <table:table-row table:style-name="Table10.1">
          <table:table-cell table:style-name="Table10.A11" office:value-type="string">
            <text:p text:style-name="P30">group_group_column</text:p>
          </table:table-cell>
          <table:table-cell table:style-name="Table10.B11" office:value-type="string">
            <text:p text:style-name="P30">&lt;none&gt;</text:p>
          </table:table-cell>
          <table:table-cell table:style-name="Table10.C11" office:value-type="string">
            <text:p text:style-name="P30">Name of the group name column in the group table.</text:p>
          </table:table-cell>
        </table:table-row>
        <table:table-row table:style-name="Table10.1">
          <table:table-cell table:style-name="Table10.A11" office:value-type="string">
            <text:p text:style-name="P30">encryption</text:p>
          </table:table-cell>
          <table:table-cell table:style-name="Table10.B11" office:value-type="string">
            <text:p text:style-name="P30">none</text:p>
          </table:table-cell>
          <table:table-cell table:style-name="Table10.C11" office:value-type="string">
            <text:p text:style-name="P30">Specifies the encyption method for the password. This can be one of:</text:p>
            <text:list xml:id="list496734424732855640" text:style-name="L20">
              <text:list-item>
                <text:p text:style-name="P329">none – no encryption.</text:p>
              </text:list-item>
              <text:list-item>
                <text:p text:style-name="P329">md5 <text:s/>- the md5 hash algorithm is used, with optional salt.</text:p>
              </text:list-item>
              <text:list-item>
                <text:p text:style-name="P329">eksblowfish – the Eksblowfish encryption algorithm is used. Salt is hard coded to 16.</text:p>
              </text:list-item>
            </text:list>
            <text:p text:style-name="P30"/>
            <text:p text:style-name="P19"><text:span text:style-name="T31">Note: </text:span><text:span text:style-name="T21">it is strongly suggested that eksblowfish is used, for reasons outlined here:</text:span></text:p>
            <text:p text:style-name="P40"/>
            <text:p text:style-name="P19"><text:a xlink:type="simple" xlink:href="http://paulbuchheit.blogspot.com/2007/09/quick-read-this-if-you-ever-store.html"><text:span text:style-name="T21">http://paulbuchheit.blogspot.com/2007/09/quick-read-this-if-you-ever-store.html</text:span></text:a><text:span text:style-name="T21">.</text:span></text:p>
          </table:table-cell>
        </table:table-row>
        <table:table-row table:style-name="Table10.1">
          <table:table-cell table:style-name="Table10.A11" office:value-type="string">
            <text:p text:style-name="P30">salt_prefix_len</text:p>
          </table:table-cell>
          <table:table-cell table:style-name="Table10.B11" office:value-type="string">
            <text:p text:style-name="P30">0</text:p>
          </table:table-cell>
          <table:table-cell table:style-name="Table10.C11" office:value-type="string">
            <text:p text:style-name="P30">If configured to a value &gt; 0, then encrypted passwords are encoded with a salt prefix to hamper dictionary attacks. Currently only necessary for the 'md5' encryption method.</text:p>
            <text:p text:style-name="P30"/>
            <text:p text:style-name="P30">For MD5, the hex-encoded MD5 hash value is expected to be prefixed by exactly this number of ASCII salt characters. <text:s/>The salt characters are pre-pended to the user-supplied password before generating the MD5 hash.</text:p>
          </table:table-cell>
        </table:table-row>
      </table:table>
      <text:p text:style-name="P61">Table <text:sequence text:ref-name="refTable11" text:name="Table" text:formula="ooow:Table+1" style:num-format="1">12</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31">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5831742040362913837" text:style-name="L21">
        <text:list-item>
          <text:p text:style-name="P277">ad_user</text:p>
        </text:list-item>
        <text:list-item>
          <text:p text:style-name="P280"><text:soft-page-break/>ad_user_roles</text:p>
        </text:list-item>
        <text:list-item>
          <text:p text:style-name="P280">ad_role</text:p>
        </text:list-item>
        <text:list-item>
          <text:p text:style-name="P277">ad_window_access</text:p>
        </text:list-item>
        <text:list-item>
          <text:p text:style-name="P280">ad_process</text:p>
        </text:list-item>
        <text:list-item>
          <text:p text:style-name="P228">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9">Attribute</text:p>
            </table:table-cell>
            <table:table-cell table:style-name="Table27.A1" office:value-type="string">
              <text:p text:style-name="P19">Default</text:p>
            </table:table-cell>
            <table:table-cell table:style-name="Table27.C1" office:value-type="string">
              <text:p text:style-name="P19">Notes</text:p>
            </table:table-cell>
          </table:table-row>
        </table:table-header-rows>
        <table:table-row table:style-name="Table27.1">
          <table:table-cell table:style-name="Table27.A2" office:value-type="string">
            <text:p text:style-name="P30">dbname</text:p>
          </table:table-cell>
          <table:table-cell table:style-name="Table27.A2" office:value-type="string">
            <text:p text:style-name="P30">default</text:p>
          </table:table-cell>
          <table:table-cell table:style-name="Table27.C2" office:value-type="string">
            <text:p text:style-name="P30">The name of the database connection to use. <text:s/>Default = “default”.</text:p>
          </table:table-cell>
        </table:table-row>
        <table:table-row table:style-name="Table27.1">
          <table:table-cell table:style-name="Table27.A7" office:value-type="string">
            <text:p text:style-name="P30">client_name</text:p>
          </table:table-cell>
          <table:table-cell table:style-name="Table27.B7" office:value-type="string">
            <text:p text:style-name="P30">&lt;none&gt;</text:p>
          </table:table-cell>
          <table:table-cell table:style-name="Table27.C7" office:value-type="string">
            <text:p text:style-name="P30">Name of the single Adempiere client (table ad_client) for whom we allow login via this method. <text:s/>Mandatory.</text:p>
          </table:table-cell>
        </table:table-row>
        <table:table-row table:style-name="Table27.1">
          <table:table-cell table:style-name="Table27.A7" office:value-type="string">
            <text:p text:style-name="P30">org_name</text:p>
          </table:table-cell>
          <table:table-cell table:style-name="Table27.B7" office:value-type="string">
            <text:p text:style-name="P30">&lt;none&gt;</text:p>
          </table:table-cell>
          <table:table-cell table:style-name="Table27.C7" office:value-type="string">
            <text:p text:style-name="P30">Name of the single Adempiere organization (table ad_org) for whom we allow login via this method. <text:s/>Mandatory.</text:p>
          </table:table-cell>
        </table:table-row>
        <table:table-row table:style-name="Table27.1">
          <table:table-cell table:style-name="Table27.A7" office:value-type="string">
            <text:p text:style-name="P30">reverse_dns</text:p>
          </table:table-cell>
          <table:table-cell table:style-name="Table27.B7" office:value-type="string">
            <text:p text:style-name="P30">No</text:p>
          </table:table-cell>
          <table:table-cell table:style-name="Table27.C7" office:value-type="string">
            <text:p text:style-name="P30">Should we perform reverse DNS to fill the remote_host field in the ad_session table. <text:s/>In some cases reverse DNS can be very slow.</text:p>
          </table:table-cell>
        </table:table-row>
        <table:table-row table:style-name="Table27.1">
          <table:table-cell table:style-name="Table27.A7" office:value-type="string">
            <text:p text:style-name="P30">relevant_groups</text:p>
          </table:table-cell>
          <table:table-cell table:style-name="Table27.B7" office:value-type="string">
            <text:p text:style-name="P30"/>
          </table:table-cell>
          <table:table-cell table:style-name="Table27.C7" office:value-type="string">
            <text:p text:style-name="P30">A comma-separated list of the groups relevant to the application. ADempiere provides a large number of groups, and this parameter can be used to alter the group-list for each user to a smaller subset of their groups.</text:p>
            <text:p text:style-name="P30">Wildcard * is supported.</text:p>
          </table:table-cell>
        </table:table-row>
        <table:table-row table:style-name="Table27.1">
          <table:table-cell table:style-name="Table27.A7" office:value-type="string">
            <text:p text:style-name="P30">allowed_groups</text:p>
          </table:table-cell>
          <table:table-cell table:style-name="Table27.B7" office:value-type="string">
            <text:p text:style-name="P30">''</text:p>
          </table:table-cell>
          <table:table-cell table:style-name="Table27.C7" office:value-type="string">
            <text:p text:style-name="P30">Comma-separated list of groups. If specified, restricts login to users with group in allowed groups. Checked after filtering for relevant groups.</text:p>
            <text:p text:style-name="P30">Wildcard * is supported.</text:p>
          </table:table-cell>
        </table:table-row>
      </table:table>
      <text:p text:style-name="P61">Table <text:sequence text:ref-name="refTable12" text:name="Table" text:formula="ooow:Table+1" style:num-format="1">13</text:sequence>: Adempiere Login Module Parameters</text:p>
      <text:p text:style-name="Text_20_body">The determined group list is a long comma-separated string where each of the many elements is either:</text:p>
      <text:list xml:id="list2585228597862182085" text:style-name="L22">
        <text:list-item>
          <text:p text:style-name="P281"><text:span text:style-name="T29">role-&lt;role_name&gt; <text:s text:c="6"/><text:tab/></text:span>For each active user role.</text:p>
        </text:list-item>
        <text:list-item>
          <text:p text:style-name="P281"><text:span text:style-name="T29">read-&lt;window_name&gt; <text:s text:c="5"/><text:tab/></text:span>For each active window access (read access)</text:p>
        </text:list-item>
        <text:list-item>
          <text:p text:style-name="P229"><text:span text:style-name="T29">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text:soft-page-break/></text:p>
      <text:p text:style-name="Text_20_body">Note that when this module is used to login, any dataset requests will also have access to the following additional variables:</text:p>
      <text:p text:style-name="P2"><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8981790621582817632" text:style-name="L23">
        <text:list-item>
          <text:p text:style-name="P230">Check to see if an existing, valid Drupal session cookie is defined.</text:p>
        </text:list-item>
        <text:list-item>
          <text:p text:style-name="P230">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64506017432442" text:continue-list="list5831742040362913837" text:style-name="L21">
        <text:list-item>
          <text:p text:style-name="P289">users</text:p>
        </text:list-item>
        <text:list-item>
          <text:p text:style-name="P228">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ext:soft-page-break/>
          <table:table-row table:style-name="Table29.1">
            <table:table-cell table:style-name="Table29.A1" office:value-type="string">
              <text:p text:style-name="P19">Attribute</text:p>
            </table:table-cell>
            <table:table-cell table:style-name="Table29.A1" office:value-type="string">
              <text:p text:style-name="P19">Default</text:p>
            </table:table-cell>
            <table:table-cell table:style-name="Table29.C1" office:value-type="string">
              <text:p text:style-name="P19">Notes</text:p>
            </table:table-cell>
          </table:table-row>
        </table:table-header-rows>
        <table:table-row table:style-name="Table29.1">
          <table:table-cell table:style-name="Table29.A2" office:value-type="string">
            <text:p text:style-name="P30">dbname</text:p>
          </table:table-cell>
          <table:table-cell table:style-name="Table29.A2" office:value-type="string">
            <text:p text:style-name="P30">default</text:p>
          </table:table-cell>
          <table:table-cell table:style-name="Table29.C2" office:value-type="string">
            <text:p text:style-name="P30">The name of the database connection to use. <text:s/>Default = “default”.</text:p>
          </table:table-cell>
        </table:table-row>
        <table:table-row table:style-name="Table29.1">
          <table:table-cell table:style-name="Table29.A5" office:value-type="string">
            <text:p text:style-name="P30">login_type</text:p>
          </table:table-cell>
          <table:table-cell table:style-name="Table29.B5" office:value-type="string">
            <text:p text:style-name="P30">drupal</text:p>
          </table:table-cell>
          <table:table-cell table:style-name="Table29.C5" office:value-type="string">
            <text:p text:style-name="P30"><text:span text:style-name="T29">drupal</text:span> = We insist on an existing Drupal session cookie.</text:p>
            <text:p text:style-name="P30"><text:span text:style-name="T29">jarvis</text:span> = Jarvis performs session login and management.</text:p>
          </table:table-cell>
        </table:table-row>
        <table:table-row table:style-name="Table29.1">
          <table:table-cell table:style-name="Table29.A5" office:value-type="string">
            <text:p text:style-name="P30">admin_only</text:p>
          </table:table-cell>
          <table:table-cell table:style-name="Table29.B5" office:value-type="string">
            <text:p text:style-name="P30">no</text:p>
          </table:table-cell>
          <table:table-cell table:style-name="Table29.C5" office:value-type="string">
            <text:p text:style-name="P30">Is the user required to be the primary administrator (uid = 1).</text:p>
          </table:table-cell>
        </table:table-row>
        <table:table-row table:style-name="Table29.1">
          <table:table-cell table:style-name="Table29.A5" office:value-type="string">
            <text:p text:style-name="P30">admin_group</text:p>
          </table:table-cell>
          <table:table-cell table:style-name="Table29.B5" office:value-type="string">
            <text:p text:style-name="P30">admin</text:p>
          </table:table-cell>
          <table:table-cell table:style-name="Table29.C5" office:value-type="string">
            <text:p text:style-name="P30">What group is assigned to the user with (uid = 1).</text:p>
          </table:table-cell>
        </table:table-row>
      </table:table>
      <text:p text:style-name="P61">Table <text:sequence text:ref-name="refTable13" text:name="Table" text:formula="ooow:Table+1" style:num-format="1">14</text:sequence>: Drupal6 Login Module Parameters</text:p>
      <text:p text:style-name="Text_20_body">The determined group list is:</text:p>
      <text:list xml:id="list7260574676449574923" text:style-name="L24">
        <text:list-item>
          <text:p text:style-name="P282"><text:span text:style-name="T29">&lt;admin_group&gt;<text:tab/> <text:s text:c="6"/><text:tab/></text:span><text:span text:style-name="T22">For the user with uid = 1.</text:span></text:p>
        </text:list-item>
        <text:list-item>
          <text:p text:style-name="P231"><text:span text:style-name="T29">&lt;role1&gt;,&lt;role2&gt;<text:tab/> <text:s text:c="4"/><text:tab/></text:span><text:span text:style-name="T22">For all other users, taken from the users_roles table.</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text:soft-page-break/>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9">Attribute</text:p>
            </table:table-cell>
            <table:table-cell table:style-name="Table11.A1" office:value-type="string">
              <text:p text:style-name="P19">Default</text:p>
            </table:table-cell>
            <table:table-cell table:style-name="Table11.C1" office:value-type="string">
              <text:p text:style-name="P19">Notes</text:p>
            </table:table-cell>
          </table:table-row>
        </table:table-header-rows>
        <table:table-row table:style-name="Table11.1">
          <table:table-cell table:style-name="Table11.A3" office:value-type="string">
            <text:p text:style-name="P30">username</text:p>
          </table:table-cell>
          <table:table-cell table:style-name="Table11.B3" office:value-type="string">
            <text:p text:style-name="P30">&lt;none&gt;</text:p>
          </table:table-cell>
          <table:table-cell table:style-name="Table11.C3" office:value-type="string">
            <text:p text:style-name="P30">User name to assign to all logins.</text:p>
          </table:table-cell>
        </table:table-row>
        <table:table-row table:style-name="Table11.1">
          <table:table-cell table:style-name="Table11.A3" office:value-type="string">
            <text:p text:style-name="P30">group_list</text:p>
          </table:table-cell>
          <table:table-cell table:style-name="Table11.B3" office:value-type="string">
            <text:p text:style-name="P30">&lt;none&gt;</text:p>
          </table:table-cell>
          <table:table-cell table:style-name="Table11.C3" office:value-type="string">
            <text:p text:style-name="P30">Comma-separated group list to assign to all logins.</text:p>
          </table:table-cell>
        </table:table-row>
      </table:table>
      <text:p text:style-name="P61">Table <text:sequence text:ref-name="refTable14" text:name="Table" text:formula="ooow:Table+1" style:num-format="1">15</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6232861076680616785" text:style-name="L25">
        <text:list-item>
          <text:p text:style-name="P232">Remote (client) IP address match, and/or</text:p>
        </text:list-item>
        <text:list-item>
          <text:p text:style-name="P232">Client must supply username and password, and/or</text:p>
        </text:list-item>
        <text:list-item>
          <text:p text:style-name="P232">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9">Attribute</text:p>
            </table:table-cell>
            <table:table-cell table:style-name="Table19.A1" office:value-type="string">
              <text:p text:style-name="P19">Default</text:p>
            </table:table-cell>
            <table:table-cell table:style-name="Table19.C1" office:value-type="string">
              <text:p text:style-name="P19">Notes</text:p>
            </table:table-cell>
          </table:table-row>
        </table:table-header-rows>
        <table:table-row table:style-name="Table19.1">
          <table:table-cell table:style-name="Table19.A6" office:value-type="string">
            <text:p text:style-name="P30">username</text:p>
          </table:table-cell>
          <table:table-cell table:style-name="Table19.B6" office:value-type="string">
            <text:p text:style-name="P30">&lt;none&gt;</text:p>
          </table:table-cell>
          <table:table-cell table:style-name="Table19.C6" office:value-type="string">
            <text:p text:style-name="Text_20_body">User name to assign to anybody who successfully logs in using this module.</text:p>
          </table:table-cell>
        </table:table-row>
        <table:table-row table:style-name="Table19.1">
          <table:table-cell table:style-name="Table19.A6" office:value-type="string">
            <text:p text:style-name="P30">group_list</text:p>
          </table:table-cell>
          <table:table-cell table:style-name="Table19.B6" office:value-type="string">
            <text:p text:style-name="P30">&lt;none&gt;</text:p>
          </table:table-cell>
          <table:table-cell table:style-name="Table19.C6"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9.1">
          <table:table-cell table:style-name="Table19.A6" office:value-type="string">
            <text:p text:style-name="P30">password</text:p>
          </table:table-cell>
          <table:table-cell table:style-name="Table19.B6" office:value-type="string">
            <text:p text:style-name="P30">&lt;none&gt;</text:p>
          </table:table-cell>
          <table:table-cell table:style-name="Table19.C6"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6" office:value-type="string">
            <text:p text:style-name="P30">remote_ip</text:p>
          </table:table-cell>
          <table:table-cell table:style-name="Table19.B6" office:value-type="string">
            <text:p text:style-name="P30">&lt;none&gt;</text:p>
          </table:table-cell>
          <table:table-cell table:style-name="Table19.C6"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6" office:value-type="string">
            <text:p text:style-name="P30">require_https</text:p>
          </table:table-cell>
          <table:table-cell table:style-name="Table19.B6" office:value-type="string">
            <text:p text:style-name="P30">no</text:p>
          </table:table-cell>
          <table:table-cell table:style-name="Table19.C6" office:value-type="string">
            <text:p text:style-name="Text_20_body">If configured “yes”, then the client connection must be HTTPS.</text:p>
          </table:table-cell>
        </table:table-row>
      </table:table>
      <text:p text:style-name="P61">Table <text:sequence text:ref-name="refTable15" text:name="Table" text:formula="ooow:Table+1" style:num-format="1">16</text:sequence>: Single Login Module Parameters</text:p>
      <text:p text:style-name="Text_20_body">Note that at least one of “remote_ip” or “password” must be configured.</text:p>
      <text:h text:style-name="P322" text:outline-level="1">Special Datasets &amp; Jarvis Login</text:h>
      <text:h text:style-name="Heading_20_2" text:outline-level="2">Jarvis URLs</text:h>
      <text:p text:style-name="Text_20_body">Now let's consider how to access Jarvis. <text:s/>The following examples assume that:</text:p>
      <text:list xml:id="list5470728682815222986" text:style-name="L26">
        <text:list-item>
          <text:p text:style-name="P283">Jarvis has been installed/configured as above, and is available via the web-server.</text:p>
        </text:list-item>
        <text:list-item>
          <text:p text:style-name="P283">The demo.xml file has been soft linked or copied into the Jarvis "etc" directory.</text:p>
        </text:list-item>
        <text:list-item>
          <text:p text:style-name="P283">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187"/>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7380196401717618684" text:style-name="L27">
        <text:list-item>
          <text:p text:style-name="P233">“username”</text:p>
        </text:list-item>
        <text:list-item>
          <text:p text:style-name="P233">“password”</text:p>
        </text:list-item>
      </text:list>
      <text:p text:style-name="Text_20_body">Jarvis will perform the configured login process, and will <text:span text:style-name="T22">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65">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65">The calling application should invoke the “__status” dataset to ensure that the user is logged-in, and log them in if required.</text:p>
      <text:p text:style-name="Heading_20_4"><text:soft-page-break/>No Such Dataset</text:p>
      <text:p text:style-name="P65">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1256250223040262468" text:style-name="L28">
        <text:list-item>
          <text:p text:style-name="P234">Internal configuration problem – bad server-side XML configuration (main or dataset).</text:p>
        </text:list-item>
        <text:list-item>
          <text:p text:style-name="P234">Database connection problem.</text:p>
        </text:list-item>
        <text:list-item>
          <text:p text:style-name="P234">Request body is malformed JSON or XML.</text:p>
        </text:list-item>
        <text:list-item>
          <text:p text:style-name="P234">Missing mandatory parameter in request.</text:p>
        </text:list-item>
        <text:list-item>
          <text:p text:style-name="P234">Any other fatal problem.</text:p>
        </text:list-item>
        <text:list-item>
          <text:p text:style-name="P234">Configured SQL statement in dataset definition is not valid.</text:p>
        </text:list-item>
        <text:list-item>
          <text:p text:style-name="P234">Invalid value for select parameter.</text:p>
        </text:list-item>
      </text:list>
      <text:p text:style-name="Heading_20_4">Store Errors</text:p>
      <text:p text:style-name="P65">Store errors are errors related to the actual user-supplied data values being rejected by the database. <text:s/>These occur when Jarvis cannot insert/update/delete data due to primary key, foreign key, unique constraints or bad type.</text:p>
      <text:p text:style-name="P65">In such cases, a “200 Success” result is returned, but the “success” attribute in the returned JSON or XML will indicate the failure, and a “message” parameter will indicate the reasons.</text:p>
      <text:p text:style-name="Text_20_body"/>
      <text:h text:style-name="P322"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14">http://localhost/jarvis-agent/demo/boat_class</text:p>
      <text:p text:style-name="Text_20_body"/>
      <text:p text:style-name="Text_20_body">The JSON format response for a data fetch is wrapped in an outer object. <text:s/></text:p>
      <text:list xml:id="list158164140520940711" text:style-name="L29">
        <text:list-item>
          <text:p text:style-name="P235">The returned tuples are contained in an array with object key “data”.</text:p>
        </text:list-item>
        <text:list-item>
          <text:p text:style-name="P235">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19">Attribute</text:p>
            </table:table-cell>
            <table:table-cell table:style-name="Table12.B1" office:value-type="string">
              <text:p text:style-name="P19">Notes</text:p>
            </table:table-cell>
          </table:table-row>
        </table:table-header-rows>
        <table:table-row table:style-name="Table12.1">
          <table:table-cell table:style-name="Table12.A7" office:value-type="string">
            <text:p text:style-name="P30">fetched</text:p>
          </table:table-cell>
          <table:table-cell table:style-name="Table12.B7" office:value-type="string">
            <text:p text:style-name="P30">The number of rows fetched from the SELECT, before any server-side paging.</text:p>
          </table:table-cell>
        </table:table-row>
        <table:table-row table:style-name="Table12.1">
          <table:table-cell table:style-name="Table12.A7" office:value-type="string">
            <text:p text:style-name="P30">returned</text:p>
          </table:table-cell>
          <table:table-cell table:style-name="Table12.B7" office:value-type="string">
            <text:p text:style-name="P30">The number of rows returned after any server-side paging.</text:p>
          </table:table-cell>
        </table:table-row>
        <table:table-row table:style-name="Table12.1">
          <table:table-cell table:style-name="Table12.A7" office:value-type="string">
            <text:p text:style-name="P30">error_string</text:p>
          </table:table-cell>
          <table:table-cell table:style-name="Table12.B7" office:value-type="string">
            <text:p text:style-name="P30">Refer to the “__status” dataset notes.</text:p>
          </table:table-cell>
        </table:table-row>
        <table:table-row table:style-name="Table12.1">
          <table:table-cell table:style-name="Table12.A7" office:value-type="string">
            <text:p text:style-name="P30">logged_in</text:p>
          </table:table-cell>
          <table:table-cell table:style-name="Table12.B7" office:value-type="string">
            <text:p text:style-name="P30">Refer to the “__status” dataset notes.</text:p>
          </table:table-cell>
        </table:table-row>
        <table:table-row table:style-name="Table12.1">
          <table:table-cell table:style-name="Table12.A7" office:value-type="string">
            <text:p text:style-name="P30">group_list</text:p>
          </table:table-cell>
          <table:table-cell table:style-name="Table12.B7" office:value-type="string">
            <text:p text:style-name="P30">Refer to the “__status” dataset notes.</text:p>
          </table:table-cell>
        </table:table-row>
        <table:table-row table:style-name="Table12.1">
          <table:table-cell table:style-name="Table12.A7" office:value-type="string">
            <text:p text:style-name="P30">username</text:p>
          </table:table-cell>
          <table:table-cell table:style-name="Table12.B7" office:value-type="string">
            <text:p text:style-name="P30">Refer to the “__status” dataset notes.</text:p>
          </table:table-cell>
        </table:table-row>
      </table:table>
      <text:p text:style-name="P61">Table <text:sequence text:ref-name="refTable16" text:name="Table" text:formula="ooow:Table+1" style:num-format="1">17</text:sequence>: Dataset Fetch Top-Level Attributes</text:p>
      <text:h text:style-name="P308" text:outline-level="2">Format = json.array </text:h>
      <text:p text:style-name="Text_20_body">The JSON Array format response for a data fetch is wrapped in an outer object. <text:s/></text:p>
      <text:list xml:id="list164507265404239" text:continue-numbering="true" text:style-name="L29">
        <text:list-item>
          <text:p text:style-name="P235">The returned tuples are contained in an array with object key “data”.</text:p>
        </text:list-item>
        <text:list-item>
          <text:p text:style-name="P235">Each tuple is represented as an array.</text:p>
        </text:list-item>
        <text:list-item>
          <text:p text:style-name="P235">The column names are given separately </text:p>
        </text:list-item>
        <text:list-item>
          <text:p text:style-name="P235">The order of the array elements for each tuple matches the given column order.</text:p>
        </text:list-item>
        <text:list-item>
          <text:p text:style-name="P235">Empty elements in the array are given as as JSON <text:span text:style-name="T28">null value</text:span>.</text:p>
        </text:list-item>
      </text:list>
      <text:p text:style-name="P9">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P300" text:outline-level="2">Format = <text:span text:style-name="T40">json</text:span>.<text:span text:style-name="T40">rest</text:span></text:h>
      <text:p text:style-name="P97">The <text:span text:style-name="T40">JSON Rest format is a simplified version of the default “json” format which returns purely the data component. <text:s/>This is suitable for pure REST-ful frameworks which do not expect any metadata.</text:span></text:p>
      <text:list xml:id="list164506660478086" text:continue-numbering="true" text:style-name="L29">
        <text:list-item>
          <text:p text:style-name="P236">The “data” value is returned a top-level array. <text:s/></text:p>
        </text:list-item>
        <text:list-item>
          <text:p text:style-name="P236">All of the other attributes are discard.</text:p>
        </text:list-item>
      </text:list>
      <text:p text:style-name="P120"><text:soft-page-break/>Consider the following request:</text:p>
      <text:p text:style-name="P145">http://localhost/jarvis-agent/demo/boat_class?format=<text:span text:style-name="T41">json</text:span>.<text:span text:style-name="T41">rest</text:span></text:p>
      <text:p text:style-name="P97"/>
      <text:p text:style-name="P121">Response is:</text:p>
      <text:p text:style-name="P15">"data" : [</text:p>
      <text:p text:style-name="P146"><text:s text:c="3"/>{</text:p>
      <text:p text:style-name="P146"><text:s text:c="6"/>"active" : "Y",</text:p>
      <text:p text:style-name="P146"><text:s text:c="6"/>"class" : "Makkleson",</text:p>
      <text:p text:style-name="P146"><text:s text:c="6"/>"id" : "6",</text:p>
      <text:p text:style-name="P146"><text:s text:c="6"/>"description" : "Suitable for infants and those of timid heart."</text:p>
      <text:p text:style-name="P146"><text:s text:c="3"/>},</text:p>
      <text:p text:style-name="P146"><text:s text:c="3"/>{</text:p>
      <text:p text:style-name="P146"><text:s text:c="6"/>"active" : "N",</text:p>
      <text:p text:style-name="P146"><text:s text:c="6"/>"class" : "X Class",</text:p>
      <text:p text:style-name="P146"><text:s text:c="6"/>"id" : "4",</text:p>
      <text:p text:style-name="P146"><text:s text:c="6"/>"description" : "Product of a deranged mind."</text:p>
      <text:p text:style-name="P146"><text:s text:c="3"/>}</text:p>
      <text:p text:style-name="P126">]</text:p>
      <text:h text:style-name="Heading_20_2" text:outline-level="2">Format = xml</text:h>
      <text:p text:style-name="Text_20_body">The XML format response for a data fetch is wrapped in an outer object. <text:s/></text:p>
      <text:list xml:id="list164507347979113" text:continue-numbering="true" text:style-name="L29">
        <text:list-item>
          <text:p text:style-name="P235">The returned tuples are contained in a “data” element.</text:p>
        </text:list-item>
        <text:list-item>
          <text:p text:style-name="P235">Each tuple is represented as a “row” element.</text:p>
        </text:list-item>
        <text:list-item>
          <text:p text:style-name="P235">Fields are specified as attributes of the “row” element.</text:p>
        </text:list-item>
      </text:list>
      <text:p text:style-name="P119">Consider the following request:</text:p>
      <text:p text:style-name="Code">http://localhost/jarvis-agent/demo/boat_class?format=xml</text:p>
      <text:p text:style-name="Text_20_body"/>
      <text:p text:style-name="P119">The returned content in XML is:</text:p>
      <text:p text:style-name="P4">&lt;?xml version="1.0" encoding="iso-8859-1" ?&gt;</text:p>
      <text:p text:style-name="P125">&lt;?meta name="GENERATOR" content="XML::Smart/1.6.9 Perl/5.010000 [linux]" ?&gt;</text:p>
      <text:p text:style-name="P125">&lt;response logged_in="1" username="admin" error_string="" </text:p>
      <text:p text:style-name="P125"><text:s text:c="4"/>group_list="admin" fetched="2" returned="2"&gt;</text:p>
      <text:p text:style-name="P125"><text:s text:c="2"/>&lt;data&gt;</text:p>
      <text:p text:style-name="P125"><text:s text:c="4"/>&lt;row active="Y" class="Makkleson" </text:p>
      <text:p text:style-name="P125"><text:s text:c="8"/>description="Suitable for infants and those of timid heart." id="6"/&gt;</text:p>
      <text:p text:style-name="P125"><text:s text:c="4"/>&lt;row active="N" class="X Class" </text:p>
      <text:p text:style-name="P125"><text:s text:c="8"/>description="Product of a deranged mind." id="4"/&gt;</text:p>
      <text:p text:style-name="P125"><text:s text:c="2"/>&lt;/data&gt;</text:p>
      <text:p text:style-name="P125">&lt;/response&gt;</text:p>
      <text:h text:style-name="Heading_20_2" text:outline-level="2">Format = csv</text:h>
      <text:p text:style-name="P16">The CSV format response for a data fetch is “standard” CSV encoding with a header row.</text:p>
      <text:list xml:id="list164507799579199" text:continue-numbering="true" text:style-name="L29">
        <text:list-item>
          <text:p text:style-name="P235">The header row gives column names.</text:p>
        </text:list-item>
        <text:list-item>
          <text:p text:style-name="P235">Fields are separated by commas.</text:p>
        </text:list-item>
        <text:list-item>
          <text:p text:style-name="P235">Strings containing spaces or special characters are in double quotes.</text:p>
        </text:list-item>
        <text:list-item>
          <text:p text:style-name="P235"><text:soft-page-break/>Multi-line strings are supported, a newline character is used.</text:p>
        </text:list-item>
      </text:list>
      <text:p text:style-name="P119">Consider the following request:</text:p>
      <text:p text:style-name="Code">http://localhost/jarvis-agent/demo/boat_class?format=csv</text:p>
      <text:p text:style-name="Text_20_body"/>
      <text:p text:style-name="P119">The returned content in CSV format is:</text:p>
      <text:p text:style-name="Code">active,class,description,id </text:p>
      <text:p text:style-name="Code">Y,Makkleson,"Suitable for infants and those of timid heart.",1 </text:p>
      <text:p text:style-name="Code">N,"X Class","Product of a deranged mind.",2</text:p>
      <text:h text:style-name="P309"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9"/>
      <text:p text:style-name="Text_20_body">Note the use of the &lt;transform&gt; element to request that data is pre-processed before fetch and save. <text:s/>The transform tag is described elsewhere. <text:s/>However, in this case we have requested some typical options:</text:p>
      <text:list xml:id="list3847222503703967477" text:style-name="L30">
        <text:list-item>
          <text:p text:style-name="P237">On fetch, any NULL value in the database is represented as a zero length string.</text:p>
        </text:list-item>
        <text:list-item>
          <text:p text:style-name="P237">On store, leading and trailing white space should be removed before saving to database.</text:p>
        </text:list-item>
        <text:list-item>
          <text:p text:style-name="P237">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1602984991213419705" text:style-name="L31">
        <text:list-item>
          <text:p text:style-name="P238">&lt;hook&gt; call to a Perl module for additional processing on each request.</text:p>
        </text:list-item>
        <text:list-item>
          <text:p text:style-name="P238">&lt;before&gt; execute an SQL statement once before any store requests are performed.</text:p>
        </text:list-item>
        <text:list-item>
          <text:p text:style-name="P238">&lt;after&gt; execute an SQL statement once after any store requests are performed.</text:p>
        </text:list-item>
      </text:list>
      <text:p text:style-name="Text_20_body">These are described in more detail subsequently.</text:p>
      <text:p text:style-name="P9"><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9">Attribute</text:p>
          </table:table-cell>
          <table:table-cell table:style-name="Table13.A1" office:value-type="string">
            <text:p text:style-name="P19">Default</text:p>
          </table:table-cell>
          <table:table-cell table:style-name="Table13.C1" office:value-type="string">
            <text:p text:style-name="P19">Notes</text:p>
          </table:table-cell>
        </table:table-row>
        <table:table-row table:style-name="Table13.1">
          <table:table-cell table:style-name="Table13.A7" office:value-type="string">
            <text:p text:style-name="P30">dbname</text:p>
          </table:table-cell>
          <table:table-cell table:style-name="Table13.B7" office:value-type="string">
            <text:p text:style-name="P30">default</text:p>
          </table:table-cell>
          <table:table-cell table:style-name="Table13.C7" office:value-type="string">
            <text:p text:style-name="P30">Specify which database connection should be used for fetching and storing this dataset. <text:s/>By default, the database named “default” is used for executing the set.</text:p>
          </table:table-cell>
        </table:table-row>
        <table:table-row table:style-name="Table13.1">
          <table:table-cell table:style-name="Table13.A7" office:value-type="string">
            <text:p text:style-name="P30">read</text:p>
          </table:table-cell>
          <table:table-cell table:style-name="Table13.B7" office:value-type="string">
            <text:p text:style-name="P30">&lt;empty&gt;</text:p>
          </table:table-cell>
          <table:table-cell table:style-name="Table13.C7" office:value-type="string">
            <text:p text:style-name="P30">Defines which groups may execute the SQL defined in the “select” element. <text:s/>This is an access identifer as per the following table.</text:p>
          </table:table-cell>
        </table:table-row>
        <table:table-row table:style-name="Table13.1">
          <table:table-cell table:style-name="Table13.A7" office:value-type="string">
            <text:p text:style-name="P30">write</text:p>
          </table:table-cell>
          <table:table-cell table:style-name="Table13.B7" office:value-type="string">
            <text:p text:style-name="P134">&lt;empty&gt;</text:p>
          </table:table-cell>
          <table:table-cell table:style-name="Table13.C7" office:value-type="string">
            <text:p text:style-name="P134">Defines which groups may execute the SQL defined in the “update”, “insert” and “delete” elements. <text:s/>This is an access identifer as per the following table.</text:p>
          </table:table-cell>
        </table:table-row>
        <table:table-row table:style-name="Table13.1">
          <table:table-cell table:style-name="Table13.A7" office:value-type="string">
            <text:p text:style-name="P30">debug</text:p>
          </table:table-cell>
          <table:table-cell table:style-name="Table13.B7" office:value-type="string">
            <text:p text:style-name="P134">no</text:p>
          </table:table-cell>
          <table:table-cell table:style-name="Table13.C7" office:value-type="string">
            <text:p text:style-name="P134">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7" office:value-type="string">
            <text:p text:style-name="P30">dump</text:p>
          </table:table-cell>
          <table:table-cell table:style-name="Table13.B7" office:value-type="string">
            <text:p text:style-name="P134">no</text:p>
          </table:table-cell>
          <table:table-cell table:style-name="Table13.C7" office:value-type="string">
            <text:p text:style-name="P134">Enables dump on a per-dataset basis.</text:p>
          </table:table-cell>
        </table:table-row>
        <table:table-row table:style-name="Table13.1">
          <table:table-cell table:style-name="Table13.A7" office:value-type="string">
            <text:p text:style-name="P30">filename_parameter</text:p>
          </table:table-cell>
          <table:table-cell table:style-name="Table13.B7" office:value-type="string">
            <text:p text:style-name="P134">filename</text:p>
          </table:table-cell>
          <table:table-cell table:style-name="Table13.C7" office:value-type="string">
            <text:p text:style-name="P134">Specifies the user-supplied parameter which specifies the filename for the returned attachment when requesting contents to be returned in “csv” for “xlsx” format.</text:p>
          </table:table-cell>
        </table:table-row>
      </table:table>
      <text:p text:style-name="P61">Table <text:sequence text:ref-name="refTable17" text:name="Table" text:formula="ooow:Table+1" style:num-format="1">18</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9">Element</text:p>
            </table:table-cell>
            <table:table-cell table:style-name="Table22.B1" office:value-type="string">
              <text:p text:style-name="P19">Notes</text:p>
            </table:table-cell>
          </table:table-row>
        </table:table-header-rows>
        <table:table-row table:style-name="Table22.1">
          <table:table-cell table:style-name="Table22.A9" office:value-type="string">
            <text:p text:style-name="P30">transform</text:p>
          </table:table-cell>
          <table:table-cell table:style-name="Table22.B9" office:value-type="string">
            <text:p text:style-name="P30">Optional transformations for Jarvis to perform when storing or fetching data.</text:p>
          </table:table-cell>
        </table:table-row>
        <table:table-row table:style-name="Table22.1">
          <table:table-cell table:style-name="Table22.A9" office:value-type="string">
            <text:p text:style-name="P30">hook</text:p>
          </table:table-cell>
          <table:table-cell table:style-name="Table22.B9" office:value-type="string">
            <text:p text:style-name="P30">One or more hook module definitions. <text:s/>Definition is identical to global hooks.</text:p>
          </table:table-cell>
        </table:table-row>
        <table:table-row table:style-name="Table22.1">
          <table:table-cell table:style-name="Table22.A9" office:value-type="string">
            <text:p text:style-name="P30">select</text:p>
          </table:table-cell>
          <table:table-cell table:style-name="Table22.B9" office:value-type="string">
            <text:p text:style-name="P30">SQL to execute when dataset is invoked with the http GET request method.</text:p>
          </table:table-cell>
        </table:table-row>
        <table:table-row table:style-name="Table22.1">
          <table:table-cell table:style-name="Table22.A9" office:value-type="string">
            <text:p text:style-name="P30">before</text:p>
          </table:table-cell>
          <table:table-cell table:style-name="Table22.B9" office:value-type="string">
            <text:p text:style-name="P30">SQL to execute once before performing update/insert/delete changes.</text:p>
          </table:table-cell>
        </table:table-row>
        <table:table-row table:style-name="Table22.1">
          <table:table-cell table:style-name="Table22.A9" office:value-type="string">
            <text:p text:style-name="P30">update</text:p>
          </table:table-cell>
          <table:table-cell table:style-name="Table22.B9" office:value-type="string">
            <text:p text:style-name="P30">SQL to execute when dataset is invoked with the http PUT request method.</text:p>
          </table:table-cell>
        </table:table-row>
        <table:table-row table:style-name="Table22.1">
          <table:table-cell table:style-name="Table22.A9" office:value-type="string">
            <text:p text:style-name="P30">insert</text:p>
          </table:table-cell>
          <table:table-cell table:style-name="Table22.B9" office:value-type="string">
            <text:p text:style-name="P30">SQL to execute when dataset is invoked with the http POST request method.</text:p>
          </table:table-cell>
        </table:table-row>
        <table:table-row table:style-name="Table22.1">
          <table:table-cell table:style-name="Table22.A9" office:value-type="string">
            <text:p text:style-name="P30">delete</text:p>
          </table:table-cell>
          <table:table-cell table:style-name="Table22.B9" office:value-type="string">
            <text:p text:style-name="P30">SQL to execute when dataset is invoked with the http DELETE request method.</text:p>
          </table:table-cell>
        </table:table-row>
        <table:table-row table:style-name="Table22.1">
          <table:table-cell table:style-name="Table22.A9" office:value-type="string">
            <text:p text:style-name="P30">after</text:p>
          </table:table-cell>
          <table:table-cell table:style-name="Table22.B9" office:value-type="string">
            <text:p text:style-name="P30">SQL to execute once after performing update/insert/delete changes.</text:p>
          </table:table-cell>
        </table:table-row>
      </table:table>
      <text:p text:style-name="P61">Table <text:sequence text:ref-name="refTable18" text:name="Table" text:formula="ooow:Table+1" style:num-format="1">19</text:sequence>: Dataset Sub-Elements</text:p>
      <text:p text:style-name="P10">The select, update, insert and delete sub-elements support the following sub-parameters:</text:p>
      <table:table table:name="Table37" table:style-name="Table37">
        <table:table-column table:style-name="Table37.A"/>
        <table:table-column table:style-name="Table37.B"/>
        <table:table-header-rows>
          <table:table-row table:style-name="Table37.1">
            <table:table-cell table:style-name="Table37.A1" office:value-type="string">
              <text:p text:style-name="P19">Sub-element</text:p>
            </table:table-cell>
            <table:table-cell table:style-name="Table37.B1" office:value-type="string">
              <text:p text:style-name="P19">Notes</text:p>
            </table:table-cell>
          </table:table-row>
        </table:table-header-rows>
        <table:table-row table:style-name="Table37.1">
          <table:table-cell table:style-name="Table37.A5" office:value-type="string">
            <text:p text:style-name="P30">prepare</text:p>
          </table:table-cell>
          <table:table-cell table:style-name="Table37.B5" office:value-type="string">
            <text:p text:style-name="P30">Optional parameters for statement preparation with DBI::prepare.</text:p>
            <text:p text:style-name="P30">&lt;update prepare=“pg_server_prepare =&gt; 0, something_else =&gt; 1”&gt;</text:p>
            <text:p text:style-name="P30">Overwrites global database prepare attributes.</text:p>
          </table:table-cell>
        </table:table-row>
        <table:table-row table:style-name="Table37.1">
          <table:table-cell table:style-name="Table37.A5" office:value-type="string">
            <text:p text:style-name="P30">returning</text:p>
          </table:table-cell>
          <table:table-cell table:style-name="Table37.B5" office:value-type="string">
            <text:p text:style-name="P30">For “insert” statement only. Discussed later under the “insert” statement section.</text:p>
          </table:table-cell>
        </table:table-row>
        <text:soft-page-break/>
        <table:table-row table:style-name="Table37.1">
          <table:table-cell table:style-name="Table37.A4" office:value-type="string">
            <text:p text:style-name="P30">nolog</text:p>
          </table:table-cell>
          <table:table-cell table:style-name="Table37.B4" office:value-type="string">
            <text:p text:style-name="P30">Suppress logging and tracking of errors matching given pattern. Empty string matches nothing, otherwise interpreted as perl pattern.</text:p>
          </table:table-cell>
        </table:table-row>
        <table:table-row table:style-name="Table37.1">
          <table:table-cell table:style-name="Table37.A5" office:value-type="string">
            <text:p text:style-name="P30">ignore</text:p>
          </table:table-cell>
          <table:table-cell table:style-name="Table37.B5" office:value-type="string">
            <text:p text:style-name="P30">Suppress errors/warnings matching given pattern. Empty string matches nothing, otherwise interpreted as perl pattern.</text:p>
          </table:table-cell>
        </table:table-row>
      </table:table>
      <text:p text:style-name="Text_20_body"/>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9">Access ID</text:p>
          </table:table-cell>
          <table:table-cell table:style-name="Table14.B1" office:value-type="string">
            <text:p text:style-name="P19">Notes</text:p>
          </table:table-cell>
        </table:table-row>
        <table:table-row table:style-name="Table14.1">
          <table:table-cell table:style-name="Table14.A5" office:value-type="string">
            <text:p text:style-name="P30">&lt;empty&gt;</text:p>
          </table:table-cell>
          <table:table-cell table:style-name="Table14.B5" office:value-type="string">
            <text:p text:style-name="P30">Nobody may access these statements.</text:p>
          </table:table-cell>
        </table:table-row>
        <table:table-row table:style-name="Table14.1">
          <table:table-cell table:style-name="Table14.A5" office:value-type="string">
            <text:p text:style-name="P30">&lt;g1&gt;[,&lt;g2&gt;...]</text:p>
          </table:table-cell>
          <table:table-cell table:style-name="Table14.B5" office:value-type="string">
            <text:p text:style-name="P30">A comma separated group list. <text:s/>Membership in any one of these groups will grant access.</text:p>
          </table:table-cell>
        </table:table-row>
        <table:table-row table:style-name="Table14.1">
          <table:table-cell table:style-name="Table14.A5" office:value-type="string">
            <text:p text:style-name="P30">“*”</text:p>
          </table:table-cell>
          <table:table-cell table:style-name="Table14.B5" office:value-type="string">
            <text:p text:style-name="P30">Any logged-in group may access this feature.</text:p>
          </table:table-cell>
        </table:table-row>
        <table:table-row table:style-name="Table14.1">
          <table:table-cell table:style-name="Table14.A5" office:value-type="string">
            <text:p text:style-name="P30">“**”</text:p>
          </table:table-cell>
          <table:table-cell table:style-name="Table14.B5" office:value-type="string">
            <text:p text:style-name="P30">Any user, even if not logged-in, may access this feature.</text:p>
          </table:table-cell>
        </table:table-row>
      </table:table>
      <text:p text:style-name="P61">Table <text:sequence text:ref-name="refTable19" text:name="Table" text:formula="ooow:Table+1" style:num-format="1">20</text:sequence>: Access Control Specifiers</text:p>
      <text:p text:style-name="P188">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10">{$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5313877052493652131" text:style-name="L32">
        <text:list-item>
          <text:p text:style-name="P239">upper/lower-case a-z</text:p>
        </text:list-item>
        <text:list-item>
          <text:p text:style-name="P239">digits 0-9</text:p>
        </text:list-item>
        <text:list-item>
          <text:p text:style-name="P239">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8664499168668006695" text:style-name="L33">
        <text:list-item>
          <text:p text:style-name="P240">CGI GET parameters in the URL suffix “/&lt;app&gt;/&lt;ds&gt;?param=value&amp;param2=another”.</text:p>
        </text:list-item>
        <text:list-item>
          <text:p text:style-name="P240">XML or JSON parameters in the “application/json” or “application/xml” request body.</text:p>
        </text:list-item>
        <text:list-item>
          <text:p text:style-name="P240">RESTful parameters in the URL suffix “/&lt;app&gt;/&lt;ds&gt;/p1/p2”.</text:p>
        </text:list-item>
        <text:list-item>
          <text:p text:style-name="P240">Jarvis-Supplied default user parameters (from “default_parameters” configuration).</text:p>
        </text:list-item>
      </text:list>
      <text:p text:style-name="Text_20_body">Secure Parameters:</text:p>
      <text:list xml:id="list164506606689138" text:continue-numbering="true" text:style-name="L33">
        <text:list-item>
          <text:p text:style-name="P240">Jarvis-Supplied secure parameters.</text:p>
        </text:list-item>
      </text:list>
      <text:p text:style-name="P94"><text:soft-page-break/>Also, the parameter may be followed by one or more bind flags which modify the bind behavior. <text:s/>The supported bind flags are.</text:p>
      <table:table table:name="Table1" table:style-name="Table1">
        <table:table-column table:style-name="Table1.A"/>
        <table:table-column table:style-name="Table1.B"/>
        <table:table-row table:style-name="Table1.1">
          <table:table-cell table:style-name="Table1.A1" office:value-type="string">
            <text:p text:style-name="P22">Flag</text:p>
          </table:table-cell>
          <table:table-cell table:style-name="Table1.B1" office:value-type="string">
            <text:p text:style-name="P21">Notes</text:p>
          </table:table-cell>
        </table:table-row>
        <table:table-row table:style-name="Table1.1">
          <table:table-cell table:style-name="Table1.A7" office:value-type="string">
            <text:p text:style-name="P31">!<text:span text:style-name="T35">out</text:span></text:p>
          </table:table-cell>
          <table:table-cell table:style-name="Table1.B7" office:value-type="string">
            <text:p text:style-name="P32">Bind as an in/out variable (instead of “in”).</text:p>
          </table:table-cell>
        </table:table-row>
        <table:table-row table:style-name="Table1.1">
          <table:table-cell table:style-name="Table1.A7" office:value-type="string">
            <text:p text:style-name="P31">!<text:span text:style-name="T35">varchar</text:span></text:p>
          </table:table-cell>
          <table:table-cell table:style-name="Table1.B7" office:value-type="string">
            <text:p text:style-name="P32">Bind as SQL_VARCHAR (this is the default). <text:s/></text:p>
            <text:p text:style-name="P32">Used only when at least one parameter is bound as in/out.</text:p>
          </table:table-cell>
        </table:table-row>
        <table:table-row table:style-name="Table1.1">
          <table:table-cell table:style-name="Table1.A7" office:value-type="string">
            <text:p text:style-name="P31">!<text:span text:style-name="T35">numeric</text:span></text:p>
          </table:table-cell>
          <table:table-cell table:style-name="Table1.B7" office:value-type="string">
            <text:p text:style-name="P32">Bind as SQL_NUMERIC.</text:p>
            <text:p text:style-name="P32">Used only when at least one parameter is bound as in/out.</text:p>
          </table:table-cell>
        </table:table-row>
        <table:table-row table:style-name="Table1.1">
          <table:table-cell table:style-name="Table1.A7" office:value-type="string">
            <text:p text:style-name="P31">!<text:span text:style-name="T35">quote</text:span></text:p>
          </table:table-cell>
          <table:table-cell table:style-name="Table1.B7" office:value-type="string">
            <text:p text:style-name="P33">Used only for textual substitution binding. <text:s/></text:p>
            <text:p text:style-name="P33">Always use DBI-&gt;quote.</text:p>
          </table:table-cell>
        </table:table-row>
        <table:table-row table:style-name="Table1.1">
          <table:table-cell table:style-name="Table1.A7" office:value-type="string">
            <text:p text:style-name="P31">!<text:span text:style-name="T35">noquote</text:span></text:p>
          </table:table-cell>
          <table:table-cell table:style-name="Table1.B7" office:value-type="string">
            <text:p text:style-name="P33">Used only for textual substitution binding. <text:s text:c="2"/></text:p>
            <text:p text:style-name="P33">Do not quote. <text:s/>Instead remove all space and special characters.</text:p>
          </table:table-cell>
        </table:table-row>
        <table:table-row table:style-name="Table1.1">
          <table:table-cell table:style-name="Table1.A7" office:value-type="string">
            <text:p text:style-name="P31">!<text:span text:style-name="T35">raw</text:span></text:p>
          </table:table-cell>
          <table:table-cell table:style-name="Table1.B7" office:value-type="string">
            <text:p text:style-name="P33">Used only for textual substitution binding. <text:s text:c="2"/></text:p>
            <text:p text:style-name="P33">Do not quote. <text:s/><text:span text:style-name="T36">Use exactly as specified. <text:s/>Use with extreme caution.</text:span></text:p>
          </table:table-cell>
        </table:table-row>
      </table:table>
      <text:p text:style-name="P63">Table <text:sequence text:ref-name="refTable20" text:name="Table" text:formula="ooow:Table+1" style:num-format="1">21</text:sequence>: Jarvis Bind Flags</text:p>
      <text:h text:style-name="P301" text:outline-level="2">Binding In/Out Parameters (under DBD::Oracle)</text:h>
      <text:p text:style-name="P88">By default, all variables are bound as “in” parameters. <text:s/>When data is returned under a “returning” clause, this typically occurs automatically using a post-insert fetch result. <text:s/>This default behavior works fine for:</text:p>
      <text:list xml:id="list2199017367673939740" text:style-name="L34">
        <text:list-item>
          <text:p text:style-name="P241">Microsoft SQL Server</text:p>
        </text:list-item>
        <text:list-item>
          <text:p text:style-name="P241">Postgres</text:p>
        </text:list-item>
      </text:list>
      <text:p text:style-name="P88">However, for OracleDB, you must use in/out parameter binding in order to get data returned. <text:s/>For example, after inserting a row you wish to return the auto-generated sequential row ID. <text:s/>Under OracleDB you must use in/out parameters for this purpose.</text:p>
      <text:p text:style-name="P88">You can request Jarvis to use an in/out bind by specifying the <text:span text:style-name="T10">“</text:span><text:span text:style-name="T4">!out</text:span><text:span text:style-name="T10">” flag on the variable. <text:s/></text:span></text:p>
      <text:p text:style-name="P142"><text:s text:c="2"/>&lt;insert returning="no"&gt;</text:p>
      <text:p text:style-name="Code"><text:span text:style-name="T10"><text:s text:c="4"/>insert into </text:span><text:span text:style-name="T11">MY_TABLE</text:span><text:span text:style-name="T10"> (CUSTOMER, NAME, DESCRIPTION)</text:span></text:p>
      <text:p text:style-name="P143"><text:s text:c="6"/>values ({$customer_id}, {$name}, {$description}) </text:p>
      <text:p text:style-name="P143"><text:s text:c="6"/>returning ID into {$id!out}</text:p>
      <text:p text:style-name="P142"><text:s text:c="2"/>&lt;/insert&gt;</text:p>
      <text:p text:style-name="P89"/>
      <text:p text:style-name="P90">When Jarvis detects that an in/out binding has been requested, it will also do the following:</text:p>
      <text:list xml:id="list4153874224214222515" text:style-name="L35">
        <text:list-item>
          <text:p text:style-name="P242">Use “in/out” binding for all parameters flagged as “<text:span text:style-name="T4">!out</text:span>” in the statement.</text:p>
        </text:list-item>
        <text:list-item>
          <text:p text:style-name="P243">Use “in” binding for all other parameters in the statement.</text:p>
        </text:list-item>
      </text:list>
      <text:p text:style-name="P91"><text:span text:style-name="T37">Note that Jarvis will use SQL_VARCHAR for all parameter binding, unless you request otherwise with a “</text:span><text:span text:style-name="T5">!numeric</text:span><text:span text:style-name="T37">” flag.</text:span></text:p>
      <text:p text:style-name="P93">The output values will be placed into a row inside the “returning” element of the response given back to the client, in a manner that is structurally identical to the “returning” elements given by the default “returning” mechanism.</text:p>
      <text:h text:style-name="Heading_20_2" text:outline-level="2"><text:soft-page-break/>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17">Consider the following query.</text:p>
      <text:p text:style-name="P124">&lt;dataset read="*" write="*"&gt;</text:p>
      <text:p text:style-name="P124"><text:s text:c="4"/>&lt;select&gt;</text:p>
      <text:p text:style-name="P124">SELECT id, class, active FROM boat_class</text:p>
      <text:p text:style-name="P124">WHERE ({$1|class_name}::text IS NULL) OR class ~ {$1|class_name}</text:p>
      <text:p text:style-name="P124">ORDER BY class</text:p>
      <text:p text:style-name="P124"><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text:span text:style-name="T52">n indexed </text:span>RESTful parameter. <text:s/>It is the first <text:span text:style-name="T52">indexed </text:span>RESTful parameter and is assigned to parameter “1”. <text:s/>The second case is a CGI GET supplied user parameter named “class_name”.</text:p>
      <text:p text:style-name="Text_20_body">Note that when supplying <text:span text:style-name="T53">indexed</text:span>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text:span text:style-name="T54">the indexed</text:span> RESTful parameter<text:span text:style-name="T54">s</text:span> “1” → ”a”, “2” → “”, and “3” → “c”. <text:s/>If you wished to supply the second parameter as NULL, you would need to use the CGI GET syntax with “?” and “&amp;”.</text:p>
      <text:p text:style-name="P105">Note: This example shows the use of indexed RESTful parameters. <text:s/>To use named RESTful parameters, you must configure a “route” with variable parts. <text:s/>See the “router” configuration section for a worked example using named RESTful parameters.</text:p>
      <text:p text:style-name="Text_20_body"><text:span text:style-name="T55">Note: </text:span>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P92">Note that any bind flags must be placed at the end of the fallback parameter list.</text:p>
      <text:h text:style-name="Heading_20_2" text:outline-level="2"><text:soft-page-break/>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7017807038165207461" text:style-name="L36">
        <text:list-item>
          <text:p text:style-name="P278">my(param)</text:p>
        </text:list-item>
        <text:list-item>
          <text:p text:style-name="P284">__my_param</text:p>
        </text:list-item>
        <text:list-item>
          <text:p text:style-name="P284">_1param</text:p>
        </text:list-item>
        <text:list-item>
          <text:p text:style-name="P244">1</text:p>
        </text:list-item>
      </text:list>
      <text:p text:style-name="Text_20_body">The reason for the limitation on numeric parameters is to avoid conflict with the <text:span text:style-name="T56">indexed </text:span>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9">Attribute</text:p>
          </table:table-cell>
          <table:table-cell table:style-name="Table15.B1" office:value-type="string">
            <text:p text:style-name="P19">Notes</text:p>
          </table:table-cell>
        </table:table-row>
        <table:table-row table:style-name="Table15.1">
          <table:table-cell table:style-name="Table15.A5" office:value-type="string">
            <text:p text:style-name="P30">__username</text:p>
          </table:table-cell>
          <table:table-cell table:style-name="Table15.B5" office:value-type="string">
            <text:p text:style-name="P30">The logged-in username. <text:s/>Never the empty string.</text:p>
          </table:table-cell>
        </table:table-row>
        <table:table-row table:style-name="Table15.1">
          <table:table-cell table:style-name="Table15.A5" office:value-type="string">
            <text:p text:style-name="P30">__group_list</text:p>
          </table:table-cell>
          <table:table-cell table:style-name="Table15.B5" office:value-type="string">
            <text:p text:style-name="P30">The comma separated group list. <text:s/>May be empty string.</text:p>
          </table:table-cell>
        </table:table-row>
        <table:table-row table:style-name="Table15.1">
          <table:table-cell table:style-name="Table15.A5" office:value-type="string">
            <text:p text:style-name="P30">__group:&lt;g1&gt;</text:p>
          </table:table-cell>
          <table:table-cell table:style-name="Table15.B5" office:value-type="string">
            <text:p text:style-name="P30">Evaluates to “1” if the user is in group &lt;g1&gt;. <text:s/>NULL otherwise.</text:p>
          </table:table-cell>
        </table:table-row>
        <table:table-row table:style-name="Table15.1">
          <table:table-cell table:style-name="Table15.A5" office:value-type="string">
            <text:p text:style-name="P30">__group:&lt;g2&gt;</text:p>
          </table:table-cell>
          <table:table-cell table:style-name="Table15.B5" office:value-type="string">
            <text:p text:style-name="P30">Evaluates to “2” if the user is in group &lt;g2&gt;. <text:s/>NULL otherwise.</text:p>
          </table:table-cell>
        </table:table-row>
      </table:table>
      <text:p text:style-name="P61">Table <text:sequence text:ref-name="refTable21" text:name="Table" text:formula="ooow:Table+1" style:num-format="1">22</text:sequence>: Jarvis Secure Variables</text:p>
      <text:p text:style-name="Text_20_body">In addition, safe parameters may come from the following other sources:</text:p>
      <text:list xml:id="list4415819356640392514" text:style-name="L37">
        <text:list-item>
          <text:p text:style-name="P245">Login modules may define additional safe parameters, e.g. {$__user_id}.</text:p>
        </text:list-item>
        <text:list-item>
          <text:p text:style-name="P245">Hooks may define additional safe parameters.</text:p>
        </text:list-item>
        <text:list-item>
          <text:p text:style-name="P245"><text:soft-page-break/>Default Parameters defined in the application config file may be safe parameters.</text:p>
        </text:list-item>
      </text:list>
      <text:p text:style-name="P65">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138">&lt;/dataset&gt;</text:p>
      <text:h text:style-name="Heading_20_2" text:outline-level="2">Textual Substitution</text:h>
      <text:p text:style-name="P9">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3055640546988634947" text:style-name="L38">
        <text:list-item>
          <text:p text:style-name="P246">To sort by two or more columns. <text:s/>The built-in mechanism supports only one.</text:p>
        </text:list-item>
        <text:list-item>
          <text:p text:style-name="P246">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7059435809837794218" text:style-name="L39">
        <text:list-item>
          <text:p text:style-name="P247">By default, the following quoting rules apply:</text:p>
        </text:list-item>
      </text:list>
      <text:list xml:id="list4455460774744842683" text:style-name="L40">
        <text:list-item>
          <text:p text:style-name="P248">If the parameter value is an integer or floating point, it is unquoted. <text:s/>Exponential numbers will be recognized as numbers.</text:p>
        </text:list-item>
        <text:list-item>
          <text:p text:style-name="P248">Otherwise the parameter is quoted using the DBI database handle $dbh-&gt;quote(...) method appropriate for this database. <text:s/>According to the DBI documentation, this is safe from SQL injection.</text:p>
        </text:list-item>
      </text:list>
      <text:list xml:id="list164507392470983" text:continue-list="list7059435809837794218" text:style-name="L39">
        <text:list-item>
          <text:p text:style-name="P247">Alternatively, if the "<text:span text:style-name="T4">!quote</text:span>" flag is specified, e.g. [$stringvar!quote] then the value is always quoted with the DBI quote function.</text:p>
        </text:list-item>
        <text:list-item>
          <text:p text:style-name="P247">Alternatively, if the "<text:span text:style-name="T4">!noquote</text:span>" flag is specified, e.g. [$sortorder!noquote] then the value is never quoted. Instead, all characters except the following are deleted: 0-9, a-z, A-Z, <text:span text:style-name="T29">space, underscore, hyphen, comma</text:span><text:span text:style-name="T22">.</text:span></text:p>
        </text:list-item>
        <text:list-item>
          <text:p text:style-name="P247">Alternatively, if the “<text:span text:style-name="T4">!raw</text:span>” flag is specified, e.g. [$__safevar!raw] then the value is textually substituted into the SQL with no checks or restrictions. <text:s/>Note that the “<text:span text:style-name="T4">!raw</text:span>” can only be used with “safe” substitutions variables, i.e. those that begin with a double underscore. <text:s/>Safe variables can never be supplied by the client. <text:s/>The “<text:span text:style-name="T4">!raw</text:span><text:span text:style-name="T10">” flag is restricted to use with variables that are provided by Jarvis itself, or by server-side hooks and plugins.</text:span></text:p>
        </text:list-item>
      </text:list>
      <text:p text:style-name="Text_20_body"><text:soft-page-break/>Note that in order to specify a client-supplied ORDER BY clause containing more than one column you will need to use the "<text:span text:style-name="T4">!noquote</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9">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19">Attribute</text:p>
          </table:table-cell>
          <table:table-cell table:style-name="Table35.B1" office:value-type="string">
            <text:p text:style-name="P19">Notes</text:p>
          </table:table-cell>
        </table:table-row>
        <table:table-row table:style-name="Table35.1">
          <table:table-cell table:style-name="Table35.A6" office:value-type="string">
            <text:p text:style-name="P30">dbname</text:p>
          </table:table-cell>
          <table:table-cell table:style-name="Table35.B6" office:value-type="string">
            <text:p text:style-name="P30">Specify which database connection should be used for fetching and storing this dataset. <text:s/>By default, the database named “default” (of type “sdp”) is used for executing the set.</text:p>
            <text:p text:style-name="P30"/>
            <text:p text:style-name="P30">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6" office:value-type="string">
            <text:p text:style-name="P30">read</text:p>
          </table:table-cell>
          <table:table-cell table:style-name="Table35.B6" office:value-type="string">
            <text:p text:style-name="P30">Identical to DBI datasets. <text:s/>Access control identifiers are also identical.</text:p>
          </table:table-cell>
        </table:table-row>
        <table:table-row table:style-name="Table35.1">
          <table:table-cell table:style-name="Table35.A6" office:value-type="string">
            <text:p text:style-name="P30">write</text:p>
          </table:table-cell>
          <table:table-cell table:style-name="Table35.B6" office:value-type="string">
            <text:p text:style-name="P134">Identical to DBI datasets. <text:s/>Access control identifiers are also identical.</text:p>
          </table:table-cell>
        </table:table-row>
        <table:table-row table:style-name="Table35.1">
          <table:table-cell table:style-name="Table35.A6" office:value-type="string">
            <text:p text:style-name="P30">debug</text:p>
          </table:table-cell>
          <table:table-cell table:style-name="Table35.B6" office:value-type="string">
            <text:p text:style-name="P134">Identical to DBI datasets.</text:p>
          </table:table-cell>
        </table:table-row>
        <table:table-row table:style-name="Table35.1">
          <table:table-cell table:style-name="Table35.A6" office:value-type="string">
            <text:p text:style-name="P30">dump</text:p>
          </table:table-cell>
          <table:table-cell table:style-name="Table35.B6" office:value-type="string">
            <text:p text:style-name="P134">Identical to DBI datasets.</text:p>
          </table:table-cell>
        </table:table-row>
      </table:table>
      <text:p text:style-name="P61">Table <text:sequence text:ref-name="refTable22" text:name="Table" text:formula="ooow:Table+1" style:num-format="1">23</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19">Element</text:p>
            </table:table-cell>
            <table:table-cell table:style-name="Table34.B1" office:value-type="string">
              <text:p text:style-name="P19">Notes</text:p>
            </table:table-cell>
          </table:table-row>
        </table:table-header-rows>
        <table:table-row table:style-name="Table34.1">
          <table:table-cell table:style-name="Table34.A4" office:value-type="string">
            <text:p text:style-name="P30">transform</text:p>
          </table:table-cell>
          <table:table-cell table:style-name="Table34.B4" office:value-type="string">
            <text:p text:style-name="P134">Identical to DBI datasets.</text:p>
          </table:table-cell>
        </table:table-row>
        <table:table-row table:style-name="Table34.1">
          <table:table-cell table:style-name="Table34.A4" office:value-type="string">
            <text:p text:style-name="P30">hook</text:p>
          </table:table-cell>
          <table:table-cell table:style-name="Table34.B4" office:value-type="string">
            <text:p text:style-name="P134">Identical to DBI datasets.</text:p>
          </table:table-cell>
        </table:table-row>
        <table:table-row table:style-name="Table34.1">
          <table:table-cell table:style-name="Table34.A4" office:value-type="string">
            <text:p text:style-name="P30">mdx</text:p>
          </table:table-cell>
          <table:table-cell table:style-name="Table34.B4" office:value-type="string">
            <text:p text:style-name="P30">MDX to execute when dataset is invoked with the http GET request method.</text:p>
          </table:table-cell>
        </table:table-row>
      </table:table>
      <text:p text:style-name="P61">Table <text:sequence text:ref-name="refTable23" text:name="Table" text:formula="ooow:Table+1" style:num-format="1">24</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4525192362941089018" text:style-name="L41">
        <text:list-item>
          <text:p text:style-name="P249">Client Parameters (REST, Query, POST parameters).</text:p>
        </text:list-item>
        <text:list-item>
          <text:p text:style-name="P249">Server Parameters (Safe parameters, Default parameters).</text:p>
        </text:list-item>
        <text:list-item>
          <text:p text:style-name="P249">Parameter Fallback.</text:p>
        </text:list-item>
      </text:list>
      <text:p text:style-name="Text_20_body">However, since the SOAP mechanism does not support binding, the are some key differences in the parameter handling:</text:p>
      <text:list xml:id="list2421248978928857023" text:style-name="L42">
        <text:list-item>
          <text:p text:style-name="P250">All SDP parameter substitution is textual substitution. <text:s/>Always.</text:p>
        </text:list-item>
        <text:list-item>
          <text:p text:style-name="P250">The {$parameter} or [$parameter] forms for MDX query parameters are identical.</text:p>
        </text:list-item>
        <text:list-item>
          <text:p text:style-name="P250">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7457506001041537996" text:style-name="L43">
        <text:list-item>
          <text:p text:style-name="P251">Any client-supplied “]” character is replaced with “]]”.</text:p>
        </text:list-item>
      </text:list>
      <text:p text:style-name="Text_20_body">The “!string” flag is intended for use when the MDX parameter is to be expanded within the context of double quotes:</text:p>
      <text:list xml:id="list164506941003176" text:continue-numbering="true" text:style-name="L43">
        <text:list-item>
          <text:p text:style-name="P251">Any client-supplied “\” character is replaced with “\\”.</text:p>
        </text:list-item>
        <text:list-item>
          <text:p text:style-name="P251">Any client-supplied <text:span text:style-name="T29">double-quote</text:span> is replaced with <text:span text:style-name="T29">backslash double-quote</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text:span text:style-name="T28">all characters except the following are deleted: 0-9, a-z, A-Z, </text:span><text:span text:style-name="T30">space, underscore, hyphen, comma</text:span><text:span text:style-name="T28">. </text:span></text:p>
      <text:h text:style-name="P322"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oft-page-break/><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9">Attribute</text:p>
            </table:table-cell>
            <table:table-cell table:style-name="Table16.B1" office:value-type="string">
              <text:p text:style-name="P19">Notes</text:p>
            </table:table-cell>
          </table:table-row>
        </table:table-header-rows>
        <table:table-row table:style-name="Table16.1">
          <table:table-cell table:style-name="Table16.A6" office:value-type="string">
            <text:p text:style-name="P30">success</text:p>
          </table:table-cell>
          <table:table-cell table:style-name="Table16.B6" office:value-type="string">
            <text:p text:style-name="P83">Overall success of the modification request. <text:s/>Success = 1 if the update succeeded or 0 if the update failed.</text:p>
            <text:p text:style-name="P83">For array modifications, success = 1 only if all array modifications succeeded. <text:s/>Otherwise success = 0 indicates one or more rows failed.</text:p>
          </table:table-cell>
        </table:table-row>
        <table:table-row table:style-name="Table16.1">
          <table:table-cell table:style-name="Table16.A6" office:value-type="string">
            <text:p text:style-name="P30">modified</text:p>
          </table:table-cell>
          <table:table-cell table:style-name="Table16.B6"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6" office:value-type="string">
            <text:p text:style-name="P30">message</text:p>
          </table:table-cell>
          <table:table-cell table:style-name="Table16.B6"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6" office:value-type="string">
            <text:p text:style-name="P30">returning</text:p>
          </table:table-cell>
          <table:table-cell table:style-name="Table16.B6"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6" office:value-type="string">
            <text:p text:style-name="P30">row</text:p>
          </table:table-cell>
          <table:table-cell table:style-name="Table16.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61">Table <text:sequence text:ref-name="refTable24" text:name="Table" text:formula="ooow:Table+1" style:num-format="1">25</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9">Attribute</text:p>
          </table:table-cell>
          <table:table-cell table:style-name="Table17.B1" office:value-type="string">
            <text:p text:style-name="P19">Notes</text:p>
          </table:table-cell>
        </table:table-row>
        <table:table-row table:style-name="Table17.1">
          <table:table-cell table:style-name="Table17.A5" office:value-type="string">
            <text:p text:style-name="P30">success</text:p>
          </table:table-cell>
          <table:table-cell table:style-name="Table17.B5" office:value-type="string">
            <text:p text:style-name="P30">Success result of this individual modification. <text:s/>Value 0 (success) or 1 (failed).</text:p>
          </table:table-cell>
        </table:table-row>
        <table:table-row table:style-name="Table17.1">
          <table:table-cell table:style-name="Table17.A5" office:value-type="string">
            <text:p text:style-name="P30">modified</text:p>
          </table:table-cell>
          <table:table-cell table:style-name="Table17.B5" office:value-type="string">
            <text:p text:style-name="P30">Number of rows affected by this individual modification.</text:p>
          </table:table-cell>
        </table:table-row>
        <table:table-row table:style-name="Table17.1">
          <table:table-cell table:style-name="Table17.A5" office:value-type="string">
            <text:p text:style-name="P30">message</text:p>
          </table:table-cell>
          <table:table-cell table:style-name="Table17.B5" office:value-type="string">
            <text:p text:style-name="P30">If not success, this is the error message for this individual modification.</text:p>
          </table:table-cell>
        </table:table-row>
        <table:table-row table:style-name="Table17.1">
          <table:table-cell table:style-name="Table17.A5" office:value-type="string">
            <text:p text:style-name="P30">returning</text:p>
          </table:table-cell>
          <table:table-cell table:style-name="Table17.B5" office:value-type="string">
            <text:p text:style-name="P30">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61">Table <text:sequence text:ref-name="refTable25" text:name="Table" text:formula="ooow:Table+1" style:num-format="1">26</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7680323132288048296" text:style-name="L44">
        <text:list-item>
          <text:p>Begin transaction.</text:p>
        </text:list-item>
        <text:list-item>
          <text:p>Perform “before” SQL (if configured for this dataset).</text:p>
        </text:list-item>
        <text:list-item>
          <text:p>Perform the one single or one-or-more array modifications in the request body.</text:p>
        </text:list-item>
        <text:list-item>
          <text:p>Perform “after” SQL (if configured for this dataset).</text:p>
        </text:list-item>
        <text:list-item>
          <text:p>Commit transaction.</text:p>
        </text:list-item>
      </text:list>
      <text:p text:style-name="Text_20_body">An error at any stage will cause the entire transaction to be rolled back.</text:p>
      <text:p text:style-name="P106">Note that any “before” or “after” statements may contain references to:</text:p>
      <text:list xml:id="list4944441796526636738" text:style-name="L45">
        <text:list-item>
          <text:p text:style-name="P252">Secure Dataset Parameters (such as “{__username}” and “{__group_list}”. <text:s/></text:p>
        </text:list-item>
        <text:list-item>
          <text:p text:style-name="P252"><text:span text:style-name="T57">Indexed </text:span>RESTful arguments as specified in the URL e.g. “{1}” or “{2}”.</text:p>
        </text:list-item>
        <text:list-item>
          <text:p text:style-name="P253">Named RESTful arguments assigned by a “route” rule (see the “router” configuration).</text:p>
        </text:list-item>
      </text:list>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soft-page-break/>Transaction and Rollback</text:h>
      <text:p text:style-name="P9">It is important to note:</text:p>
      <text:list xml:id="list7051296845439627136" text:style-name="L46">
        <text:list-item>
          <text:p text:style-name="P291">For “fetch” statements in a dataset (i.e. the &lt;select&gt; attributes), no explicit transaction is performed.</text:p>
        </text:list-item>
        <text:list-item>
          <text:p text:style-name="P254">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8261672764332643161" text:style-name="L47">
        <text:list-item>
          <text:p>Even though the first modification succeeded, it was rolled back.</text:p>
        </text:list-item>
        <text:list-item>
          <text:p>The first failing error message is shown.</text:p>
        </text:list-item>
        <text:list-item>
          <text:p>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9">Transformation</text:p>
          </table:table-cell>
          <table:table-cell table:style-name="Table23.B1" office:value-type="string">
            <text:p text:style-name="P19">Notes</text:p>
          </table:table-cell>
        </table:table-row>
        <table:table-row table:style-name="Table23.1">
          <table:table-cell table:style-name="Table23.A5" office:value-type="string">
            <text:p text:style-name="P30">trim</text:p>
          </table:table-cell>
          <table:table-cell table:style-name="Table23.B5" office:value-type="string">
            <text:p text:style-name="P30">Leading and trailing spaces will be removed.</text:p>
          </table:table-cell>
        </table:table-row>
        <table:table-row table:style-name="Table23.1">
          <table:table-cell table:style-name="Table23.A5" office:value-type="string">
            <text:p text:style-name="P30">null</text:p>
          </table:table-cell>
          <table:table-cell table:style-name="Table23.B5" office:value-type="string">
            <text:p text:style-name="P30">Empty strings will be converted to NULL. <text:s/>Occurs after trimming.</text:p>
          </table:table-cell>
        </table:table-row>
        <table:table-row table:style-name="Table23.1">
          <table:table-cell table:style-name="Table23.A5" office:value-type="string">
            <text:p text:style-name="P30">notnull</text:p>
          </table:table-cell>
          <table:table-cell table:style-name="Table23.B5" office:value-type="string">
            <text:p text:style-name="P30">NULL values will be converted to empty string.</text:p>
          </table:table-cell>
        </table:table-row>
        <table:table-row table:style-name="Table23.1">
          <table:table-cell table:style-name="Table23.A5" office:value-type="string">
            <text:p text:style-name="P30">word2html</text:p>
          </table:table-cell>
          <table:table-cell table:style-name="Table23.B5" office:value-type="string">
            <text:p text:style-name="P30">Convert MS Word unicode and 8-bit character to HTML to ensure no binary content in the string. <text:s/>Will brute-force convert characters we don't recognize.</text:p>
          </table:table-cell>
        </table:table-row>
      </table:table>
      <text:p text:style-name="P61">Table <text:sequence text:ref-name="refTable26" text:name="Table" text:formula="ooow:Table+1" style:num-format="1">27</text:sequence>: Transformation keywords for “store” and “fetch”</text:p>
      <text:h text:style-name="P322"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9">Attribute</text:p>
          </table:table-cell>
          <table:table-cell table:style-name="Table6.A1" office:value-type="string">
            <text:p text:style-name="P19">Default</text:p>
          </table:table-cell>
          <table:table-cell table:style-name="Table6.C1" office:value-type="string">
            <text:p text:style-name="P19">Notes</text:p>
          </table:table-cell>
        </table:table-row>
        <table:table-row table:style-name="Table6.1">
          <table:table-cell table:style-name="Table6.A14" office:value-type="string">
            <text:p text:style-name="P30">dataset</text:p>
          </table:table-cell>
          <table:table-cell table:style-name="Table6.B14" office:value-type="string">
            <text:p text:style-name="P30">&lt;none&gt;</text:p>
          </table:table-cell>
          <table:table-cell table:style-name="Table6.C14" office:value-type="string">
            <text:p text:style-name="P30">Dataset name which is to be interpreted as an “exec” rather than a regular dataset. <text:s/>Mandatory parameter. <text:s/>The actual dataset given in the Jarvis request must match this, or a sub-dataset of this. <text:s/></text:p>
            <text:p text:style-name="P30"/>
            <text:p text:style-name="P30">E.g. if the exec configuration specifies “jasper” as its dataset name, then the dataset name supplied to Jarvis by the client may be “jasper” or “jasper.ReportName”.</text:p>
          </table:table-cell>
        </table:table-row>
        <table:table-row table:style-name="Table6.1">
          <table:table-cell table:style-name="Table6.A14" office:value-type="string">
            <text:p text:style-name="P30">access</text:p>
          </table:table-cell>
          <table:table-cell table:style-name="Table6.B14" office:value-type="string">
            <text:p text:style-name="P30">&lt;none&gt;</text:p>
          </table:table-cell>
          <table:table-cell table:style-name="Table6.C14" office:value-type="string">
            <text:p text:style-name="P30">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14" office:value-type="string">
            <text:p text:style-name="P30">command</text:p>
          </table:table-cell>
          <table:table-cell table:style-name="Table6.B14" office:value-type="string">
            <text:p text:style-name="P30">&lt;none&gt;</text:p>
          </table:table-cell>
          <table:table-cell table:style-name="Table6.C14" office:value-type="string">
            <text:p text:style-name="P30">This is the command line to be executed. <text:s/>Mandatory parameter.</text:p>
          </table:table-cell>
        </table:table-row>
        <table:table-row table:style-name="Table6.1">
          <table:table-cell table:style-name="Table6.A14" office:value-type="string">
            <text:p text:style-name="P30">add_headers</text:p>
          </table:table-cell>
          <table:table-cell table:style-name="Table6.B14" office:value-type="string">
            <text:p text:style-name="P30">no</text:p>
          </table:table-cell>
          <table:table-cell table:style-name="Table6.C14" office:value-type="string">
            <text:p text:style-name="P30">If yes, Jarvis will add Cookie, Content-Type and Content-Disposition headers to the response. <text:s/>Otherwise the exec command is entirely responsible for printing ALL headers.</text:p>
            <text:p text:style-name="P30"/>
            <text:p text:style-name="P30">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14" office:value-type="string">
            <text:p text:style-name="P30">mime_type</text:p>
          </table:table-cell>
          <table:table-cell table:style-name="Table6.B14" office:value-type="string">
            <text:p text:style-name="P30">&lt;none&gt;</text:p>
          </table:table-cell>
          <table:table-cell table:style-name="Table6.C14" office:value-type="string">
            <text:p text:style-name="P34">Only used if add_headers is “yes”. <text:s/>Allow <text:span text:style-name="T38">exec</text:span> to override the default MIME type by specifying a value to use. <text:s/>This takes precedence over any mime type which may be derived from a filename.</text:p>
          </table:table-cell>
        </table:table-row>
        <text:soft-page-break/>
        <table:table-row table:style-name="Table6.1">
          <table:table-cell table:style-name="Table6.A14" office:value-type="string">
            <text:p text:style-name="P30">filename_parameter</text:p>
          </table:table-cell>
          <table:table-cell table:style-name="Table6.B14" office:value-type="string">
            <text:p text:style-name="P30">'filename'</text:p>
          </table:table-cell>
          <table:table-cell table:style-name="Table6.C14" office:value-type="string">
            <text:p text:style-name="P30">Only used if add_headers is “yes”. <text:s/>We expect a CGI parameter of this name to be present and to contain the returned filename. <text:s/>If you wish to use “filename” as a normal parameter to your <text:span text:style-name="T38">exec</text:span>, you will need to change this configuration.</text:p>
          </table:table-cell>
        </table:table-row>
        <table:table-row table:style-name="Table6.1">
          <table:table-cell table:style-name="Table6.A14" office:value-type="string">
            <text:p text:style-name="P30">default_filename</text:p>
          </table:table-cell>
          <table:table-cell table:style-name="Table6.B14" office:value-type="string">
            <text:p text:style-name="P30">&lt;none&gt;</text:p>
          </table:table-cell>
          <table:table-cell table:style-name="Table6.C14" office:value-type="string">
            <text:p text:style-name="P30">Only used if add_headers is “yes”. <text:s/>Default filename to use if no filename_parameter is defined or if the CGI parameter named by filename_parameter is not present.</text:p>
          </table:table-cell>
        </table:table-row>
        <table:table-row table:style-name="Table6.1">
          <table:table-cell table:style-name="Table6.A14" office:value-type="string">
            <text:p text:style-name="P30">use_tmpfile</text:p>
          </table:table-cell>
          <table:table-cell table:style-name="Table6.B14" office:value-type="string">
            <text:p text:style-name="P30">depends</text:p>
          </table:table-cell>
          <table:table-cell table:style-name="Table6.C14" office:value-type="string">
            <text:p text:style-name="P30">Whether or not the command should write its output to a temporary file or not. The default is no under non-MS Windows operating systems, and yes for MS Windows. This is required under MS Windows with Apache otherwise output will be corrupted.</text:p>
            <text:p text:style-name="P30"/>
            <text:p text:style-name="P30">If this is set to “yes”, or the system is running on MS Windows, the parameter “__use_tmpfile” is passed through on the command line and references the filename of the file into which the command's output should be placed.</text:p>
            <text:p text:style-name="P30"/>
            <text:p text:style-name="P30">See following notes on output methods.</text:p>
          </table:table-cell>
        </table:table-row>
        <table:table-row table:style-name="Table6.1">
          <table:table-cell table:style-name="Table6.A14" office:value-type="string">
            <text:p text:style-name="P30">tmp_directory</text:p>
          </table:table-cell>
          <table:table-cell table:style-name="Table6.B14" office:value-type="string">
            <text:p text:style-name="P30">depends</text:p>
          </table:table-cell>
          <table:table-cell table:style-name="Table6.C14" office:value-type="string">
            <text:p text:style-name="P30">This allows you to overwrite the default TMP directory to be used when exec output is spooled to file instead of printed directly to the http client via standard output.</text:p>
            <text:p text:style-name="P30"/>
            <text:p text:style-name="P30">Note that specifying “tmp_directory” will force the use of temporary files, regardless of the value of the “use_tmpfile” parameter.</text:p>
          </table:table-cell>
        </table:table-row>
        <table:table-row table:style-name="Table6.1">
          <table:table-cell table:style-name="Table6.A14" office:value-type="string">
            <text:p text:style-name="P30">tmp_http_path</text:p>
          </table:table-cell>
          <table:table-cell table:style-name="Table6.B14" office:value-type="string">
            <text:p text:style-name="P30">&lt;none&gt;</text:p>
          </table:table-cell>
          <table:table-cell table:style-name="Table6.C14" office:value-type="string">
            <text:p text:style-name="P30">Setting the parameter tells Jarvis to redirect the client to the output temporary file via this URI which must be configured in the web server to point to the temporary directory. <text:s/></text:p>
            <text:p text:style-name="P30"/>
            <text:p text:style-name="P30">E.g. if “tmp_directory” is “/tmp” and “tmp_http_path” is “/tmp-reports” then the webserver must contain an alias mapping “http://<text:span text:style-name="T29">host</text:span><text:span text:style-name="T22">/tmp-reports/” to “/tmp”. <text:s/>Use of a dedicated report output directory is recommended for security reasons.</text:span></text:p>
            <text:p text:style-name="P30"/>
            <text:p text:style-name="P30">Note that specifying “tmp_http_path” will force the use of temporary files, regardless of the value of the “use_tmpfile” parameter.</text:p>
            <text:p text:style-name="P30"/>
            <text:p text:style-name="P30">Note that specifying “tmp_http_path” will mean that “add_headers” is ignored, as MIME headers are not relevant to a redirection response.</text:p>
          </table:table-cell>
        </table:table-row>
        <text:soft-page-break/>
        <table:table-row table:style-name="Table6.1">
          <table:table-cell table:style-name="Table6.A14" office:value-type="string">
            <text:p text:style-name="P30">cleanup_after</text:p>
          </table:table-cell>
          <table:table-cell table:style-name="Table6.B14" office:value-type="string">
            <text:p text:style-name="P30">0</text:p>
          </table:table-cell>
          <table:table-cell table:style-name="Table6.C14" office:value-type="string">
            <text:p text:style-name="P30">If set to a non-zero value, this parameter will enable cleanup of files in the temporary directory after the specified number of minutes. <text:s/>Set to zero (default) means “never cleanup”.</text:p>
            <text:p text:style-name="P30"/>
            <text:p text:style-name="P30">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14" office:value-type="string">
            <text:p text:style-name="P30">debug</text:p>
          </table:table-cell>
          <table:table-cell table:style-name="Table6.B14" office:value-type="string">
            <text:p text:style-name="P30">&lt;n/a&gt;</text:p>
          </table:table-cell>
          <table:table-cell table:style-name="Table6.C14" office:value-type="string">
            <text:p text:style-name="P95">Enable “debug” output to standard error for this <text:span text:style-name="T32">exec</text:span> only. <text:s/>This parameter can not be used to disable global debugging.</text:p>
          </table:table-cell>
        </table:table-row>
        <table:table-row table:style-name="Table6.1">
          <table:table-cell table:style-name="Table6.A14" office:value-type="string">
            <text:p text:style-name="P30">dump</text:p>
          </table:table-cell>
          <table:table-cell table:style-name="Table6.B14" office:value-type="string">
            <text:p text:style-name="P30">&lt;n/a&gt;</text:p>
          </table:table-cell>
          <table:table-cell table:style-name="Table6.C14" office:value-type="string">
            <text:p text:style-name="P95">Enable “dump” output to standard error for this <text:span text:style-name="T32">exec</text:span> only. <text:s/>This parameter can not be used to disable global dump output.</text:p>
          </table:table-cell>
        </table:table-row>
      </table:table>
      <text:p text:style-name="P61">Table <text:sequence text:ref-name="refTable27" text:name="Table" text:formula="ooow:Table+1" style:num-format="1">28</text:sequence>: Exec Configuration Attributes</text:p>
      <text:h text:style-name="Heading_20_2" text:outline-level="2"><text:soft-page-break/>Output Return Mechanism</text:h>
      <text:p text:style-name="P9">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135">Mechanism</text:p>
          </table:table-cell>
          <table:table-cell table:style-name="Table26.B1" office:value-type="string">
            <text:p text:style-name="P135">Notes</text:p>
          </table:table-cell>
        </table:table-row>
        <table:table-row table:style-name="Table26.1">
          <table:table-cell table:style-name="Table26.A4" office:value-type="string">
            <text:p text:style-name="P35">Redirection</text:p>
          </table:table-cell>
          <table:table-cell table:style-name="Table26.B4" office:value-type="string">
            <text:p text:style-name="P30">This mechanism is used if and only if “tmp_http_path” is specified. <text:s/></text:p>
            <text:p text:style-name="P30"/>
            <text:p text:style-name="P30">Jarvis will choose a value for “__tmpfile” which is based on the “reportfile” name requested by the client. <text:s/>A random component will be added to the name and it is guaranteed not to exist at the time of exec.</text:p>
            <text:p text:style-name="P30"/>
            <text:p text:style-name="P30">The “__tmpfile” parameter is passed to the executable command line. <text:s/>The executable command line write its output in that file.</text:p>
            <text:p text:style-name="P30"/>
            <text:p text:style-name="P30">When the execution is complete, Jarvis will send back a “302 Found” response to the client to redirect it to the new output using the specified “tmp_http_path”.</text:p>
            <text:p text:style-name="P30"/>
            <text:p text:style-name="P35">This is the recommended approach for cross-platform systems and/or large output and/or binary data.</text:p>
          </table:table-cell>
        </table:table-row>
        <table:table-row table:style-name="Table26.1">
          <table:table-cell table:style-name="Table26.A4" office:value-type="string">
            <text:p text:style-name="P35">Streaming</text:p>
          </table:table-cell>
          <table:table-cell table:style-name="Table26.B4" office:value-type="string">
            <text:p text:style-name="P38">If “use_tmpfile” and/or “tmp_directory” is specified without specifying any value for “tmp_http_path” then streaming will be used.</text:p>
            <text:p text:style-name="P38"/>
            <text:p text:style-name="P30">Jarvis will choose a value for “__tmpfile” which is based on the “reportfile” name requested by the client. <text:s/>A random component will be added to the name and it is guaranteed not to exist at the time of exec.</text:p>
            <text:p text:style-name="P30"/>
            <text:p text:style-name="P30">The “__tmpfile” parameter is passed to the executable command line. <text:s/>The executable command line write its output in that file.</text:p>
            <text:p text:style-name="P30"/>
            <text:p text:style-name="P38">When the execution is complete, Jarvis will loop through this file and stream the contents back to the client. <text:s/>If configured, Jarvis will add headers derived from the filename parameter.</text:p>
            <text:p text:style-name="P38"/>
            <text:p text:style-name="P35">This is method appears to work fine under Windows under HTTP.</text:p>
            <text:p text:style-name="P35"/>
            <text:p text:style-name="P35">Problems have been encountered with this method under Linux.</text:p>
            <text:p text:style-name="P35"/>
            <text:p text:style-name="P35">Problems have been encountered with this method under Windows with Apache/HTTPS.</text:p>
          </table:table-cell>
        </table:table-row>
        <table:table-row table:style-name="Table26.1">
          <table:table-cell table:style-name="Table26.A4" office:value-type="string">
            <text:p text:style-name="P35">Direct/STDOUT</text:p>
          </table:table-cell>
          <table:table-cell table:style-name="Table26.B4" office:value-type="string">
            <text:p text:style-name="P30">If no tmpfile parameters are specified, then Jarvis will copy the stdout of the executed program and will echo it via stdout through the server and back to the client.</text:p>
            <text:p text:style-name="P30"/>
            <text:p text:style-name="P35">Problems have been encountered with this method under Windows with binary data.</text:p>
          </table:table-cell>
        </table:table-row>
      </table:table>
      <text:p text:style-name="P61">Table <text:sequence text:ref-name="refTable28" text:name="Table" text:formula="ooow:Table+1" style:num-format="1">29</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1160204499358982577" text:style-name="L48">
        <text:list-item>
          <text:p text:style-name="P255">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255"><text:span text:style-name="T58">Indexed</text:span> RESTful parameters specified in the URI. <text:s/>These are passed as “p1”, “p2”, etc.</text:p>
        </text:list-item>
        <text:list-item>
          <text:p text:style-name="P256">Named RESTful parameters assigned by a “route” rule. <text:s/>See the “router” configuration.</text:p>
        </text:list-item>
        <text:list-item>
          <text:p text:style-name="P255">The parameter __dataset is given as the client-supplied dataset given to Jarvis which invoked this exec request.</text:p>
        </text:list-item>
        <text:list-item>
          <text:p text:style-name="P255">The parameter __tmpfile is given if use_tmpfile is configured for this exec.</text:p>
        </text:list-item>
        <text:list-item>
          <text:p text:style-name="P255">The Jarvis secure parameters beginning with double-underscore. <text:s/>These include __username, __group_list, etc.</text:p>
        </text:list-item>
        <text:list-item>
          <text:p text:style-name="P255">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soft-page-break/>Output &amp; Headers</text:h>
      <text:p text:style-name="P65">The exec process should write its output to standard output. <text:s/>If “add_headers” is “no” then the program is also responsible for writing HTTP headers and a blank line before beginning output.</text:p>
      <text:p text:style-name="P65">If <text:s/>“add_headers” is “yes” then Jarvis will add the content type headers. <text:s/>In addition, Jarvis can add a Content-Disposition header if you supply the “default_filename” and “filename_parameter” parameters.</text:p>
      <text:p text:style-name="P65">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65">Exec output may include binary data. <text:s/>For a practical example, see the “png” exec in demo.xml.</text:p>
      <text:h text:style-name="P322"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9">Attribute</text:p>
            </table:table-cell>
            <table:table-cell table:style-name="Table7.A1" office:value-type="string">
              <text:p text:style-name="P19">Default</text:p>
            </table:table-cell>
            <table:table-cell table:style-name="Table7.C1" office:value-type="string">
              <text:p text:style-name="P19">Notes</text:p>
            </table:table-cell>
          </table:table-row>
        </table:table-header-rows>
        <table:table-row table:style-name="Table7.1">
          <table:table-cell table:style-name="Table7.A11" office:value-type="string">
            <text:p text:style-name="P30">dataset</text:p>
          </table:table-cell>
          <table:table-cell table:style-name="Table7.B11" office:value-type="string">
            <text:p text:style-name="P30">&lt;none&gt;</text:p>
          </table:table-cell>
          <table:table-cell table:style-name="Table7.C11" office:value-type="string">
            <text:p text:style-name="P30">Dataset name which is to be interpreted as a “plugin” rather than a regular dataset. <text:s/>Mandatory parameter.</text:p>
          </table:table-cell>
        </table:table-row>
        <table:table-row table:style-name="Table7.1">
          <table:table-cell table:style-name="Table7.A11" office:value-type="string">
            <text:p text:style-name="P30">access</text:p>
          </table:table-cell>
          <table:table-cell table:style-name="Table7.B11" office:value-type="string">
            <text:p text:style-name="P30">&lt;none&gt;</text:p>
          </table:table-cell>
          <table:table-cell table:style-name="Table7.C11" office:value-type="string">
            <text:p text:style-name="P30">This lists the group names that the logged-in user must belong to one of before they can access this “<text:span text:style-name="T39">plugin</text:span>”. <text:s/>Specify a group name, comma-separated list, “*” or “**”. <text:s/>See the documentation for “read” and “write” groups on regular datasets.</text:p>
          </table:table-cell>
        </table:table-row>
        <table:table-row table:style-name="Table7.1">
          <table:table-cell table:style-name="Table7.A11" office:value-type="string">
            <text:p text:style-name="P30">lib</text:p>
          </table:table-cell>
          <table:table-cell table:style-name="Table7.B11" office:value-type="string">
            <text:p text:style-name="P30">&lt;none&gt;</text:p>
          </table:table-cell>
          <table:table-cell table:style-name="Table7.C11" office:value-type="string">
            <text:p text:style-name="P30">This is an additional directory to be optionally added to the @INC path when loading this module.</text:p>
            <text:p text:style-name="P30"/>
            <text:p text:style-name="P30">If the necessary path for the module is defined using the global &lt;default_lib&gt; element in the configuration, then this attribute is not necessary.</text:p>
          </table:table-cell>
        </table:table-row>
        <table:table-row table:style-name="Table7.1">
          <table:table-cell table:style-name="Table7.A11" office:value-type="string">
            <text:p text:style-name="P30">module</text:p>
          </table:table-cell>
          <table:table-cell table:style-name="Table7.B11" office:value-type="string">
            <text:p text:style-name="P30">&lt;none&gt;</text:p>
          </table:table-cell>
          <table:table-cell table:style-name="Table7.C11" office:value-type="string">
            <text:p text:style-name="P30">This is the Perl module name with subdirectories separated by '::' and ending in '.pm'.</text:p>
          </table:table-cell>
        </table:table-row>
        <table:table-row table:style-name="Table7.1">
          <table:table-cell table:style-name="Table7.A11" office:value-type="string">
            <text:p text:style-name="P30">add_headers</text:p>
          </table:table-cell>
          <table:table-cell table:style-name="Table7.B11" office:value-type="string">
            <text:p text:style-name="P30">no</text:p>
          </table:table-cell>
          <table:table-cell table:style-name="Table7.C11" office:value-type="string">
            <text:p text:style-name="P30">If yes, Jarvis will add Cookie, Content-Type and Content-Disposition headers to the response. <text:s/>Otherwise the plugin module is entirely responsible for printing ALL headers.</text:p>
            <text:p text:style-name="P30"/>
            <text:p text:style-name="P30">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11" office:value-type="string">
            <text:p text:style-name="P30">mime_type</text:p>
          </table:table-cell>
          <table:table-cell table:style-name="Table7.B11" office:value-type="string">
            <text:p text:style-name="P30">&lt;none&gt;</text:p>
          </table:table-cell>
          <table:table-cell table:style-name="Table7.C11" office:value-type="string">
            <text:p text:style-name="P34">Only used if add_headers is “yes”. <text:s/>Allow <text:span text:style-name="T38">plugin</text:span> to override the default MIME type. <text:s/>This takes precedence over any mime type which may be derived from a filename.</text:p>
          </table:table-cell>
        </table:table-row>
        <table:table-row table:style-name="Table7.1">
          <table:table-cell table:style-name="Table7.A11" office:value-type="string">
            <text:p text:style-name="P30">filename_parameter</text:p>
          </table:table-cell>
          <table:table-cell table:style-name="Table7.B11" office:value-type="string">
            <text:p text:style-name="P30">&lt;none&gt;</text:p>
          </table:table-cell>
          <table:table-cell table:style-name="Table7.C11" office:value-type="string">
            <text:p text:style-name="P30">Only used if add_headers is “yes”. <text:s/>We expect a CGI parameter of this name to be present and to contain the returned filename.</text:p>
          </table:table-cell>
        </table:table-row>
        <table:table-row table:style-name="Table7.1">
          <table:table-cell table:style-name="Table7.A11" office:value-type="string">
            <text:p text:style-name="P30">default_filename</text:p>
          </table:table-cell>
          <table:table-cell table:style-name="Table7.B11" office:value-type="string">
            <text:p text:style-name="P30">&lt;none&gt;</text:p>
          </table:table-cell>
          <table:table-cell table:style-name="Table7.C11" office:value-type="string">
            <text:p text:style-name="P30">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11" office:value-type="string">
            <text:p text:style-name="P30">parameter</text:p>
          </table:table-cell>
          <table:table-cell table:style-name="Table7.B11" office:value-type="string">
            <text:p text:style-name="P30">&lt;n/a&gt;</text:p>
          </table:table-cell>
          <table:table-cell table:style-name="Table7.C11"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11" office:value-type="string">
            <text:p text:style-name="P30">debug</text:p>
          </table:table-cell>
          <table:table-cell table:style-name="Table7.B11" office:value-type="string">
            <text:p text:style-name="P30">&lt;n/a&gt;</text:p>
          </table:table-cell>
          <table:table-cell table:style-name="Table7.C11"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12" office:value-type="string">
            <text:p text:style-name="P30">dump</text:p>
          </table:table-cell>
          <table:table-cell table:style-name="Table7.B12" office:value-type="string">
            <text:p text:style-name="P30">&lt;n/a&gt;</text:p>
          </table:table-cell>
          <table:table-cell table:style-name="Table7.C12" office:value-type="string">
            <text:p text:style-name="Text_20_body">Enable “dump” output to standard error for this plugin only. <text:s/>This parameter can not be used to disable global dump output.</text:p>
          </table:table-cell>
        </table:table-row>
      </table:table>
      <text:p text:style-name="P61">Table <text:sequence text:ref-name="refTable29" text:name="Table" text:formula="ooow:Table+1" style:num-format="1">30</text:sequence>: Plugin Configuration Attributes</text:p>
      <text:h text:style-name="P302" text:outline-level="2">Plugin ::do Method</text:h>
      <text:p text:style-name="P115">The Plugin is implemented by a “::do” method in a Perl Module. <text:s/>The “::<text:span text:style-name="T101">do” method will receive the following args:</text:span></text:p>
      <text:list xml:id="list8273190813496061889" text:style-name="L49">
        <text:list-item>
          <text:p text:style-name="P257">$jconfig – The internal Jarvis context.</text:p>
        </text:list-item>
        <text:list-item>
          <text:p text:style-name="P257">$<text:span text:style-name="T141">user</text:span>_args – A HASH of the <text:span text:style-name="T142">CGI args, plus </text:span>numbered and named RESTful args.</text:p>
        </text:list-item>
        <text:list-item>
          <text:p text:style-name="P257">$plugin_parameters – A HASH of the static plugin parameters from the Jarvis XML file.</text:p>
        </text:list-item>
      </text:list>
      <text:p text:style-name="P273"><text:span text:style-name="T101">The $jconfig context is internal to Jarvis. <text:s/>T</text:span><text:span text:style-name="T15">he following fields are available for read-only access:</text:span></text:p>
      <table:table table:name="Table42" table:style-name="Table42">
        <table:table-column table:style-name="Table42.A"/>
        <table:table-column table:style-name="Table42.B"/>
        <table:table-header-rows>
          <table:table-row table:style-name="Table42.1">
            <table:table-cell table:style-name="Table42.A1" office:value-type="string">
              <text:p text:style-name="P331">Attribute</text:p>
            </table:table-cell>
            <table:table-cell table:style-name="Table42.B1" office:value-type="string">
              <text:p text:style-name="P331">Notes</text:p>
            </table:table-cell>
          </table:table-row>
        </table:table-header-rows>
        <table:table-row table:style-name="Table42.1">
          <table:table-cell table:style-name="Table42.A2" office:value-type="string">
            <text:p text:style-name="Table_20_Contents"><text:span text:style-name="T15">$jco</text:span>nfig-&gt;{app_name}</text:p>
          </table:table-cell>
          <table:table-cell table:style-name="Table42.B2" office:value-type="string">
            <text:p text:style-name="Table_20_Contents">Name of Jarvis application.</text:p>
          </table:table-cell>
        </table:table-row>
        <table:table-row table:style-name="Table42.1">
          <table:table-cell table:style-name="Table42.A12" office:value-type="string">
            <text:p text:style-name="Table_20_Contents">$jconfig-&gt;{cgi}</text:p>
          </table:table-cell>
          <table:table-cell table:style-name="Table42.B3" office:value-type="string">
            <text:p text:style-name="Table_20_Contents">The CGI object for this CGI request.</text:p>
          </table:table-cell>
        </table:table-row>
        <table:table-row table:style-name="Table42.1">
          <table:table-cell table:style-name="Table42.A12" office:value-type="string">
            <text:p text:style-name="Table_20_Contents">$jconfig-&gt;{username}</text:p>
          </table:table-cell>
          <table:table-cell table:style-name="Table42.B4" office:value-type="string">
            <text:p text:style-name="Table_20_Contents">Current Logged-In Username or ''.</text:p>
          </table:table-cell>
        </table:table-row>
        <table:table-row table:style-name="Table42.1">
          <table:table-cell table:style-name="Table42.A12" office:value-type="string">
            <text:p text:style-name="Table_20_Contents">$jconfig-&gt;{group_list}</text:p>
          </table:table-cell>
          <table:table-cell table:style-name="Table42.B5" office:value-type="string">
            <text:p text:style-name="Table_20_Contents">Current Logged-In Group List or ''.</text:p>
          </table:table-cell>
        </table:table-row>
        <table:table-row table:style-name="Table42.1">
          <table:table-cell table:style-name="Table42.A12" office:value-type="string">
            <text:p text:style-name="Table_20_Contents">$jconfig-&gt;{logged_in}</text:p>
          </table:table-cell>
          <table:table-cell table:style-name="Table42.B6" office:value-type="string">
            <text:p text:style-name="Table_20_Contents">0/1 are we logged in?</text:p>
          </table:table-cell>
        </table:table-row>
        <table:table-row table:style-name="Table42.1">
          <table:table-cell table:style-name="Table42.A12" office:value-type="string">
            <text:p text:style-name="Table_20_Contents">$jconfig-&gt;{error_string}</text:p>
          </table:table-cell>
          <table:table-cell table:style-name="Table42.B7" office:value-type="string">
            <text:p text:style-name="Table_20_Contents">Login error message if not logged-in.</text:p>
          </table:table-cell>
        </table:table-row>
        <table:table-row table:style-name="Table42.1">
          <table:table-cell table:style-name="Table42.A12" office:value-type="string">
            <text:p text:style-name="Table_20_Contents">$jconfig-&gt;{debug}</text:p>
          </table:table-cell>
          <table:table-cell table:style-name="Table42.B8" office:value-type="string">
            <text:p text:style-name="Table_20_Contents">0/1 is debug tracing enabled?</text:p>
          </table:table-cell>
        </table:table-row>
        <table:table-row table:style-name="Table42.1">
          <table:table-cell table:style-name="Table42.A12" office:value-type="string">
            <text:p text:style-name="Table_20_Contents">$jconfig-&gt;{dump}</text:p>
          </table:table-cell>
          <table:table-cell table:style-name="Table42.B9" office:value-type="string">
            <text:p text:style-name="Table_20_Contents">0/1 is dump tracing enabled?</text:p>
          </table:table-cell>
        </table:table-row>
        <table:table-row table:style-name="Table42.1">
          <table:table-cell table:style-name="Table42.A12" office:value-type="string">
            <text:p text:style-name="Table_20_Contents">$jconfig-&gt;{format}</text:p>
          </table:table-cell>
          <table:table-cell table:style-name="Table42.B10" office:value-type="string">
            <text:p text:style-name="Table_20_Contents">json/json.rest/xml/csv/xlsx/etc...</text:p>
          </table:table-cell>
        </table:table-row>
        <table:table-row table:style-name="Table42.1">
          <table:table-cell table:style-name="Table42.A12" office:value-type="string">
            <text:p text:style-name="Table_20_Contents">$jconfig-&gt;{action}</text:p>
          </table:table-cell>
          <table:table-cell table:style-name="Table42.B11" office:value-type="string">
            <text:p text:style-name="Table_20_Contents">select/insert/update/delete.</text:p>
          </table:table-cell>
        </table:table-row>
        <table:table-row table:style-name="Table42.1">
          <table:table-cell table:style-name="Table42.A12" office:value-type="string">
            <text:p text:style-name="Table_20_Contents">$jconfig-&gt;{dataset_name}</text:p>
          </table:table-cell>
          <table:table-cell table:style-name="Table42.B12" office:value-type="string">
            <text:p text:style-name="Table_20_Contents">Name of Dataset implemented by this Plugin Invocation.</text:p>
          </table:table-cell>
        </table:table-row>
      </table:table>
      <text:p text:style-name="Table">Table <text:sequence text:ref-name="refTable37" text:name="Table" text:formula="ooow:Table+1" style:num-format="1">31</text:sequence>: Available $jconfig Attributes for Plugins</text:p>
      <text:p text:style-name="P273"><text:span text:style-name="T25">The $jconfig object is </text:span><text:span text:style-name="T26">also </text:span><text:span text:style-name="T25">required as a parameter for invoking Jarvis services such as the Jarvis::Error::debug and Jarvis::Error::dump methods.</text:span></text:p>
      <text:p text:style-name="P274"><text:soft-page-break/><text:span text:style-name="T27">Note: </text:span><text:span text:style-name="T25">T</text:span><text:span text:style-name="T24">he $user_args parameter has NOT been checked for safety. <text:s/>It is user-supplied values and must be treated with suspicion.</text:span></text:p>
      <text:h text:style-name="Heading_20_2" text:outline-level="2">Output &amp; Headers</text:h>
      <text:p text:style-name="P75">Jarvis offers support for “add_headers”, “filename_parameter” and “default_parameter” handling for “plugin” datasets identical to “exec” datasets.</text:p>
      <text:h text:style-name="Heading_20_2" text:outline-level="2">Exception Handling</text:h>
      <text:p text:style-name="P75">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307" text:outline-level="2"><text:span text:style-name="T140">Getting</text:span> Dataset Content <text:span text:style-name="T139">with “fetch_rows”.</text:span></text:h>
      <text:p text:style-name="P268">A plugin may often wish to perform complex calculations and combine multiple datasets in non-standard ways. <text:s/>To support this, Jarvis provides an “official” mechanism for plugins to execute a dataset and get the results for their own purposes. <text:s/></text:p>
      <text:p text:style-name="P316">use Jarvis::Dataset;</text:p>
      <text:p text:style-name="P316"/>
      <text:p text:style-name="P316">my $rows = &amp;Jarvis::Dataset::fetch_rows ($jconfig, $dataset_name, $<text:span text:style-name="T143">user</text:span>_args);</text:p>
      <text:p text:style-name="P316">...</text:p>
      <text:p text:style-name="Text_20_body"/>
      <text:p text:style-name="P268">The $jconfig object is the one given to the plugin. <text:s/></text:p>
      <text:p text:style-name="P268">The $dataset_name is the name of the dataset you wish to execute.</text:p>
      <text:p text:style-name="P270"><text:span text:style-name="T137">The $user_args are the numbered and named args to use when performing the dataset fetch. <text:s/>Named parameters to the dataset must be provided here. <text:s/>The fetch_rows () method does not access any parameters from the $jconfig-&gt;{cgi} object.</text:span></text:p>
      <text:p text:style-name="P269">The result is an ARRAY reference containing the returned rows. <text:s/><text:span text:style-name="T144">Note: </text:span></text:p>
      <text:list xml:id="list6312423444394947111" text:style-name="L58">
        <text:list-item>
          <text:p text:style-name="P271"><text:span text:style-name="T138">Sorting and paging may have been applied if the relevant paging parameters were provided.</text:span></text:p>
        </text:list-item>
        <text:list-item>
          <text:p text:style-name="P271"><text:span text:style-name="T138">Dataset security checks will be performed.</text:span></text:p>
        </text:list-item>
        <text:list-item>
          <text:p text:style-name="P271"><text:span text:style-name="T138">The Dataset/Global “dataset_pre_fetch” and “dataset_fetched” hooks will be applied.</text:span></text:p>
        </text:list-item>
        <text:list-item>
          <text:p text:style-name="P272">Nested datasets will be executed and merged into the results.</text:p>
        </text:list-item>
      </text:list>
      <text:h text:style-name="P306" text:outline-level="2">Example Plugin</text:h>
      <text:p text:style-name="P267">The Demo application includes a sample “FileDownload” plugin, configured as follows:</text:p>
      <text:p text:style-name="P315">&lt;jarvis&gt;</text:p>
      <text:p text:style-name="P315"><text:s text:c="4"/>&lt;app&gt;</text:p>
      <text:p text:style-name="P314"><text:s text:c="8"/>&lt;plugin dataset="FileDownload" access="**" </text:p>
      <text:p text:style-name="P314"><text:s text:c="16"/>lib="/usr/share/jarvis/demo" module="plugin::FileDownload"</text:p>
      <text:p text:style-name="P314"><text:s text:c="16"/>add_headers="yes" mime_type="text/plain"&gt; </text:p>
      <text:p text:style-name="P314"/>
      <text:p text:style-name="P314"><text:s text:c="12"/>&lt;parameter name="<text:span text:style-name="T103">interview</text:span>" value="Cross-Sectional"/&gt; </text:p>
      <text:p text:style-name="P314"><text:s text:c="8"/>&lt;/plugin&gt;</text:p>
      <text:p text:style-name="P292"><text:soft-page-break/><text:span text:style-name="T105">The source code is</text:span> as follows:</text:p>
      <text:p text:style-name="P319">use strict;</text:p>
      <text:p text:style-name="P320">use warnings;</text:p>
      <text:p text:style-name="P320"></text:p>
      <text:p text:style-name="P320">use Jarvis::Error;</text:p>
      <text:p text:style-name="P320">use Jarvis::DB;</text:p>
      <text:p text:style-name="P320"></text:p>
      <text:p text:style-name="P320">sub plugin::FileDownload::do {</text:p>
      <text:p text:style-name="P320"><text:s text:c="4"/>my ($jconfig, $user_args, %plugin_args) = @_;</text:p>
      <text:p text:style-name="P320"><text:s text:c="4"/></text:p>
      <text:p text:style-name="P320"><text:s text:c="4"/># User args includes numbered and named REST args.</text:p>
      <text:p text:style-name="P320"><text:s text:c="4"/>my $rest0 = (defined $user_args-&gt;{0}) ? $user_args-&gt;{0} : '&lt;undef&gt;';</text:p>
      <text:p text:style-name="P320"><text:s text:c="4"/>my $rest1 = (defined $user_args-&gt;{1}) ? $user_args-&gt;{1} : '&lt;undef&gt;';</text:p>
      <text:p text:style-name="P320"><text:s text:c="4"/>my $boat_class = (defined $user_args-&gt;{boat_class}) </text:p>
      <text:p text:style-name="P320"><text:s text:c="21"/>? $user_args-&gt;{boat_class} : '&lt;undef&gt;';</text:p>
      <text:p text:style-name="P320"></text:p>
      <text:p text:style-name="P320"><text:s text:c="4"/># User args also includes the CGI-supplied parameters.</text:p>
      <text:p text:style-name="P320"><text:s text:c="4"/>my $app_name = $jconfig-&gt;{app_name};</text:p>
      <text:p text:style-name="P320"><text:s text:c="4"/>my $cgi_myval = (defined $user_args-&gt;{cgi_myval}) </text:p>
      <text:p text:style-name="P320"><text:s text:c="21"/>? $user_args-&gt;{cgi_myval} : '&lt;undef&gt;';</text:p>
      <text:p text:style-name="P320"></text:p>
      <text:p text:style-name="P320"><text:s text:c="4"/>&amp;Jarvis::Error::debug ($jconfig, "App Name: '%s'.", $app_name);</text:p>
      <text:p text:style-name="P320"><text:s text:c="4"/>&amp;Jarvis::Error::dump ($jconfig, "CGI MyVal: '%s'.", $cgi_myval);</text:p>
      <text:p text:style-name="P320"><text:s text:c="4"/>my $interview = $plugin_args{interview} || 'Unknown';</text:p>
      <text:p text:style-name="P320"></text:p>
      <text:p text:style-name="P320"><text:s text:c="4"/>my $dbh = &amp;Jarvis::DB::handle ($jconfig);</text:p>
      <text:p text:style-name="P320"><text:s text:c="4"/>my $rows = $dbh-&gt;selectall_arrayref ("SELECT COUNT(*) as count FROM boat", </text:p>
      <text:p text:style-name="P320"><text:s text:c="41"/>{ Slice =&gt; {} }); <text:s text:c="3"/></text:p>
      <text:p text:style-name="P320"></text:p>
      <text:p text:style-name="P320"><text:s text:c="4"/>my $num_boats = $$rows[0]{count};</text:p>
      <text:p text:style-name="P320"><text:s text:c="4"/>my $content = </text:p>
      <text:p text:style-name="P320">"Param|Value</text:p>
      <text:p text:style-name="P320">App Name|$app_name</text:p>
      <text:p text:style-name="P320">Interview|$interview</text:p>
      <text:p text:style-name="P320">Rest 0|$rest0</text:p>
      <text:p text:style-name="P320">Rest 1|$rest1</text:p>
      <text:p text:style-name="P320">Boat Class|$boat_class</text:p>
      <text:p text:style-name="P320">All Boats|$num_boats";</text:p>
      <text:p text:style-name="P320"></text:p>
      <text:p text:style-name="P320"><text:s text:c="4"/>return $content;</text:p>
      <text:p text:style-name="P320">}</text:p>
      <text:p text:style-name="P320"></text:p>
      <text:p text:style-name="P320">1;</text:p>
      <text:p text:style-name="P259"/>
      <text:p text:style-name="P259">This demonstrates:</text:p>
      <text:list xml:id="list5425188940842630162" text:style-name="L51">
        <text:list-item>
          <text:p text:style-name="P258">Using the Jarvis debug <text:span text:style-name="T102">mechanism</text:span>.</text:p>
        </text:list-item>
        <text:list-item>
          <text:p text:style-name="P258">Accessing the Jarvis Config “jconfig” object.</text:p>
        </text:list-item>
        <text:list-item>
          <text:p text:style-name="P258">Accessing the static configured plugin parameters.</text:p>
        </text:list-item>
        <text:list-item>
          <text:p text:style-name="P258">Accessing the Jarvis-supplied database connection.</text:p>
        </text:list-item>
      </text:list>
      <text:p text:style-name="P299"><text:soft-page-break/>Accessing this plugin via the following URL:</text:p>
      <text:p text:style-name="P321"><text:span text:style-name="T104">http://localhost/jarvis-agent/demo/boat/X%20Class/download/?filename=x</text:span></text:p>
      <text:p text:style-name="P259"/>
      <text:p text:style-name="P259">The output is <text:span text:style-name="T105">a text file “x.txt” with content as follows</text:span>:</text:p>
      <text:p text:style-name="P317">Param|Value</text:p>
      <text:p text:style-name="P317">App Name|demo</text:p>
      <text:p text:style-name="P317">Interview|Cross-Sectional</text:p>
      <text:p text:style-name="P317">Rest 0|boat</text:p>
      <text:p text:style-name="P317">Rest 1|X Class</text:p>
      <text:p text:style-name="P317">Boat Class|X Class</text:p>
      <text:p text:style-name="P317">All Boats|45</text:p>
      <text:p text:style-name="P259"/>
      <text:h text:style-name="P322"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P113">Note:</text:p>
      <text:list xml:id="list1537950178553672175" text:style-name="L52">
        <text:list-item>
          <text:p text:style-name="P260">A “store” request is a dataset insert/update/delete operation.</text:p>
        </text:list-item>
        <text:list-item>
          <text:p text:style-name="P260">A “fetch” request is a dataset select operation. </text:p>
        </text:list-item>
      </text:list>
      <text:p text:style-name="P114"><text:span text:style-name="T22">Hooks can be defined globally and/or for individual datasets. <text:s/>All global hooks are </text:span><text:span text:style-name="T23">loaded and invoked</text:span><text:span text:style-name="T22"> before all dataset-specific hooks. <text:s/></text:span></text:p>
      <text:p text:style-name="P113">Here is the <text:span text:style-name="T107">Global </text:span>Hook invo<text:span text:style-name="T91">cation</text:span> matrix.</text:p>
      <table:table table:name="Table36" table:style-name="Table36">
        <table:table-column table:style-name="Table36.A"/>
        <table:table-column table:style-name="Table36.B" table:number-columns-repeated="8"/>
        <table:table-column table:style-name="Table36.J"/>
        <table:table-row>
          <table:table-cell table:style-name="Table36.A1" office:value-type="string">
            <text:p text:style-name="P42"><text:span text:style-name="T106">GLOBAL <text:s/></text:span>Hook</text:p>
          </table:table-cell>
          <table:table-cell table:style-name="Table36.B1" office:value-type="string">
            <text:p text:style-name="P41">__status</text:p>
          </table:table-cell>
          <table:table-cell table:style-name="Table36.B1" office:value-type="string">
            <text:p text:style-name="P41">__habitat</text:p>
          </table:table-cell>
          <table:table-cell table:style-name="Table36.B1" office:value-type="string">
            <text:p text:style-name="P41">__login</text:p>
          </table:table-cell>
          <table:table-cell table:style-name="Table36.B1" office:value-type="string">
            <text:p text:style-name="P41">__logout</text:p>
          </table:table-cell>
          <table:table-cell table:style-name="Table36.B1" office:value-type="string">
            <text:p text:style-name="P41">Exec</text:p>
          </table:table-cell>
          <table:table-cell table:style-name="Table36.B1" office:value-type="string">
            <text:p text:style-name="P41">Plugin</text:p>
          </table:table-cell>
          <table:table-cell table:style-name="Table36.B1" office:value-type="string">
            <text:p text:style-name="P41">DBI Fetch</text:p>
          </table:table-cell>
          <table:table-cell table:style-name="Table36.B1" office:value-type="string">
            <text:p text:style-name="P41">SDP Fetch</text:p>
          </table:table-cell>
          <table:table-cell table:style-name="Table36.J1" office:value-type="string">
            <text:p text:style-name="P41">DBI Store</text:p>
          </table:table-cell>
        </table:table-row>
        <table:table-row>
          <table:table-cell table:style-name="Table36.A18" office:value-type="string">
            <text:p text:style-name="Table_20_Contents">start</text:p>
          </table:table-cell>
          <table:table-cell table:style-name="Table36.B10" office:value-type="string">
            <text:p text:style-name="P20">YES</text:p>
          </table:table-cell>
          <table:table-cell table:style-name="Table36.C6" office:value-type="string">
            <text:p text:style-name="P20">YES</text:p>
          </table:table-cell>
          <table:table-cell table:style-name="Table36.I18" office:value-type="string">
            <text:p text:style-name="P20">YES</text:p>
          </table:table-cell>
          <table:table-cell table:style-name="Table36.E10" office:value-type="string">
            <text:p text:style-name="P20">YES</text:p>
          </table:table-cell>
          <table:table-cell table:style-name="Table36.F6" office:value-type="string">
            <text:p text:style-name="P20">YES</text:p>
          </table:table-cell>
          <table:table-cell table:style-name="Table36.I18" office:value-type="string">
            <text:p text:style-name="P20">YES</text:p>
          </table:table-cell>
          <table:table-cell table:style-name="Table36.H18" office:value-type="string">
            <text:p text:style-name="P20">YES</text:p>
          </table:table-cell>
          <table:table-cell table:style-name="Table36.I18" office:value-type="string">
            <text:p text:style-name="P20">YES</text:p>
          </table:table-cell>
          <table:table-cell table:style-name="Table36.J6" office:value-type="string">
            <text:p text:style-name="P20">YES</text:p>
          </table:table-cell>
        </table:table-row>
        <table:table-row>
          <table:table-cell table:style-name="Table36.A18" office:value-type="string">
            <text:p text:style-name="Table_20_Contents">return_status</text:p>
          </table:table-cell>
          <table:table-cell table:style-name="Table36.B10" office:value-type="string">
            <text:p text:style-name="P20">YES</text:p>
          </table:table-cell>
          <table:table-cell table:style-name="Table36.C6" office:value-type="string">
            <text:p text:style-name="Table_20_Contents"/>
          </table:table-cell>
          <table:table-cell table:style-name="Table36.I18" office:value-type="string">
            <text:p text:style-name="Table_20_Contents"/>
          </table:table-cell>
          <table:table-cell table:style-name="Table36.E10" office:value-type="string">
            <text:p text:style-name="Table_20_Contents"/>
          </table:table-cell>
          <table:table-cell table:style-name="Table36.F6" office:value-type="string">
            <text:p text:style-name="Table_20_Contents"/>
          </table:table-cell>
          <table:table-cell table:style-name="Table36.I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6" office:value-type="string">
            <text:p text:style-name="Table_20_Contents"/>
          </table:table-cell>
        </table:table-row>
        <table:table-row>
          <table:table-cell table:style-name="Table36.A18" office:value-type="string">
            <text:p text:style-name="Table_20_Contents">return_fetch</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8" office:value-type="string">
            <text:p text:style-name="P20">YES</text:p>
          </table:table-cell>
          <table:table-cell table:style-name="Table36.I18" office:value-type="string">
            <text:p text:style-name="P20">YES</text:p>
          </table:table-cell>
          <table:table-cell table:style-name="Table36.J6" office:value-type="string">
            <text:p text:style-name="Table_20_Contents"/>
          </table:table-cell>
        </table:table-row>
        <table:table-row>
          <table:table-cell table:style-name="Table36.A18" office:value-type="string">
            <text:p text:style-name="Table_20_Contents">return_store</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6" office:value-type="string">
            <text:p text:style-name="P20">YES</text:p>
          </table:table-cell>
        </table:table-row>
        <table:table-row>
          <table:table-cell table:style-name="Table36.A18" office:value-type="string">
            <text:p text:style-name="Table_20_Contents">finish</text:p>
          </table:table-cell>
          <table:table-cell table:style-name="Table36.B10" office:value-type="string">
            <text:p text:style-name="P20">YES</text:p>
          </table:table-cell>
          <table:table-cell table:style-name="Table36.C6" office:value-type="string">
            <text:p text:style-name="P20">YES</text:p>
          </table:table-cell>
          <table:table-cell table:style-name="Table36.I18" office:value-type="string">
            <text:p text:style-name="P20">YES</text:p>
          </table:table-cell>
          <table:table-cell table:style-name="Table36.E10" office:value-type="string">
            <text:p text:style-name="P20">YES</text:p>
          </table:table-cell>
          <table:table-cell table:style-name="Table36.F6" office:value-type="string">
            <text:p text:style-name="P20">YES</text:p>
          </table:table-cell>
          <table:table-cell table:style-name="Table36.I18" office:value-type="string">
            <text:p text:style-name="P20">YES</text:p>
          </table:table-cell>
          <table:table-cell table:style-name="Table36.H18" office:value-type="string">
            <text:p text:style-name="P20">YES</text:p>
          </table:table-cell>
          <table:table-cell table:style-name="Table36.I18" office:value-type="string">
            <text:p text:style-name="P20">YES</text:p>
          </table:table-cell>
          <table:table-cell table:style-name="Table36.J6" office:value-type="string">
            <text:p text:style-name="P20">YES</text:p>
          </table:table-cell>
        </table:table-row>
        <table:table-row>
          <table:table-cell table:style-name="Table36.A7" office:value-type="string">
            <text:p text:style-name="Table_20_Contents"/>
          </table:table-cell>
          <table:table-cell table:style-name="Table36.B7" office:value-type="string">
            <text:p text:style-name="P20"/>
          </table:table-cell>
          <table:table-cell table:style-name="Table36.C7" office:value-type="string">
            <text:p text:style-name="P20"/>
          </table:table-cell>
          <table:table-cell table:style-name="Table36.I7" office:value-type="string">
            <text:p text:style-name="P20"/>
          </table:table-cell>
          <table:table-cell table:style-name="Table36.E7" office:value-type="string">
            <text:p text:style-name="P20"/>
          </table:table-cell>
          <table:table-cell table:style-name="Table36.F7" office:value-type="string">
            <text:p text:style-name="P20"/>
          </table:table-cell>
          <table:table-cell table:style-name="Table36.I7" office:value-type="string">
            <text:p text:style-name="P20"/>
          </table:table-cell>
          <table:table-cell table:style-name="Table36.H7" office:value-type="string">
            <text:p text:style-name="P20"/>
          </table:table-cell>
          <table:table-cell table:style-name="Table36.I7" office:value-type="string">
            <text:p text:style-name="P20"/>
          </table:table-cell>
          <table:table-cell table:style-name="Table36.J7" office:value-type="string">
            <text:p text:style-name="P20"/>
          </table:table-cell>
        </table:table-row>
        <table:table-row>
          <table:table-cell table:style-name="Table36.A18" office:value-type="string">
            <text:p text:style-name="Table_20_Contents">after_login</text:p>
          </table:table-cell>
          <table:table-cell table:style-name="Table36.B10" office:value-type="string">
            <text:p text:style-name="P37">YES</text:p>
          </table:table-cell>
          <table:table-cell table:style-name="Table36.C8" office:value-type="string">
            <text:p text:style-name="P37">YES</text:p>
          </table:table-cell>
          <table:table-cell table:style-name="Table36.I18" office:value-type="string">
            <text:p text:style-name="P37">YES</text:p>
          </table:table-cell>
          <table:table-cell table:style-name="Table36.E10" office:value-type="string">
            <text:p text:style-name="P37">YES</text:p>
          </table:table-cell>
          <table:table-cell table:style-name="Table36.F8" office:value-type="string">
            <text:p text:style-name="P37">YES</text:p>
          </table:table-cell>
          <table:table-cell table:style-name="Table36.I18" office:value-type="string">
            <text:p text:style-name="P37">YES</text:p>
          </table:table-cell>
          <table:table-cell table:style-name="Table36.H18" office:value-type="string">
            <text:p text:style-name="P37">YES</text:p>
          </table:table-cell>
          <table:table-cell table:style-name="Table36.I18" office:value-type="string">
            <text:p text:style-name="P37">YES</text:p>
          </table:table-cell>
          <table:table-cell table:style-name="Table36.J8" office:value-type="string">
            <text:p text:style-name="P37">YES</text:p>
          </table:table-cell>
        </table:table-row>
        <table:table-row>
          <table:table-cell table:style-name="Table36.A18" office:value-type="string">
            <text:p text:style-name="P60">before_logout</text:p>
          </table:table-cell>
          <table:table-cell table:style-name="Table36.B10" office:value-type="string">
            <text:p text:style-name="P37"/>
          </table:table-cell>
          <table:table-cell table:style-name="Table36.C10" office:value-type="string">
            <text:p text:style-name="P37"/>
          </table:table-cell>
          <table:table-cell table:style-name="Table36.I18" office:value-type="string">
            <text:p text:style-name="P37"/>
          </table:table-cell>
          <table:table-cell table:style-name="Table36.E10" office:value-type="string">
            <text:p text:style-name="P39">YES</text:p>
          </table:table-cell>
          <table:table-cell table:style-name="Table36.F10" office:value-type="string">
            <text:p text:style-name="P37"/>
          </table:table-cell>
          <table:table-cell table:style-name="Table36.I18" office:value-type="string">
            <text:p text:style-name="P37"/>
          </table:table-cell>
          <table:table-cell table:style-name="Table36.H18" office:value-type="string">
            <text:p text:style-name="P37"/>
          </table:table-cell>
          <table:table-cell table:style-name="Table36.I18" office:value-type="string">
            <text:p text:style-name="P37"/>
          </table:table-cell>
          <table:table-cell table:style-name="Table36.J14" office:value-type="string">
            <text:p text:style-name="P37"/>
          </table:table-cell>
        </table:table-row>
        <table:table-row>
          <table:table-cell table:style-name="Table36.A18" office:value-type="string">
            <text:p text:style-name="Table_20_Contents">pre_connect</text:p>
          </table:table-cell>
          <table:table-cell table:style-name="Table36.B10" office:value-type="string">
            <text:p text:style-name="P20">YES</text:p>
          </table:table-cell>
          <table:table-cell table:style-name="Table36.C10" office:value-type="string">
            <text:p text:style-name="P20">YES</text:p>
          </table:table-cell>
          <table:table-cell table:style-name="Table36.I18" office:value-type="string">
            <text:p text:style-name="P20">YES</text:p>
          </table:table-cell>
          <table:table-cell table:style-name="Table36.E10" office:value-type="string">
            <text:p text:style-name="P20">YES</text:p>
          </table:table-cell>
          <table:table-cell table:style-name="Table36.F10" office:value-type="string">
            <text:p text:style-name="P20">YES</text:p>
          </table:table-cell>
          <table:table-cell table:style-name="Table36.I18" office:value-type="string">
            <text:p text:style-name="P20">YES</text:p>
          </table:table-cell>
          <table:table-cell table:style-name="Table36.H18" office:value-type="string">
            <text:p text:style-name="P20">YES</text:p>
          </table:table-cell>
          <table:table-cell table:style-name="Table36.I18" office:value-type="string">
            <text:p text:style-name="P20">YES</text:p>
          </table:table-cell>
          <table:table-cell table:style-name="Table36.J14" office:value-type="string">
            <text:p text:style-name="P20">YES</text:p>
          </table:table-cell>
        </table:table-row>
        <table:table-row>
          <table:table-cell table:style-name="Table36.A11" office:value-type="string">
            <text:p text:style-name="Table_20_Contents"/>
          </table:table-cell>
          <table:table-cell table:style-name="Table36.B11" office:value-type="string">
            <text:p text:style-name="P20"/>
          </table:table-cell>
          <table:table-cell table:style-name="Table36.C11" office:value-type="string">
            <text:p text:style-name="P20"/>
          </table:table-cell>
          <table:table-cell table:style-name="Table36.I11" office:value-type="string">
            <text:p text:style-name="P20"/>
          </table:table-cell>
          <table:table-cell table:style-name="Table36.E11" office:value-type="string">
            <text:p text:style-name="P20"/>
          </table:table-cell>
          <table:table-cell table:style-name="Table36.F11" office:value-type="string">
            <text:p text:style-name="P20"/>
          </table:table-cell>
          <table:table-cell table:style-name="Table36.I11" office:value-type="string">
            <text:p text:style-name="P20"/>
          </table:table-cell>
          <table:table-cell table:style-name="Table36.H11" office:value-type="string">
            <text:p text:style-name="P20"/>
          </table:table-cell>
          <table:table-cell table:style-name="Table36.I11" office:value-type="string">
            <text:p text:style-name="P20"/>
          </table:table-cell>
          <table:table-cell table:style-name="Table36.J11" office:value-type="string">
            <text:p text:style-name="P20"/>
          </table:table-cell>
        </table:table-row>
        <table:table-row>
          <table:table-cell table:style-name="Table36.A18" office:value-type="string">
            <text:p text:style-name="P59">dataset_<text:span text:style-name="T65">pre_</text:span>fetch</text:p>
          </table:table-cell>
          <table:table-cell table:style-name="Table36.B18" office:value-type="string">
            <text:p text:style-name="P20"/>
          </table:table-cell>
          <table:table-cell table:style-name="Table36.C14"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4" office:value-type="string">
            <text:p text:style-name="Table_20_Contents"/>
          </table:table-cell>
          <table:table-cell table:style-name="Table36.G18" office:value-type="string">
            <text:p text:style-name="Table_20_Contents"/>
          </table:table-cell>
          <table:table-cell table:style-name="Table36.H18" office:value-type="string">
            <text:p text:style-name="P20">YES</text:p>
          </table:table-cell>
          <table:table-cell table:style-name="Table36.I18" office:value-type="string">
            <text:p text:style-name="P20">YES</text:p>
          </table:table-cell>
          <table:table-cell table:style-name="Table36.J14" office:value-type="string">
            <text:p text:style-name="Table_20_Contents"/>
          </table:table-cell>
        </table:table-row>
        <table:table-row>
          <table:table-cell table:style-name="Table36.A18" office:value-type="string">
            <text:p text:style-name="Table_20_Contents">dataset_fetched</text:p>
          </table:table-cell>
          <table:table-cell table:style-name="Table36.B18" office:value-type="string">
            <text:p text:style-name="Table_20_Contents"/>
          </table:table-cell>
          <table:table-cell table:style-name="Table36.C14"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4" office:value-type="string">
            <text:p text:style-name="Table_20_Contents"/>
          </table:table-cell>
          <table:table-cell table:style-name="Table36.G18" office:value-type="string">
            <text:p text:style-name="Table_20_Contents"/>
          </table:table-cell>
          <table:table-cell table:style-name="Table36.H18" office:value-type="string">
            <text:p text:style-name="P20">YES</text:p>
          </table:table-cell>
          <table:table-cell table:style-name="Table36.I18" office:value-type="string">
            <text:p text:style-name="P20">YES</text:p>
          </table:table-cell>
          <table:table-cell table:style-name="Table36.J14" office:value-type="string">
            <text:p text:style-name="Table_20_Contents"/>
          </table:table-cell>
        </table:table-row>
        <table:table-row>
          <table:table-cell table:style-name="Table36.A18" office:value-type="string">
            <text:p text:style-name="Table_20_Contents">before_all</text:p>
          </table:table-cell>
          <table:table-cell table:style-name="Table36.B18" office:value-type="string">
            <text:p text:style-name="Table_20_Contents"/>
          </table:table-cell>
          <table:table-cell table:style-name="Table36.C14"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4" office:value-type="string">
            <text:p text:style-name="Table_20_Contents"/>
          </table:table-cell>
          <table:table-cell table:style-name="Table36.G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14" office:value-type="string">
            <text:p text:style-name="P20">YES</text:p>
          </table:table-cell>
        </table:table-row>
        <table:table-row>
          <table:table-cell table:style-name="Table36.A18" office:value-type="string">
            <text:p text:style-name="Table_20_Contents">after_all</text:p>
          </table:table-cell>
          <table:table-cell table:style-name="Table36.B18" office:value-type="string">
            <text:p text:style-name="Table_20_Contents"/>
          </table:table-cell>
          <table:table-cell table:style-name="Table36.C15"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5" office:value-type="string">
            <text:p text:style-name="Table_20_Contents"/>
          </table:table-cell>
          <table:table-cell table:style-name="Table36.G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15" office:value-type="string">
            <text:p text:style-name="P20">YES</text:p>
          </table:table-cell>
        </table:table-row>
        <table:table-row>
          <table:table-cell table:style-name="Table36.A16" office:value-type="string">
            <text:p text:style-name="Table_20_Contents"/>
          </table:table-cell>
          <table:table-cell table:style-name="Table36.B16" office:value-type="string">
            <text:p text:style-name="Table_20_Contents"/>
          </table:table-cell>
          <table:table-cell table:style-name="Table36.C16" office:value-type="string">
            <text:p text:style-name="Table_20_Contents"/>
          </table:table-cell>
          <table:table-cell table:style-name="Table36.G16" office:value-type="string">
            <text:p text:style-name="Table_20_Contents"/>
          </table:table-cell>
          <table:table-cell table:style-name="Table36.E16" office:value-type="string">
            <text:p text:style-name="Table_20_Contents"/>
          </table:table-cell>
          <table:table-cell table:style-name="Table36.F16" office:value-type="string">
            <text:p text:style-name="Table_20_Contents"/>
          </table:table-cell>
          <table:table-cell table:style-name="Table36.G16" office:value-type="string">
            <text:p text:style-name="Table_20_Contents"/>
          </table:table-cell>
          <table:table-cell table:style-name="Table36.H16" office:value-type="string">
            <text:p text:style-name="Table_20_Contents"/>
          </table:table-cell>
          <table:table-cell table:style-name="Table36.I16" office:value-type="string">
            <text:p text:style-name="Table_20_Contents"/>
          </table:table-cell>
          <table:table-cell table:style-name="Table36.J16" office:value-type="string">
            <text:p text:style-name="P20"/>
          </table:table-cell>
        </table:table-row>
        <table:table-row>
          <table:table-cell table:style-name="Table36.A18" office:value-type="string">
            <text:p text:style-name="Table_20_Contents">before_one</text:p>
          </table:table-cell>
          <table:table-cell table:style-name="Table36.B18" office:value-type="string">
            <text:p text:style-name="Table_20_Contents"/>
          </table:table-cell>
          <table:table-cell table:style-name="Table36.C18"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8" office:value-type="string">
            <text:p text:style-name="Table_20_Contents"/>
          </table:table-cell>
          <table:table-cell table:style-name="Table36.G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18" office:value-type="string">
            <text:p text:style-name="P20">YES</text:p>
          </table:table-cell>
        </table:table-row>
        <table:table-row>
          <table:table-cell table:style-name="Table36.A18" office:value-type="string">
            <text:p text:style-name="Table_20_Contents">after_one</text:p>
          </table:table-cell>
          <table:table-cell table:style-name="Table36.B18" office:value-type="string">
            <text:p text:style-name="Table_20_Contents"/>
          </table:table-cell>
          <table:table-cell table:style-name="Table36.C18"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8" office:value-type="string">
            <text:p text:style-name="Table_20_Contents"/>
          </table:table-cell>
          <table:table-cell table:style-name="Table36.G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18" office:value-type="string">
            <text:p text:style-name="P20">YES</text:p>
          </table:table-cell>
        </table:table-row>
      </table:table>
      <text:p text:style-name="P61">Table <text:sequence text:ref-name="refTable30" text:name="Table" text:formula="ooow:Table+1" style:num-format="1">32</text:sequence>: Global Hooks <text:span text:style-name="T107">Invocation</text:span></text:p>
      <text:p text:style-name="P107">Note that the “after_login” hook is only actually called when:</text:p>
      <text:list xml:id="list6467407173149237423" text:style-name="L53">
        <text:list-item>
          <text:p text:style-name="P261">The client did not provide a valid session ID.</text:p>
        </text:list-item>
        <text:list-item>
          <text:p text:style-name="P261">The client did provide enough information to be logged-in during this request.</text:p>
        </text:list-item>
      </text:list>
      <table:table table:name="Table41" table:style-name="Table41">
        <table:table-column table:style-name="Table41.A"/>
        <table:table-column table:style-name="Table41.B" table:number-columns-repeated="8"/>
        <table:table-column table:style-name="Table41.J"/>
        <table:table-header-rows>
          <text:soft-page-break/>
          <table:table-row table:style-name="Table41.1">
            <table:table-cell table:style-name="Table41.A1" office:value-type="string">
              <text:p text:style-name="P42"><text:span text:style-name="T106">DATASET <text:s/></text:span>Hook</text:p>
            </table:table-cell>
            <table:table-cell table:style-name="Table41.A1" office:value-type="string">
              <text:p text:style-name="P41">__status</text:p>
            </table:table-cell>
            <table:table-cell table:style-name="Table41.A1" office:value-type="string">
              <text:p text:style-name="P41">__habitat</text:p>
            </table:table-cell>
            <table:table-cell table:style-name="Table41.A1" office:value-type="string">
              <text:p text:style-name="P41">__login</text:p>
            </table:table-cell>
            <table:table-cell table:style-name="Table41.A1" office:value-type="string">
              <text:p text:style-name="P41">__logout</text:p>
            </table:table-cell>
            <table:table-cell table:style-name="Table41.A1" office:value-type="string">
              <text:p text:style-name="P41">Exec</text:p>
            </table:table-cell>
            <table:table-cell table:style-name="Table41.A1" office:value-type="string">
              <text:p text:style-name="P41">Plugin</text:p>
            </table:table-cell>
            <table:table-cell table:style-name="Table41.A1" office:value-type="string">
              <text:p text:style-name="P41">DBI Fetch</text:p>
            </table:table-cell>
            <table:table-cell table:style-name="Table41.A1" office:value-type="string">
              <text:p text:style-name="P41">SDP Fetch</text:p>
            </table:table-cell>
            <table:table-cell table:style-name="Table41.J1" office:value-type="string">
              <text:p text:style-name="P41">DBI Store</text:p>
            </table:table-cell>
          </table:table-row>
        </table:table-header-rows>
        <table:table-row table:style-name="Table41.1">
          <table:table-cell table:style-name="Table41.A10" office:value-type="string">
            <text:p text:style-name="Table_20_Contents">start</text:p>
          </table:table-cell>
          <table:table-cell table:style-name="Table41.B2" office:value-type="string">
            <text:p text:style-name="P20"/>
          </table:table-cell>
          <table:table-cell table:style-name="Table41.B2" office:value-type="string">
            <text:p text:style-name="P20"/>
          </table:table-cell>
          <table:table-cell table:style-name="Table41.B2" office:value-type="string">
            <text:p text:style-name="P20"/>
          </table:table-cell>
          <table:table-cell table:style-name="Table41.B2" office:value-type="string">
            <text:p text:style-name="P20"/>
          </table:table-cell>
          <table:table-cell table:style-name="Table41.B2" office:value-type="string">
            <text:p text:style-name="P20"/>
          </table:table-cell>
          <table:table-cell table:style-name="Table41.B2" office:value-type="string">
            <text:p text:style-name="P20"/>
          </table:table-cell>
          <table:table-cell table:style-name="Table41.H10" office:value-type="string">
            <text:p text:style-name="P20">YES</text:p>
          </table:table-cell>
          <table:table-cell table:style-name="Table41.I10" office:value-type="string">
            <text:p text:style-name="P20">YES</text:p>
          </table:table-cell>
          <table:table-cell table:style-name="Table41.J10" office:value-type="string">
            <text:p text:style-name="P20">YES</text:p>
          </table:table-cell>
        </table:table-row>
        <table:table-row table:style-name="Table41.1">
          <table:table-cell table:style-name="Table41.A10" office:value-type="string">
            <text:p text:style-name="Table_20_Contents">finish</text:p>
          </table:table-cell>
          <table:table-cell table:style-name="Table41.B2" office:value-type="string">
            <text:p text:style-name="P20"/>
          </table:table-cell>
          <table:table-cell table:style-name="Table41.B2" office:value-type="string">
            <text:p text:style-name="P20"/>
          </table:table-cell>
          <table:table-cell table:style-name="Table41.B2" office:value-type="string">
            <text:p text:style-name="P20"/>
          </table:table-cell>
          <table:table-cell table:style-name="Table41.B2" office:value-type="string">
            <text:p text:style-name="P20"/>
          </table:table-cell>
          <table:table-cell table:style-name="Table41.B2" office:value-type="string">
            <text:p text:style-name="P20"/>
          </table:table-cell>
          <table:table-cell table:style-name="Table41.B2" office:value-type="string">
            <text:p text:style-name="P20"/>
          </table:table-cell>
          <table:table-cell table:style-name="Table41.H10" office:value-type="string">
            <text:p text:style-name="P20">YES</text:p>
          </table:table-cell>
          <table:table-cell table:style-name="Table41.I10" office:value-type="string">
            <text:p text:style-name="P20">YES</text:p>
          </table:table-cell>
          <table:table-cell table:style-name="Table41.J10" office:value-type="string">
            <text:p text:style-name="P20">YES</text:p>
          </table:table-cell>
        </table:table-row>
        <table:table-row table:style-name="Table41.1">
          <table:table-cell table:style-name="Table41.B2" office:value-type="string">
            <text:p text:style-name="Table_20_Contents"/>
          </table:table-cell>
          <table:table-cell table:style-name="Table41.B2" office:value-type="string">
            <text:p text:style-name="P20"/>
          </table:table-cell>
          <table:table-cell table:style-name="Table41.B2" office:value-type="string">
            <text:p text:style-name="P20"/>
          </table:table-cell>
          <table:table-cell table:style-name="Table41.B2" office:value-type="string">
            <text:p text:style-name="P20"/>
          </table:table-cell>
          <table:table-cell table:style-name="Table41.B2" office:value-type="string">
            <text:p text:style-name="P20"/>
          </table:table-cell>
          <table:table-cell table:style-name="Table41.B2" office:value-type="string">
            <text:p text:style-name="P20"/>
          </table:table-cell>
          <table:table-cell table:style-name="Table41.B2" office:value-type="string">
            <text:p text:style-name="P20"/>
          </table:table-cell>
          <table:table-cell table:style-name="Table41.B2" office:value-type="string">
            <text:p text:style-name="P20"/>
          </table:table-cell>
          <table:table-cell table:style-name="Table41.B2" office:value-type="string">
            <text:p text:style-name="P20"/>
          </table:table-cell>
          <table:table-cell table:style-name="Table41.J4" office:value-type="string">
            <text:p text:style-name="P20"/>
          </table:table-cell>
        </table:table-row>
        <table:table-row table:style-name="Table41.1">
          <table:table-cell table:style-name="Table41.A10" office:value-type="string">
            <text:p text:style-name="P59">dataset_<text:span text:style-name="T65">pre_</text:span>fetch</text:p>
          </table:table-cell>
          <table:table-cell table:style-name="Table41.B2" office:value-type="string">
            <text:p text:style-name="P20"/>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0" office:value-type="string">
            <text:p text:style-name="P20">YES</text:p>
          </table:table-cell>
          <table:table-cell table:style-name="Table41.I10" office:value-type="string">
            <text:p text:style-name="P20">YES</text:p>
          </table:table-cell>
          <table:table-cell table:style-name="Table41.J10" office:value-type="string">
            <text:p text:style-name="Table_20_Contents"/>
          </table:table-cell>
        </table:table-row>
        <table:table-row table:style-name="Table41.1">
          <table:table-cell table:style-name="Table41.A10" office:value-type="string">
            <text:p text:style-name="Table_20_Contents">dataset_fetched</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0" office:value-type="string">
            <text:p text:style-name="P20">YES</text:p>
          </table:table-cell>
          <table:table-cell table:style-name="Table41.I10" office:value-type="string">
            <text:p text:style-name="P20">YES</text:p>
          </table:table-cell>
          <table:table-cell table:style-name="Table41.J10" office:value-type="string">
            <text:p text:style-name="Table_20_Contents"/>
          </table:table-cell>
        </table:table-row>
        <table:table-row table:style-name="Table41.1">
          <table:table-cell table:style-name="Table41.A10" office:value-type="string">
            <text:p text:style-name="Table_20_Contents">before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0" office:value-type="string">
            <text:p text:style-name="Table_20_Contents"/>
          </table:table-cell>
          <table:table-cell table:style-name="Table41.I10" office:value-type="string">
            <text:p text:style-name="Table_20_Contents"/>
          </table:table-cell>
          <table:table-cell table:style-name="Table41.J10" office:value-type="string">
            <text:p text:style-name="P20">YES</text:p>
          </table:table-cell>
        </table:table-row>
        <table:table-row table:style-name="Table41.1">
          <table:table-cell table:style-name="Table41.A10" office:value-type="string">
            <text:p text:style-name="Table_20_Contents">after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0" office:value-type="string">
            <text:p text:style-name="Table_20_Contents"/>
          </table:table-cell>
          <table:table-cell table:style-name="Table41.I10" office:value-type="string">
            <text:p text:style-name="Table_20_Contents"/>
          </table:table-cell>
          <table:table-cell table:style-name="Table41.J10" office:value-type="string">
            <text:p text:style-name="P20">YES</text:p>
          </table:table-cell>
        </table:table-row>
        <table:table-row table:style-name="Table41.1">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J4" office:value-type="string">
            <text:p text:style-name="P20"/>
          </table:table-cell>
        </table:table-row>
        <table:table-row table:style-name="Table41.1">
          <table:table-cell table:style-name="Table41.A10" office:value-type="string">
            <text:p text:style-name="Table_20_Contents">before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0" office:value-type="string">
            <text:p text:style-name="Table_20_Contents"/>
          </table:table-cell>
          <table:table-cell table:style-name="Table41.I10" office:value-type="string">
            <text:p text:style-name="Table_20_Contents"/>
          </table:table-cell>
          <table:table-cell table:style-name="Table41.J10" office:value-type="string">
            <text:p text:style-name="P20">YES</text:p>
          </table:table-cell>
        </table:table-row>
        <table:table-row table:style-name="Table41.1">
          <table:table-cell table:style-name="Table41.A11" office:value-type="string">
            <text:p text:style-name="Table_20_Contents">after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1" office:value-type="string">
            <text:p text:style-name="Table_20_Contents"/>
          </table:table-cell>
          <table:table-cell table:style-name="Table41.I11" office:value-type="string">
            <text:p text:style-name="Table_20_Contents"/>
          </table:table-cell>
          <table:table-cell table:style-name="Table41.J11" office:value-type="string">
            <text:p text:style-name="P20">YES</text:p>
          </table:table-cell>
        </table:table-row>
      </table:table>
      <text:p text:style-name="Table">Table <text:sequence text:ref-name="refTable31" text:name="Table" text:formula="ooow:Table+1" style:num-format="1">33</text:sequence>: Dataset Hook Invocation</text:p>
      <text:p text:style-name="P110">Note that:</text:p>
      <text:list xml:id="list3622676463265831013" text:style-name="L54">
        <text:list-item>
          <text:p text:style-name="P290">You may implement none, some, or all hook methods <text:span text:style-name="T122">in your hook module</text:span>.</text:p>
        </text:list-item>
        <text:list-item>
          <text:p text:style-name="P262">All implemented hook methods must all return “1”.</text:p>
        </text:list-item>
        <text:list-item>
          <text:p text:style-name="P262">There is no way for a hook to stop processing, other than to call “die”.</text:p>
        </text:list-item>
        <text:list-item>
          <text:p text:style-name="P262">If an SQL error occurs during dataset updates, any following before_one, after_one and after_all hook calls will be skipped. <text:s/>Only the finish hook call will be invoked.</text:p>
        </text:list-item>
        <text:list-item>
          <text:p text:style-name="P262">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span text:style-name="T74">Hook </text:span>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35">Attribute</text:p>
          </table:table-cell>
          <table:table-cell table:style-name="Table28.A1" office:value-type="string">
            <text:p text:style-name="P135">Default</text:p>
          </table:table-cell>
          <table:table-cell table:style-name="Table28.C1" office:value-type="string">
            <text:p text:style-name="P135">Notes</text:p>
          </table:table-cell>
        </table:table-row>
        <table:table-row table:style-name="Table28.1">
          <table:table-cell table:style-name="Table28.A4" office:value-type="string">
            <text:p text:style-name="P30">lib</text:p>
          </table:table-cell>
          <table:table-cell table:style-name="Table28.B4" office:value-type="string">
            <text:p text:style-name="P30">&lt;none&gt;</text:p>
          </table:table-cell>
          <table:table-cell table:style-name="Table28.C4" office:value-type="string">
            <text:p text:style-name="P30">This is an additional directory to be optionally added to the @INC path when loading this module.</text:p>
            <text:p text:style-name="P30"/>
            <text:p text:style-name="P30">If the path for the module is defined using the global &lt;default_lib&gt; element in the configuration, then this attribute is not necessary.</text:p>
          </table:table-cell>
        </table:table-row>
        <table:table-row table:style-name="Table28.1">
          <table:table-cell table:style-name="Table28.A4" office:value-type="string">
            <text:p text:style-name="P30">module</text:p>
          </table:table-cell>
          <table:table-cell table:style-name="Table28.B4" office:value-type="string">
            <text:p text:style-name="P30">&lt;none&gt;</text:p>
          </table:table-cell>
          <table:table-cell table:style-name="Table28.C4" office:value-type="string">
            <text:p text:style-name="P30">This is the Perl module name with subdirectories separated by '::' and ending in '.pm'.</text:p>
          </table:table-cell>
        </table:table-row>
        <text:soft-page-break/>
        <table:table-row table:style-name="Table28.1">
          <table:table-cell table:style-name="Table28.A4" office:value-type="string">
            <text:p text:style-name="P30">parameter</text:p>
          </table:table-cell>
          <table:table-cell table:style-name="Table28.B4" office:value-type="string">
            <text:p text:style-name="P30">&lt;n/a&gt;</text:p>
          </table:table-cell>
          <table:table-cell table:style-name="Table28.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61">Table <text:sequence text:ref-name="refTable32" text:name="Table" text:formula="ooow:Table+1" style:num-format="1">34</text:sequence>: Hook Configuration Attributes</text:p>
      <text:h text:style-name="P303" text:outline-level="2"><text:span text:style-name="T108">Global Per-Query </text:span>Hook Points</text:h>
      <text:p text:style-name="P109">The <text:span text:style-name="T108">Global P</text:span>er-Query hook points are.</text:p>
      <table:table table:name="Table30" table:style-name="Table30">
        <table:table-column table:style-name="Table30.A"/>
        <table:table-column table:style-name="Table30.B"/>
        <table:table-row table:style-name="Table30.1">
          <table:table-cell table:style-name="Table30.A1" office:value-type="string">
            <text:p text:style-name="P29">Hook</text:p>
          </table:table-cell>
          <table:table-cell table:style-name="Table30.B1" office:value-type="string">
            <text:p text:style-name="P29">Notes</text:p>
          </table:table-cell>
        </table:table-row>
        <table:table-row table:style-name="Table30.1">
          <table:table-cell table:style-name="Table30.A6" office:value-type="string">
            <text:p text:style-name="P24">GLOBAL</text:p>
            <text:p text:style-name="P29">start</text:p>
          </table:table-cell>
          <table:table-cell table:style-name="Table30.B2" office:value-type="string">
            <text:p text:style-name="P108">The start <text:span text:style-name="T123">hook method</text:span> <text:span text:style-name="T72">on global hooks</text:span> is called when the <text:span text:style-name="T72">global</text:span> hook module is first loaded. <text:s/>No dataset analysis has been performed yet. <text:s/>No database transaction is open. <text:s/><text:span text:style-name="T72">Login check has not yet occurred.</text:span></text:p>
            <text:p text:style-name="P108">Args are:</text:p>
            <text:list xml:id="list2686866987425994794" text:style-name="L55">
              <text:list-item>
                <text:p text:style-name="P287">$jconfig, </text:p>
              </text:list-item>
              <text:list-item>
                <text:p text:style-name="P293">$hook_parameters_href</text:p>
              </text:list-item>
            </text:list>
            <text:p text:style-name="P66"><text:span text:style-name="T4">$jconfig</text:span> is the <text:span text:style-name="T79">internal</text:span> Jarvis configuration object <text:span text:style-name="T78">containing the query context</text:span>. <text:s/><text:span text:style-name="T101">Refer to the description in the preceding “Plugin” chapter.</text:span></text:p>
            <text:p text:style-name="P66"><text:span text:style-name="T4">$hook_parameters_href</text:span> is a hash containing the name and value from any &lt;parameter&gt; tags configured for this hook in the application XML.</text:p>
          </table:table-cell>
        </table:table-row>
        <table:table-row table:style-name="Table30.1">
          <table:table-cell table:style-name="Table30.A6" office:value-type="string">
            <text:p text:style-name="P24">GLOBAL</text:p>
            <text:p text:style-name="P29">return_status</text:p>
          </table:table-cell>
          <table:table-cell table:style-name="Table30.B3" office:value-type="string">
            <text:p text:style-name="P71">This <text:span text:style-name="T109">global hook method</text:span> is called only for "__status" requests. <text:s/>It is called just before the status result is encoded to JSON/XML. <text:s/>The hook may do one or more of the following:</text:p>
            <text:list xml:id="list162591912408622890" text:style-name="L56">
              <text:list-item>
                <text:p text:style-name="P207">Add some extra root level parameters (by modifying $extra_href)</text:p>
              </text:list-item>
              <text:list-item>
                <text:p text:style-name="P207">Perform a custom encoding into text (by setting $return_text)</text:p>
              </text:list-item>
            </text:list>
            <text:p text:style-name="P66">Args are:</text:p>
            <text:list xml:id="list164507741425221" text:continue-list="list2686866987425994794" text:style-name="L55">
              <text:list-item>
                <text:p text:style-name="P287">$jconfig</text:p>
              </text:list-item>
              <text:list-item>
                <text:p text:style-name="P285">$hook_parameters_href</text:p>
              </text:list-item>
              <text:list-item>
                <text:p text:style-name="P285">$extra_href</text:p>
              </text:list-item>
              <text:list-item>
                <text:p text:style-name="P263">$return_text_ref</text:p>
              </text:list-item>
            </text:list>
            <text:p text:style-name="P66"><text:span text:style-name="T4">$extra_href</text:span> is a reference to a hash of name/value mappings all of which will be added as root level parameters to the JSON object or XML response object that is encoded and returned to the client.</text:p>
            <text:p text:style-name="P66"><text:span text:style-name="T4">$return_text_ref</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ext:soft-page-break/>
        <table:table-row table:style-name="Table30.1">
          <table:table-cell table:style-name="Table30.A6" office:value-type="string">
            <text:p text:style-name="P24">GLOBAL</text:p>
            <text:p text:style-name="P29">return_fetch</text:p>
          </table:table-cell>
          <table:table-cell table:style-name="Table30.B4" office:value-type="string">
            <text:p text:style-name="P71">This <text:span text:style-name="T109">global </text:span>hook <text:span text:style-name="T123">method </text:span>is called only for "fetch" (I.e. data select) requests. <text:s/>It is called at the end of the fetch sequence, just before the returned dataset results are encoded to JSON/XML. <text:s/>The hook may do one or more of the following:</text:p>
            <text:list xml:id="list164506523193827" text:continue-list="list162591912408622890" text:style-name="L56">
              <text:list-item text:start-value="1">
                <text:p text:style-name="P207">Add some extra root level parameters (by modifying $extra_href)</text:p>
              </text:list-item>
              <text:list-item>
                <text:p text:style-name="P207">Alter the the returned data structure (by modifying $return_object)</text:p>
              </text:list-item>
              <text:list-item>
                <text:p text:style-name="P207">Perform a custom encoding into text (by setting $return_text_ref)</text:p>
              </text:list-item>
            </text:list>
            <text:p text:style-name="P66">Args are:</text:p>
            <text:list xml:id="list164506223109801" text:continue-list="list164507741425221" text:style-name="L55">
              <text:list-item>
                <text:p text:style-name="P287">$jconfig</text:p>
              </text:list-item>
              <text:list-item>
                <text:p text:style-name="P285">$hook_parameters_href</text:p>
              </text:list-item>
              <text:list-item>
                <text:p text:style-name="P285">$<text:span text:style-name="T145">user_args</text:span>_href</text:p>
              </text:list-item>
              <text:list-item>
                <text:p text:style-name="P285">$<text:span text:style-name="T133">rows_aref</text:span></text:p>
              </text:list-item>
              <text:list-item>
                <text:p text:style-name="P285">$extra_href</text:p>
              </text:list-item>
              <text:list-item>
                <text:p text:style-name="P263">$return_text_ref</text:p>
              </text:list-item>
            </text:list>
            <text:p text:style-name="P205"><text:span text:style-name="T4">$</text:span><text:span text:style-name="T145">user</text:span><text:span text:style-name="T4">_args_href</text:span><text:span text:style-name="T10"> is the hash of </text:span><text:span text:style-name="T20">CGI parameters plus </text:span><text:span text:style-name="T10">numbered and named RESTful args </text:span><text:span text:style-name="T20">that were used by the top-level dataset</text:span><text:span text:style-name="T10">.</text:span></text:p>
            <text:p text:style-name="P266"><text:span text:style-name="T4">$</text:span><text:span text:style-name="T9">rows_aref</text:span> is <text:span text:style-name="T132">the array of rows returned from the top level dataset query. <text:s/>May included nested child dataset arrays.</text:span></text:p>
          </table:table-cell>
        </table:table-row>
        <table:table-row table:style-name="Table30.1">
          <table:table-cell table:style-name="Table30.A6" office:value-type="string">
            <text:p text:style-name="P24">GLOBAL</text:p>
            <text:p text:style-name="P29">return_store</text:p>
          </table:table-cell>
          <table:table-cell table:style-name="Table30.B5" office:value-type="string">
            <text:p text:style-name="P71">This <text:span text:style-name="T109">global</text:span> hook <text:span text:style-name="T123">method </text:span>is called only for "store" (I.e. data insert/update/delete) requests. <text:s/>It is called at the end of the stored sequence, just before the results of the store operation(s) are encoded to JSON/XML/CSV/XLSX. <text:s/>The hook may do one or more of the following:</text:p>
            <text:list xml:id="list164507247428457" text:continue-list="list164506523193827" text:style-name="L56">
              <text:list-item text:start-value="1">
                <text:p text:style-name="P207">Add some extra root level parameters (by modifying $extra_href)</text:p>
              </text:list-item>
              <text:list-item>
                <text:p text:style-name="P207">Modify the returned content (by modifying $results_aref)</text:p>
              </text:list-item>
              <text:list-item>
                <text:p text:style-name="P207">Perform a custom encoding into text (by setting $return_text)</text:p>
              </text:list-item>
            </text:list>
            <text:p text:style-name="P66">Args are:</text:p>
            <text:list xml:id="list164506843778639" text:continue-list="list164506223109801" text:style-name="L55">
              <text:list-item>
                <text:p text:style-name="P287">$jconfig</text:p>
              </text:list-item>
              <text:list-item>
                <text:p text:style-name="P285">$hook_parameters_href</text:p>
              </text:list-item>
              <text:list-item>
                <text:p text:style-name="P285">$dsxml</text:p>
              </text:list-item>
              <text:list-item>
                <text:p text:style-name="P285">$<text:span text:style-name="T68">safe_params_href</text:span></text:p>
              </text:list-item>
              <text:list-item>
                <text:p text:style-name="P285">$fields_aref</text:p>
              </text:list-item>
              <text:list-item>
                <text:p text:style-name="P285">$results_aref</text:p>
              </text:list-item>
              <text:list-item>
                <text:p text:style-name="P285">$extra_href</text:p>
              </text:list-item>
              <text:list-item>
                <text:p text:style-name="P263">$return_text_ref</text:p>
              </text:list-item>
            </text:list>
            <text:p text:style-name="P211"><text:span text:style-name="T6">$dsxml</text:span><text:span text:style-name="T67"> is an XML::Smart object containing the dataset's XML definition.</text:span></text:p>
            <text:p text:style-name="P212"><text:span text:style-name="T4">$safe_params_href</text:span> is the hash of safe variables, <text:span text:style-name="T60">named </text:span>REST args, <text:span text:style-name="T60">indexed REST args, CGI args and session variables that was originally provided to the datasets</text:span>. <text:s/><text:span text:style-name="T66">Changes to values in this hash will have no effect on the returned value.</text:span></text:p>
            <text:p text:style-name="P67"><text:span text:style-name="T4">$fields_aref</text:span> is the array of user change objects <text:span text:style-name="T130">used</text:span> for this <text:span text:style-name="T130">store request</text:span>. <text:s/><text:span text:style-name="T129">Changes to values in this array will have no effect.</text:span></text:p>
          </table:table-cell>
        </table:table-row>
        <text:soft-page-break/>
        <table:table-row table:style-name="Table30.1">
          <table:table-cell table:style-name="Table30.A6" office:value-type="string">
            <text:p text:style-name="P24">GLOBAL</text:p>
            <text:p text:style-name="P29">finish</text:p>
          </table:table-cell>
          <table:table-cell table:style-name="Table30.B6" office:value-type="string">
            <text:p text:style-name="P108">The finish <text:span text:style-name="T123">hook method on global </text:span>hook<text:span text:style-name="T109">s</text:span> is called <text:span text:style-name="T83">after</text:span> processing is completed <text:span text:style-name="T83">for any operation,</text:span> and the response has been sent to the client. <text:s/></text:p>
            <text:p text:style-name="P108">Any database transaction associated with the dataset is now finished. <text:s/>The hook module should use this hook only for cleanup and/or auditing.</text:p>
            <text:p text:style-name="P108">Args are:</text:p>
            <text:list xml:id="list164507089294419" text:continue-numbering="true" text:style-name="L55">
              <text:list-item>
                <text:p text:style-name="P287">$jconfig</text:p>
              </text:list-item>
              <text:list-item>
                <text:p text:style-name="P287">$hook_parameters_href</text:p>
              </text:list-item>
            </text:list>
          </table:table-cell>
        </table:table-row>
      </table:table>
      <text:p text:style-name="P62">Table <text:sequence text:ref-name="refTable33" text:name="Table" text:formula="ooow:Table+1" style:num-format="1">35</text:sequence>: <text:span text:style-name="T112">Global </text:span>Per-Query Hook Points</text:p>
      <text:h text:style-name="P303" text:outline-level="2"><text:span text:style-name="T112">Global Utility </text:span>Hook Points</text:h>
      <text:p text:style-name="P11">The <text:span text:style-name="T112">Global Utility</text:span> hook points are.</text:p>
      <table:table table:name="Table38" table:style-name="Table38">
        <table:table-column table:style-name="Table38.A"/>
        <table:table-column table:style-name="Table38.B"/>
        <table:table-header-rows>
          <table:table-row table:style-name="Table38.1">
            <table:table-cell table:style-name="Table38.A1" office:value-type="string">
              <text:p text:style-name="P29">Hook</text:p>
            </table:table-cell>
            <table:table-cell table:style-name="Table38.B1" office:value-type="string">
              <text:p text:style-name="P29">Notes</text:p>
            </table:table-cell>
          </table:table-row>
        </table:table-header-rows>
        <table:table-row table:style-name="Table38.1">
          <table:table-cell table:style-name="Table38.A4" office:value-type="string">
            <text:p text:style-name="P24">GLOBAL</text:p>
            <text:p text:style-name="P29">after_login</text:p>
          </table:table-cell>
          <table:table-cell table:style-name="Table38.B2" office:value-type="string">
            <text:p text:style-name="P117">This <text:span text:style-name="T110">global</text:span> hook <text:span text:style-name="T123">method</text:span> is called only when Jarvis successfully creates a new, logged-in session. <text:s/>It allows the hook module to perform additional login processing, e.g. recording first/last login times.</text:p>
            <text:p text:style-name="P108">Also, the hook module may create additional "safe" variables which will be stored in the session and available to all subsequent dataset interactions on this session.</text:p>
            <text:p text:style-name="P108">Args are:</text:p>
            <text:list xml:id="list164506240893211" text:continue-numbering="true" text:style-name="L55">
              <text:list-item>
                <text:p text:style-name="P287">$jconfig, </text:p>
              </text:list-item>
              <text:list-item>
                <text:p text:style-name="P287">$hook_parameters_href</text:p>
              </text:list-item>
              <text:list-item>
                <text:p text:style-name="P263">$additional_safe_href</text:p>
              </text:list-item>
            </text:list>
            <text:p text:style-name="P112"><text:span text:style-name="T4">$additional_safe_href</text:span> is a hash of "safe" parameters which the hook module may extend. <text:s/>All "safe" parameter names must begin with a "__" double underscore prefix. <text:s/></text:p>
            <text:p text:style-name="P112"><text:span text:style-name="T68">These parameters will be retained in the session definition and will be included in the </text:span><text:span text:style-name="T13">$safe_params_href for all dataset </text:span><text:span text:style-name="T14">requests</text:span><text:span text:style-name="T13"> </text:span><text:span text:style-name="T14">within this ongoing</text:span><text:span text:style-name="T13"> session.</text:span></text:p>
          </table:table-cell>
        </table:table-row>
        <table:table-row table:style-name="Table38.1">
          <table:table-cell table:style-name="Table38.A4" office:value-type="string">
            <text:p text:style-name="P24">GLOBAL</text:p>
            <text:p text:style-name="P27">before_logout</text:p>
          </table:table-cell>
          <table:table-cell table:style-name="Table38.B3" office:value-type="string">
            <text:p text:style-name="P117">This <text:span text:style-name="T110">global </text:span>hook <text:span text:style-name="T123">method </text:span>is called <text:span text:style-name="T69">just before the session is deleted from an explicit “__logout” dataset request. <text:s/>The hook cannot prevent the logout, however it may perform auditing functions.</text:span></text:p>
            <text:p text:style-name="P108">Args are:</text:p>
            <text:list xml:id="list164506323284110" text:continue-numbering="true" text:style-name="L55">
              <text:list-item>
                <text:p text:style-name="P287">$jconfig, </text:p>
              </text:list-item>
              <text:list-item>
                <text:p text:style-name="P293">$hook_parameters_href</text:p>
              </text:list-item>
            </text:list>
          </table:table-cell>
        </table:table-row>
        <table:table-row table:style-name="Table38.1">
          <table:table-cell table:style-name="Table38.A4" office:value-type="string">
            <text:p text:style-name="P24">GLOBAL</text:p>
            <text:p text:style-name="P29">pre_connect</text:p>
          </table:table-cell>
          <table:table-cell table:style-name="Table38.B4" office:value-type="string">
            <text:p text:style-name="P117">This <text:span text:style-name="T111">global </text:span>hook <text:span text:style-name="T123">method allows you to</text:span> modify the database connection string <text:span text:style-name="T76">at the time of connection</text:span>. <text:s/><text:span text:style-name="T75">This may be useful e.g. if different login users have different, private database instances.</text:span></text:p>
            <text:p text:style-name="P108">Args are:</text:p>
            <text:list xml:id="list164506771534514" text:continue-numbering="true" text:style-name="L55">
              <text:list-item>
                <text:p text:style-name="P287">$jconfig, </text:p>
              </text:list-item>
              <text:list-item>
                <text:p text:style-name="P287">$hook_parameters_href</text:p>
              </text:list-item>
              <text:list-item>
                <text:p text:style-name="P287"><text:soft-page-break/><text:span text:style-name="T70">$</text:span>dbname</text:p>
              </text:list-item>
              <text:list-item>
                <text:p text:style-name="P287"><text:span text:style-name="T70">$</text:span>dbtype</text:p>
              </text:list-item>
              <text:list-item>
                <text:p text:style-name="P287">dbconnect_ref </text:p>
              </text:list-item>
              <text:list-item>
                <text:p text:style-name="P287">$dbusername_ref</text:p>
              </text:list-item>
              <text:list-item>
                <text:p text:style-name="P287">$dbpassword_ref </text:p>
              </text:list-item>
              <text:list-item>
                <text:p text:style-name="P263">$parameters_href</text:p>
              </text:list-item>
            </text:list>
            <text:p text:style-name="P108"><text:span text:style-name="T4">$dbname</text:span> is the identifier for the database within the Jarvis configuration file. <text:s/>E.g. “default”.</text:p>
            <text:p text:style-name="P108"><text:span text:style-name="T4">$dbtype</text:span> is the key “dbi” or “sdp” used within the Jarvis configuration file to distinguish between DBI and other database mechanisms.</text:p>
            <text:p text:style-name="P108"><text:span text:style-name="T4">$dbconnect_ref</text:span> is the DBI or SDP connection string that has been determined. <text:s/>This may be modified by the hook.</text:p>
            <text:p text:style-name="P108"><text:span text:style-name="T4">$dbusername_ref</text:span> is the configured username. <text:s/>The hook may modify.</text:p>
            <text:p text:style-name="P108"><text:span text:style-name="T4">$dbpassword_ref</text:span> is the configured password. <text:s/><text:span text:style-name="T80">The hook may modify.</text:span></text:p>
            <text:p text:style-name="P108"><text:span text:style-name="T4">$parameters_href</text:span> is the hash of additional database connection parameters for this database type/name as read from the Jarvis configuration file. <text:s/>The hook may modify.</text:p>
            <text:p text:style-name="P108">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P62">Table <text:sequence text:ref-name="refTable34" text:name="Table" text:formula="ooow:Table+1" style:num-format="1">36</text:sequence>: <text:span text:style-name="T112">Global </text:span>Utility Hook Points</text:p>
      <text:h text:style-name="P303" text:outline-level="2"><text:span text:style-name="T71">Per-Dataset </text:span>Hook Points</text:h>
      <text:p text:style-name="P122">The <text:span text:style-name="T71">Per-Dataset</text:span> hook points are.</text:p>
      <table:table table:name="Table39" table:style-name="Table39">
        <table:table-column table:style-name="Table39.A"/>
        <table:table-column table:style-name="Table39.B"/>
        <table:table-header-rows>
          <table:table-row table:style-name="Table39.1">
            <table:table-cell table:style-name="Table39.A1" office:value-type="string">
              <text:p text:style-name="P29">Hook</text:p>
            </table:table-cell>
            <table:table-cell table:style-name="Table39.B1" office:value-type="string">
              <text:p text:style-name="P29">Notes</text:p>
            </table:table-cell>
          </table:table-row>
        </table:table-header-rows>
        <table:table-row table:style-name="Table39.1">
          <table:table-cell table:style-name="Table39.A6" office:value-type="string">
            <text:p text:style-name="P28">DATASET</text:p>
            <text:p text:style-name="P29">start</text:p>
          </table:table-cell>
          <table:table-cell table:style-name="Table39.B4" office:value-type="string">
            <text:p text:style-name="P111">For per-dataset hooks, the start hook <text:span text:style-name="T77">method</text:span> is invoked when the dataset configuration is loaded, before any dataset security checking occurs. <text:s/></text:p>
            <text:p text:style-name="P264">However, the user security has been completed and any login process will have taken place.</text:p>
            <text:p text:style-name="P116">Note that dataset hooks receive an additional $dsxml parameter when they are called.</text:p>
            <text:p text:style-name="P123">Args are:</text:p>
            <text:list xml:id="list164506385836803" text:continue-numbering="true" text:style-name="L55">
              <text:list-item>
                <text:p text:style-name="P288">$jconfig, </text:p>
              </text:list-item>
              <text:list-item>
                <text:p text:style-name="P287">$hook_parameters_href</text:p>
              </text:list-item>
              <text:list-item>
                <text:p text:style-name="P294">$dsxml</text:p>
              </text:list-item>
            </text:list>
            <text:p text:style-name="P66"><text:span text:style-name="T6">$dsxml</text:span><text:span text:style-name="T67"> is an XML::Smart object containing the dataset's XML definition.</text:span></text:p>
          </table:table-cell>
        </table:table-row>
        <text:soft-page-break/>
        <table:table-row table:style-name="Table39.1">
          <table:table-cell table:style-name="Table39.A6" office:value-type="string">
            <text:p text:style-name="P25">GLOBAL/DATASET</text:p>
            <text:p text:style-name="P29">dataset_<text:span text:style-name="T120">pre_fetch</text:span></text:p>
          </table:table-cell>
          <table:table-cell table:style-name="Table39.B4" office:value-type="string">
            <text:p text:style-name="P117"><text:span text:style-name="T10">This </text:span><text:span text:style-name="T16">global or per-dataset</text:span><text:span text:style-name="T10"> hook </text:span><text:span text:style-name="T19">method</text:span><text:span text:style-name="T10"> is called only for “fetch” </text:span><text:span text:style-name="T17">(select) </text:span><text:span text:style-name="T10">requests. <text:s/>It is called </text:span><text:span text:style-name="T18">before</text:span><text:span text:style-name="T10"> the SQL select </text:span><text:span text:style-name="T18">statement is constructed.</text:span></text:p>
            <text:p text:style-name="P66">Args are:</text:p>
            <text:list xml:id="list164507625388721" text:continue-numbering="true" text:style-name="L55">
              <text:list-item>
                <text:p text:style-name="P287">$jconfig</text:p>
              </text:list-item>
              <text:list-item>
                <text:p text:style-name="P285">$hook_parameters_href</text:p>
              </text:list-item>
              <text:list-item>
                <text:p text:style-name="P287">$dsxml</text:p>
              </text:list-item>
              <text:list-item>
                <text:p text:style-name="P295">$safe_params_href</text:p>
              </text:list-item>
            </text:list>
            <text:p text:style-name="P70">The hook may <text:span text:style-name="T121">modify values in </text:span>$safe_params_href <text:span text:style-name="T121">to change the input parameters to the select statement</text:span>.</text:p>
          </table:table-cell>
        </table:table-row>
        <table:table-row table:style-name="Table39.1">
          <table:table-cell table:style-name="Table39.A6" office:value-type="string">
            <text:p text:style-name="P25">GLOBAL/DATASET</text:p>
            <text:p text:style-name="P29">dataset_fetched</text:p>
          </table:table-cell>
          <table:table-cell table:style-name="Table39.B4" office:value-type="string">
            <text:p text:style-name="P71">This <text:span text:style-name="T113">global or per-dataset</text:span> hook <text:span text:style-name="T123">method </text:span>is called only for “fetch” <text:span text:style-name="T81">(select) </text:span>requests. <text:s/>It is called after the SQL select is performed.</text:p>
            <text:p text:style-name="P192">The hook may do one or more of the following:</text:p>
            <text:list xml:id="list164507918112263" text:continue-list="list164507247428457" text:style-name="L56">
              <text:list-item text:start-value="1">
                <text:p text:style-name="P201">Add some extra scalar parameters (by modifying $extra_href)</text:p>
              </text:list-item>
              <text:list-item>
                <text:p text:style-name="P207">Modify the returned content (by modifying $rows_aref)</text:p>
              </text:list-item>
            </text:list>
            <text:p text:style-name="P66">Args are:</text:p>
            <text:list xml:id="list164508028946578" text:continue-list="list164507625388721" text:style-name="L55">
              <text:list-item>
                <text:p text:style-name="P287">$jconfig</text:p>
              </text:list-item>
              <text:list-item>
                <text:p text:style-name="P285">$hook_parameters_href</text:p>
              </text:list-item>
              <text:list-item>
                <text:p text:style-name="P287">$dsxml</text:p>
              </text:list-item>
              <text:list-item>
                <text:p text:style-name="P285">$safe_params_href</text:p>
              </text:list-item>
              <text:list-item>
                <text:p text:style-name="P287">$rows_aref</text:p>
              </text:list-item>
              <text:list-item>
                <text:p text:style-name="P293">$column_names_aref</text:p>
              </text:list-item>
            </text:list>
            <text:p text:style-name="P66"><text:span text:style-name="T4">$rows_aref</text:span> is a reference to the array of objects fetched as a result of the executed SQL. <text:s/>This is the data that will be encoded into JSON or XML. <text:s/>Changes to objects in this array will be represented in the data returned to the client.</text:p>
            <text:p text:style-name="P66"><text:span text:style-name="T4">$column_names_aref</text:span> is a reference to the array of all the column names. <text:s/>This is used when constructing responses in the following formats: “json.array”, “csv” and “xlsx”.</text:p>
          </table:table-cell>
        </table:table-row>
        <text:soft-page-break/>
        <table:table-row table:style-name="Table39.1">
          <table:table-cell table:style-name="Table39.A5" office:value-type="string">
            <text:p text:style-name="P24">GLOBAL/DATASET</text:p>
            <text:p text:style-name="P29">before_all</text:p>
          </table:table-cell>
          <table:table-cell table:style-name="Table39.B5" office:value-type="string">
            <text:p text:style-name="P71">This <text:span text:style-name="T113">global or per-dataset</text:span> hook <text:span text:style-name="T123">method </text:span>is called after Jarvis has loaded the dataset configuration and processed all REST args. <text:s/>It is called after the transaction begins.</text:p>
            <text:p text:style-name="P66">It is called before invoking the &lt;before&gt; SQL statement in the dataset XML file. <text:s/>It is called even if there is no &lt;before&gt; SQL statement.</text:p>
            <text:p text:style-name="P66">Args are:</text:p>
            <text:list xml:id="list164506166320294" text:continue-numbering="true" text:style-name="L55">
              <text:list-item>
                <text:p text:style-name="P287">$jconfig</text:p>
              </text:list-item>
              <text:list-item>
                <text:p text:style-name="P285">$hook_parameters_href</text:p>
              </text:list-item>
              <text:list-item>
                <text:p text:style-name="P285">$dsxml</text:p>
              </text:list-item>
              <text:list-item>
                <text:p text:style-name="P286">$<text:span text:style-name="T125">safe_params_href</text:span></text:p>
              </text:list-item>
              <text:list-item>
                <text:p text:style-name="P209">$fields_aref</text:p>
              </text:list-item>
            </text:list>
            <text:p text:style-name="P210"><text:span text:style-name="T4">$</text:span><text:span text:style-name="T7">safe_params_href</text:span> is the hash of safe variables, <text:span text:style-name="T59">indexed </text:span>REST args <text:span text:style-name="T59">and named REST args </text:span>to be given to the &lt;before&gt; statement. <text:s/>The hook code may change <text:span text:style-name="T129">values in </text:span>this hash. <text:s/>Changes will affect only the &lt;before&gt; SQL.</text:p>
            <text:p text:style-name="P66"><text:span text:style-name="T4">$fields_aref</text:span> is the array of user change objects submitted for this request. <text:s/><text:span text:style-name="T86">Changes to values in this array will be reflected in the subsequent insert/update/delete operations.</text:span></text:p>
          </table:table-cell>
        </table:table-row>
        <table:table-row table:style-name="Table39.1">
          <table:table-cell table:style-name="Table39.A6" office:value-type="string">
            <text:p text:style-name="P24">GLOBAL/DATASET</text:p>
            <text:p text:style-name="P29">after_all</text:p>
          </table:table-cell>
          <table:table-cell table:style-name="Table39.B6" office:value-type="string">
            <text:p text:style-name="P71">This <text:span text:style-name="T113">global or per-dataset</text:span> hook <text:span text:style-name="T123">method </text:span>is called after invoking the &lt;after&gt; SQL statement in the dataset XML file. <text:s/>It is called even if there is no &lt;after&gt; SQL statement. <text:s/>The transaction is not yet committed.</text:p>
            <text:p text:style-name="P66">Args are:</text:p>
            <text:list xml:id="list164506299907397" text:continue-numbering="true" text:style-name="L55">
              <text:list-item>
                <text:p text:style-name="P287">$jconfig</text:p>
              </text:list-item>
              <text:list-item>
                <text:p text:style-name="P285">$hook_parameters_href</text:p>
              </text:list-item>
              <text:list-item>
                <text:p text:style-name="P285">$dsxml</text:p>
              </text:list-item>
              <text:list-item>
                <text:p text:style-name="P286">$<text:span text:style-name="T125">safe_params_href</text:span></text:p>
              </text:list-item>
              <text:list-item>
                <text:p text:style-name="P285">$fields_aref</text:p>
              </text:list-item>
              <text:list-item>
                <text:p text:style-name="P209">$results_aref</text:p>
              </text:list-item>
            </text:list>
            <text:p text:style-name="P66"><text:span text:style-name="T4">$results_aref</text:span> is a reference to the return<text:span text:style-name="T82">ed</text:span> <text:span text:style-name="T82">row </text:span>objects that will be encoded into JSON or XML. <text:s/>Changes to this objects in this array will be represented in the data returned to the client.</text:p>
          </table:table-cell>
        </table:table-row>
        <text:soft-page-break/>
        <table:table-row table:style-name="Table39.1">
          <table:table-cell table:style-name="Table39.A7" office:value-type="string">
            <text:p text:style-name="P26">DATASET</text:p>
            <text:p text:style-name="P29">finish</text:p>
          </table:table-cell>
          <table:table-cell table:style-name="Table39.B7" office:value-type="string">
            <text:p text:style-name="P108">The finish <text:span text:style-name="T123">hook method on dataset </text:span>hook<text:span text:style-name="T109">s</text:span> is called <text:span text:style-name="T83">after</text:span> processing is completed <text:span text:style-name="T118">for the dataset, but before the result is returned to the client. <text:s/>It is called before any global return_fetch or return_store hooks are invoked.</text:span></text:p>
            <text:p text:style-name="P108">Any database transaction associated with the dataset is now finished. <text:s/>The hook module should use this hook only for cleanup and/or auditing.</text:p>
            <text:p text:style-name="P118">This hook is not suitable for modifying the content returned to the client. <text:s/>Please use a global return_fetch or return_store hook method instead.</text:p>
            <text:p text:style-name="P108">Args are:</text:p>
            <text:list xml:id="list164507090407631" text:continue-numbering="true" text:style-name="L55">
              <text:list-item>
                <text:p text:style-name="P287">$jconfig</text:p>
              </text:list-item>
              <text:list-item>
                <text:p text:style-name="P287">$hook_parameters_href</text:p>
              </text:list-item>
              <text:list-item>
                <text:p text:style-name="P263">$<text:span text:style-name="T119">dsxml</text:span></text:p>
              </text:list-item>
            </text:list>
          </table:table-cell>
        </table:table-row>
      </table:table>
      <text:p text:style-name="P61">Table <text:sequence text:ref-name="refTable35" text:name="Table" text:formula="ooow:Table+1" style:num-format="1">37</text:sequence>: Per-Dataset Hook Points</text:p>
      <text:p text:style-name="P108"/>
      <text:h text:style-name="P304" text:outline-level="2">Per-Row Hook Points</text:h>
      <table:table table:name="Table40" table:style-name="Table40">
        <table:table-column table:style-name="Table40.A"/>
        <table:table-column table:style-name="Table40.B"/>
        <table:table-header-rows>
          <table:table-row table:style-name="Table40.1">
            <table:table-cell table:style-name="Table40.A1" office:value-type="string">
              <text:p text:style-name="P29">Hook</text:p>
            </table:table-cell>
            <table:table-cell table:style-name="Table40.B1" office:value-type="string">
              <text:p text:style-name="P29">Notes</text:p>
            </table:table-cell>
          </table:table-row>
        </table:table-header-rows>
        <table:table-row table:style-name="Table40.1">
          <table:table-cell table:style-name="Table40.A3" office:value-type="string">
            <text:p text:style-name="P24">GLOBAL/DATASET</text:p>
            <text:p text:style-name="P29">before_one</text:p>
          </table:table-cell>
          <table:table-cell table:style-name="Table40.B3" office:value-type="string">
            <text:p text:style-name="P72">This <text:span text:style-name="T113">global or per-dataset</text:span> hook <text:span text:style-name="T123">method </text:span>is called after Jarvis has assembled all parameters in order to execute a single insert/update/delete statement. <text:s/></text:p>
            <text:p text:style-name="P69">It is called before the actual execution of the row modification SQL.</text:p>
            <text:p text:style-name="P66">Args are:</text:p>
            <text:list xml:id="list164506461577558" text:continue-numbering="true" text:style-name="L55">
              <text:list-item>
                <text:p text:style-name="P287">$jconfig</text:p>
              </text:list-item>
              <text:list-item>
                <text:p text:style-name="P285">$hook_parameters_href</text:p>
              </text:list-item>
              <text:list-item>
                <text:p text:style-name="P285">$dsxml</text:p>
              </text:list-item>
              <text:list-item>
                <text:p text:style-name="P209">$safe_<text:span text:style-name="T126">row_</text:span>params_href</text:p>
              </text:list-item>
            </text:list>
            <text:p text:style-name="P68"><text:span text:style-name="T4">$safe_</text:span><text:span text:style-name="T8">row_</text:span><text:span text:style-name="T4">params_href</text:span> is the hash of variables <text:span text:style-name="T85">to be</text:span> bound to the single SQL row update. <text:s/>Chang<text:span text:style-name="T85">es to values in this</text:span> hash will <text:span text:style-name="T85">be reflected in the database for this row update only.</text:span></text:p>
          </table:table-cell>
        </table:table-row>
        <text:soft-page-break/>
        <table:table-row table:style-name="Table40.1">
          <table:table-cell table:style-name="Table40.A3" office:value-type="string">
            <text:p text:style-name="P24">GLOBAL/DATASET</text:p>
            <text:p text:style-name="P29">after_one</text:p>
          </table:table-cell>
          <table:table-cell table:style-name="Table40.B3" office:value-type="string">
            <text:p text:style-name="P72">This <text:span text:style-name="T113">global or per-dataset</text:span> hook <text:span text:style-name="T123">method</text:span> is called after Jarvis has executed a single insert/update/delete statement. <text:s/></text:p>
            <text:p text:style-name="P69">It is called after any returning row result has been fetched.</text:p>
            <text:p text:style-name="P66">Args are:</text:p>
            <text:list xml:id="list164507835217883" text:continue-numbering="true" text:style-name="L55">
              <text:list-item>
                <text:p text:style-name="P287">$jconfig</text:p>
              </text:list-item>
              <text:list-item>
                <text:p text:style-name="P285">$hook_parameters_href</text:p>
              </text:list-item>
              <text:list-item>
                <text:p text:style-name="P285">$dsxml</text:p>
              </text:list-item>
              <text:list-item>
                <text:p text:style-name="P285">$safe_<text:span text:style-name="T126">row_</text:span>params_href</text:p>
              </text:list-item>
              <text:list-item>
                <text:p text:style-name="P209">$row_result_href</text:p>
              </text:list-item>
            </text:list>
            <text:p text:style-name="P66"><text:span text:style-name="T4">$safe_</text:span><text:span text:style-name="T8">row_</text:span><text:span text:style-name="T4">params_href</text:span> is the hash of variables previously bound to the single SQL row update. <text:s/>Changing <text:span text:style-name="T127">values in </text:span>this hash will have no effect.</text:p>
            <text:p text:style-name="P66"><text:span text:style-name="T4">$row_result_href</text:span> is the contents of any returning row. <text:s/>The hook code may change <text:span text:style-name="T128">values in </text:span>this hash <text:span text:style-name="T84">and the change will be reflected in the corresponding object returned to the client.</text:span></text:p>
          </table:table-cell>
        </table:table-row>
      </table:table>
      <text:p text:style-name="P62">Table <text:sequence text:ref-name="refTable36" text:name="Table" text:formula="ooow:Table+1" style:num-format="1">38</text:sequence>: <text:span text:style-name="T73">Per-Row Hook Points</text:span></text:p>
      <text:h text:style-name="Heading_20_2" text:outline-level="2">Sample <text:span text:style-name="T87">Global </text:span>Hook Template</text:h>
      <text:p text:style-name="P9">The following empty module should help you get your first <text:span text:style-name="T87">Global </text:span>Hook module under way. <text:s/>You may safely delete any hook methods you do not wish to implement.</text:p>
      <text:p text:style-name="Code">use strict;</text:p>
      <text:p text:style-name="Code">use warnings;</text:p>
      <text:p text:style-name="Code"/>
      <text:p text:style-name="P149"># PER QUERY GLOBAL HOOKS</text:p>
      <text:p text:style-name="P149"/>
      <text:p text:style-name="P3"># <text:span text:style-name="T88">Global </text:span>"start" hook.</text:p>
      <text:p text:style-name="P127"># CALLED: After all Jarvis setup is complete.</text:p>
      <text:p text:style-name="P124">sub hook::Example<text:span text:style-name="T87">Global</text:span>Hook::start {</text:p>
      <text:p text:style-name="P124"><text:s text:c="4"/>my ($jconfig, $hook_params_href) = @_;</text:p>
      <text:p text:style-name="P124"><text:s text:c="4"/>return 1;</text:p>
      <text:p text:style-name="P124">}</text:p>
      <text:p text:style-name="P124"/>
      <text:p text:style-name="P157"># <text:span text:style-name="T88">Global </text:span>"return_status" hook.</text:p>
      <text:p text:style-name="P159"># CALLED: <text:span text:style-name="T90">B</text:span>efore returning result of a "__status" request.</text:p>
      <text:p text:style-name="P161">sub hook::Example<text:span text:style-name="T87">Global</text:span>Hook::return_status {</text:p>
      <text:p text:style-name="P157"><text:s text:c="4"/>my ($jconfig, $hook_params_href, $extra_href, $return_text_aref) = @_;</text:p>
      <text:p text:style-name="P157"/>
      <text:p text:style-name="P157"><text:s text:c="4"/>return 1;</text:p>
      <text:p text:style-name="P157">}</text:p>
      <text:p text:style-name="P157"/>
      <text:p text:style-name="P158"># "return_fetch" hook.</text:p>
      <text:p text:style-name="P160"># CALLED: <text:span text:style-name="T90">B</text:span>efore returning <text:span text:style-name="T90">result of a</text:span> “<text:span text:style-name="T92">fetch”</text:span> request.</text:p>
      <text:p text:style-name="P161">sub hook::Example<text:span text:style-name="T87">Global</text:span>Hook::return_fetch {</text:p>
      <text:p text:style-name="P161"><text:s text:c="4"/>my ($jconfig, $hook_params_href, $<text:span text:style-name="T146">user_args</text:span>_href, $<text:span text:style-name="T134">rows_aref</text:span>, </text:p>
      <text:p text:style-name="P161"><text:s text:c="18"/>$extra_href, <text:span text:style-name="T89">$</text:span>return_text_aref) = @_;</text:p>
      <text:p text:style-name="P158"><text:s text:c="4"/>return 1;</text:p>
      <text:p text:style-name="P158">}</text:p>
      <text:p text:style-name="P158"/>
      <text:p text:style-name="P162"><text:soft-page-break/># "return_store" hook.</text:p>
      <text:p text:style-name="P163"># CALLED: Just before returning result of a "store" request.</text:p>
      <text:p text:style-name="P166">sub hook::Example<text:span text:style-name="T87">Global</text:span>Hook::return_store {</text:p>
      <text:p text:style-name="P311"><text:s text:c="4"/>my ($jconfig, $hook_params_href, $dsxml, $<text:span text:style-name="T135">safe_params_href</text:span>, $fields_aref, <text:line-break/><text:tab/><text:tab/>$results_aref, $extra_href, $return_text_aref) = @_;</text:p>
      <text:p text:style-name="P162"><text:s text:c="4"/>return 1;</text:p>
      <text:p text:style-name="P162">}</text:p>
      <text:p text:style-name="P162"/>
      <text:p text:style-name="P164"># "finish" hook.</text:p>
      <text:p text:style-name="P165"># <text:span text:style-name="T124">CALLED: After Jarvis processing is complete, at cleanup time.</text:span></text:p>
      <text:p text:style-name="P166">sub hook::Example<text:span text:style-name="T87">Global</text:span>Hook::finish {</text:p>
      <text:p text:style-name="P164"><text:s text:c="4"/>my ($jconfig, $hook_params_href) = @_;</text:p>
      <text:p text:style-name="P164"><text:s text:c="4"/>return 1;</text:p>
      <text:p text:style-name="P164">}</text:p>
      <text:p text:style-name="P164"/>
      <text:p text:style-name="P150"># <text:span text:style-name="T93">UTILITY</text:span> GLOBAL HOOKS</text:p>
      <text:p text:style-name="P157"/>
      <text:p text:style-name="Code"># "after_login" hook.</text:p>
      <text:p text:style-name="P167"># CALLED: After first login for the session.</text:p>
      <text:p text:style-name="P166">sub hook::Example<text:span text:style-name="T87">Global</text:span>Hook::start {</text:p>
      <text:p text:style-name="Code"><text:s text:c="4"/>my ($jconfig, $hook_params_href, $additional_safe_href) = @_;</text:p>
      <text:p text:style-name="Code"><text:s text:c="4"/>return 1;</text:p>
      <text:p text:style-name="Code">}</text:p>
      <text:p text:style-name="Code"/>
      <text:p text:style-name="P6"># "<text:span text:style-name="T94">before_logout</text:span>" hook.</text:p>
      <text:p text:style-name="P168"># CALLED: <text:span text:style-name="T94">Before explicit session logout by the client</text:span></text:p>
      <text:p text:style-name="P170">sub hook::Example<text:span text:style-name="T87">Global</text:span>Hook::<text:span text:style-name="T94">before_logout</text:span> {</text:p>
      <text:p text:style-name="P170"><text:s text:c="4"/>my ($jconfig, $hook_params_href) = @_;</text:p>
      <text:p text:style-name="P170"><text:s text:c="4"/>return 1;</text:p>
      <text:p text:style-name="P170">}</text:p>
      <text:p text:style-name="Code"/>
      <text:p text:style-name="P5"># "<text:span text:style-name="T95">pre_connect</text:span>" hook.</text:p>
      <text:p text:style-name="P169"># <text:span text:style-name="T95">CALLED: Before first connecting to each database.</text:span></text:p>
      <text:p text:style-name="P171">sub hook::Example<text:span text:style-name="T87">Global</text:span>Hook::<text:span text:style-name="T95">pre_connect</text:span> {</text:p>
      <text:p text:style-name="P171"><text:s text:c="4"/>my (<text:span text:style-name="T95">$jconfig, $dbname, $dbtype, $dbconnect_ref, $dbusername_ref,</text:span></text:p>
      <text:p text:style-name="P171"><text:span text:style-name="T95"><text:s text:c="18"/>$dbpassword_ref, $parameters_href</text:span>) = @_;</text:p>
      <text:p text:style-name="P171"><text:s text:c="4"/>return 1;</text:p>
      <text:p text:style-name="P171">}</text:p>
      <text:p text:style-name="P171"/>
      <text:p text:style-name="P151"># <text:span text:style-name="T96">PER-DATASET</text:span> GLOBAL HOOKS</text:p>
      <text:p text:style-name="P151"/>
      <text:p text:style-name="P173"># "<text:span text:style-name="T97">dataset_pre_fetch</text:span>" hook.</text:p>
      <text:p text:style-name="P174"># CALLED: ("fetch" only) <text:span text:style-name="T98">Before constructing the fetch request</text:span>.</text:p>
      <text:p text:style-name="P173">sub hook::Example<text:span text:style-name="T87">Global</text:span>Hook:: <text:span text:style-name="T97">dataset_pre_fetch</text:span> {</text:p>
      <text:p text:style-name="P173"><text:s text:c="4"/>my (<text:span text:style-name="T97">$jconfig, $hook_params_href, $dsxml, $safe_params_href</text:span>) = @_;</text:p>
      <text:p text:style-name="P173"><text:s text:c="4"/>return 1;</text:p>
      <text:p text:style-name="P173">}</text:p>
      <text:p text:style-name="P173"/>
      <text:p text:style-name="P176"># "dataset_fetched" hook.</text:p>
      <text:p text:style-name="P177"># <text:span text:style-name="T99">CALLED: ("fetch" only) After fetching results array for a single dataset.</text:span></text:p>
      <text:p text:style-name="P176">sub hook::Example<text:span text:style-name="T87">Global</text:span>Hook::dataset_fetched {</text:p>
      <text:p text:style-name="P176"><text:s text:c="4"/>my ($jconfig, $hook_params_href, $dsxml, $safe_params_href, $rows_aref, <text:line-break/> <text:s text:c="17"/>$column_names_aref, $extra_href) = @_;</text:p>
      <text:p text:style-name="P176"><text:s text:c="4"/>return 1;</text:p>
      <text:p text:style-name="P176">}</text:p>
      <text:p text:style-name="P152"/>
      <text:p text:style-name="P171"># "before_all" hook.</text:p>
      <text:p text:style-name="P179"><text:soft-page-break/># CALLED: ("store" only) After transaction begins. <text:s/>Before any "before" SQL.</text:p>
      <text:p text:style-name="P172">sub hook::Example<text:span text:style-name="T87">Global</text:span>Hook::before_all {</text:p>
      <text:p text:style-name="P312"><text:s text:c="4"/>my ($jconfig, $hook_params_href, $dsxml, $<text:span text:style-name="T136">safe_params_href</text:span>, </text:p>
      <text:p text:style-name="P312"><text:s text:c="18"/>$fields_aref) = @_;</text:p>
      <text:p text:style-name="Code"><text:s text:c="4"/>return 1;</text:p>
      <text:p text:style-name="Code">}</text:p>
      <text:p text:style-name="Code"/>
      <text:p text:style-name="P181"># "after_all" hook.</text:p>
      <text:p text:style-name="P182"># CALLED: ("store" only) After any "after" SQL. <text:s/>Before transaction ends.</text:p>
      <text:p text:style-name="P181">sub hook::Example<text:span text:style-name="T87">Global</text:span>Hook::after_all {</text:p>
      <text:p text:style-name="P312"><text:s text:c="4"/>my ($jconfig, $hook_params_href, $dsxml, $<text:span text:style-name="T136">safe_params_href</text:span>, $fields_aref, <text:line-break/> <text:s text:c="17"/>$results_aref) = @_;</text:p>
      <text:p text:style-name="P181"><text:s text:c="4"/>return 1;</text:p>
      <text:p text:style-name="P181">}</text:p>
      <text:p text:style-name="Code"/>
      <text:p text:style-name="P153"># <text:span text:style-name="T96">PER-ROW</text:span> GLOBAL HOOKS</text:p>
      <text:p text:style-name="P153"/>
      <text:p text:style-name="Code"># "before_one" hook.</text:p>
      <text:p text:style-name="P185"># CALLED: ("store" only) Before we execute the row insert/update/delete SQL.</text:p>
      <text:p text:style-name="P172">sub hook::Example<text:span text:style-name="T87">Global</text:span>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P186"># CALLED: ("store" only) After insert/update/delete and "returning" extraction.</text:p>
      <text:p text:style-name="P172">sub hook::Example<text:span text:style-name="T87">Global</text:span>Hook::after_one {</text:p>
      <text:p text:style-name="P313"><text:s text:c="4"/>my ($jconfig, $hook_params_href, $dsxml, $safe_params_href, </text:p>
      <text:p text:style-name="P313"><text:s text:c="18"/>$row_result_href) = @_;</text:p>
      <text:p text:style-name="Code"><text:s text:c="4"/>return 1;</text:p>
      <text:p text:style-name="Code">}</text:p>
      <text:p text:style-name="Code"/>
      <text:p text:style-name="Code">1;</text:p>
      <text:p text:style-name="Text_20_body"/>
      <text:h text:style-name="P305" text:outline-level="2">Sample <text:span text:style-name="T114">Dataset </text:span>Hook Template</text:h>
      <text:p text:style-name="P12">The following empty module should help you get your first <text:span text:style-name="T114">Dataset </text:span>Hook module under way. <text:s/>You may safely delete any hook methods you do not wish to implement.</text:p>
      <text:p text:style-name="P184">use strict;</text:p>
      <text:p text:style-name="P184">use warnings;</text:p>
      <text:p text:style-name="P184"/>
      <text:p text:style-name="P154"># PER-DATASET DATASET HOOKS</text:p>
      <text:p text:style-name="P154"/>
      <text:p text:style-name="P7"># <text:span text:style-name="T115">Dataset </text:span>"start" hook.</text:p>
      <text:p text:style-name="P130"># <text:span text:style-name="T117">CALLED: ("fetch" AND "store") Just after loading dataset config.</text:span></text:p>
      <text:p text:style-name="P132">sub hook::Example<text:span text:style-name="T87">Global</text:span>Hook::start {</text:p>
      <text:p text:style-name="P132"><text:s text:c="4"/>my ($jconfig, $hook_params_href, <text:span text:style-name="T115">$dsxml</text:span>) = @_;</text:p>
      <text:p text:style-name="P132"><text:s text:c="4"/>return 1;</text:p>
      <text:p text:style-name="P128">}</text:p>
      <text:p text:style-name="P155"/>
      <text:p text:style-name="P184"># "<text:span text:style-name="T97">dataset_pre_fetch</text:span>" hook.</text:p>
      <text:p text:style-name="P175"># CALLED: ("fetch" only) <text:span text:style-name="T98">Before constructing the fetch request</text:span>.</text:p>
      <text:p text:style-name="P184">sub hook::Example<text:span text:style-name="T114">Dataset</text:span>Hook:: <text:span text:style-name="T97">dataset_pre_fetch</text:span> {</text:p>
      <text:p text:style-name="P184"><text:s text:c="4"/>my (<text:span text:style-name="T97">$jconfig, $hook_params_href, $dsxml, $safe_params_href</text:span>) = @_;</text:p>
      <text:p text:style-name="P184"><text:s text:c="4"/>return 1;</text:p>
      <text:p text:style-name="P184"><text:soft-page-break/>}</text:p>
      <text:p text:style-name="P184"/>
      <text:p text:style-name="P184"># "dataset_fetched" hook.</text:p>
      <text:p text:style-name="P178"># <text:span text:style-name="T99">CALLED: ("fetch" only) After fetching results array for a single dataset.</text:span></text:p>
      <text:p text:style-name="P184">sub hook::Example<text:span text:style-name="T114">Dataset</text:span>Hook::dataset_fetched {</text:p>
      <text:p text:style-name="P184"><text:s text:c="4"/>my ($jconfig, $hook_params_href, $dsxml, $safe_params_href, $rows_aref, <text:line-break/> <text:s text:c="17"/>$column_names_aref, $extra_href) = @_;</text:p>
      <text:p text:style-name="P184"><text:s text:c="4"/>return 1;</text:p>
      <text:p text:style-name="P184">}</text:p>
      <text:p text:style-name="P154"/>
      <text:p text:style-name="P184"># "before_all" hook.</text:p>
      <text:p text:style-name="P180"># CALLED: ("store" only) After transaction begins. <text:s/>Before any "before" SQL.</text:p>
      <text:p text:style-name="P184">sub hook::Example<text:span text:style-name="T114">Dataset</text:span>Hook::before_all {</text:p>
      <text:p text:style-name="P318"><text:s text:c="4"/>my ($jconfig, $hook_params_href, $dsxml, $<text:span text:style-name="T146">safe_params_href</text:span>, $fields_aref) = @_;</text:p>
      <text:p text:style-name="P184"><text:s text:c="4"/>return 1;</text:p>
      <text:p text:style-name="P184">}</text:p>
      <text:p text:style-name="P184"/>
      <text:p text:style-name="P184"># "after_all" hook.</text:p>
      <text:p text:style-name="P183"># CALLED: ("store" only) After any "after" SQL. <text:s/>Before transaction ends.</text:p>
      <text:p text:style-name="P184">sub hook::Example<text:span text:style-name="T114">Dataset</text:span>Hook::after_all {</text:p>
      <text:p text:style-name="P318"><text:s text:c="4"/>my ($jconfig, $hook_params_href, $dsxml, $<text:span text:style-name="T146">safe_params_href</text:span>, $fields_aref, <text:line-break/> <text:s text:c="17"/>$results_aref) = @_;</text:p>
      <text:p text:style-name="P184"><text:s text:c="4"/>return 1;</text:p>
      <text:p text:style-name="P184">}</text:p>
      <text:p text:style-name="P184"/>
      <text:p text:style-name="P8"># <text:span text:style-name="T115">Dataset </text:span>"<text:span text:style-name="T116">finish</text:span>" hook.</text:p>
      <text:p text:style-name="P131"># <text:span text:style-name="T116">CALLED: ("fetch" AND "store") After dataset processing is complete.</text:span></text:p>
      <text:p text:style-name="P133">sub hook::Example<text:span text:style-name="T87">Global</text:span>Hook::start {</text:p>
      <text:p text:style-name="P133"><text:s text:c="4"/>my ($jconfig, $hook_params_href, <text:span text:style-name="T115">$dsxml</text:span>) = @_;</text:p>
      <text:p text:style-name="P133"><text:s text:c="4"/>return 1;</text:p>
      <text:p text:style-name="P129">}</text:p>
      <text:p text:style-name="P156"/>
      <text:p text:style-name="P184"/>
      <text:p text:style-name="P154"># <text:span text:style-name="T96">PER-ROW</text:span> DATASET HOOKS</text:p>
      <text:p text:style-name="P154"/>
      <text:p text:style-name="P184"># "before_one" hook.</text:p>
      <text:p text:style-name="P185"># CALLED: ("store" only) Before we execute the row insert/update/delete SQL.</text:p>
      <text:p text:style-name="P184">sub hook::Example<text:span text:style-name="T114">Dataset</text:span>Hook::before_one {</text:p>
      <text:p text:style-name="P184"><text:s text:c="4"/>my ($jconfig, $hook_params_href, $dsxml, $safe_params_href) = @_;</text:p>
      <text:p text:style-name="P184"><text:s text:c="4"/>return 1;</text:p>
      <text:p text:style-name="P184">}</text:p>
      <text:p text:style-name="P184"/>
      <text:p text:style-name="P184"># "after_one" hook.</text:p>
      <text:p text:style-name="P186"># CALLED: ("store" only) After insert/update/delete and "returning" extraction.</text:p>
      <text:p text:style-name="P184">sub hook::Example<text:span text:style-name="T114">Dataset</text:span>Hook::after_one {</text:p>
      <text:p text:style-name="P184"><text:s text:c="4"/>my ($jconfig, $hook_params_href, $dsxml, $safe_params_href, <text:line-break/><text:tab/><text:tab/>$row_result_href) = @_;</text:p>
      <text:p text:style-name="P184"><text:s text:c="4"/>return 1;</text:p>
      <text:p text:style-name="P184">}</text:p>
      <text:p text:style-name="P184"/>
      <text:p text:style-name="P184">1;</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4283008580887127304" text:style-name="L57">
        <text:list-item>
          <text:p text:style-name="P265">Dual-Core Intel @ 2.5 GHz, 4G of RAM. <text:s/>(CPU Blowfish rating 7.09).</text:p>
        </text:list-item>
        <text:list-item>
          <text:p text:style-name="P265">Kubuntu 09.10 (Karmic Koala).</text:p>
        </text:list-item>
        <text:list-item>
          <text:p text:style-name="P265">Apache 2 webserver using HTTP (not SSL).</text:p>
        </text:list-item>
        <text:list-item>
          <text:p text:style-name="P265">Apache jmeter client with five simultaneous threads.</text:p>
        </text:list-item>
        <text:list-item>
          <text:p text:style-name="P265">PostgreSQL database.</text:p>
        </text:list-item>
        <text:list-item>
          <text:p text:style-name="P265">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85">Naturally, any heavy database processing will reduce this response rate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style:contextual-spacing="false" fo:padding="0.049cm"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paragraph-properties fo:text-align="center" style:justify-single-word="false"/>
      <style:text-properties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margin-top="0cm" fo:margin-bottom="0cm" style:contextual-spacing="false"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style style:name="MT1" style:family="text">
      <style:text-properties officeooo:rsid="0013d30c"/>
    </style:style>
    <style:style style:name="MT2" style:family="text">
      <style:text-properties officeooo:rsid="000bfe96"/>
    </style:style>
    <style:style style:name="MT3" style:family="text">
      <style:text-properties officeooo:rsid="00500345"/>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April</text:span> 201<text:span text:style-name="MT2">4</text:span><text:tab/>Working with Jarvis – v5.<text:span text:style-name="MT3">6.0</text:span><text:tab/><text:page-number text:select-page="current">80</text:page-number>/<text:page-count>8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4-04-11T16:45:05.602517646</dc:date>
    <meta:editing-duration>P13DT7H35M12S</meta:editing-duration>
    <meta:editing-cycles>1296</meta:editing-cycles>
    <meta:generator>LibreOffice/4.1.3.2$Linux_X86_64 LibreOffice_project/410m0$Build-2</meta:generator>
    <meta:print-date>2009-06-23T14:50:34</meta:print-date>
    <dc:creator>Jonathan Couper-Smartt</dc:creator>
    <meta:document-statistic meta:table-count="42" meta:image-count="0" meta:object-count="0" meta:page-count="80" meta:paragraph-count="2502" meta:word-count="20209" meta:character-count="137195" meta:non-whitespace-character-count="116236"/>
    <meta:user-defined meta:name="Info 1"/>
    <meta:user-defined meta:name="Info 2"/>
    <meta:user-defined meta:name="Info 3"/>
    <meta:user-defined meta:name="Info 4"/>
  </office:meta>
</office:document-meta>
</file>